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MainBody">
      <style:text-properties fo:font-size="8pt" style:font-size-asian="8pt" style:font-size-complex="8pt"/>
    </style:style>
    <style:style style:name="P3" style:family="paragraph" style:parent-style-name="MainBody">
      <style:text-properties style:font-name="Arial" fo:font-size="12pt" style:font-size-asian="12pt" style:font-size-complex="12pt"/>
    </style:style>
    <style:style style:name="P4" style:family="paragraph" style:parent-style-name="MainBody">
      <style:text-properties style:use-window-font-color="true" style:font-name="Arial" fo:font-size="12pt" style:font-name-asian="Courier New" style:font-size-asian="12pt" style:font-name-complex="Courier New" style:font-size-complex="12pt"/>
    </style:style>
    <style:style style:name="P5" style:family="paragraph" style:parent-style-name="Text_20_body_20_indent">
      <style:paragraph-properties fo:margin-top="0cm" fo:margin-bottom="0cm"/>
    </style:style>
    <style:style style:name="P6" style:family="paragraph" style:parent-style-name="Text_20_body_20_indent">
      <style:paragraph-properties fo:margin-top="0cm" fo:margin-bottom="0cm" fo:line-height="100%"/>
      <style:text-properties style:font-name="Times New Roman" fo:font-size="10pt" style:font-size-asian="10pt" style:font-size-complex="10pt"/>
    </style:style>
    <style:style style:name="P7" style:family="paragraph" style:parent-style-name="Text_20_body_20_indent">
      <style:paragraph-properties fo:margin-top="0cm" fo:margin-bottom="0cm" fo:line-height="100%"/>
      <style:text-properties style:font-name="Times New Roman" fo:font-size="10pt" fo:language="en" fo:country="US" style:font-name-asian="Courier New" style:font-size-asian="10pt" style:font-name-complex="Courier New" style:font-size-complex="10pt"/>
    </style:style>
    <style:style style:name="P8" style:family="paragraph" style:parent-style-name="Text_20_body_20_indent" style:master-page-name="">
      <style:paragraph-properties fo:margin-top="0cm" fo:margin-bottom="0cm" fo:line-height="100%" style:page-number="auto" fo:break-before="page"/>
      <style:text-properties style:font-name="Times New Roman" fo:font-size="10pt" style:font-size-asian="10pt" style:font-size-complex="10pt"/>
    </style:style>
    <style:style style:name="P9" style:family="paragraph" style:parent-style-name="MainBody" style:master-page-name="">
      <style:paragraph-properties fo:margin-top="0cm" fo:margin-bottom="0cm" style:page-number="auto"/>
    </style:style>
    <style:style style:name="P10" style:family="paragraph" style:parent-style-name="MainBody">
      <style:paragraph-properties fo:margin-top="0cm" fo:margin-bottom="0cm"/>
    </style:style>
    <style:style style:name="P11" style:family="paragraph" style:parent-style-name="Text_20_body_20_indent">
      <style:paragraph-properties fo:margin-left="2cm" fo:margin-right="0cm" fo:margin-top="0cm" fo:margin-bottom="0cm" fo:keep-together="always" fo:text-indent="0cm" style:auto-text-indent="false" fo:keep-with-next="always"/>
      <style:text-properties style:font-name="Times New Roman" fo:font-size="10pt" style:font-size-asian="10pt" style:font-size-complex="10pt"/>
    </style:style>
    <style:style style:name="P12" style:family="paragraph" style:parent-style-name="Text_20_body_20_indent">
      <style:paragraph-properties fo:margin-left="2cm" fo:margin-right="0cm" fo:margin-top="0cm" fo:margin-bottom="0cm" fo:text-indent="0cm" style:auto-text-indent="false"/>
      <style:text-properties style:font-name="Times New Roman" fo:font-size="10pt" style:font-size-asian="10pt" style:font-size-complex="10pt"/>
    </style:style>
    <style:style style:name="P13" style:family="paragraph" style:parent-style-name="Text_20_body_20_indent" style:master-page-name="">
      <style:paragraph-properties fo:margin-left="2cm" fo:margin-right="0cm" fo:margin-top="0cm" fo:margin-bottom="0cm" fo:keep-together="always" fo:hyphenation-ladder-count="no-limit" fo:text-indent="0cm" style:auto-text-indent="false" style:page-number="auto" fo:break-before="page" fo:keep-with-next="always"/>
      <style:text-properties style:font-name="Times New Roman" fo:font-size="10pt" style:font-size-asian="10pt" style:font-size-complex="10pt" fo:hyphenate="true" fo:hyphenation-remain-char-count="2" fo:hyphenation-push-char-count="2"/>
    </style:style>
    <style:style style:name="P14" style:family="paragraph" style:parent-style-name="Text_20_body_20_indent" style:master-page-name="">
      <style:paragraph-properties fo:margin-left="0cm" fo:margin-right="0cm" fo:margin-top="0cm" fo:margin-bottom="0cm" fo:text-indent="0cm" style:auto-text-indent="false" style:page-number="auto" fo:break-before="page"/>
      <style:text-properties fo:font-size="10pt" style:font-size-asian="10pt" style:font-size-complex="10pt"/>
    </style:style>
    <style:style style:name="P15" style:family="paragraph" style:parent-style-name="Text_20_body_20_indent">
      <style:paragraph-properties fo:margin-left="0cm" fo:margin-right="0cm" fo:margin-top="0cm" fo:margin-bottom="0cm" fo:text-indent="0cm" style:auto-text-indent="false"/>
      <style:text-properties fo:font-size="10pt"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font-name="Courier New" fo:font-size="8pt" style:font-name-asian="Courier New" style:font-size-asian="8pt" style:font-name-complex="Courier New"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font-name="Courier New" fo:font-size="8pt" style:font-size-asian="8pt" style:font-size-complex="8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fo:color="#000000" style:font-name="Courier New" fo:font-size="8pt" style:font-name-asian="Courier New" style:font-size-asian="8pt" style:font-name-complex="Courier New"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Courier New" style:font-size-asian="8pt" style:font-name-complex="Courier New"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use-window-font-color="true" style:font-name="Arial" fo:font-size="8pt" style:font-name-asian="Courier New" style:font-size-asian="8pt" style:font-name-complex="Courier New" style:font-size-complex="8pt"/>
    </style:style>
    <style:style style:name="P30" style:family="paragraph" style:parent-style-name="Standard" style:master-page-name="">
      <style:paragraph-properties fo:margin-left="0cm" fo:margin-right="0cm" fo:text-align="start" style:justify-single-word="false" fo:text-indent="0cm" style:auto-text-indent="false" style:page-number="auto" fo:break-before="page" style:text-autospace="none"/>
      <style:text-properties style:font-name="Courier New" fo:font-size="8pt" style:font-name-asian="Courier New" style:font-size-asian="8pt" style:font-name-complex="Courier New" style:font-size-complex="8pt"/>
    </style:style>
    <style:style style:name="P31" style:family="paragraph" style:parent-style-name="Standard" style:master-page-name="">
      <style:paragraph-properties fo:margin-left="0cm" fo:margin-right="0cm" fo:text-align="start" style:justify-single-word="false" fo:text-indent="0cm" style:auto-text-indent="false" style:page-number="auto" fo:break-before="page" style:text-autospace="none"/>
      <style:text-properties style:font-name="Courier New" fo:font-size="10pt" style:font-name-asian="Courier New" style:font-size-asian="10pt" style:font-name-complex="Courier New" style:font-size-complex="10pt"/>
    </style:style>
    <style:style style:name="P32" style:family="paragraph" style:parent-style-name="Standard" style:master-page-name="">
      <style:paragraph-properties fo:margin-left="0cm" fo:margin-right="0cm" fo:text-align="start" style:justify-single-word="false" fo:text-indent="0cm" style:auto-text-indent="false" style:page-number="auto" fo:break-before="auto" fo:break-after="auto" style:text-autospace="none"/>
      <style:text-properties style:font-name="Courier New" fo:font-size="8pt" style:font-name-asian="Courier New" style:font-size-asian="8pt" style:font-name-complex="Courier New" style:font-size-complex="8pt"/>
    </style:style>
    <style:style style:name="P33" style:family="paragraph" style:parent-style-name="Illustration">
      <style:paragraph-properties fo:text-align="center" style:justify-single-word="false"/>
    </style:style>
    <style:style style:name="P34" style:family="paragraph" style:parent-style-name="Standard" style:master-page-name="">
      <style:paragraph-properties style:page-number="auto" fo:break-before="page"/>
      <style:text-properties style:font-name="Courier New" fo:font-size="8pt" style:font-name-asian="Courier New" style:font-size-asian="8pt" style:font-name-complex="Courier New" style:font-size-complex="8pt"/>
    </style:style>
    <style:style style:name="P35" style:family="paragraph" style:parent-style-name="Standard" style:master-page-name="">
      <style:paragraph-properties style:page-number="auto" fo:break-before="pag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font-name="Courier New" fo:font-size="8pt" style:font-name-asian="Courier New" style:font-size-asian="8pt" style:font-name-complex="Courier New" style:font-size-complex="8pt"/>
    </style:style>
    <style:style style:name="P36" style:family="paragraph" style:parent-style-name="Standard">
      <style:text-properties style:font-name="Courier New" fo:font-size="8pt" style:font-name-asian="Courier New" style:font-size-asian="8pt" style:font-name-complex="Courier New" style:font-size-complex="8pt"/>
    </style:style>
    <style:style style:name="P37" style:family="paragraph" style:parent-style-name="MainBody">
      <style:paragraph-properties fo:margin-left="1cm" fo:margin-right="0cm" fo:margin-top="0cm" fo:margin-bottom="0cm" fo:line-height="10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use-window-font-color="true" style:font-name="Arial" fo:font-size="8pt" style:font-name-asian="Courier New" style:font-size-asian="8pt" style:font-name-complex="Courier New" style:font-size-complex="8pt"/>
    </style:style>
    <style:style style:name="P38" style:family="paragraph" style:parent-style-name="Standard" style:list-style-name="L2">
      <style:paragraph-properties fo:margin-left="0cm" fo:margin-right="0cm" fo:text-align="start" style:justify-single-word="false" fo:text-indent="0cm" style:auto-text-indent="false" style:text-autospace="none"/>
    </style:style>
    <style:style style:name="P39" style:family="paragraph" style:parent-style-name="Standard" style:list-style-name="L2">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5" style:family="paragraph" style:parent-style-name="Standard" style:list-style-name="" style:master-page-name="">
      <style:paragraph-properties fo:margin-left="0cm" fo:margin-right="0cm" fo:text-align="start" style:justify-single-word="false" fo:text-indent="0cm" style:auto-text-indent="false" style:page-number="auto" fo:break-before="page" style:text-autospace="none"/>
      <style:text-properties style:font-name="Courier New" fo:font-size="8pt" style:font-name-asian="Courier New" style:font-size-asian="8pt" style:font-name-complex="Courier New" style:font-size-complex="8pt"/>
    </style:style>
    <style:style style:name="P46" style:family="paragraph" style:parent-style-name="MainBody" style:list-style-name="L1"/>
    <style:style style:name="P47" style:family="paragraph" style:parent-style-name="Heading_20_8">
      <style:paragraph-properties fo:break-before="page"/>
    </style:style>
    <style:style style:name="P48" style:family="paragraph" style:parent-style-name="Heading_20_8" style:master-page-name="">
      <style:paragraph-properties style:page-number="auto" fo:break-before="page"/>
    </style:style>
    <style:style style:name="P49" style:family="paragraph" style:parent-style-name="Heading_20_7" style:master-page-name="">
      <style:paragraph-properties style:page-number="auto" fo:break-before="page"/>
    </style:style>
    <style:style style:name="P50" style:family="paragraph" style:parent-style-name="Heading_20_9" style:master-page-name="">
      <style:paragraph-properties style:page-number="auto" fo:break-before="page"/>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 fo:font-size="8pt" style:font-name-asian="Courier New" style:font-size-asian="8pt" style:font-name-complex="Courier New" style:font-size-complex="8pt"/>
    </style:style>
    <style:style style:name="T7" style:family="text">
      <style:text-properties fo:color="#000000" style:text-underline-style="solid" style:text-underline-width="auto" style:text-underline-color="font-color"/>
    </style:style>
    <style:style style:name="T8" style:family="text">
      <style:text-properties fo:color="#000000" fo:font-size="8pt" style:font-size-asian="8pt" style:font-size-complex="8pt"/>
    </style:style>
    <style:style style:name="T9" style:family="text">
      <style:text-properties fo:color="#000000" style:font-name-asian="Courier New" style:font-name-complex="Courier New"/>
    </style:style>
    <style:style style:name="T10" style:family="text">
      <style:text-properties fo:color="#7f0055" fo:font-weight="bold" style:font-weight-asian="bold" style:font-weight-complex="bold"/>
    </style:style>
    <style:style style:name="T11" style:family="text">
      <style:text-properties fo:color="#7f0055" fo:font-size="8pt" fo:font-weight="bold" style:font-size-asian="8pt" style:font-weight-asian="bold" style:font-size-complex="8pt" style:font-weight-complex="bold"/>
    </style:style>
    <style:style style:name="T12" style:family="text">
      <style:text-properties fo:color="#3f7f5f"/>
    </style:style>
    <style:style style:name="T13" style:family="text">
      <style:text-properties fo:color="#3f7f5f" style:text-underline-style="solid" style:text-underline-width="auto" style:text-underline-color="font-color"/>
    </style:style>
    <style:style style:name="T14" style:family="text">
      <style:text-properties fo:color="#3f7f5f" style:font-name="Courier New" fo:font-size="10pt" style:font-name-asian="Courier New" style:font-size-asian="10pt" style:font-name-complex="Courier New" style:font-size-complex="10pt"/>
    </style:style>
    <style:style style:name="T15" style:family="text">
      <style:text-properties fo:color="#3f7f5f" style:font-name="Courier New" style:font-name-asian="Courier New" style:font-name-complex="Courier New"/>
    </style:style>
    <style:style style:name="T16" style:family="text">
      <style:text-properties fo:color="#3f7f5f" style:font-name="Courier New" fo:font-size="8pt" style:font-name-asian="Courier New" style:font-size-asian="8pt" style:font-name-complex="Courier New" style:font-size-complex="8pt"/>
    </style:style>
    <style:style style:name="T17" style:family="text">
      <style:text-properties fo:color="#3f7f5f" style:font-name-asian="Courier New" style:font-name-complex="Courier New"/>
    </style:style>
    <style:style style:name="T18" style:family="text">
      <style:text-properties fo:color="#2a00ff"/>
    </style:style>
    <style:style style:name="T19" style:family="text">
      <style:text-properties fo:color="#2a00ff" style:text-underline-style="solid" style:text-underline-width="auto" style:text-underline-color="font-color"/>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646464"/>
    </style:style>
    <style:style style:name="T23" style:family="text">
      <style:text-properties style:text-line-through-style="solid"/>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style:use-window-font-color="true" style:font-name-asian="Courier New" style:font-name-complex="Courier New"/>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7"><text:s/></text:h>
      <text:p text:style-name="P1">Action Model Execution Engine</text:p>
      <text:p text:style-name="MainBody"/>
      <text:p text:style-name="MainBody">This execution engine for the action language model generated as part of the research effort for Chapters 4 and 7 of this thesis.</text:p>
      <text:p text:style-name="MainBody"/>
      <text:p text:style-name="MainBody"/>
      <text:h text:style-name="P47" text:outline-level="8">Overview</text:h>
      <text:p text:style-name="MainBody">A number of aspects of the research for this Ph.D. thesis <text:s/>required modelling of algorithms, either for describing changes to user capability over time, or for describing how a user interface responds to external stimuli when interacting with the user. Further, there was a need to be able to describe the differences between versions of algorithms, for example changes in timing and sequencing necessary to support user need in particular contexts. The novel solution proposed by this thesis is a combination of the adaptation model, first described in Chapter 4; and an action language model, also first described in Chapter 4. For convenience, both models are repeated in <text:sequence-ref text:reference-format="category-and-value" text:ref-name="refIllustration0">Figure 1</text:sequence-ref> and <text:sequence-ref text:reference-format="category-and-value" text:ref-name="refIllustration1">Figure  2</text:sequence-ref> below.</text:p>
      <text:p text:style-name="MainBody"/>
      <text:p text:style-name="MainBody"><draw:frame draw:style-name="fr1" draw:name="Frame1" text:anchor-type="paragraph" svg:width="13.633cm" draw:z-index="0"><draw:text-box fo:min-height="10.627cm"><text:p text:style-name="MainBody"><draw:frame draw:style-name="fr4" draw:name="graphics1" text:anchor-type="paragraph" svg:x="0.004cm" svg:y="0.002cm" svg:width="13.633cm" style:rel-width="100%" svg:height="10.627cm" style:rel-height="scale" draw:z-index="1"><draw:image xlink:href="../images/users/Adaptation%20Model.png" xlink:type="simple" xlink:show="embed" xlink:actuate="onLoad"/></draw:frame></text:p><text:p text:style-name="P33">Figure <text:sequence text:ref-name="refIllustration0" text:name="Illustration" text:formula="ooow:Illustration+1" style:num-format="1">1</text:sequence>: Adaptation model</text:p></draw:text-box></draw:frame></text:p>
      <text:p text:style-name="MainBody"/>
      <text:p text:style-name="MainBody"/>
      <text:p text:style-name="MainBody"><text:soft-page-break/></text:p>
      <text:p text:style-name="MainBody"><draw:frame draw:style-name="fr1" draw:name="Frame2" text:anchor-type="paragraph" svg:width="10.345cm" draw:z-index="2"><draw:text-box fo:min-height="9.615cm"><text:p text:style-name="MainBody"><draw:frame draw:style-name="fr4" draw:name="graphics2" text:anchor-type="paragraph" svg:x="0.004cm" svg:y="0.002cm" svg:width="10.345cm" style:rel-width="100%" svg:height="9.615cm" style:rel-height="scale" draw:z-index="3"><draw:image xlink:href="../images/users/Action%20Language%20Model.png" xlink:type="simple" xlink:show="embed" xlink:actuate="onLoad"/></draw:frame></text:p><text:p text:style-name="P33">Figure <text:s/><text:sequence text:ref-name="refIllustration1" text:name="Illustration" text:formula="ooow:Illustration+1" style:num-format="1">2</text:sequence>: Action language model</text:p></draw:text-box></draw:frame></text:p>
      <text:p text:style-name="MainBody">The action language model describes the semantics of a block-structured computer program or algorithm, and this is described in Chapter 4, whilst the adaptation model describes how something, an “instance” such as a relational model, may be successively modified. The adaptation model is used to describe changes to, or differences between, populations of the action language model. An example of this is shown in Appendix C which populated the action language model to represent a program that generates Fibonacci numbers.</text:p>
      <text:p text:style-name="MainBody">To gain confidence in this approach, a prototype compiler/decompiler was developed that would allow human-readable algorithms to be input into the action language model, and for the purpose of testing, regenerated from the model back into human-readable form. Further, an execution engine was developed that was capable of executing the programs/algorithms input directly from the populated model. This appendix summarises that design effort.</text:p>
      <text:h text:style-name="Heading_20_8" text:outline-level="8"><text:soft-page-break/>A human-readable Population</text:h>
      <text:p text:style-name="MainBody">Appendix C presents a means of describing populations of the action language model that sues the concepts from the adaptation model to describe variations and differences. A cursory inspect of the XML in Appendix C easily demonstrate the unreadability of the XML, and the voluminous nature of the output.</text:p>
      <text:p text:style-name="MainBody">Initially a simple Java-based approach was developed to populate the action language model. The model is tree-based, and Java classes were created to represent the different types of nodes in that tree. The tree was then populated by calls to the class constructors. The Java source-code for this is shown and described in Chapter 4. The source-code is repeated here as <text:sequence-ref text:reference-format="category-and-value" text:ref-name="refIllustration2">Figure 3</text:sequence-ref> for convenience.</text:p>
      <text:p text:style-name="MainBody">On inspection, it became clear that the Java source code could be formatted to appear to be a post-fix style programming language in its own right. Since the Java represented the population of a tree structure, one obvious and simple approach to creating a human-readable programming population of the model, would be to use a well-understood tree-based notation: XML. The result of this, using the Fibonacci example, is shown in <text:sequence-ref text:reference-format="category-and-value" text:ref-name="refIllustration3">Figure 4</text:sequence-ref>.</text:p>
      <text:p text:style-name="MainBody"><text:s/>Whilst the XML in <text:sequence-ref text:reference-format="category-and-value" text:ref-name="refIllustration3">Figure 4</text:sequence-ref> is perhaps not as easily readable as conventional programming languages such as C or Java, it is still obviously understandable as an algorithm to a computer programmer. <text:s/>One would not wish to write particularly large programs in such a style, but it is possible, and it was considered sufficient for the purposes of validating the action language model.</text:p>
      <text:p text:style-name="MainBody">Having a programming language that mirrors the action language model tree so precisely, made parsing of the language (plain XML) a trivial exercise, with compilation simply a matter of navigating the XML document model. Similarly, de-compiling the model back into the XML is equally trivial, and the output of decompilation is shown in <text:sequence-ref text:reference-format="category-and-value" text:ref-name="refIllustration4">Figure 5</text:sequence-ref>. <text:s/></text:p>
      <text:p text:style-name="MainBody">Note that the decompiled version has additional XML attributes in some elements:</text:p>
      <text:list xml:id="list22415450" text:style-name="L1">
        <text:list-item>
          <text:p text:style-name="P46">Attribute <text:s/>“id” <text:s/>is the unique identifier for Actions in the action language model.</text:p>
        </text:list-item>
        <text:list-item>
          <text:p text:style-name="P46">Attribute “seqNum” describes the order of actions, expressing object SequencedAction in the model. </text:p>
        </text:list-item>
      </text:list>
      <text:p text:style-name="MainBody"><text:soft-page-break/>The attributes are added partly to allow easier comparison with the Java data structure during debugging, and partly to reflect the needs of the adaptation model. Having the “id” of each Action, and access to the “seqNum” for the action, allows for a list of add/modify/delete instruction to be defined to describe changes in the program. The expectation was that to change action “2”, which defines the number of iterations from the stated 10 to 20,</text:p>
      <text:p text:style-name="P15"><text:tab/>&lt;literal id="2" seqNum="10" acId="2"attrId="1" at="literal.number" av="10" /&gt;</text:p>
      <text:p text:style-name="MainBody">the XML would take the form </text:p>
      <text:p text:style-name="P15"><text:tab/>&lt;modifyAction refId=”2” av=”20” /&gt;</text:p>
      <text:p text:style-name="MainBody">Given that use of the adaptation model was already tested in the more general case described in Appendix C, compilation of add/modify/delete in this alternative format was not implemented.</text:p>
      <text:p text:style-name="MainBody">The Java source-code for achieving compilation and decompilation is given below.</text:p>
      <text:p text:style-name="P13">package uk.ac.tees.carnforth.actionlanguage;</text:p>
      <text:p text:style-name="P11">import uk.ac.tees.carnforth.actionlanguage.block.*;</text:p>
      <text:p text:style-name="P11">import uk.ac.tees.carnforth.actionlanguage.control.*;</text:p>
      <text:p text:style-name="P11">import uk.ac.tees.carnforth.actionlanguage.math.*;</text:p>
      <text:p text:style-name="P11"/>
      <text:p text:style-name="P11">public class ActionLanguageTest {</text:p>
      <text:p text:style-name="P11"><text:s text:c="4"/>public static void main(String[] args) {</text:p>
      <text:p text:style-name="P11"><text:s text:c="8"/>System.out.println("Fibonacci Series Application Starting");</text:p>
      <text:p text:style-name="P11"><text:s text:c="11"/>AL Action fib = </text:p>
      <text:p text:style-name="P11"><text:s text:c="16"/>new ALSeq(</text:p>
      <text:p text:style-name="P11"><text:s text:c="18"/>new ALDeclareConstant&lt;Integer&gt;("maxCount", new <text:s/>ALLiteral&lt;Integer&gt;(10)),</text:p>
      <text:p text:style-name="P11"><text:tab/> <text:s text:c="3"/>new ALDeclareVariable&lt;Integer&gt;("n-1", new ALLiteral&lt;Integer&gt;(0)),</text:p>
      <text:p text:style-name="P11"><text:tab/> <text:s text:c="3"/>new ALDeclareVariable&lt;Integer&gt;("newFib", new ALLiteral&lt;Integer&gt;(0)),</text:p>
      <text:p text:style-name="P11"><text:tab/> <text:s text:c="3"/>new ALDeclareVariable&lt;Integer&gt;("fib", <text:s text:c="2"/>new ALLiteral&lt;Integer&gt;(1)),</text:p>
      <text:p text:style-name="P11"><text:tab/> <text:s text:c="3"/>new ALFor(</text:p>
      <text:p text:style-name="P11"><text:tab/> <text:s text:c="7"/>new ALDeclareVariable&lt;Integer&gt;("count", new ALLiteral&lt;Integer&gt;(0)), </text:p>
      <text:p text:style-name="P11"><text:tab/> <text:s text:c="7"/>new ALLt(</text:p>
      <text:p text:style-name="P11"><text:tab/> <text:s text:c="11"/>new ALReadVariable("count"),</text:p>
      <text:p text:style-name="P11"><text:tab/> <text:s text:c="11"/>new ALReadConstant("maxCount")</text:p>
      <text:p text:style-name="P11"><text:tab/> <text:s text:c="7"/>),</text:p>
      <text:p text:style-name="P11"><text:tab/> <text:s text:c="7"/>new ALPostInc("count"),</text:p>
      <text:p text:style-name="P11"><text:tab/> <text:s text:c="7"/>new ALSeq(</text:p>
      <text:p text:style-name="P11"><text:tab/> <text:s text:c="11"/>new ALPrintVariable("fib"),</text:p>
      <text:p text:style-name="P11"><text:tab/> <text:s text:c="11"/>new AssignVariable(</text:p>
      <text:p text:style-name="P11"><text:tab/> <text:s text:c="15"/>"newFib", </text:p>
      <text:p text:style-name="P11"><text:tab/><text:tab/>new ALAdd(new ALReadVariable("n-1"), new ALReadVariable("fib"))</text:p>
      <text:p text:style-name="P11"><text:tab/> <text:s text:c="11"/>),</text:p>
      <text:p text:style-name="P11"><text:tab/> <text:s text:c="11"/>new AssignVariable("n-1", new ALReadVariable("fib")),</text:p>
      <text:p text:style-name="P11"><text:s text:c="12"/><text:tab/> <text:s text:c="11"/>new AssignVariable("fib", new ALReadVariable("newFib"))</text:p>
      <text:p text:style-name="P11"><text:tab/> <text:s text:c="7"/>)</text:p>
      <text:p text:style-name="P11"><text:tab/> <text:s text:c="3"/>)</text:p>
      <text:p text:style-name="P11"><text:tab/>);</text:p>
      <text:p text:style-name="P12"><text:s text:c="8"/>ALConstantStack rootConstantStack = new ALConstantStack();</text:p>
      <text:p text:style-name="P12"><text:s text:c="8"/>ALVariableStack rootVariableStack = new ALVariableStack();</text:p>
      <text:p text:style-name="P12"><text:s text:c="8"/>ALSetStack <text:s text:c="5"/>rootSetStack <text:s text:c="5"/>= new ALSetStack();</text:p>
      <text:p text:style-name="P12"><text:s text:c="8"/>fib.execute(rootConstantStack, rootVariableStack, rootSetStack);</text:p>
      <text:p text:style-name="P12"><text:tab/><text:tab/><text:tab/></text:p>
      <text:p text:style-name="P12"><text:s text:c="4"/>} // main</text:p>
      <text:p text:style-name="P12"><text:tab/><text:tab/><text:tab/></text:p>
      <text:p text:style-name="P12">}</text:p>
      <text:p text:style-name="P5"><draw:frame draw:style-name="fr2" draw:name="Frame3" text:anchor-type="paragraph" svg:x="1.884cm" svg:y="0.213cm" svg:width="13.231cm" style:rel-width="77%" svg:height="0.459cm" style:rel-height="scale-min" draw:z-index="4"><draw:text-box><text:p text:style-name="Illustration"><draw:frame draw:style-name="fr4" draw:name="graphics12" text:anchor-type="paragraph" svg:x="0.004cm" svg:y="0.002cm" svg:width="13.231cm" style:rel-width="100%" svg:height="0.459cm" style:rel-height="scale" draw:z-index="5"><draw:image xlink:href="../images/20%20years%20on/dummy.png" xlink:type="simple" xlink:show="embed" xlink:actuate="onLoad"/></draw:frame>Figure <text:sequence text:ref-name="refIllustration2" text:name="Illustration" text:formula="ooow:Illustration+1" style:num-format="1">3</text:sequence>: Fibonacci numbers example expressed <text:s/>in Java </text:p></draw:text-box></draw:frame></text:p>
      <text:p text:style-name="MainBody"/>
      <text:p text:style-name="P8">&lt;dataType name="String" /&gt;</text:p>
      <text:p text:style-name="P6">&lt;dataType name="Integer" /&gt;</text:p>
      <text:p text:style-name="P6"/>
      <text:p text:style-name="P6">&lt;actionType name="seq" /&gt;</text:p>
      <text:p text:style-name="P6">&lt;actionType name="const" /&gt;</text:p>
      <text:p text:style-name="P6">&lt;actionType name="literal" /&gt;</text:p>
      <text:p text:style-name="P6">&lt;actionType name="var" /&gt;</text:p>
      <text:p text:style-name="P6">&lt;actionType name="for" /&gt;</text:p>
      <text:p text:style-name="P6">&lt;actionType name="lt" /&gt;</text:p>
      <text:p text:style-name="P6">&lt;actionType name="readVar" /&gt;</text:p>
      <text:p text:style-name="P6">&lt;actionType name="readConst" /&gt;</text:p>
      <text:p text:style-name="P6">&lt;actionType name="postInc" /&gt;</text:p>
      <text:p text:style-name="P6">&lt;actionType name="printVar" /&gt;</text:p>
      <text:p text:style-name="P6">&lt;actionType name="assignVar" /&gt;</text:p>
      <text:p text:style-name="P6">&lt;actionType name="add" /&gt;</text:p>
      <text:p text:style-name="P6"/>
      <text:p text:style-name="P6">&lt;attributeType name="const.name" dataTypeName="String" /&gt;</text:p>
      <text:p text:style-name="P6">&lt;attributeType name="literal.number" dataTypeName="Integer" /&gt;</text:p>
      <text:p text:style-name="P6">&lt;attributeType name="var.name" dataTypeName="String" /&gt;</text:p>
      <text:p text:style-name="P6">&lt;attributeType name="readVar.name" dataTypeName="String" /&gt;</text:p>
      <text:p text:style-name="P6">&lt;attributeType name="readConst.name" dataTypeName="String" /&gt;</text:p>
      <text:p text:style-name="P6">&lt;attributeType name="postInc.name" dataTypeName="String" /&gt;</text:p>
      <text:p text:style-name="P6">&lt;attributeType name="printVar.name" dataTypeName="String" /&gt;</text:p>
      <text:p text:style-name="P6">&lt;attributeType name="assignVar.name" dataTypeName="String" /&gt;</text:p>
      <text:p text:style-name="P6"/>
      <text:p text:style-name="P6">&lt;seq&gt;</text:p>
      <text:p text:style-name="P6"><text:tab/>&lt;const at="const.name" av="maxCount"&gt; &lt;literal at="literal.number" av="10" /&gt; &lt;/const&gt;</text:p>
      <text:p text:style-name="P6"><text:tab/>&lt;var at="var.name" av="n-1"&gt; &lt;literal at="literal.number" av="0" /&gt; &lt;/var&gt; </text:p>
      <text:p text:style-name="P6"><text:tab/>&lt;var at="var.name" av="newFib"&gt; &lt;literal at="literal.number" av="0" /&gt; &lt;/var&gt; </text:p>
      <text:p text:style-name="P6"><text:tab/>&lt;var at="var.name" av="fib"&gt; &lt;literal at="literal.number" av="1" /&gt; &lt;/var&gt;</text:p>
      <text:p text:style-name="P6"><text:tab/>&lt;for&gt;</text:p>
      <text:p text:style-name="P6"><text:tab/><text:tab/>&lt;var at="var.name" av="count"&gt;</text:p>
      <text:p text:style-name="P6"><text:tab/><text:tab/><text:tab/>&lt;literal at="literal.number" av="0" /&gt; </text:p>
      <text:p text:style-name="P6"><text:tab/><text:tab/>&lt;/var&gt;</text:p>
      <text:p text:style-name="P6"><text:tab/><text:tab/>&lt;lt&gt; &lt;readVar at="readVar.name" av="count" /&gt; </text:p>
      <text:p text:style-name="P6"><text:tab/><text:tab/><text:tab/>&lt;readConst at="readConst.name" av="maxCount" /&gt; </text:p>
      <text:p text:style-name="P6"><text:tab/><text:tab/>&lt;/lt&gt;</text:p>
      <text:p text:style-name="P6"><text:tab/><text:tab/>&lt;postInc at="postInc.name" av="count" /&gt;</text:p>
      <text:p text:style-name="P6"><text:tab/><text:tab/>&lt;seq&gt;</text:p>
      <text:p text:style-name="P6"><text:tab/><text:tab/><text:tab/>&lt;printVar at="printVar.name" av="fib" /&gt;</text:p>
      <text:p text:style-name="P6"><text:tab/><text:tab/><text:tab/>&lt;assignVar at="assignVar.name" av="newFib"&gt; </text:p>
      <text:p text:style-name="P6"><text:tab/><text:tab/><text:tab/><text:tab/>&lt;add&gt; &lt;readVar at="readVar.name" av="n-1" /&gt; </text:p>
      <text:p text:style-name="P6"><text:tab/><text:tab/><text:tab/><text:tab/><text:tab/>&lt;readVar at="readVar.name" av="fib" /&gt; </text:p>
      <text:p text:style-name="P6"><text:tab/><text:tab/><text:tab/><text:tab/>&lt;/add&gt;</text:p>
      <text:p text:style-name="P6"><text:tab/><text:tab/><text:tab/>&lt;/assignVar&gt;</text:p>
      <text:p text:style-name="P6"><text:tab/><text:tab/><text:tab/>&lt;assignVar at="assignVar.name" av="n-1" &gt; </text:p>
      <text:p text:style-name="P6"><text:tab/><text:tab/><text:tab/><text:tab/>&lt;readVar at="readVar.name" av="fib" /&gt; </text:p>
      <text:p text:style-name="P6"><text:tab/><text:tab/><text:tab/>&lt;/assignVar&gt;</text:p>
      <text:p text:style-name="P6"><text:tab/><text:tab/><text:tab/>&lt;assignVar at="assignVar.name" <text:s/>av="fib" &gt; </text:p>
      <text:p text:style-name="P6"><text:tab/><text:tab/><text:tab/><text:tab/>&lt;readVar at="readVar.name" av="newFib" /&gt; </text:p>
      <text:p text:style-name="P6"><text:tab/><text:tab/><text:tab/>&lt;/assignVar&gt;</text:p>
      <text:p text:style-name="P6"><text:tab/><text:tab/>&lt;/seq&gt;</text:p>
      <text:p text:style-name="P6"><text:tab/>&lt;/for&gt;</text:p>
      <text:p text:style-name="P7">&lt;/seq&gt;</text:p>
      <text:p text:style-name="P6"/>
      <text:p text:style-name="P6"><draw:frame draw:style-name="fr1" draw:name="Frame4" text:anchor-type="paragraph" svg:width="9.878cm" draw:z-index="6"><draw:text-box fo:min-height="0.282cm"><text:p text:style-name="Illustration"><draw:frame draw:style-name="fr4" draw:name="graphics3" text:anchor-type="paragraph" svg:x="0.004cm" svg:y="0.002cm" svg:width="9.878cm" style:rel-width="100%" svg:height="0.282cm" style:rel-height="scale" draw:z-index="7"><draw:image xlink:href="../images/20%20years%20on/dummy.png" xlink:type="simple" xlink:show="embed" xlink:actuate="onLoad"/></draw:frame>Figure <text:sequence text:ref-name="refIllustration3" text:name="Illustration" text:formula="ooow:Illustration+1" style:num-format="1">4</text:sequence>: Fibonacci algorithm in XML</text:p></draw:text-box></draw:frame></text:p>
      <text:p text:style-name="MainBody"/>
      <text:p text:style-name="P14">&lt;dataType name="String" /&gt;<text:tab/>&lt;dataType name="Integer" /&gt;</text:p>
      <text:p text:style-name="P15"/>
      <text:p text:style-name="P15">&lt;actionType name="seq" /&gt;<text:tab/>&lt;actionType name="const" /&gt;<text:tab/>&lt;actionType name="literal" /&gt;</text:p>
      <text:p text:style-name="P15">&lt;actionType name="var" /&gt;<text:tab/>&lt;actionType name="for" /&gt;<text:tab/>&lt;actionType name="lt" /&gt;</text:p>
      <text:p text:style-name="P15">&lt;actionType name="readVar" /&gt;<text:tab/>&lt;actionType name="readConst" /&gt;<text:tab/>&lt;actionType name="postInc" /&gt;<text:tab/></text:p>
      <text:p text:style-name="P15">&lt;actionType name="printVar" /&gt;<text:tab/>&lt;actionType name="assignVar" /&gt;<text:tab/>&lt;actionType name="add" /&gt;</text:p>
      <text:p text:style-name="P15"/>
      <text:p text:style-name="P15">&lt;attributeType name="const.name" dataTypeName="String" /&gt;</text:p>
      <text:p text:style-name="P15">&lt;attributeType name="literal.number" dataTypeName="Integer" /&gt;</text:p>
      <text:p text:style-name="P15">&lt;attributeType name="var.name" dataTypeName="String" /&gt;</text:p>
      <text:p text:style-name="P15">&lt;attributeType name="readVar.name" dataTypeName="String" /&gt;</text:p>
      <text:p text:style-name="P15">&lt;attributeType name="readConst.name" dataTypeName="String" /&gt;</text:p>
      <text:p text:style-name="P15">&lt;attributeType name="postInc.name" dataTypeName="String" /&gt;</text:p>
      <text:p text:style-name="P15">&lt;attributeType name="printVar.name" dataTypeName="String" /&gt;</text:p>
      <text:p text:style-name="P15">&lt;attributeType name="assignVar.name" dataTypeName="String" /&gt;</text:p>
      <text:p text:style-name="P15"/>
      <text:p text:style-name="P15">&lt;seq id="0" acId="0"&gt;</text:p>
      <text:p text:style-name="P15"><text:tab/>&lt;const id="1" seqNum="10" acId="1"attrId="0" at="const.name" av="maxCount"&gt;</text:p>
      <text:p text:style-name="P15"><text:tab/><text:tab/>&lt;literal id="2" seqNum="10" acId="2"attrId="1" at="literal.number" av="10" /&gt;</text:p>
      <text:p text:style-name="P15"><text:tab/>&lt;/const&gt;</text:p>
      <text:p text:style-name="P15"><text:tab/>&lt;var id="3" seqNum="20" acId="3"attrId="2" at="var.name" av="n-1"&gt;</text:p>
      <text:p text:style-name="P15"><text:tab/><text:tab/>&lt;literal id="4" seqNum="10" acId="4"attrId="3" at="literal.number" av="0" /&gt;</text:p>
      <text:p text:style-name="P15"><text:tab/>&lt;/var&gt;</text:p>
      <text:p text:style-name="P15"><text:tab/>&lt;var id="5" seqNum="30" acId="5"attrId="4" at="var.name" av="newFib"&gt;</text:p>
      <text:p text:style-name="P15"><text:tab/><text:tab/>&lt;literal id="6" seqNum="10" acId="6"attrId="5" at="literal.number" av="0" /&gt;</text:p>
      <text:p text:style-name="P15"><text:tab/>&lt;/var&gt;</text:p>
      <text:p text:style-name="P15"><text:tab/>&lt;var id="7" seqNum="40" acId="7"attrId="6" at="var.name" av="fib"&gt;</text:p>
      <text:p text:style-name="P15"><text:tab/><text:tab/>&lt;literal id="8" seqNum="10" acId="8"attrId="7" at="literal.number" av="1" /&gt;</text:p>
      <text:p text:style-name="P15"><text:tab/>&lt;/var&gt;</text:p>
      <text:p text:style-name="P15"><text:tab/>&lt;for id="9" seqNum="50" acId="9"&gt;</text:p>
      <text:p text:style-name="P15"><text:tab/><text:tab/>&lt;var id="10" seqNum="10" acId="10"attrId="8" at="var.name" av="count"&gt;</text:p>
      <text:p text:style-name="P15"><text:tab/><text:tab/><text:tab/>&lt;literal id="11" seqNum="10" acId="11"attrId="9" at="literal.number" av="0" /&gt;</text:p>
      <text:p text:style-name="P15"><text:tab/><text:tab/>&lt;/var&gt;</text:p>
      <text:p text:style-name="P15"><text:tab/><text:tab/>&lt;lt id="12" seqNum="20" acId="12"&gt;</text:p>
      <text:p text:style-name="P15"><text:tab/><text:tab/><text:tab/>&lt;readVar id="13" seqNum="10" acId="13"attrId="10" at="readVar.name" av="count" /&gt;</text:p>
      <text:p text:style-name="P15"><text:tab/><text:tab/><text:tab/>&lt;readConst id="14" seqNum="20" acId="14"attrId="11" at="readConst.name" <text:tab/><text:tab/><text:tab/><text:tab/><text:tab/>av="maxCount" /&gt;</text:p>
      <text:p text:style-name="P15"><text:tab/><text:tab/>&lt;/lt&gt;</text:p>
      <text:p text:style-name="P15"><text:tab/><text:tab/>&lt;postInc id="15" seqNum="30" acId="15"attrId="12" at="postInc.name" av="count" /&gt;</text:p>
      <text:p text:style-name="P15"><text:tab/><text:tab/>&lt;seq id="16" seqNum="40" acId="16"&gt;</text:p>
      <text:p text:style-name="P15"><text:tab/><text:tab/><text:tab/>&lt;printVar id="17" seqNum="10" acId="17"attrId="13" at="printVar.name" av="fib" /&gt;</text:p>
      <text:p text:style-name="P15"><text:tab/><text:tab/><text:tab/>&lt;assignVar id="18" seqNum="20" acId="18"attrId="14" at="assignVar.name" <text:tab/><text:tab/><text:tab/><text:tab/><text:tab/><text:tab/><text:tab/>av="newFib"&gt;</text:p>
      <text:p text:style-name="P15"><text:tab/><text:tab/><text:tab/><text:tab/>&lt;add id="19" seqNum="10" acId="19"&gt;</text:p>
      <text:p text:style-name="P15"><text:tab/><text:tab/><text:tab/><text:tab/><text:tab/>&lt;readVar id="20" seqNum="10" acId="20"attrId="15" <text:tab/><text:tab/><text:tab/><text:tab/><text:tab/><text:tab/><text:tab/><text:tab/>at="readVar.name" av="n-1" /&gt;</text:p>
      <text:p text:style-name="P15"><text:tab/><text:tab/><text:tab/><text:tab/><text:tab/>&lt;readVar id="21" seqNum="20" acId="21"attrId="16" <text:tab/><text:tab/><text:tab/><text:tab/><text:tab/><text:tab/><text:tab/><text:tab/>at="readVar.name" av="fib" /&gt;</text:p>
      <text:p text:style-name="P15"><text:tab/><text:tab/><text:tab/><text:tab/>&lt;/add&gt;</text:p>
      <text:p text:style-name="P15"><text:tab/><text:tab/><text:tab/>&lt;/assignVar&gt;</text:p>
      <text:p text:style-name="P15"><text:tab/><text:tab/><text:tab/>&lt;assignVar id="22" seqNum="30" acId="22"attrId="17" at="assignVar.name" av="n-1"&gt;</text:p>
      <text:p text:style-name="P15"><text:tab/><text:tab/><text:tab/><text:tab/>&lt;readVar id="23" seqNum="10" acId="23"attrId="18" at="readVar.name" av="fib" /&gt;</text:p>
      <text:p text:style-name="P15"><text:tab/><text:tab/><text:tab/>&lt;/assignVar&gt;</text:p>
      <text:p text:style-name="P15"><text:tab/><text:tab/><text:tab/>&lt;assignVar id="24" seqNum="40" acId="24"attrId="19" at="assignVar.name" av="fib"&gt;</text:p>
      <text:p text:style-name="P15"><text:tab/><text:tab/><text:tab/><text:tab/>&lt;readVar id="25" seqNum="10" acId="25"attrId="20" at="readVar.name" av="newFib" /&gt;</text:p>
      <text:p text:style-name="P15"><text:tab/><text:tab/><text:tab/>&lt;/assignVar&gt;</text:p>
      <text:p text:style-name="P15"><text:tab/><text:tab/>&lt;/seq&gt;</text:p>
      <text:p text:style-name="P15"><text:tab/>&lt;/for&gt;</text:p>
      <text:p text:style-name="P15">&lt;/seq&gt;</text:p>
      <text:p text:style-name="P15"><draw:frame draw:style-name="fr1" draw:name="Frame5" text:anchor-type="paragraph" svg:width="9.878cm" draw:z-index="8"><draw:text-box fo:min-height="0.282cm"><text:p text:style-name="Illustration"><draw:frame draw:style-name="fr4" draw:name="graphics4" text:anchor-type="paragraph" svg:x="0.004cm" svg:y="0.002cm" svg:width="9.878cm" style:rel-width="100%" svg:height="0.282cm" style:rel-height="scale" draw:z-index="9"><draw:image xlink:href="../images/20%20years%20on/dummy.png" xlink:type="simple" xlink:show="embed" xlink:actuate="onLoad"/></draw:frame>Figure <text:sequence text:ref-name="refIllustration4" text:name="Illustration" text:formula="ooow:Illustration+1" style:num-format="1">5</text:sequence>: Decompiled Fibonacci program</text:p></draw:text-box></draw:frame></text:p>
      <text:h text:style-name="Heading_20_9" text:outline-level="9"><text:soft-page-break/>Compilation of XML formatted program</text:h>
      <text:p text:style-name="MainBody">Compilation of the XML is achieved by first parsing the XML to create a Document Object Model (DOM), and then walking the DOM, populating the Action tree. XML parsing is well understood and the implementation is not presented here. What is presented are the Java methods used to populate the Action tree. The top level method is “compile()” which calls the recursive method “populate()”, with the root node of the DOM.</text:p>
      <text:p text:style-name="P16"><text:span text:style-name="T1"><text:tab/></text:span><text:span text:style-name="T10">public</text:span><text:span text:style-name="T1"> </text:span><text:span text:style-name="T10">void</text:span><text:span text:style-name="T1"> compile(StringXMLParser parser) {</text:span></text:p>
      <text:p text:style-name="P16"/>
      <text:p text:style-name="P20"><text:tab/><text:tab/>XMLElement domRootNode;</text:p>
      <text:p text:style-name="P16"/>
      <text:p text:style-name="P20"><text:tab/><text:tab/>domRootNode = parser.getDOMRoot();</text:p>
      <text:p text:style-name="P23"/>
      <text:p text:style-name="P16"><text:span text:style-name="T1"><text:tab/><text:tab/></text:span><text:span text:style-name="T12">// Check for valid tree root before we begin</text:span></text:p>
      <text:p text:style-name="P16"><text:span text:style-name="T1"><text:tab/><text:tab/></text:span><text:span text:style-name="T10">if</text:span><text:span text:style-name="T1"> (!domRootNode.getElementName().equals(</text:span><text:span text:style-name="T18">"_ROOT"</text:span><text:span text:style-name="T1">)) {</text:span></text:p>
      <text:p text:style-name="P16"><text:span text:style-name="T1"><text:tab/><text:tab/><text:tab/></text:span><text:span text:style-name="T10">this</text:span><text:span text:style-name="T1">.</text:span><text:span text:style-name="T20">parentPanel</text:span><text:span text:style-name="T1">.</text:span><text:span text:style-name="T20">errorPanel</text:span></text:p>
      <text:p text:style-name="P16"><text:span text:style-name="T1"><text:tab/><text:tab/><text:tab/><text:tab/>.append(</text:span><text:span text:style-name="T18">"ERROR: DOM must start with a _ROOT node.\n"</text:span><text:span text:style-name="T1">);</text:span></text:p>
      <text:p text:style-name="P20"><text:tab/><text:tab/>}</text:p>
      <text:p text:style-name="P16"/>
      <text:p text:style-name="P16"><text:span text:style-name="T1"><text:tab/><text:tab/></text:span><text:span text:style-name="T12">// Do compile</text:span></text:p>
      <text:p text:style-name="P16"><text:span text:style-name="T1"><text:tab/><text:tab/>populate(domRootNode, </text:span><text:span text:style-name="T10">null</text:span><text:span text:style-name="T1">, 10);</text:span></text:p>
      <text:p text:style-name="P16"/>
      <text:p text:style-name="P16"><text:span text:style-name="T1"><text:tab/><text:tab/></text:span><text:span text:style-name="T12">// Decompile for testing purposes</text:span></text:p>
      <text:p text:style-name="P20"><text:tab/><text:tab/>decompile();</text:p>
      <text:p text:style-name="P16"/>
      <text:p text:style-name="P20"><text:tab/>}</text:p>
      <text:p text:style-name="P20"><draw:frame draw:style-name="fr1" draw:name="Frame6" text:anchor-type="paragraph" svg:width="12.631cm" draw:z-index="10"><draw:text-box fo:min-height="1.513cm"><text:p text:style-name="Illustration"><draw:frame draw:style-name="fr4" draw:name="graphics5" text:anchor-type="paragraph" svg:x="0.004cm" svg:y="0.002cm" svg:width="9.878cm" style:rel-width="100%" svg:height="0.282cm" style:rel-height="scale" draw:z-index="11"><draw:image xlink:href="../images/20%20years%20on/dummy.png" xlink:type="simple" xlink:show="embed" xlink:actuate="onLoad"/></draw:frame>Figure <text:sequence text:ref-name="refIllustration5" text:name="Illustration" text:formula="ooow:Illustration+1" style:num-format="1">6</text:sequence>: compile() method for XML source code compilation</text:p></draw:text-box></draw:frame></text:p>
      <text:p text:style-name="MainBody">Method “populate()” inspects the given node in the DOM and processes accordingly. In terms of the program XML, the node may only be one of four types: dataType, actionType, attributeType, or an action. Only action nodes may contain child nodes, and these nodes are recursively called.</text:p>
      <text:p text:style-name="P30"><text:span text:style-name="T1"><text:tab/></text:span><text:span text:style-name="T10">private</text:span><text:span text:style-name="T1"> </text:span><text:span text:style-name="T10">void</text:span><text:span text:style-name="T1"> populate(XMLElement node, String parentActionId, </text:span><text:span text:style-name="T10">int</text:span><text:span text:style-name="T1"> seqNum) {</text:span></text:p>
      <text:p text:style-name="P16"/>
      <text:p text:style-name="P16"><text:span text:style-name="T1"><text:tab/><text:tab/></text:span><text:span text:style-name="T12">// Process this node</text:span></text:p>
      <text:p text:style-name="P16"><text:span text:style-name="T1"><text:tab/><text:tab/></text:span><text:span text:style-name="T10">this</text:span><text:span text:style-name="T1">.</text:span><text:span text:style-name="T20">parentPanel</text:span><text:span text:style-name="T1">.</text:span><text:span text:style-name="T20">errorPanel</text:span><text:span text:style-name="T1">.append(</text:span><text:span text:style-name="T18">"Processing node: "</text:span></text:p>
      <text:p text:style-name="P16"><text:span text:style-name="T1"><text:tab/><text:tab/><text:tab/><text:tab/>+ node.toString() + </text:span><text:span text:style-name="T18">"\n"</text:span><text:span text:style-name="T1">);</text:span></text:p>
      <text:p text:style-name="P16"/>
      <text:p text:style-name="P16"><text:span text:style-name="T1"><text:tab/><text:tab/></text:span><text:span text:style-name="T10">if</text:span><text:span text:style-name="T1"> (node.getElementName().equals(</text:span><text:span text:style-name="T18">"dataType"</text:span><text:span text:style-name="T1">)) {</text:span></text:p>
      <text:p text:style-name="P20"><text:tab/><text:tab/><text:tab/>populateAttributeDataType(node);</text:p>
      <text:p text:style-name="P16"><text:span text:style-name="T1"><text:tab/><text:tab/>} </text:span><text:span text:style-name="T10">else</text:span><text:span text:style-name="T1"> </text:span><text:span text:style-name="T10">if</text:span><text:span text:style-name="T1"> (node.getElementName().equals(</text:span><text:span text:style-name="T18">"actionType"</text:span><text:span text:style-name="T1">)) {</text:span></text:p>
      <text:p text:style-name="P20"><text:tab/><text:tab/><text:tab/>populateActionType(node);</text:p>
      <text:p text:style-name="P16"><text:span text:style-name="T1"><text:tab/><text:tab/>} </text:span><text:span text:style-name="T10">else</text:span><text:span text:style-name="T1"> </text:span><text:span text:style-name="T10">if</text:span><text:span text:style-name="T1"> (node.getElementName().equals(</text:span><text:span text:style-name="T18">"attributeType"</text:span><text:span text:style-name="T1">)) {</text:span></text:p>
      <text:p text:style-name="P20"><text:tab/><text:tab/><text:tab/>populateAttributeType(node);</text:p>
      <text:p text:style-name="P20"><text:tab/><text:tab/>}</text:p>
      <text:p text:style-name="P16"/>
      <text:p text:style-name="P16"><text:span text:style-name="T1"><text:tab/><text:tab/></text:span><text:span text:style-name="T10">else</text:span><text:span text:style-name="T1"> {</text:span></text:p>
      <text:p text:style-name="P16"><text:span text:style-name="T1"><text:tab/><text:tab/><text:tab/></text:span><text:span text:style-name="T12">// must be an action</text:span></text:p>
      <text:p text:style-name="P16"/>
      <text:p text:style-name="P20"><text:tab/><text:tab/><text:tab/>String actionId = populateAction(node, parentActionId, seqNum);</text:p>
      <text:p text:style-name="P16"/>
      <text:p text:style-name="P16"><text:span text:style-name="T1"><text:tab/><text:tab/><text:tab/></text:span><text:span text:style-name="T12">// Loop through any child nodes</text:span></text:p>
      <text:p text:style-name="P20"><text:tab/><text:tab/><text:tab/>Iterator&lt;XMLElement&gt; childNodeIt = node.getChildElements()</text:p>
      <text:p text:style-name="P20"><text:tab/><text:tab/><text:tab/><text:tab/><text:tab/>.iterator();</text:p>
      <text:p text:style-name="P16"><text:span text:style-name="T1"><text:tab/><text:tab/><text:tab/></text:span><text:span text:style-name="T10">int</text:span><text:span text:style-name="T1"> localSeqNum = 10;</text:span></text:p>
      <text:p text:style-name="P16"><text:span text:style-name="T1"><text:tab/><text:tab/><text:tab/></text:span><text:span text:style-name="T10">while</text:span><text:span text:style-name="T1"> (childNodeIt.hasNext()) {</text:span></text:p>
      <text:p text:style-name="P20"><text:tab/><text:tab/><text:tab/><text:tab/>XMLElement childNode = childNodeIt.next();</text:p>
      <text:p text:style-name="P16"/>
      <text:p text:style-name="P20"><text:tab/><text:tab/><text:tab/><text:tab/>populate(childNode, actionId, localSeqNum);</text:p>
      <text:p text:style-name="P20"><text:tab/><text:tab/><text:tab/><text:tab/>localSeqNum += 10;</text:p>
      <text:p text:style-name="P20"><text:tab/><text:tab/><text:tab/>}</text:p>
      <text:p text:style-name="P20"><text:tab/><text:tab/>}</text:p>
      <text:p text:style-name="P20"><text:tab/>}</text:p>
      <text:p text:style-name="P2"><draw:frame draw:style-name="fr1" draw:name="Frame7" text:anchor-type="paragraph" svg:width="13.504cm" draw:z-index="12"><draw:text-box fo:min-height="1.535cm"><text:p text:style-name="Illustration"><draw:frame draw:style-name="fr4" draw:name="graphics6" text:anchor-type="paragraph" svg:x="0.004cm" svg:y="0.002cm" svg:width="9.878cm" style:rel-width="100%" svg:height="0.282cm" style:rel-height="scale" draw:z-index="13"><draw:image xlink:href="../images/20%20years%20on/dummy.png" xlink:type="simple" xlink:show="embed" xlink:actuate="onLoad"/></draw:frame>Figure <text:sequence text:ref-name="refIllustration6" text:name="Illustration" text:formula="ooow:Illustration+1" style:num-format="1">7</text:sequence>: populate() method for XML source code compilation</text:p></draw:text-box></draw:frame></text:p>
      <text:p text:style-name="MainBody">Method “populateAction()” <text:s/>is responsible for populating the Action, ActionColoring, ActionAttribute, and SequencedAction objects. The source-code presented is less than optimal and uses some (now) deprecated Java methods. <text:s/>Node types dataType, actionType, and attributeType, are populates in similar fashion, so their source-code is omitted for brevity.</text:p>
      <text:p text:style-name="P16"><text:span text:style-name="T1"><text:tab/></text:span><text:span text:style-name="T10">public</text:span><text:span text:style-name="T1"> String populateAction(XMLElement node, String parentActionId, </text:span><text:span text:style-name="T10">int</text:span><text:span text:style-name="T1"> seqNum) {</text:span></text:p>
      <text:p text:style-name="P16"/>
      <text:p text:style-name="P16"><text:span text:style-name="T1"><text:tab/><text:tab/></text:span><text:span text:style-name="T12">// Only interested in node if it is not the _ROOT or a _TEXT element</text:span></text:p>
      <text:p text:style-name="P16"><text:span text:style-name="T1"><text:tab/><text:tab/></text:span><text:span text:style-name="T10">if</text:span><text:span text:style-name="T1"> (node.getElementName().equals(</text:span><text:span text:style-name="T18">"_ROOT"</text:span><text:span text:style-name="T1">))</text:span></text:p>
      <text:p text:style-name="P16"><text:span text:style-name="T1"><text:tab/><text:tab/><text:tab/></text:span><text:span text:style-name="T10">return</text:span><text:span text:style-name="T1"> </text:span><text:span text:style-name="T10">null</text:span><text:span text:style-name="T1">;</text:span></text:p>
      <text:p text:style-name="P16"><text:span text:style-name="T1"><text:tab/><text:tab/></text:span><text:span text:style-name="T10">if</text:span><text:span text:style-name="T1"> (node.getElementName().equals(</text:span><text:span text:style-name="T18">"_TEXT"</text:span><text:span text:style-name="T1">))</text:span></text:p>
      <text:p text:style-name="P16"><text:span text:style-name="T1"><text:tab/><text:tab/><text:tab/></text:span><text:span text:style-name="T10">return</text:span><text:span text:style-name="T1"> </text:span><text:span text:style-name="T10">null</text:span><text:span text:style-name="T1">;</text:span></text:p>
      <text:p text:style-name="P23"/>
      <text:p text:style-name="P16"><text:span text:style-name="T1"><text:tab/><text:tab/></text:span><text:span text:style-name="T12">// Gather attributes of dataType</text:span></text:p>
      <text:p text:style-name="P20"><text:tab/><text:tab/>Enumeration&lt;String&gt; fnKeys = node.getAttributeKeys();</text:p>
      <text:p text:style-name="P16"><text:span text:style-name="T1"><text:tab/><text:tab/>String at = </text:span><text:span text:style-name="T10">null</text:span><text:span text:style-name="T1">;</text:span></text:p>
      <text:p text:style-name="P16"><text:span text:style-name="T1"><text:tab/><text:tab/>String av = </text:span><text:span text:style-name="T10">null</text:span><text:span text:style-name="T1">;</text:span></text:p>
      <text:p text:style-name="P16"><text:span text:style-name="T1"><text:tab/><text:tab/></text:span><text:span text:style-name="T10">while</text:span><text:span text:style-name="T1"> (fnKeys.hasMoreElements()) {</text:span></text:p>
      <text:p text:style-name="P20"><text:tab/><text:tab/><text:tab/>String attr = fnKeys.nextElement();</text:p>
      <text:p text:style-name="P16"><text:span text:style-name="T1"><text:tab/><text:tab/><text:tab/></text:span><text:span text:style-name="T10">if</text:span><text:span text:style-name="T1"> (attr.equals(</text:span><text:span text:style-name="T18">"at"</text:span><text:span text:style-name="T1">)) {</text:span></text:p>
      <text:p text:style-name="P20"><text:tab/><text:tab/><text:tab/><text:tab/>at = URLDecoder.<text:span text:style-name="T23">decode</text:span>(node.getAttributeValue(attr));</text:p>
      <text:p text:style-name="P16"><text:span text:style-name="T1"><text:tab/><text:tab/><text:tab/>} </text:span><text:span text:style-name="T10">else</text:span><text:span text:style-name="T1"> </text:span><text:span text:style-name="T10">if</text:span><text:span text:style-name="T1"> (attr.equals(</text:span><text:span text:style-name="T18">"av"</text:span><text:span text:style-name="T1">)) {</text:span></text:p>
      <text:p text:style-name="P20"><text:tab/><text:tab/><text:tab/><text:tab/>av = URLDecoder.<text:span text:style-name="T23">decode</text:span>(node.getAttributeValue(attr));</text:p>
      <text:p text:style-name="P16"/>
      <text:p text:style-name="P16"><text:span text:style-name="T1"><text:tab/><text:tab/><text:tab/>} </text:span><text:span text:style-name="T10">else</text:span><text:span text:style-name="T1"> {</text:span></text:p>
      <text:p text:style-name="P16"><text:span text:style-name="T1"><text:tab/><text:tab/><text:tab/><text:tab/></text:span><text:span text:style-name="T10">this</text:span><text:span text:style-name="T1">.</text:span><text:span text:style-name="T20">parentPanel</text:span><text:span text:style-name="T1">.</text:span><text:span text:style-name="T20">errorPanel</text:span></text:p>
      <text:p text:style-name="P16"><text:span text:style-name="T1"><text:tab/><text:tab/><text:tab/><text:tab/><text:tab/>.append(</text:span><text:span text:style-name="T18">"Error: Unsupported attribute for &lt;fieldname&gt;. </text:span></text:p>
      <text:p text:style-name="P16"><text:span text:style-name="T18"><text:tab/><text:tab/><text:tab/><text:tab/><text:tab/>Attribute name: " </text:span><text:span text:style-name="T1">+ attr);</text:span></text:p>
      <text:p text:style-name="P16"><text:span text:style-name="T1"><text:tab/><text:tab/><text:tab/>} </text:span><text:span text:style-name="T12">// end if</text:span></text:p>
      <text:p text:style-name="P16"><text:span text:style-name="T1"><text:tab/><text:tab/>} </text:span><text:span text:style-name="T12">// end while</text:span></text:p>
      <text:p text:style-name="P23"/>
      <text:p text:style-name="P16"><text:span text:style-name="T1"><text:tab/><text:tab/></text:span><text:span text:style-name="T12">// //////////////////////////</text:span></text:p>
      <text:p text:style-name="P16"><text:span text:style-name="T1"><text:tab/><text:tab/></text:span><text:span text:style-name="T12">// First create the Action</text:span></text:p>
      <text:p text:style-name="P16"><text:soft-page-break/><text:span text:style-name="T1"><text:tab/><text:tab/></text:span><text:span text:style-name="T12">// //////////////////////////</text:span></text:p>
      <text:p text:style-name="P16"/>
      <text:p text:style-name="P16"><text:span text:style-name="T1"><text:tab/><text:tab/>PopulationTableField aFld = </text:span><text:span text:style-name="T10">null</text:span><text:span text:style-name="T1">;</text:span></text:p>
      <text:p text:style-name="P16"><text:span text:style-name="T1"><text:tab/><text:tab/>PopulationTablePlainField aIdFld = </text:span><text:span text:style-name="T10">null</text:span><text:span text:style-name="T1">;</text:span></text:p>
      <text:p text:style-name="P16"><text:span text:style-name="T1"><text:tab/><text:tab/>PopulationTable aTable = </text:span><text:span text:style-name="T10">this</text:span><text:span text:style-name="T1">.</text:span><text:span text:style-name="T20">parentPanel</text:span><text:span text:style-name="T1">.</text:span><text:span text:style-name="T20">parentActionLanguagePanel</text:span><text:span text:style-name="T1">.</text:span></text:p>
      <text:p text:style-name="P16"><text:span text:style-name="T20"><text:tab/><text:tab/><text:tab/>PopulationTablePanel</text:span><text:span text:style-name="T1">.</text:span><text:span text:style-name="T20">tableGroup</text:span><text:span text:style-name="T1">.getTable(</text:span><text:span text:style-name="T18">"Action"</text:span><text:span text:style-name="T1">);</text:span></text:p>
      <text:p text:style-name="P20"><text:tab/><text:tab/>LinkedList&lt;PopulationTableField&gt; newActionFields = </text:p>
      <text:p text:style-name="P16"><text:span text:style-name="T3"><text:tab/><text:tab/><text:tab/></text:span><text:span text:style-name="T10">new</text:span><text:span text:style-name="T1"> LinkedList&lt;PopulationTableField&gt;();</text:span></text:p>
      <text:p text:style-name="P16"><text:span text:style-name="T1"><text:tab/><text:tab/>newActionFields.addLast(aIdFld = </text:span><text:span text:style-name="T10">new</text:span><text:span text:style-name="T1"> PopulationTablePlainField(Integer</text:span></text:p>
      <text:p text:style-name="P16"><text:span text:style-name="T1"><text:tab/><text:tab/><text:tab/><text:tab/>.</text:span><text:span text:style-name="T2">toString</text:span><text:span text:style-name="T1">(</text:span><text:span text:style-name="T20">actionUniqueId</text:span><text:span text:style-name="T1">++),</text:span></text:p>
      <text:p text:style-name="P16"><text:span text:style-name="T1"><text:tab/><text:tab/><text:tab/><text:tab/>(PopulationTableFieldname) aTable.</text:span><text:span text:style-name="T20">fieldNames</text:span><text:span text:style-name="T1">.get(0)));</text:span></text:p>
      <text:p text:style-name="P16"><text:span text:style-name="T1"><text:tab/><text:tab/>aIdFld.</text:span><text:span text:style-name="T20">containsData</text:span><text:span text:style-name="T1"> = </text:span><text:span text:style-name="T10">true</text:span><text:span text:style-name="T1">;</text:span></text:p>
      <text:p text:style-name="P16"/>
      <text:p text:style-name="P16"><text:span text:style-name="T1"><text:tab/><text:tab/>newActionFields.addLast(aFld = </text:span><text:span text:style-name="T10">new</text:span><text:span text:style-name="T1"> PopulationTableShadowingField(</text:span><text:span text:style-name="T10">null</text:span><text:span text:style-name="T1">, </text:span><text:span text:style-name="T10">null</text:span><text:span text:style-name="T1">,</text:span></text:p>
      <text:p text:style-name="P16"><text:span text:style-name="T1"><text:tab/><text:tab/><text:tab/><text:tab/><text:tab/><text:tab/></text:span><text:span text:style-name="T10">null</text:span><text:span text:style-name="T1">, (PopulationTableFieldname) aTable.</text:span><text:span text:style-name="T20">fieldNames</text:span></text:p>
      <text:p text:style-name="P20"><text:tab/><text:tab/><text:tab/><text:tab/><text:tab/><text:tab/><text:tab/><text:tab/>.get(1)));</text:p>
      <text:p text:style-name="P16"><text:span text:style-name="T1"><text:tab/><text:tab/>aIdFld.</text:span><text:span text:style-name="T20">containsData</text:span><text:span text:style-name="T1"> = </text:span><text:span text:style-name="T10">true</text:span><text:span text:style-name="T1">;</text:span></text:p>
      <text:p text:style-name="P16"/>
      <text:p text:style-name="P16"><text:span text:style-name="T1"><text:tab/><text:tab/>newActionFields.addLast(aFld = </text:span><text:span text:style-name="T10">new</text:span><text:span text:style-name="T1"> PopulationTableBooleanField(</text:span></text:p>
      <text:p text:style-name="P16"><text:span text:style-name="T1"><text:tab/><text:tab/><text:tab/><text:tab/></text:span><text:span text:style-name="T10">new</text:span><text:span text:style-name="T1"> String(</text:span><text:span text:style-name="T18">"false"</text:span><text:span text:style-name="T1">),</text:span></text:p>
      <text:p text:style-name="P16"><text:span text:style-name="T1"><text:tab/><text:tab/><text:tab/><text:tab/>(PopulationTableFieldname) aTable.</text:span><text:span text:style-name="T20">fieldNames</text:span><text:span text:style-name="T1">.get(2)));</text:span></text:p>
      <text:p text:style-name="P16"><text:span text:style-name="T1"><text:tab/><text:tab/>aFld.</text:span><text:span text:style-name="T20">containsData</text:span><text:span text:style-name="T1"> = </text:span><text:span text:style-name="T10">true</text:span><text:span text:style-name="T1">;</text:span></text:p>
      <text:p text:style-name="P16"/>
      <text:p text:style-name="P16"><text:span text:style-name="T1"><text:tab/><text:tab/>PopulationTableInstance aInst = </text:span><text:span text:style-name="T10">new</text:span><text:span text:style-name="T1"> PopulationTableInstance(aTable,</text:span></text:p>
      <text:p text:style-name="P20"><text:tab/><text:tab/><text:tab/><text:tab/>newActionFields);</text:p>
      <text:p text:style-name="P20"><text:tab/><text:tab/>aTable.appendInstanceFirst(aInst);</text:p>
      <text:p text:style-name="P16"/>
      <text:p text:style-name="P16"><text:span text:style-name="T1"><text:tab/><text:tab/></text:span><text:span text:style-name="T12">// ///////////////////////////////////</text:span></text:p>
      <text:p text:style-name="P16"><text:span text:style-name="T1"><text:tab/><text:tab/></text:span><text:span text:style-name="T12">// Second create the ActionColoring</text:span></text:p>
      <text:p text:style-name="P16"><text:span text:style-name="T1"><text:tab/><text:tab/></text:span><text:span text:style-name="T12">// ///////////////////////////////////</text:span></text:p>
      <text:p text:style-name="P16"/>
      <text:p text:style-name="P16"><text:span text:style-name="T1"><text:tab/><text:tab/>PopulationTable ac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ctionColoring"</text:span><text:span text:style-name="T1">);</text:span></text:p>
      <text:p text:style-name="P16"><text:span text:style-name="T1"><text:tab/><text:tab/>LinkedList&lt;PopulationTableField&gt; newActionColoringFields = </text:span><text:span text:style-name="T10">new</text:span><text:span text:style-name="T1"> <text:tab/><text:tab/><text:tab/><text:tab/><text:tab/><text:tab/>LinkedList&lt;PopulationTableField&gt;();</text:span></text:p>
      <text:p text:style-name="P16"/>
      <text:p text:style-name="P16"><text:span text:style-name="T1"><text:tab/><text:tab/>newActionColoringFields.addLast(aFld = </text:span><text:span text:style-name="T10">new</text:span><text:span text:style-name="T1"> PopulationTablePlainField(</text:span></text:p>
      <text:p text:style-name="P16"><text:span text:style-name="T1"><text:tab/><text:tab/><text:tab/><text:tab/>Integer.</text:span><text:span text:style-name="T2">toString</text:span><text:span text:style-name="T1">(</text:span><text:span text:style-name="T20">actionColoringUniqueId</text:span><text:span text:style-name="T1">++),</text:span></text:p>
      <text:p text:style-name="P16"><text:span text:style-name="T1"><text:tab/><text:tab/><text:tab/><text:tab/>(PopulationTableFieldname) acTable.</text:span><text:span text:style-name="T20">fieldNames</text:span><text:span text:style-name="T1">.get(0)));</text:span></text:p>
      <text:p text:style-name="P16"><text:span text:style-name="T1"><text:tab/><text:tab/>aFld.</text:span><text:span text:style-name="T20">containsData</text:span><text:span text:style-name="T1"> = </text:span><text:span text:style-name="T10">true</text:span><text:span text:style-name="T1">;</text:span></text:p>
      <text:p text:style-name="P16"/>
      <text:p text:style-name="P20"><text:tab/><text:tab/>newActionColoringFields</text:p>
      <text:p text:style-name="P16"><text:span text:style-name="T1"><text:tab/><text:tab/><text:tab/><text:tab/>.addLast(aFld = </text:span><text:span text:style-name="T10">new</text:span><text:span text:style-name="T1"> PopulationTableShadowingField(</text:span><text:span text:style-name="T10">null</text:span><text:span text:style-name="T1">, </text:span><text:span text:style-name="T10">null</text:span><text:span text:style-name="T1">,</text:span></text:p>
      <text:p text:style-name="P16"><text:span text:style-name="T1"><text:tab/><text:tab/><text:tab/><text:tab/><text:tab/><text:tab/></text:span><text:span text:style-name="T10">null</text:span><text:span text:style-name="T1">, (PopulationTableFieldname) acTable.</text:span><text:span text:style-name="T20">fieldNames</text:span></text:p>
      <text:p text:style-name="P20"><text:tab/><text:tab/><text:tab/><text:tab/><text:tab/><text:tab/><text:tab/><text:tab/>.get(1)));</text:p>
      <text:p text:style-name="P16"><text:span text:style-name="T1"><text:tab/><text:tab/>aFld.</text:span><text:span text:style-name="T20">containsData</text:span><text:span text:style-name="T1"> = </text:span><text:span text:style-name="T10">true</text:span><text:span text:style-name="T1">;</text:span></text:p>
      <text:p text:style-name="P16"/>
      <text:p text:style-name="P16"><text:span text:style-name="T1"><text:tab/><text:tab/>newActionColoringFields.addLast(aFld = </text:span><text:span text:style-name="T10">new</text:span><text:span text:style-name="T1"> PopulationTableBooleanField(</text:span></text:p>
      <text:p text:style-name="P16"><text:span text:style-name="T1"><text:tab/><text:tab/><text:tab/><text:tab/></text:span><text:span text:style-name="T10">new</text:span><text:span text:style-name="T1"> String(</text:span><text:span text:style-name="T18">"false"</text:span><text:span text:style-name="T1">),</text:span></text:p>
      <text:p text:style-name="P16"><text:span text:style-name="T1"><text:tab/><text:tab/><text:tab/><text:tab/>(PopulationTableFieldname) acTable.</text:span><text:span text:style-name="T20">fieldNames</text:span><text:span text:style-name="T1">.get(2)));</text:span></text:p>
      <text:p text:style-name="P16"><text:span text:style-name="T1"><text:tab/><text:tab/>aFld.</text:span><text:span text:style-name="T20">containsData</text:span><text:span text:style-name="T1"> = </text:span><text:span text:style-name="T10">true</text:span><text:span text:style-name="T1">;</text:span></text:p>
      <text:p text:style-name="P16"/>
      <text:p text:style-name="P16"><text:span text:style-name="T1"><text:tab/><text:tab/>PopulationTable atTable = </text:span><text:span text:style-name="T10">this</text:span><text:span text:style-name="T1">.</text:span><text:span text:style-name="T20">parentPanel</text:span><text:span text:style-name="T1">.</text:span><text:span text:style-name="T20">parentActionLanguagePanel</text:span><text:span text:style-name="T1">.</text:span></text:p>
      <text:p text:style-name="P16"><text:span text:style-name="T20"><text:tab/><text:tab/><text:tab/>populationTablePanel</text:span><text:span text:style-name="T1">.</text:span><text:span text:style-name="T20">tableGroup</text:span><text:span text:style-name="T1">.getTable(</text:span><text:span text:style-name="T18">"ActionType"</text:span><text:span text:style-name="T1">);</text:span></text:p>
      <text:p text:style-name="P16"><text:span text:style-name="T1"><text:tab/><text:tab/>PopulationTableLink atRef = </text:span><text:span text:style-name="T10">new</text:span><text:span text:style-name="T1"> PopulationTableLink(</text:span></text:p>
      <text:p text:style-name="P16"><text:span text:style-name="T1"><text:tab/><text:tab/><text:tab/><text:tab/></text:span><text:span text:style-name="T10">new</text:span><text:span text:style-name="T1"> PopulationTableReference(acTable,</text:span></text:p>
      <text:p text:style-name="P16"><text:span text:style-name="T1"><text:tab/><text:tab/><text:tab/><text:tab/><text:tab/><text:tab/>(PopulationTableFieldname) acTable.</text:span><text:span text:style-name="T20">fieldNames</text:span><text:span text:style-name="T1">.get(3)),</text:span></text:p>
      <text:p text:style-name="P16"><text:span text:style-name="T1"><text:tab/><text:tab/><text:tab/><text:tab/></text:span><text:span text:style-name="T10">new</text:span><text:span text:style-name="T1"> PopulationTableReference(atTable,</text:span></text:p>
      <text:p text:style-name="P16"><text:span text:style-name="T1"><text:tab/><text:tab/><text:tab/><text:tab/><text:tab/><text:tab/>(PopulationTableFieldname) atTable.</text:span><text:span text:style-name="T20">fieldNames</text:span><text:span text:style-name="T1">.get(0)));</text:span></text:p>
      <text:p text:style-name="P16"><text:span text:style-name="T1"><text:tab/><text:tab/>PopulationTableSameAsField atFld = </text:span><text:span text:style-name="T10">new</text:span><text:span text:style-name="T1"> PopulationTableSameAsField(</text:span></text:p>
      <text:p text:style-name="P20"><text:tab/><text:tab/><text:tab/><text:tab/>atRef, node.getElementName(),</text:p>
      <text:p text:style-name="P16"><text:span text:style-name="T1"><text:tab/><text:tab/><text:tab/><text:tab/>(PopulationTableFieldname) acTable.</text:span><text:span text:style-name="T20">fieldNames</text:span><text:span text:style-name="T1">.get(3));</text:span></text:p>
      <text:p text:style-name="P16"><text:span text:style-name="T1"><text:tab/><text:tab/>atFld.</text:span><text:span text:style-name="T20">containsData</text:span><text:span text:style-name="T1"> = </text:span><text:span text:style-name="T10">true</text:span><text:span text:style-name="T1">;</text:span></text:p>
      <text:p text:style-name="P20"><text:tab/><text:tab/>newActionColoringFields.addLast(atFld);</text:p>
      <text:p text:style-name="P16"/>
      <text:p text:style-name="P16"><text:span text:style-name="T1"><text:tab/><text:tab/>PopulationTableLink aRef = </text:span><text:span text:style-name="T10">new</text:span><text:span text:style-name="T1"> PopulationTableLink(</text:span></text:p>
      <text:p text:style-name="P16"><text:span text:style-name="T1"><text:tab/><text:tab/><text:tab/><text:tab/></text:span><text:span text:style-name="T10">new</text:span><text:span text:style-name="T1"> PopulationTableReference(acTable,</text:span></text:p>
      <text:p text:style-name="P16"><text:span text:style-name="T1"><text:tab/><text:tab/><text:tab/><text:tab/><text:tab/><text:tab/>(PopulationTableFieldname) acTable.</text:span><text:span text:style-name="T20">fieldNames</text:span><text:span text:style-name="T1">.get(4)),</text:span></text:p>
      <text:p text:style-name="P16"><text:span text:style-name="T1"><text:tab/><text:tab/><text:tab/><text:tab/></text:span><text:span text:style-name="T10">new</text:span><text:span text:style-name="T1"> PopulationTableReference(aTable,</text:span></text:p>
      <text:p text:style-name="P16"><text:span text:style-name="T1"><text:tab/><text:tab/><text:tab/><text:tab/><text:tab/><text:tab/>(PopulationTableFieldname) aTable.</text:span><text:span text:style-name="T20">fieldNames</text:span><text:span text:style-name="T1">.get(0)));</text:span></text:p>
      <text:p text:style-name="P16"><text:span text:style-name="T1"><text:tab/><text:tab/>PopulationTableSameAsField actFld = </text:span><text:span text:style-name="T10">new</text:span><text:span text:style-name="T1"> PopulationTableSameAsField(</text:span></text:p>
      <text:p text:style-name="P20"><text:tab/><text:tab/><text:tab/><text:tab/>aRef, aIdFld.getFieldValue(),</text:p>
      <text:p text:style-name="P16"><text:span text:style-name="T1"><text:tab/><text:tab/><text:tab/><text:tab/>(PopulationTableFieldname) acTable.</text:span><text:span text:style-name="T20">fieldNames</text:span><text:span text:style-name="T1">.get(4));</text:span></text:p>
      <text:p text:style-name="P16"><text:span text:style-name="T1"><text:tab/><text:tab/>actFld.</text:span><text:span text:style-name="T20">containsData</text:span><text:span text:style-name="T1"> = </text:span><text:span text:style-name="T10">true</text:span><text:span text:style-name="T1">;</text:span></text:p>
      <text:p text:style-name="P20"><text:tab/><text:tab/>newActionColoringFields.addLast(actFld);</text:p>
      <text:p text:style-name="P16"/>
      <text:p text:style-name="P16"><text:span text:style-name="T1"><text:tab/><text:tab/>PopulationTableInstance acInst = </text:span><text:span text:style-name="T10">new</text:span><text:span text:style-name="T1"> PopulationTableInstance(acTable,</text:span></text:p>
      <text:p text:style-name="P20"><text:tab/><text:tab/><text:tab/><text:tab/>newActionColoringFields);</text:p>
      <text:p text:style-name="P20"><text:tab/><text:tab/>acTable.appendInstanceFirst(acInst);</text:p>
      <text:p text:style-name="P16"/>
      <text:p text:style-name="P16"><text:soft-page-break/><text:span text:style-name="T1"><text:tab/><text:tab/></text:span><text:span text:style-name="T12">// ///////////////////////////////////</text:span></text:p>
      <text:p text:style-name="P16"><text:span text:style-name="T1"><text:tab/><text:tab/></text:span><text:span text:style-name="T12">// Third create the ActionAttribute</text:span></text:p>
      <text:p text:style-name="P16"><text:span text:style-name="T1"><text:tab/><text:tab/></text:span><text:span text:style-name="T12">// ///////////////////////////////////</text:span></text:p>
      <text:p text:style-name="P16"/>
      <text:p text:style-name="P16"><text:span text:style-name="T1"><text:tab/><text:tab/></text:span><text:span text:style-name="T10">if</text:span><text:span text:style-name="T1"> (at != </text:span><text:span text:style-name="T10">null</text:span><text:span text:style-name="T1">) {</text:span></text:p>
      <text:p text:style-name="P16"/>
      <text:p text:style-name="P16"><text:span text:style-name="T1"><text:tab/><text:tab/><text:tab/>PopulationTable aa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tab/></text:span><text:span text:style-name="T1">.</text:span><text:span text:style-name="T20">populationTablePanel</text:span><text:span text:style-name="T1">.</text:span><text:span text:style-name="T20">tableGroup</text:span><text:span text:style-name="T1">.getTable(</text:span><text:span text:style-name="T18">"ActionAttribute"</text:span><text:span text:style-name="T1">);</text:span></text:p>
      <text:p text:style-name="P16"><text:span text:style-name="T1"><text:tab/><text:tab/><text:tab/>LinkedList&lt;PopulationTableField&gt; newActionAttributeFields = </text:span><text:span text:style-name="T10">new</text:span><text:span text:style-name="T1"> <text:tab/><text:tab/><text:tab/><text:tab/><text:tab/><text:tab/>LinkedList&lt;PopulationTableField&gt;();</text:span></text:p>
      <text:p text:style-name="P20"><text:tab/><text:tab/><text:tab/>newActionAttributeFields</text:p>
      <text:p text:style-name="P16"><text:span text:style-name="T1"><text:tab/><text:tab/><text:tab/><text:tab/><text:tab/>.addLast(aFld = </text:span><text:span text:style-name="T10">new</text:span><text:span text:style-name="T1"> PopulationTablePlainField(Integer</text:span></text:p>
      <text:p text:style-name="P16"><text:span text:style-name="T1"><text:tab/><text:tab/><text:tab/><text:tab/><text:tab/><text:tab/><text:tab/>.</text:span><text:span text:style-name="T2">toString</text:span><text:span text:style-name="T1">(</text:span><text:span text:style-name="T20">actionAttributeUniqueId</text:span><text:span text:style-name="T1">++),</text:span></text:p>
      <text:p text:style-name="P16"><text:span text:style-name="T1"><text:tab/><text:tab/><text:tab/><text:tab/><text:tab/><text:tab/><text:tab/>(PopulationTableFieldname) aaTable.</text:span><text:span text:style-name="T20">fieldNames</text:span></text:p>
      <text:p text:style-name="P20"><text:tab/><text:tab/><text:tab/><text:tab/><text:tab/><text:tab/><text:tab/><text:tab/><text:tab/>.get(0)));</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20"><text:tab/><text:tab/><text:tab/>newActionAttributeFields</text:p>
      <text:p text:style-name="P16"><text:span text:style-name="T1"><text:tab/><text:tab/><text:tab/><text:tab/><text:tab/>.addLast(aFld = </text:span><text:span text:style-name="T10">new</text:span><text:span text:style-name="T1"> PopulationTableShadowingField(</text:span><text:span text:style-name="T10">null</text:span><text:span text:style-name="T1">,</text:span></text:p>
      <text:p text:style-name="P16"><text:span text:style-name="T1"><text:tab/><text:tab/><text:tab/><text:tab/><text:tab/><text:tab/><text:tab/></text:span><text:span text:style-name="T10">null</text:span><text:span text:style-name="T1">, </text:span><text:span text:style-name="T10">null</text:span><text:span text:style-name="T1">,</text:span></text:p>
      <text:p text:style-name="P16"><text:span text:style-name="T1"><text:tab/><text:tab/><text:tab/><text:tab/><text:tab/><text:tab/><text:tab/>(PopulationTableFieldname) aaTable.</text:span><text:span text:style-name="T20">fieldNames</text:span></text:p>
      <text:p text:style-name="P20"><text:tab/><text:tab/><text:tab/><text:tab/><text:tab/><text:tab/><text:tab/><text:tab/><text:tab/>.get(1)));</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20"><text:tab/><text:tab/><text:tab/>newActionAttributeFields</text:p>
      <text:p text:style-name="P16"><text:span text:style-name="T1"><text:tab/><text:tab/><text:tab/><text:tab/><text:tab/>.addLast(aFld = </text:span><text:span text:style-name="T10">new</text:span><text:span text:style-name="T1"> PopulationTableBooleanField(</text:span><text:span text:style-name="T10">new</text:span><text:span text:style-name="T1"> String(</text:span></text:p>
      <text:p text:style-name="P16"><text:span text:style-name="T1"><text:tab/><text:tab/><text:tab/><text:tab/><text:tab/><text:tab/><text:tab/></text:span><text:span text:style-name="T18">"false"</text:span><text:span text:style-name="T1">),</text:span></text:p>
      <text:p text:style-name="P16"><text:span text:style-name="T1"><text:tab/><text:tab/><text:tab/><text:tab/><text:tab/><text:tab/><text:tab/>(PopulationTableFieldname) aaTable.</text:span><text:span text:style-name="T20">fieldNames</text:span></text:p>
      <text:p text:style-name="P20"><text:tab/><text:tab/><text:tab/><text:tab/><text:tab/><text:tab/><text:tab/><text:tab/><text:tab/>.get(2)));</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16"><text:span text:style-name="T1"><text:tab/><text:tab/><text:tab/>PopulationTableLink aRef1 = </text:span><text:span text:style-name="T10">new</text:span><text:span text:style-name="T1"> PopulationTableLink(</text:span></text:p>
      <text:p text:style-name="P16"><text:span text:style-name="T1"><text:tab/><text:tab/><text:tab/><text:tab/><text:tab/></text:span><text:span text:style-name="T10">new</text:span><text:span text:style-name="T1"> PopulationTableReference(aaTable,</text:span></text:p>
      <text:p text:style-name="P16"><text:span text:style-name="T1"><text:tab/><text:tab/><text:tab/><text:tab/><text:tab/><text:tab/><text:tab/>(PopulationTableFieldname) aaTable.</text:span><text:span text:style-name="T20">fieldNames</text:span></text:p>
      <text:p text:style-name="P20"><text:tab/><text:tab/><text:tab/><text:tab/><text:tab/><text:tab/><text:tab/><text:tab/><text:tab/>.get(3)),</text:p>
      <text:p text:style-name="P16"><text:span text:style-name="T1"><text:tab/><text:tab/><text:tab/><text:tab/><text:tab/></text:span><text:span text:style-name="T10">new</text:span><text:span text:style-name="T1"> PopulationTableReference(aTable,</text:span></text:p>
      <text:p text:style-name="P16"><text:span text:style-name="T1"><text:tab/><text:tab/><text:tab/><text:tab/><text:tab/><text:tab/><text:tab/>(PopulationTableFieldname) <text:tab/><text:tab/><text:tab/><text:tab/><text:tab/><text:tab/>aTable.</text:span><text:span text:style-name="T20">fieldNames</text:span><text:span text:style-name="T1">.get(0)));</text:span></text:p>
      <text:p text:style-name="P16"><text:span text:style-name="T1"><text:tab/><text:tab/><text:tab/>PopulationTableSameAsField actFld2 = </text:span><text:span text:style-name="T10">new</text:span><text:span text:style-name="T1"> PopulationTableSameAsField(</text:span></text:p>
      <text:p text:style-name="P20"><text:tab/><text:tab/><text:tab/><text:tab/><text:tab/>aRef1, aIdFld.getFieldValue(),</text:p>
      <text:p text:style-name="P16"><text:span text:style-name="T1"><text:tab/><text:tab/><text:tab/><text:tab/><text:tab/>(PopulationTableFieldname) aaTable.</text:span><text:span text:style-name="T20">fieldNames</text:span><text:span text:style-name="T1">.get(3));</text:span></text:p>
      <text:p text:style-name="P16"><text:span text:style-name="T1"><text:tab/><text:tab/><text:tab/>actFld2.</text:span><text:span text:style-name="T20">containsData</text:span><text:span text:style-name="T1"> = </text:span><text:span text:style-name="T10">true</text:span><text:span text:style-name="T1">;</text:span></text:p>
      <text:p text:style-name="P20"><text:tab/><text:tab/><text:tab/>newActionAttributeFields.addLast(actFld2);</text:p>
      <text:p text:style-name="P16"/>
      <text:p text:style-name="P16"><text:span text:style-name="T1"><text:tab/><text:tab/><text:tab/>PopulationTableLink aRef3 = </text:span><text:span text:style-name="T10">new</text:span><text:span text:style-name="T1"> PopulationTableLink(</text:span></text:p>
      <text:p text:style-name="P16"><text:span text:style-name="T1"><text:tab/><text:tab/><text:tab/><text:tab/><text:tab/></text:span><text:span text:style-name="T10">new</text:span><text:span text:style-name="T1"> PopulationTableReference(aaTable,</text:span></text:p>
      <text:p text:style-name="P16"><text:span text:style-name="T1"><text:tab/><text:tab/><text:tab/><text:tab/><text:tab/><text:tab/><text:tab/>(PopulationTableFieldname) aaTable.</text:span><text:span text:style-name="T20">fieldNames</text:span></text:p>
      <text:p text:style-name="P16"><text:span text:style-name="T1"><text:tab/><text:tab/><text:tab/><text:tab/><text:tab/><text:tab/><text:tab/><text:tab/><text:tab/>.get(4)), </text:span><text:span text:style-name="T10">new</text:span><text:span text:style-name="T1"> <text:tab/><text:tab/><text:tab/><text:tab/><text:tab/><text:tab/><text:tab/><text:tab/><text:tab/><text:tab/><text:tab/><text:tab/>PopulationTableReference(</text:span></text:p>
      <text:p text:style-name="P20"><text:tab/><text:tab/><text:tab/><text:tab/><text:tab/><text:tab/><text:tab/>atTable,</text:p>
      <text:p text:style-name="P16"><text:span text:style-name="T1"><text:tab/><text:tab/><text:tab/><text:tab/><text:tab/><text:tab/><text:tab/>(PopulationTableFieldname) atTable.</text:span><text:span text:style-name="T20">fieldNames</text:span></text:p>
      <text:p text:style-name="P20"><text:tab/><text:tab/><text:tab/><text:tab/><text:tab/><text:tab/><text:tab/><text:tab/><text:tab/>.get(0)));</text:p>
      <text:p text:style-name="P16"><text:span text:style-name="T1"><text:tab/><text:tab/><text:tab/>PopulationTableSameAsField actFld3 = </text:span><text:span text:style-name="T10">new</text:span><text:span text:style-name="T1"> PopulationTableSameAsField(</text:span></text:p>
      <text:p text:style-name="P16"><text:span text:style-name="T1"><text:tab/><text:tab/><text:tab/><text:tab/><text:tab/>aRef3, at, (PopulationTableFieldname) aaTable.</text:span><text:span text:style-name="T20">fieldNames</text:span></text:p>
      <text:p text:style-name="P20"><text:tab/><text:tab/><text:tab/><text:tab/><text:tab/><text:tab/><text:tab/>.get(4));</text:p>
      <text:p text:style-name="P16"><text:span text:style-name="T1"><text:tab/><text:tab/><text:tab/>actFld3.</text:span><text:span text:style-name="T20">containsData</text:span><text:span text:style-name="T1"> = </text:span><text:span text:style-name="T10">true</text:span><text:span text:style-name="T1">;</text:span></text:p>
      <text:p text:style-name="P20"><text:tab/><text:tab/><text:tab/>newActionAttributeFields.addLast(actFld3);</text:p>
      <text:p text:style-name="P16"/>
      <text:p text:style-name="P20"><text:tab/><text:tab/><text:tab/>newActionAttributeFields</text:p>
      <text:p text:style-name="P16"><text:span text:style-name="T1"><text:tab/><text:tab/><text:tab/><text:tab/><text:tab/>.addLast(aFld = </text:span><text:span text:style-name="T10">new</text:span><text:span text:style-name="T1"> PopulationTablePlainField(av,</text:span></text:p>
      <text:p text:style-name="P16"><text:span text:style-name="T1"><text:tab/><text:tab/><text:tab/><text:tab/><text:tab/><text:tab/><text:tab/>(PopulationTableFieldname) aaTable.</text:span><text:span text:style-name="T20">fieldNames</text:span></text:p>
      <text:p text:style-name="P20"><text:tab/><text:tab/><text:tab/><text:tab/><text:tab/><text:tab/><text:tab/><text:tab/><text:tab/>.get(5)));</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16"><text:span text:style-name="T1"><text:tab/><text:tab/><text:tab/>PopulationTableInstance aaInst = </text:span><text:span text:style-name="T10">new</text:span><text:span text:style-name="T1"> PopulationTableInstance(</text:span></text:p>
      <text:p text:style-name="P20"><text:tab/><text:tab/><text:tab/><text:tab/><text:tab/>aaTable, newActionAttributeFields);</text:p>
      <text:p text:style-name="P20"><text:tab/><text:tab/><text:tab/>aaTable.appendInstanceFirst(aaInst);</text:p>
      <text:p text:style-name="P16"/>
      <text:p text:style-name="P20"><text:tab/><text:tab/>}</text:p>
      <text:p text:style-name="P16"/>
      <text:p text:style-name="P16"><text:span text:style-name="T1"><text:tab/><text:tab/></text:span><text:span text:style-name="T12">// ///////////////////////////////////</text:span></text:p>
      <text:p text:style-name="P16"><text:span text:style-name="T1"><text:tab/><text:tab/></text:span><text:span text:style-name="T12">// Fourth create the SequencedAction</text:span></text:p>
      <text:p text:style-name="P16"><text:span text:style-name="T1"><text:tab/><text:tab/></text:span><text:span text:style-name="T12">// ///////////////////////////////////</text:span></text:p>
      <text:p text:style-name="P16"/>
      <text:p text:style-name="P16"><text:span text:style-name="T1"><text:tab/><text:tab/></text:span><text:span text:style-name="T10">if</text:span><text:span text:style-name="T1"> (parentActionId != </text:span><text:span text:style-name="T10">null</text:span><text:span text:style-name="T1">) {</text:span></text:p>
      <text:p text:style-name="P16"/>
      <text:p text:style-name="P16"><text:span text:style-name="T1"><text:tab/><text:tab/><text:tab/>PopulationTable saTable = <text:tab/><text:tab/><text:tab/><text:tab/><text:tab/><text:tab/><text:tab/><text:tab/><text:tab/><text:tab/><text:tab/></text:span><text:span text:style-name="T10">this</text:span><text:span text:style-name="T1">.</text:span><text:span text:style-name="T20">parentPanel</text:span><text:span text:style-name="T1">.</text:span><text:span text:style-name="T20">parentActionLanguagePanel</text:span><text:span text:style-name="T1">.</text:span><text:span text:style-name="T20">populationTablePanel</text:span></text:p>
      <text:p text:style-name="P16"><text:span text:style-name="T20"><text:tab/><text:tab/><text:tab/><text:tab/><text:tab/></text:span><text:span text:style-name="T1">.</text:span><text:span text:style-name="T20">tableGroup</text:span><text:span text:style-name="T1">.getTable(</text:span><text:span text:style-name="T18">"SequencedAction"</text:span><text:span text:style-name="T1">);</text:span></text:p>
      <text:p text:style-name="P16"><text:span text:style-name="T1"><text:tab/><text:tab/><text:tab/>LinkedList&lt;PopulationTableField&gt; newSequencedActionFields = </text:span><text:span text:style-name="T10">new</text:span><text:span text:style-name="T1"> <text:tab/><text:tab/></text:span><text:soft-page-break/><text:span text:style-name="T1"><text:tab/><text:tab/><text:tab/><text:tab/>LinkedList&lt;PopulationTableField&gt;();</text:span></text:p>
      <text:p text:style-name="P20"><text:tab/><text:tab/><text:tab/>newSequencedActionFields</text:p>
      <text:p text:style-name="P16"><text:span text:style-name="T1"><text:tab/><text:tab/><text:tab/><text:tab/><text:tab/>.addLast(aFld = </text:span><text:span text:style-name="T10">new</text:span><text:span text:style-name="T1"> PopulationTablePlainField(Integer</text:span></text:p>
      <text:p text:style-name="P16"><text:span text:style-name="T1"><text:tab/><text:tab/><text:tab/><text:tab/><text:tab/><text:tab/><text:tab/>.</text:span><text:span text:style-name="T2">toString</text:span><text:span text:style-name="T1">(</text:span><text:span text:style-name="T20">sequencedActionUniqueId</text:span><text:span text:style-name="T1">++),</text:span></text:p>
      <text:p text:style-name="P16"><text:span text:style-name="T1"><text:tab/><text:tab/><text:tab/><text:tab/><text:tab/><text:tab/><text:tab/>(PopulationTableFieldname) saTable.</text:span><text:span text:style-name="T20">fieldNames</text:span></text:p>
      <text:p text:style-name="P20"><text:tab/><text:tab/><text:tab/><text:tab/><text:tab/><text:tab/><text:tab/><text:tab/><text:tab/>.get(0)));</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20"><text:tab/><text:tab/><text:tab/>newSequencedActionFields</text:p>
      <text:p text:style-name="P16"><text:span text:style-name="T1"><text:tab/><text:tab/><text:tab/><text:tab/><text:tab/>.addLast(aFld = </text:span><text:span text:style-name="T10">new</text:span><text:span text:style-name="T1"> PopulationTableShadowingField(</text:span><text:span text:style-name="T10">null</text:span><text:span text:style-name="T1">,</text:span></text:p>
      <text:p text:style-name="P16"><text:span text:style-name="T1"><text:tab/><text:tab/><text:tab/><text:tab/><text:tab/><text:tab/><text:tab/></text:span><text:span text:style-name="T10">null</text:span><text:span text:style-name="T1">, </text:span><text:span text:style-name="T10">null</text:span><text:span text:style-name="T1">,</text:span></text:p>
      <text:p text:style-name="P16"><text:span text:style-name="T1"><text:tab/><text:tab/><text:tab/><text:tab/><text:tab/><text:tab/><text:tab/>(PopulationTableFieldname) saTable.</text:span><text:span text:style-name="T20">fieldNames</text:span></text:p>
      <text:p text:style-name="P20"><text:tab/><text:tab/><text:tab/><text:tab/><text:tab/><text:tab/><text:tab/><text:tab/><text:tab/>.get(1)));</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20"><text:tab/><text:tab/><text:tab/>newSequencedActionFields</text:p>
      <text:p text:style-name="P16"><text:span text:style-name="T1"><text:tab/><text:tab/><text:tab/><text:tab/><text:tab/>.addLast(aFld = </text:span><text:span text:style-name="T10">new</text:span><text:span text:style-name="T1"> PopulationTableBooleanField(</text:span><text:span text:style-name="T10">new</text:span><text:span text:style-name="T1"> String(</text:span></text:p>
      <text:p text:style-name="P16"><text:span text:style-name="T1"><text:tab/><text:tab/><text:tab/><text:tab/><text:tab/><text:tab/><text:tab/></text:span><text:span text:style-name="T18">"false"</text:span><text:span text:style-name="T1">),</text:span></text:p>
      <text:p text:style-name="P16"><text:span text:style-name="T1"><text:tab/><text:tab/><text:tab/><text:tab/><text:tab/><text:tab/><text:tab/>(PopulationTableFieldname) saTable.</text:span><text:span text:style-name="T20">fieldNames</text:span></text:p>
      <text:p text:style-name="P20"><text:tab/><text:tab/><text:tab/><text:tab/><text:tab/><text:tab/><text:tab/><text:tab/><text:tab/>.get(2)));</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16"><text:span text:style-name="T1"><text:tab/><text:tab/><text:tab/>PopulationTableLink aRef1 = </text:span><text:span text:style-name="T10">new</text:span><text:span text:style-name="T1"> PopulationTableLink(</text:span></text:p>
      <text:p text:style-name="P16"><text:span text:style-name="T1"><text:tab/><text:tab/><text:tab/><text:tab/><text:tab/></text:span><text:span text:style-name="T10">new</text:span><text:span text:style-name="T1"> PopulationTableReference(saTable,</text:span></text:p>
      <text:p text:style-name="P16"><text:span text:style-name="T1"><text:tab/><text:tab/><text:tab/><text:tab/><text:tab/><text:tab/><text:tab/>(PopulationTableFieldname) saTable.</text:span><text:span text:style-name="T20">fieldNames</text:span></text:p>
      <text:p text:style-name="P20"><text:tab/><text:tab/><text:tab/><text:tab/><text:tab/><text:tab/><text:tab/><text:tab/><text:tab/>.get(3)),</text:p>
      <text:p text:style-name="P16"><text:span text:style-name="T1"><text:tab/><text:tab/><text:tab/><text:tab/><text:tab/></text:span><text:span text:style-name="T10">new</text:span><text:span text:style-name="T1"> PopulationTableReference(aTable,</text:span></text:p>
      <text:p text:style-name="P16"><text:span text:style-name="T1"><text:tab/><text:tab/><text:tab/><text:tab/><text:tab/><text:tab/><text:tab/>(PopulationTableFieldname) <text:tab/><text:tab/><text:tab/><text:tab/><text:tab/><text:tab/><text:tab/><text:tab/><text:tab/><text:tab/>aTable.</text:span><text:span text:style-name="T20">fieldNames</text:span><text:span text:style-name="T1">.get(0)));</text:span></text:p>
      <text:p text:style-name="P16"><text:span text:style-name="T1"><text:tab/><text:tab/><text:tab/>PopulationTableSameAsField actFld2 = </text:span><text:span text:style-name="T10">new</text:span><text:span text:style-name="T1"> PopulationTableSameAsField(</text:span></text:p>
      <text:p text:style-name="P20"><text:tab/><text:tab/><text:tab/><text:tab/><text:tab/>aRef1, parentActionId,</text:p>
      <text:p text:style-name="P16"><text:span text:style-name="T1"><text:tab/><text:tab/><text:tab/><text:tab/><text:tab/>(PopulationTableFieldname) saTable.</text:span><text:span text:style-name="T20">fieldNames</text:span><text:span text:style-name="T1">.get(3));</text:span></text:p>
      <text:p text:style-name="P16"><text:span text:style-name="T1"><text:tab/><text:tab/><text:tab/>actFld2.</text:span><text:span text:style-name="T20">containsData</text:span><text:span text:style-name="T1"> = </text:span><text:span text:style-name="T10">true</text:span><text:span text:style-name="T1">;</text:span></text:p>
      <text:p text:style-name="P20"><text:tab/><text:tab/><text:tab/>newSequencedActionFields.addLast(actFld2);</text:p>
      <text:p text:style-name="P16"/>
      <text:p text:style-name="P16"><text:span text:style-name="T1"><text:tab/><text:tab/><text:tab/>PopulationTableLink aRef2 = </text:span><text:span text:style-name="T10">new</text:span><text:span text:style-name="T1"> PopulationTableLink(</text:span></text:p>
      <text:p text:style-name="P16"><text:span text:style-name="T1"><text:tab/><text:tab/><text:tab/><text:tab/><text:tab/></text:span><text:span text:style-name="T10">new</text:span><text:span text:style-name="T1"> PopulationTableReference(saTable,</text:span></text:p>
      <text:p text:style-name="P16"><text:span text:style-name="T1"><text:tab/><text:tab/><text:tab/><text:tab/><text:tab/><text:tab/><text:tab/>(PopulationTableFieldname) saTable.</text:span><text:span text:style-name="T20">fieldNames</text:span></text:p>
      <text:p text:style-name="P20"><text:tab/><text:tab/><text:tab/><text:tab/><text:tab/><text:tab/><text:tab/><text:tab/><text:tab/>.get(4)),</text:p>
      <text:p text:style-name="P16"><text:span text:style-name="T1"><text:tab/><text:tab/><text:tab/><text:tab/><text:tab/></text:span><text:span text:style-name="T10">new</text:span><text:span text:style-name="T1"> PopulationTableReference(aTable,</text:span></text:p>
      <text:p text:style-name="P16"><text:span text:style-name="T1"><text:tab/><text:tab/><text:tab/><text:tab/><text:tab/><text:tab/><text:tab/>(PopulationTableFieldname) <text:tab/><text:tab/><text:tab/><text:tab/><text:tab/><text:tab/><text:tab/><text:tab/><text:tab/><text:tab/>aTable.</text:span><text:span text:style-name="T20">fieldNames</text:span><text:span text:style-name="T1">.get(0)));</text:span></text:p>
      <text:p text:style-name="P16"><text:span text:style-name="T1"><text:tab/><text:tab/><text:tab/>PopulationTableSameAsField actFld3 = </text:span><text:span text:style-name="T10">new</text:span><text:span text:style-name="T1"> PopulationTableSameAsField(</text:span></text:p>
      <text:p text:style-name="P20"><text:tab/><text:tab/><text:tab/><text:tab/><text:tab/>aRef2, aIdFld.getFieldValue(),</text:p>
      <text:p text:style-name="P16"><text:span text:style-name="T1"><text:tab/><text:tab/><text:tab/><text:tab/><text:tab/>(PopulationTableFieldname) saTable.</text:span><text:span text:style-name="T20">fieldNames</text:span><text:span text:style-name="T1">.get(4));</text:span></text:p>
      <text:p text:style-name="P16"><text:span text:style-name="T1"><text:tab/><text:tab/><text:tab/>actFld3.</text:span><text:span text:style-name="T20">containsData</text:span><text:span text:style-name="T1"> = </text:span><text:span text:style-name="T10">true</text:span><text:span text:style-name="T1">;</text:span></text:p>
      <text:p text:style-name="P20"><text:tab/><text:tab/><text:tab/>newSequencedActionFields.addLast(actFld3);</text:p>
      <text:p text:style-name="P16"/>
      <text:p text:style-name="P20"><text:tab/><text:tab/><text:tab/>newSequencedActionFields</text:p>
      <text:p text:style-name="P16"><text:span text:style-name="T1"><text:tab/><text:tab/><text:tab/><text:tab/><text:tab/>.addLast(aFld = </text:span><text:span text:style-name="T10">new</text:span><text:span text:style-name="T1"> PopulationTablePlainField(Integer</text:span></text:p>
      <text:p text:style-name="P20"><text:tab/><text:tab/><text:tab/><text:tab/><text:tab/><text:tab/><text:tab/>.<text:span text:style-name="T24">toString</text:span>(seqNum),</text:p>
      <text:p text:style-name="P16"><text:span text:style-name="T1"><text:tab/><text:tab/><text:tab/><text:tab/><text:tab/><text:tab/><text:tab/>(PopulationTableFieldname) saTable.</text:span><text:span text:style-name="T20">fieldNames</text:span></text:p>
      <text:p text:style-name="P20"><text:tab/><text:tab/><text:tab/><text:tab/><text:tab/><text:tab/><text:tab/><text:tab/><text:tab/>.get(5)));</text:p>
      <text:p text:style-name="P16"><text:span text:style-name="T1"><text:tab/><text:tab/><text:tab/>aFld.</text:span><text:span text:style-name="T20">containsData</text:span><text:span text:style-name="T1"> = </text:span><text:span text:style-name="T10">true</text:span><text:span text:style-name="T1">;</text:span></text:p>
      <text:p text:style-name="P16"/>
      <text:p text:style-name="P16"><text:span text:style-name="T1"><text:tab/><text:tab/><text:tab/>PopulationTableInstance saInst = </text:span><text:span text:style-name="T10">new</text:span><text:span text:style-name="T1"> PopulationTableInstance(</text:span></text:p>
      <text:p text:style-name="P20"><text:tab/><text:tab/><text:tab/><text:tab/><text:tab/>saTable, newSequencedActionFields);</text:p>
      <text:p text:style-name="P20"><text:tab/><text:tab/><text:tab/>saTable.appendInstanceFirst(saInst);</text:p>
      <text:p text:style-name="P16"/>
      <text:p text:style-name="P20"><text:tab/><text:tab/>}</text:p>
      <text:p text:style-name="P16"/>
      <text:p text:style-name="P16"><text:span text:style-name="T1"><text:tab/><text:tab/></text:span><text:span text:style-name="T10">return</text:span><text:span text:style-name="T1"> aIdFld.getFieldValue();</text:span></text:p>
      <text:p text:style-name="P20"><text:tab/>}</text:p>
      <text:p text:style-name="P2"><draw:frame draw:style-name="fr1" draw:name="Frame8" text:anchor-type="paragraph" svg:width="13.081cm" draw:z-index="14"><draw:text-box fo:min-height="1.505cm"><text:p text:style-name="Illustration"><draw:frame draw:style-name="fr4" draw:name="graphics7" text:anchor-type="paragraph" svg:x="0.004cm" svg:y="0.002cm" svg:width="9.878cm" style:rel-width="100%" svg:height="0.282cm" style:rel-height="scale" draw:z-index="15"><draw:image xlink:href="../images/20%20years%20on/dummy.png" xlink:type="simple" xlink:show="embed" xlink:actuate="onLoad"/></draw:frame>Figure <text:sequence text:ref-name="refIllustration7" text:name="Illustration" text:formula="ooow:Illustration+1" style:num-format="1">8</text:sequence>: populateAction() method for XML source code compilation</text:p></draw:text-box></draw:frame></text:p>
      <text:h text:style-name="P50" text:outline-level="9">Decompilation of the action language model into XML</text:h>
      <text:p text:style-name="MainBody">The XML is regenerated from the action language model by systematically navigating the mode to build, in order, attributeDataType, actionType, and finally action elements.</text:p>
      <text:p text:style-name="P16"><text:span text:style-name="T1"><text:tab/></text:span><text:span text:style-name="T10">private</text:span><text:span text:style-name="T1"> </text:span><text:span text:style-name="T10">void</text:span><text:span text:style-name="T1"> decompile() {</text:span></text:p>
      <text:p text:style-name="P16"/>
      <text:p text:style-name="P16"><text:span text:style-name="T1"><text:tab/><text:tab/></text:span><text:span text:style-name="T20">generatedCode</text:span><text:span text:style-name="T1">.clear();</text:span></text:p>
      <text:p text:style-name="P16"/>
      <text:p text:style-name="P16"><text:span text:style-name="T1"><text:tab/><text:tab/></text:span><text:span text:style-name="T12">// Generate the AttributeDataType entries</text:span></text:p>
      <text:p text:style-name="P16"><text:span text:style-name="T1"><text:tab/><text:tab/>PopulationTable adt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ttributeDataType"</text:span><text:span text:style-name="T1">);</text:span></text:p>
      <text:p text:style-name="P16"><text:span text:style-name="T1"><text:tab/><text:tab/></text:span><text:span text:style-name="T10">for</text:span><text:span text:style-name="T1"> (CarnforthLinkedListItem adtIt = adtTable.</text:span><text:span text:style-name="T20">instances</text:span><text:span text:style-name="T1">.</text:span><text:span text:style-name="T20">tail</text:span><text:span text:style-name="T1">; adtIt != </text:span><text:span text:style-name="T10">null</text:span><text:span text:style-name="T1">; </text:span></text:p>
      <text:p text:style-name="P16"><text:span text:style-name="T1"><text:tab/><text:tab/><text:tab/>adtIt = adtIt.</text:span><text:span text:style-name="T20">prev</text:span><text:span text:style-name="T1">) {</text:span></text:p>
      <text:p text:style-name="P16"><text:span text:style-name="T1"><text:tab/><text:tab/><text:tab/>PopulationTableInstance adtInst = (PopulationTableInstance) adtIt.</text:span><text:span text:style-name="T20">content</text:span><text:span text:style-name="T1">;</text:span></text:p>
      <text:p text:style-name="P16"><text:span text:style-name="T1"><text:tab/><text:tab/><text:tab/>String line = </text:span><text:span text:style-name="T18">"&lt;dataType name=\""</text:span></text:p>
      <text:p text:style-name="P16"><text:span text:style-name="T1"><text:tab/><text:tab/><text:tab/><text:tab/><text:tab/>+ ((PopulationTablePlainField) adtInst.</text:span><text:span text:style-name="T20">fields</text:span><text:span text:style-name="T1">.get(0))</text:span></text:p>
      <text:p text:style-name="P16"><text:span text:style-name="T1"><text:tab/><text:tab/><text:tab/><text:tab/><text:tab/><text:tab/><text:tab/>.getFieldValue() + </text:span><text:span text:style-name="T18">"\" /&gt;\n"</text:span><text:span text:style-name="T1">;</text:span></text:p>
      <text:p text:style-name="P16"><text:span text:style-name="T1"><text:tab/><text:tab/><text:tab/></text:span><text:span text:style-name="T20">generatedCode</text:span><text:span text:style-name="T1">.add(line);</text:span></text:p>
      <text:p text:style-name="P20"><text:tab/><text:tab/>}</text:p>
      <text:p text:style-name="P16"><text:span text:style-name="T1"><text:tab/><text:tab/></text:span><text:span text:style-name="T20">generatedCode</text:span><text:span text:style-name="T1">.add(</text:span><text:span text:style-name="T18">"\n"</text:span><text:span text:style-name="T1">);</text:span></text:p>
      <text:p text:style-name="P16"/>
      <text:p text:style-name="P16"><text:span text:style-name="T1"><text:tab/><text:tab/></text:span><text:span text:style-name="T12">// Generate the ActionType entries</text:span></text:p>
      <text:p text:style-name="P16"><text:span text:style-name="T1"><text:tab/><text:tab/>PopulationTable atTable = </text:span><text:span text:style-name="T10">this</text:span><text:span text:style-name="T1">.</text:span><text:span text:style-name="T20">parentPanel</text:span><text:span text:style-name="T1">.</text:span><text:span text:style-name="T20">parentActionLanguagePanel</text:span><text:span text:style-name="T1">.</text:span></text:p>
      <text:p text:style-name="P16"><text:span text:style-name="T1"><text:tab/><text:tab/><text:tab/></text:span><text:span text:style-name="T20">populationTablePanel</text:span><text:span text:style-name="T1">.</text:span><text:span text:style-name="T20">tableGroup</text:span><text:span text:style-name="T1">.getTable(</text:span><text:span text:style-name="T18">"ActionType"</text:span><text:span text:style-name="T1">);</text:span></text:p>
      <text:p text:style-name="P16"><text:span text:style-name="T1"><text:tab/><text:tab/></text:span><text:span text:style-name="T10">for</text:span><text:span text:style-name="T1"> (CarnforthLinkedListItem atIt = atTable.</text:span><text:span text:style-name="T20">instances</text:span><text:span text:style-name="T1">.</text:span><text:span text:style-name="T20">tail</text:span><text:span text:style-name="T1">; atIt != </text:span><text:span text:style-name="T10">null</text:span><text:span text:style-name="T1">; </text:span></text:p>
      <text:p text:style-name="P16"><text:span text:style-name="T1"><text:tab/><text:tab/><text:tab/>atIt = atIt.</text:span><text:span text:style-name="T20">prev</text:span><text:span text:style-name="T1">) {</text:span></text:p>
      <text:p text:style-name="P16"><text:span text:style-name="T1"><text:tab/><text:tab/><text:tab/>PopulationTableInstance atInst = (PopulationTableInstance) atIt.</text:span><text:span text:style-name="T20">content</text:span><text:span text:style-name="T1">;</text:span></text:p>
      <text:p text:style-name="P16"><text:span text:style-name="T1"><text:tab/><text:tab/><text:tab/>String line = </text:span><text:span text:style-name="T18">"&lt;actionType name=\""</text:span></text:p>
      <text:p text:style-name="P16"><text:span text:style-name="T1"><text:tab/><text:tab/><text:tab/><text:tab/><text:tab/>+ ((PopulationTablePlainField) atInst.</text:span><text:span text:style-name="T20">fields</text:span><text:span text:style-name="T1">.get(0))</text:span></text:p>
      <text:p text:style-name="P16"><text:span text:style-name="T1"><text:tab/><text:tab/><text:tab/><text:tab/><text:tab/><text:tab/><text:tab/>.getFieldValue() + </text:span><text:span text:style-name="T18">"\" /&gt;\n"</text:span><text:span text:style-name="T1">;</text:span></text:p>
      <text:p text:style-name="P16"><text:span text:style-name="T1"><text:tab/><text:tab/><text:tab/></text:span><text:span text:style-name="T20">generatedCode</text:span><text:span text:style-name="T1">.add(line);</text:span></text:p>
      <text:p text:style-name="P20"><text:tab/><text:tab/>}</text:p>
      <text:p text:style-name="P16"><text:span text:style-name="T1"><text:tab/><text:tab/></text:span><text:span text:style-name="T20">generatedCode</text:span><text:span text:style-name="T1">.add(</text:span><text:span text:style-name="T18">"\n"</text:span><text:span text:style-name="T1">);</text:span></text:p>
      <text:p text:style-name="P16"/>
      <text:p text:style-name="P16"><text:span text:style-name="T1"><text:tab/><text:tab/>PopulationTable att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ttributeType"</text:span><text:span text:style-name="T1">);</text:span></text:p>
      <text:p text:style-name="P16"><text:span text:style-name="T1"><text:tab/><text:tab/></text:span><text:span text:style-name="T10">for</text:span><text:span text:style-name="T1"> (CarnforthLinkedListItem attIt = attTable.</text:span><text:span text:style-name="T20">instances</text:span><text:span text:style-name="T1">.</text:span><text:span text:style-name="T20">tail</text:span><text:span text:style-name="T1">; attIt != </text:span><text:span text:style-name="T10">null</text:span><text:span text:style-name="T1">; </text:span></text:p>
      <text:p text:style-name="P16"><text:span text:style-name="T1"><text:tab/><text:tab/><text:tab/>attIt = attIt.</text:span><text:span text:style-name="T20">prev</text:span><text:span text:style-name="T1">) {</text:span></text:p>
      <text:p text:style-name="P16"><text:span text:style-name="T1"><text:tab/><text:tab/><text:tab/>PopulationTableInstance attInst = (PopulationTableInstance) attIt.</text:span><text:span text:style-name="T20">content</text:span><text:span text:style-name="T1">;</text:span></text:p>
      <text:p text:style-name="P16"><text:span text:style-name="T1"><text:tab/><text:tab/><text:tab/>PopulationTableSameAsField fld = (PopulationTableSameAsField) attInst.</text:span><text:span text:style-name="T20">fields</text:span></text:p>
      <text:p text:style-name="P20"><text:tab/><text:tab/><text:tab/><text:tab/><text:tab/>.get(3);</text:p>
      <text:p text:style-name="P16"><text:span text:style-name="T1"><text:tab/><text:tab/><text:tab/>String line = </text:span><text:span text:style-name="T18">"&lt;attributeType name=\""</text:span></text:p>
      <text:p text:style-name="P16"><text:span text:style-name="T1"><text:tab/><text:tab/><text:tab/><text:tab/><text:tab/>+ ((PopulationTablePlainField) attInst.</text:span><text:span text:style-name="T20">fields</text:span><text:span text:style-name="T1">.get(0))</text:span></text:p>
      <text:p text:style-name="P16"><text:span text:style-name="T1"><text:tab/><text:tab/><text:tab/><text:tab/><text:tab/><text:tab/><text:tab/>.getFieldValue() + </text:span><text:span text:style-name="T18">"\" dataTypeName=\""</text:span><text:span text:style-name="T1"> + <text:tab/><text:tab/><text:tab/><text:tab/><text:tab/><text:tab/><text:tab/><text:tab/>fld.</text:span><text:span text:style-name="T20">refId</text:span></text:p>
      <text:p text:style-name="P16"><text:span text:style-name="T1"><text:tab/><text:tab/><text:tab/><text:tab/><text:tab/>+ </text:span><text:span text:style-name="T18">"\" /&gt;\n"</text:span><text:span text:style-name="T1">;</text:span></text:p>
      <text:p text:style-name="P16"><text:span text:style-name="T1"><text:tab/><text:tab/><text:tab/></text:span><text:span text:style-name="T20">generatedCode</text:span><text:span text:style-name="T1">.add(line);</text:span></text:p>
      <text:p text:style-name="P20"><text:tab/><text:tab/>}</text:p>
      <text:p text:style-name="P16"><text:span text:style-name="T1"><text:tab/><text:tab/></text:span><text:span text:style-name="T20">generatedCode</text:span><text:span text:style-name="T1">.add(</text:span><text:span text:style-name="T18">"\n"</text:span><text:span text:style-name="T1">);</text:span></text:p>
      <text:p text:style-name="P16"/>
      <text:p text:style-name="P16"><text:span text:style-name="T1"><text:tab/><text:tab/></text:span><text:span text:style-name="T12">// Generate the actions</text:span></text:p>
      <text:p text:style-name="P16"><text:span text:style-name="T1"><text:tab/><text:tab/>decompileAction(</text:span><text:span text:style-name="T18">""</text:span><text:span text:style-name="T1">, </text:span><text:span text:style-name="T18">"0"</text:span><text:span text:style-name="T1">);</text:span></text:p>
      <text:p text:style-name="P16"/>
      <text:p text:style-name="P16"><text:span text:style-name="T1"><text:tab/><text:tab/></text:span><text:span text:style-name="T12">// Add generated code to panel</text:span></text:p>
      <text:p text:style-name="P16"><text:span text:style-name="T1"><text:tab/><text:tab/></text:span><text:span text:style-name="T10">this</text:span><text:span text:style-name="T1">.</text:span><text:span text:style-name="T20">parentPanel</text:span><text:span text:style-name="T1">.</text:span><text:span text:style-name="T20">decompilerPanel</text:span><text:span text:style-name="T1">.setText(</text:span><text:span text:style-name="T20">generatedCode</text:span><text:span text:style-name="T1">.toString());</text:span></text:p>
      <text:p text:style-name="P16"/>
      <text:p text:style-name="P20"><text:tab/>}</text:p>
      <text:p text:style-name="P2"><draw:frame draw:style-name="fr1" draw:name="Frame9" text:anchor-type="paragraph" svg:width="14.076cm" draw:z-index="16"><draw:text-box fo:min-height="1.558cm"><text:p text:style-name="Illustration"><draw:frame draw:style-name="fr4" draw:name="graphics8" text:anchor-type="paragraph" svg:x="0.004cm" svg:y="0.002cm" svg:width="9.878cm" style:rel-width="100%" svg:height="0.282cm" style:rel-height="scale" draw:z-index="17"><draw:image xlink:href="../images/20%20years%20on/dummy.png" xlink:type="simple" xlink:show="embed" xlink:actuate="onLoad"/></draw:frame>Figure <text:sequence text:ref-name="refIllustration8" text:name="Illustration" text:formula="ooow:Illustration+1" style:num-format="1">9</text:sequence>: decompile() method for XML source code reconstruction</text:p></draw:text-box></draw:frame></text:p>
      <text:p text:style-name="MainBody">The Action tree is decompiled recursively, building the XML string as method “decompileAction()” recurses.</text:p>
      <text:p text:style-name="MainBody"/>
      <text:p text:style-name="MainBody"><text:soft-page-break/></text:p>
      <text:p text:style-name="P16"><text:span text:style-name="T1"><text:tab/></text:span><text:span text:style-name="T10">private</text:span><text:span text:style-name="T1"> </text:span><text:span text:style-name="T10">void</text:span><text:span text:style-name="T1"> decompileAction(String indent, String actionId) {</text:span></text:p>
      <text:p text:style-name="P16"/>
      <text:p text:style-name="P16"><text:span text:style-name="T1"><text:tab/><text:tab/>PopulationTable a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ction"</text:span><text:span text:style-name="T1">);</text:span></text:p>
      <text:p text:style-name="P16"><text:span text:style-name="T1"><text:tab/><text:tab/></text:span><text:span text:style-name="T10">for</text:span><text:span text:style-name="T1"> (CarnforthLinkedListItem attIt = aTable.</text:span><text:span text:style-name="T20">instances</text:span><text:span text:style-name="T1">.</text:span><text:span text:style-name="T20">tail</text:span><text:span text:style-name="T1">; </text:span></text:p>
      <text:p text:style-name="P16"><text:span text:style-name="T1"><text:tab/><text:tab/><text:tab/>attIt != </text:span><text:span text:style-name="T10">null</text:span><text:span text:style-name="T1">; attIt = attIt.</text:span><text:span text:style-name="T20">prev</text:span><text:span text:style-name="T1">) {</text:span></text:p>
      <text:p text:style-name="P16"><text:span text:style-name="T1"><text:tab/><text:tab/><text:tab/>PopulationTableInstance attInst = (PopulationTableInstance) attIt.</text:span><text:span text:style-name="T20">content</text:span><text:span text:style-name="T1">;</text:span></text:p>
      <text:p text:style-name="P16"><text:span text:style-name="T1"><text:tab/><text:tab/><text:tab/>PopulationTablePlainField instIdFld = (PopulationTablePlainField) <text:tab/><text:tab/><text:tab/><text:tab/><text:tab/><text:tab/>attInst.</text:span><text:span text:style-name="T20">fields</text:span><text:span text:style-name="T1">.get(0);</text:span></text:p>
      <text:p text:style-name="P20"><text:tab/><text:tab/><text:tab/>String instId = instIdFld.getFieldValue();</text:p>
      <text:p text:style-name="P16"><text:span text:style-name="T1"><text:tab/><text:tab/><text:tab/></text:span><text:span text:style-name="T10">if</text:span><text:span text:style-name="T1"> (instId.equals(actionId)) {</text:span></text:p>
      <text:p text:style-name="P16"><text:span text:style-name="T1"><text:tab/><text:tab/><text:tab/><text:tab/></text:span><text:span text:style-name="T12">// found our action</text:span></text:p>
      <text:p text:style-name="P16"/>
      <text:p text:style-name="P16"><text:span text:style-name="T1"><text:tab/><text:tab/><text:tab/><text:tab/></text:span><text:span text:style-name="T12">// Find the </text:span><text:span text:style-name="T13">coloring</text:span><text:span text:style-name="T12"> for the action</text:span></text:p>
      <text:p text:style-name="P16"><text:span text:style-name="T1"><text:tab/><text:tab/><text:tab/><text:tab/>String actionType = </text:span><text:span text:style-name="T10">null</text:span><text:span text:style-name="T1">;</text:span></text:p>
      <text:p text:style-name="P16"><text:span text:style-name="T1"><text:tab/><text:tab/><text:tab/><text:tab/>String coloringId = </text:span><text:span text:style-name="T10">null</text:span><text:span text:style-name="T1">;</text:span></text:p>
      <text:p text:style-name="P16"><text:span text:style-name="T1"><text:tab/><text:tab/><text:tab/><text:tab/>PopulationTable ac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tab/><text:tab/></text:span><text:span text:style-name="T1">.</text:span><text:span text:style-name="T20">populationTablePanel</text:span><text:span text:style-name="T1">.</text:span><text:span text:style-name="T20">tableGroup</text:span><text:span text:style-name="T1">.getTable(</text:span><text:span text:style-name="T18">"ActionColoring"</text:span><text:span text:style-name="T1">);</text:span></text:p>
      <text:p text:style-name="P16"><text:span text:style-name="T1"><text:tab/><text:tab/><text:tab/><text:tab/></text:span><text:span text:style-name="T10">for</text:span><text:span text:style-name="T1"> (CarnforthLinkedListItem acIt = acTable.</text:span><text:span text:style-name="T20">instances</text:span><text:span text:style-name="T1">.</text:span><text:span text:style-name="T20">tail</text:span><text:span text:style-name="T1">; </text:span></text:p>
      <text:p text:style-name="P16"><text:span text:style-name="T1"><text:tab/><text:tab/><text:tab/><text:tab/><text:tab/>acIt != </text:span><text:span text:style-name="T10">null</text:span><text:span text:style-name="T1">; acIt = acIt.</text:span><text:span text:style-name="T20">prev</text:span><text:span text:style-name="T1">) {</text:span></text:p>
      <text:p text:style-name="P20"><text:tab/><text:tab/><text:tab/><text:tab/><text:tab/>PopulationTableInstance acInst = </text:p>
      <text:p text:style-name="P16"><text:span text:style-name="T1"><text:tab/><text:tab/><text:tab/><text:tab/><text:tab/><text:tab/>(PopulationTableInstance) acIt.</text:span><text:span text:style-name="T20">content</text:span><text:span text:style-name="T1">;</text:span></text:p>
      <text:p text:style-name="P16"><text:span text:style-name="T1"><text:tab/><text:tab/><text:tab/><text:tab/><text:tab/>coloringId = ((PopulationTablePlainField) acInst.</text:span><text:span text:style-name="T20">fields</text:span></text:p>
      <text:p text:style-name="P20"><text:tab/><text:tab/><text:tab/><text:tab/><text:tab/><text:tab/><text:tab/>.get(0)).getFieldValue();</text:p>
      <text:p text:style-name="P20"><text:tab/><text:tab/><text:tab/><text:tab/><text:tab/>PopulationTableSameAsField aFld = </text:p>
      <text:p text:style-name="P16"><text:span text:style-name="T1"><text:tab/><text:tab/><text:tab/><text:tab/><text:tab/><text:tab/>(PopulationTableSameAsField) acInst.</text:span><text:span text:style-name="T20">fields</text:span><text:span text:style-name="T1">.get(4);</text:span></text:p>
      <text:p text:style-name="P16"><text:span text:style-name="T1"><text:tab/><text:tab/><text:tab/><text:tab/><text:tab/></text:span><text:span text:style-name="T10">if</text:span><text:span text:style-name="T1"> (aFld.</text:span><text:span text:style-name="T20">refId</text:span><text:span text:style-name="T1">.equals(actionId)) {</text:span></text:p>
      <text:p text:style-name="P16"><text:span text:style-name="T1"><text:tab/><text:tab/><text:tab/><text:tab/><text:tab/><text:tab/></text:span><text:span text:style-name="T12">// found our </text:span><text:span text:style-name="T13">coloring</text:span><text:span text:style-name="T12"> (only one per action in this</text:span></text:p>
      <text:p text:style-name="P16"><text:span text:style-name="T1"><text:tab/><text:tab/><text:tab/><text:tab/><text:tab/><text:tab/></text:span><text:span text:style-name="T12">// version)</text:span></text:p>
      <text:p text:style-name="P16"><text:span text:style-name="T1"><text:tab/><text:tab/><text:tab/><text:tab/><text:tab/><text:tab/>actionType = ((PopulationTableSameAsField) acInst.</text:span><text:span text:style-name="T20">fields</text:span></text:p>
      <text:p text:style-name="P16"><text:span text:style-name="T1"><text:tab/><text:tab/><text:tab/><text:tab/><text:tab/><text:tab/><text:tab/><text:tab/>.get(3)).</text:span><text:span text:style-name="T20">refId</text:span><text:span text:style-name="T1">;</text:span></text:p>
      <text:p text:style-name="P16"><text:span text:style-name="T1"><text:tab/><text:tab/><text:tab/><text:tab/><text:tab/><text:tab/></text:span><text:span text:style-name="T10">break</text:span><text:span text:style-name="T1">;</text:span></text:p>
      <text:p text:style-name="P20"><text:tab/><text:tab/><text:tab/><text:tab/><text:tab/>}</text:p>
      <text:p text:style-name="P20"><text:tab/><text:tab/><text:tab/><text:tab/>}</text:p>
      <text:p text:style-name="P16"/>
      <text:p text:style-name="P16"><text:span text:style-name="T1"><text:tab/><text:tab/><text:tab/><text:tab/>String sequenceNum = </text:span><text:span text:style-name="T10">null</text:span><text:span text:style-name="T1">;</text:span></text:p>
      <text:p text:style-name="P16"><text:span text:style-name="T1"><text:tab/><text:tab/><text:tab/><text:tab/>PopulationTable sa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tab/><text:tab/></text:span><text:span text:style-name="T1">.</text:span><text:span text:style-name="T20">populationTablePanel</text:span><text:span text:style-name="T1">.</text:span><text:span text:style-name="T20">tableGroup</text:span><text:span text:style-name="T1">.getTable(</text:span><text:span text:style-name="T18">"SequencedAction"</text:span><text:span text:style-name="T1">);</text:span></text:p>
      <text:p text:style-name="P16"><text:span text:style-name="T1"><text:tab/><text:tab/><text:tab/><text:tab/></text:span><text:span text:style-name="T10">for</text:span><text:span text:style-name="T1"> (CarnforthLinkedListItem snIt = saTable.</text:span><text:span text:style-name="T20">instances</text:span><text:span text:style-name="T1">.</text:span><text:span text:style-name="T20">tail</text:span><text:span text:style-name="T1">; </text:span></text:p>
      <text:p text:style-name="P16"><text:span text:style-name="T1"><text:tab/><text:tab/><text:tab/><text:tab/><text:tab/>snIt != </text:span><text:span text:style-name="T10">null</text:span><text:span text:style-name="T1">; snIt = snIt.</text:span><text:span text:style-name="T20">prev</text:span><text:span text:style-name="T1">) {</text:span></text:p>
      <text:p text:style-name="P20"><text:tab/><text:tab/><text:tab/><text:tab/><text:tab/>PopulationTableInstance saInst = </text:p>
      <text:p text:style-name="P16"><text:span text:style-name="T1"><text:tab/><text:tab/><text:tab/><text:tab/><text:tab/><text:tab/>(PopulationTableInstance) snIt.</text:span><text:span text:style-name="T20">content</text:span><text:span text:style-name="T1">;</text:span></text:p>
      <text:p text:style-name="P20"><text:tab/><text:tab/><text:tab/><text:tab/><text:tab/>PopulationTableSameAsField aFld = </text:p>
      <text:p text:style-name="P16"><text:span text:style-name="T1"><text:tab/><text:tab/><text:tab/><text:tab/><text:tab/><text:tab/>(PopulationTableSameAsField) saInst.</text:span><text:span text:style-name="T20">fields</text:span></text:p>
      <text:p text:style-name="P20"><text:tab/><text:tab/><text:tab/><text:tab/><text:tab/><text:tab/><text:tab/>.get(4);</text:p>
      <text:p text:style-name="P16"><text:span text:style-name="T1"><text:tab/><text:tab/><text:tab/><text:tab/><text:tab/></text:span><text:span text:style-name="T10">if</text:span><text:span text:style-name="T1"> (aFld.</text:span><text:span text:style-name="T20">refId</text:span><text:span text:style-name="T1">.equals(actionId)) {</text:span></text:p>
      <text:p text:style-name="P16"><text:span text:style-name="T1"><text:tab/><text:tab/><text:tab/><text:tab/><text:tab/><text:tab/>sequenceNum = ((PopulationTablePlainField) saInst.</text:span><text:span text:style-name="T20">fields</text:span></text:p>
      <text:p text:style-name="P20"><text:tab/><text:tab/><text:tab/><text:tab/><text:tab/><text:tab/><text:tab/><text:tab/>.get(5)).getFieldValue();</text:p>
      <text:p text:style-name="P16"><text:span text:style-name="T1"><text:tab/><text:tab/><text:tab/><text:tab/><text:tab/><text:tab/></text:span><text:span text:style-name="T10">break</text:span><text:span text:style-name="T1">;</text:span></text:p>
      <text:p text:style-name="P20"><text:tab/><text:tab/><text:tab/><text:tab/><text:tab/>}</text:p>
      <text:p text:style-name="P20"><text:tab/><text:tab/><text:tab/><text:tab/>}</text:p>
      <text:p text:style-name="P16"/>
      <text:p text:style-name="P16"><text:span text:style-name="T1"><text:tab/><text:tab/><text:tab/><text:tab/></text:span><text:span text:style-name="T10">this</text:span><text:span text:style-name="T1">.</text:span><text:span text:style-name="T20">generatedCode</text:span><text:span text:style-name="T1">.add(indent + </text:span><text:span text:style-name="T18">"&lt;"</text:span><text:span text:style-name="T1"> + actionType + </text:span><text:span text:style-name="T18">" id=\""</text:span></text:p>
      <text:p text:style-name="P20"><text:tab/><text:tab/><text:tab/><text:tab/><text:tab/><text:tab/>+ actionId);</text:p>
      <text:p text:style-name="P16"/>
      <text:p text:style-name="P16"><text:span text:style-name="T1"><text:tab/><text:tab/><text:tab/><text:tab/></text:span><text:span text:style-name="T10">if</text:span><text:span text:style-name="T1"> (sequenceNum != </text:span><text:span text:style-name="T10">null</text:span><text:span text:style-name="T1">)</text:span></text:p>
      <text:p text:style-name="P16"><text:span text:style-name="T1"><text:tab/><text:tab/><text:tab/><text:tab/><text:tab/></text:span><text:span text:style-name="T10">this</text:span><text:span text:style-name="T1">.</text:span><text:span text:style-name="T20">generatedCode</text:span><text:span text:style-name="T1">.add(</text:span><text:span text:style-name="T18">"\" seqNum=\""</text:span><text:span text:style-name="T1"> + sequenceNum);</text:span></text:p>
      <text:p text:style-name="P16"/>
      <text:p text:style-name="P16"><text:span text:style-name="T1"><text:tab/><text:tab/><text:tab/><text:tab/></text:span><text:span text:style-name="T10">this</text:span><text:span text:style-name="T1">.</text:span><text:span text:style-name="T20">generatedCode</text:span><text:span text:style-name="T1">.add(</text:span><text:span text:style-name="T18">"\" acId=\""</text:span><text:span text:style-name="T1"> + coloringId + </text:span><text:span text:style-name="T18">"\""</text:span><text:span text:style-name="T1">);</text:span></text:p>
      <text:p text:style-name="P16"/>
      <text:p text:style-name="P16"><text:span text:style-name="T1"><text:tab/><text:tab/><text:tab/><text:tab/></text:span><text:span text:style-name="T12">// find the ActionAttribute for this action (if any)</text:span></text:p>
      <text:p text:style-name="P16"><text:span text:style-name="T1"><text:tab/><text:tab/><text:tab/><text:tab/>String attributeType = </text:span><text:span text:style-name="T10">null</text:span><text:span text:style-name="T1">;</text:span></text:p>
      <text:p text:style-name="P16"><text:span text:style-name="T1"><text:tab/><text:tab/><text:tab/><text:tab/>String attributeValue = </text:span><text:span text:style-name="T10">null</text:span><text:span text:style-name="T1">;</text:span></text:p>
      <text:p text:style-name="P16"><text:span text:style-name="T1"><text:tab/><text:tab/><text:tab/><text:tab/>PopulationTable aaTable = </text:span><text:span text:style-name="T10">this</text:span><text:span text:style-name="T1">.</text:span><text:span text:style-name="T20">parentPanel</text:span><text:span text:style-name="T1">.</text:span><text:span text:style-name="T20">parentActionLanguagePanel</text:span></text:p>
      <text:p text:style-name="P16"><text:span text:style-name="T20"><text:tab/><text:tab/><text:tab/><text:tab/><text:tab/></text:span><text:span text:style-name="T1">.</text:span><text:span text:style-name="T20">populationTablePanel</text:span><text:span text:style-name="T1">.</text:span><text:span text:style-name="T20">tableGroup</text:span><text:span text:style-name="T1">.getTable(</text:span><text:span text:style-name="T18">"ActionAttribute"</text:span><text:span text:style-name="T1">);</text:span></text:p>
      <text:p text:style-name="P16"><text:span text:style-name="T1"><text:tab/><text:tab/><text:tab/><text:tab/></text:span><text:span text:style-name="T10">for</text:span><text:span text:style-name="T1"> (CarnforthLinkedListItem aaIt = aaTable.</text:span><text:span text:style-name="T20">instances</text:span><text:span text:style-name="T1">.</text:span><text:span text:style-name="T20">tail</text:span><text:span text:style-name="T1">; </text:span></text:p>
      <text:p text:style-name="P16"><text:span text:style-name="T1"><text:tab/><text:tab/><text:tab/><text:tab/><text:tab/>aaIt != </text:span><text:span text:style-name="T10">null</text:span><text:span text:style-name="T1">; aaIt = aaIt.</text:span><text:span text:style-name="T20">prev</text:span><text:span text:style-name="T1">) {</text:span></text:p>
      <text:p text:style-name="P20"><text:tab/><text:tab/><text:tab/><text:tab/><text:tab/>PopulationTableInstance aaInst = </text:p>
      <text:p text:style-name="P16"><text:span text:style-name="T1"><text:tab/><text:tab/><text:tab/><text:tab/><text:tab/><text:tab/>(PopulationTableInstance) aaIt.</text:span><text:span text:style-name="T20">content</text:span><text:span text:style-name="T1">;</text:span></text:p>
      <text:p text:style-name="P20"><text:tab/><text:tab/><text:tab/><text:tab/><text:tab/>PopulationTableSameAsField aFld = </text:p>
      <text:p text:style-name="P16"><text:span text:style-name="T1"><text:tab/><text:tab/><text:tab/><text:tab/><text:tab/><text:tab/>(PopulationTableSameAsField) aaInst.</text:span><text:span text:style-name="T20">fields</text:span></text:p>
      <text:p text:style-name="P20"><text:tab/><text:tab/><text:tab/><text:tab/><text:tab/><text:tab/><text:tab/>.get(3);</text:p>
      <text:p text:style-name="P16"><text:span text:style-name="T1"><text:tab/><text:tab/><text:tab/><text:tab/><text:tab/></text:span><text:span text:style-name="T10">if</text:span><text:span text:style-name="T1"> (aFld.</text:span><text:span text:style-name="T20">refId</text:span><text:span text:style-name="T1">.equals(actionId)) {</text:span></text:p>
      <text:p text:style-name="P20"><text:tab/><text:tab/><text:tab/><text:tab/><text:tab/><text:tab/>attributeType = </text:p>
      <text:p text:style-name="P16"><text:span text:style-name="T1"><text:tab/><text:tab/><text:tab/><text:tab/><text:tab/><text:tab/><text:tab/>((PopulationTableSameAsField) aaInst.</text:span><text:span text:style-name="T20">fields</text:span></text:p>
      <text:p text:style-name="P16"><text:span text:style-name="T1"><text:tab/><text:tab/><text:tab/><text:tab/><text:tab/><text:tab/><text:tab/><text:tab/>.get(4)).</text:span><text:span text:style-name="T20">refId</text:span><text:span text:style-name="T1">;</text:span></text:p>
      <text:p text:style-name="P16"><text:span text:style-name="T1"><text:tab/><text:tab/><text:tab/><text:tab/><text:tab/><text:tab/>attributeValue = ((PopulationTablePlainField) <text:tab/></text:span><text:soft-page-break/><text:span text:style-name="T1"><text:tab/><text:tab/><text:tab/><text:tab/><text:tab/><text:tab/><text:tab/>aaInst.</text:span><text:span text:style-name="T20">fields</text:span><text:span text:style-name="T1">.get(5)).getFieldValue();</text:span></text:p>
      <text:p text:style-name="P16"><text:span text:style-name="T1"><text:tab/><text:tab/><text:tab/><text:tab/><text:tab/><text:tab/>String attributeId = ((PopulationTablePlainField) <text:tab/><text:tab/><text:tab/><text:tab/><text:tab/><text:tab/><text:tab/><text:tab/>aaInst.</text:span><text:span text:style-name="T20">fields</text:span><text:span text:style-name="T1">.get(0)).getFieldValue();</text:span></text:p>
      <text:p text:style-name="P16"><text:span text:style-name="T1"><text:tab/><text:tab/><text:tab/><text:tab/><text:tab/><text:tab/></text:span><text:span text:style-name="T10">this</text:span><text:span text:style-name="T1">.</text:span><text:span text:style-name="T20">generatedCode</text:span><text:span text:style-name="T1">.add(</text:span><text:span text:style-name="T18">"attrId=\""</text:span><text:span text:style-name="T1"> + attributeId</text:span></text:p>
      <text:list xml:id="list22415556" text:style-name="L2">
        <text:list-item>
          <text:list>
            <text:list-item>
              <text:list>
                <text:list-item>
                  <text:list>
                    <text:list-item>
                      <text:list>
                        <text:list-item>
                          <text:list>
                            <text:list-item>
                              <text:list>
                                <text:list-item>
                                  <text:list>
                                    <text:list-item>
                                      <text:list>
                                        <text:list-item>
                                          <text:p text:style-name="P38">+ "\" at=\"" + attributeType + "\"" + "</text:p>
                                        </text:list-item>
                                        <text:list-item>
                                          <text:p text:style-name="P39"><text:span text:style-name="T18"><text:s/>av=\"" </text:span><text:span text:style-name="T1">+ attributeValue + </text:span><text:span text:style-name="T18">"\""</text:span><text:span text:style-name="T1">);</text:span></text:p>
                                        </text:list-item>
                                      </text:list>
                                    </text:list-item>
                                  </text:list>
                                </text:list-item>
                              </text:list>
                            </text:list-item>
                          </text:list>
                        </text:list-item>
                      </text:list>
                    </text:list-item>
                  </text:list>
                </text:list-item>
              </text:list>
            </text:list-item>
          </text:list>
        </text:list-item>
      </text:list>
      <text:p text:style-name="P16"><text:span text:style-name="T1"><text:tab/><text:tab/><text:tab/><text:tab/><text:tab/><text:tab/></text:span><text:span text:style-name="T10">break</text:span><text:span text:style-name="T1">;</text:span></text:p>
      <text:p text:style-name="P20"><text:tab/><text:tab/><text:tab/><text:tab/><text:tab/>}</text:p>
      <text:p text:style-name="P20"><text:tab/><text:tab/><text:tab/><text:tab/>}</text:p>
      <text:p text:style-name="P16"/>
      <text:p text:style-name="P16"><text:span text:style-name="T1"><text:tab/><text:tab/><text:tab/><text:tab/></text:span><text:span text:style-name="T12">// if there are no child actions then close the tag</text:span></text:p>
      <text:p text:style-name="P16"><text:span text:style-name="T1"><text:tab/><text:tab/><text:tab/><text:tab/></text:span><text:span text:style-name="T10">boolean</text:span><text:span text:style-name="T1"> childActionsExist = </text:span><text:span text:style-name="T10">false</text:span><text:span text:style-name="T1">;</text:span></text:p>
      <text:p text:style-name="P16"><text:span text:style-name="T1"><text:tab/><text:tab/><text:tab/><text:tab/>CarnforthLinkedListItem saIt; </text:span><text:span text:style-name="T12">// wider scope than usual as we</text:span></text:p>
      <text:p text:style-name="P16"><text:span text:style-name="T1"><text:tab/><text:tab/><text:tab/><text:tab/></text:span><text:span text:style-name="T12">// may pause the iteration</text:span></text:p>
      <text:p text:style-name="P16"><text:span text:style-name="T1"><text:tab/><text:tab/><text:tab/><text:tab/></text:span><text:span text:style-name="T10">for</text:span><text:span text:style-name="T1"> (saIt = saTable.</text:span><text:span text:style-name="T20">instances</text:span><text:span text:style-name="T1">.</text:span><text:span text:style-name="T20">tail</text:span><text:span text:style-name="T1">; saIt != </text:span><text:span text:style-name="T10">null</text:span><text:span text:style-name="T1">; saIt = saIt.</text:span><text:span text:style-name="T20">prev</text:span><text:span text:style-name="T1">) {</text:span></text:p>
      <text:p text:style-name="P20"><text:tab/><text:tab/><text:tab/><text:tab/><text:tab/>PopulationTableInstance saInst = </text:p>
      <text:p text:style-name="P16"><text:span text:style-name="T1"><text:tab/><text:tab/><text:tab/><text:tab/><text:tab/><text:tab/>(PopulationTableInstance) saIt.</text:span><text:span text:style-name="T20">content</text:span><text:span text:style-name="T1">;</text:span></text:p>
      <text:p text:style-name="P20"><text:tab/><text:tab/><text:tab/><text:tab/><text:tab/>PopulationTableSameAsField aFld = </text:p>
      <text:p text:style-name="P16"><text:span text:style-name="T1"><text:tab/><text:tab/><text:tab/><text:tab/><text:tab/><text:tab/>(PopulationTableSameAsField) saInst.</text:span><text:span text:style-name="T20">fields</text:span><text:span text:style-name="T1">.get(3);</text:span></text:p>
      <text:p text:style-name="P16"><text:span text:style-name="T1"><text:tab/><text:tab/><text:tab/><text:tab/><text:tab/></text:span><text:span text:style-name="T10">if</text:span><text:span text:style-name="T1"> (aFld.</text:span><text:span text:style-name="T20">refId</text:span><text:span text:style-name="T1">.equals(actionId)) {</text:span></text:p>
      <text:p text:style-name="P16"><text:span text:style-name="T1"><text:tab/><text:tab/><text:tab/><text:tab/><text:tab/><text:tab/></text:span><text:span text:style-name="T12">// there are child actions</text:span></text:p>
      <text:p text:style-name="P16"><text:span text:style-name="T1"><text:tab/><text:tab/><text:tab/><text:tab/><text:tab/><text:tab/>childActionsExist = </text:span><text:span text:style-name="T10">true</text:span><text:span text:style-name="T1">;</text:span></text:p>
      <text:p text:style-name="P16"><text:span text:style-name="T1"><text:tab/><text:tab/><text:tab/><text:tab/><text:tab/><text:tab/></text:span><text:span text:style-name="T10">break</text:span><text:span text:style-name="T1">;</text:span></text:p>
      <text:p text:style-name="P20"><text:tab/><text:tab/><text:tab/><text:tab/><text:tab/>}</text:p>
      <text:p text:style-name="P20"><text:tab/><text:tab/><text:tab/><text:tab/>}</text:p>
      <text:p text:style-name="P16"><text:span text:style-name="T1"><text:tab/><text:tab/><text:tab/><text:tab/></text:span><text:span text:style-name="T10">if</text:span><text:span text:style-name="T1"> (!childActionsExist) {</text:span></text:p>
      <text:p text:style-name="P16"><text:span text:style-name="T1"><text:tab/><text:tab/><text:tab/><text:tab/><text:tab/></text:span><text:span text:style-name="T10">this</text:span><text:span text:style-name="T1">.</text:span><text:span text:style-name="T20">generatedCode</text:span><text:span text:style-name="T1">.add(</text:span><text:span text:style-name="T18">" /&gt;\n"</text:span><text:span text:style-name="T1">);</text:span></text:p>
      <text:p text:style-name="P16"><text:span text:style-name="T1"><text:tab/><text:tab/><text:tab/><text:tab/><text:tab/></text:span><text:span text:style-name="T10">return</text:span><text:span text:style-name="T1">;</text:span></text:p>
      <text:p text:style-name="P20"><text:tab/><text:tab/><text:tab/><text:tab/>}</text:p>
      <text:p text:style-name="P16"/>
      <text:p text:style-name="P16"><text:span text:style-name="T1"><text:tab/><text:tab/><text:tab/><text:tab/></text:span><text:span text:style-name="T12">// We have child actions so process them</text:span></text:p>
      <text:p text:style-name="P16"><text:span text:style-name="T1"><text:tab/><text:tab/><text:tab/><text:tab/></text:span><text:span text:style-name="T10">this</text:span><text:span text:style-name="T1">.</text:span><text:span text:style-name="T20">generatedCode</text:span><text:span text:style-name="T1">.add(</text:span><text:span text:style-name="T18">"&gt;\n"</text:span><text:span text:style-name="T1">);</text:span></text:p>
      <text:p text:style-name="P16"/>
      <text:p text:style-name="P16"><text:span text:style-name="T1"><text:tab/><text:tab/><text:tab/><text:tab/></text:span><text:span text:style-name="T12">// resume iteration from where we found a child action</text:span></text:p>
      <text:p text:style-name="P16"><text:span text:style-name="T1"><text:tab/><text:tab/><text:tab/><text:tab/></text:span><text:span text:style-name="T10">for</text:span><text:span text:style-name="T1"> (; saIt != </text:span><text:span text:style-name="T10">null</text:span><text:span text:style-name="T1">; saIt = saIt.</text:span><text:span text:style-name="T20">prev</text:span><text:span text:style-name="T1">) {</text:span></text:p>
      <text:p text:style-name="P20"><text:tab/><text:tab/><text:tab/><text:tab/><text:tab/>PopulationTableInstance saInst = </text:p>
      <text:p text:style-name="P16"><text:span text:style-name="T1"><text:tab/><text:tab/><text:tab/><text:tab/><text:tab/><text:tab/>(PopulationTableInstance) saIt.</text:span><text:span text:style-name="T20">content</text:span><text:span text:style-name="T1">;</text:span></text:p>
      <text:p text:style-name="P20"><text:tab/><text:tab/><text:tab/><text:tab/><text:tab/>PopulationTableSameAsField aFld = </text:p>
      <text:p text:style-name="P16"><text:span text:style-name="T1"><text:tab/><text:tab/><text:tab/><text:tab/><text:tab/><text:tab/>(PopulationTableSameAsField) saInst.</text:span><text:span text:style-name="T20">fields</text:span><text:span text:style-name="T1">.get(3);</text:span></text:p>
      <text:p text:style-name="P16"><text:span text:style-name="T1"><text:tab/><text:tab/><text:tab/><text:tab/><text:tab/></text:span><text:span text:style-name="T10">if</text:span><text:span text:style-name="T1"> (aFld.</text:span><text:span text:style-name="T20">refId</text:span><text:span text:style-name="T1">.equals(actionId)) {</text:span></text:p>
      <text:p text:style-name="P16"><text:span text:style-name="T1"><text:tab/><text:tab/><text:tab/><text:tab/><text:tab/><text:tab/>PopulationTableSameAsField childFld = <text:tab/><text:tab/><text:tab/><text:tab/><text:tab/><text:tab/><text:tab/><text:tab/><text:tab/>(PopulationTableSameAsField) saInst.</text:span><text:span text:style-name="T20">fields</text:span></text:p>
      <text:p text:style-name="P20"><text:tab/><text:tab/><text:tab/><text:tab/><text:tab/><text:tab/><text:tab/><text:tab/>.get(4);</text:p>
      <text:p text:style-name="P16"><text:span text:style-name="T1"><text:tab/><text:tab/><text:tab/><text:tab/><text:tab/><text:tab/>decompileAction((indent + </text:span><text:span text:style-name="T18">"\t"</text:span><text:span text:style-name="T1">), childFld.</text:span><text:span text:style-name="T20">refId</text:span><text:span text:style-name="T1">);</text:span></text:p>
      <text:p text:style-name="P20"><text:tab/><text:tab/><text:tab/><text:tab/><text:tab/>}</text:p>
      <text:p text:style-name="P20"><text:tab/><text:tab/><text:tab/><text:tab/>}</text:p>
      <text:p text:style-name="P16"/>
      <text:p text:style-name="P16"><text:span text:style-name="T1"><text:tab/><text:tab/><text:tab/><text:tab/></text:span><text:span text:style-name="T10">this</text:span><text:span text:style-name="T1">.</text:span><text:span text:style-name="T20">generatedCode</text:span><text:span text:style-name="T1">.add(indent + </text:span><text:span text:style-name="T18">"&lt;/"</text:span><text:span text:style-name="T1"> + actionType + </text:span><text:span text:style-name="T18">"&gt;\n"</text:span><text:span text:style-name="T1">);</text:span></text:p>
      <text:p text:style-name="P16"/>
      <text:p text:style-name="P16"><text:span text:style-name="T1"><text:tab/><text:tab/><text:tab/><text:tab/></text:span><text:span text:style-name="T12">// this.generatedCode.add(line);</text:span></text:p>
      <text:p text:style-name="P16"/>
      <text:p text:style-name="P20"><text:tab/><text:tab/><text:tab/>}</text:p>
      <text:p text:style-name="P20"><text:tab/><text:tab/>}</text:p>
      <text:p text:style-name="P20"><text:tab/>}</text:p>
      <text:p text:style-name="P2"><draw:frame draw:style-name="fr1" draw:name="Frame10" text:anchor-type="paragraph" svg:width="14.563cm" draw:z-index="18"><draw:text-box fo:min-height="1.545cm"><text:p text:style-name="Illustration"><draw:frame draw:style-name="fr4" draw:name="graphics9" text:anchor-type="paragraph" svg:x="0.004cm" svg:y="0.002cm" svg:width="9.878cm" style:rel-width="100%" svg:height="0.282cm" style:rel-height="scale" draw:z-index="19"><draw:image xlink:href="../images/20%20years%20on/dummy.png" xlink:type="simple" xlink:show="embed" xlink:actuate="onLoad"/></draw:frame>Figure <text:sequence text:ref-name="refIllustration9" text:name="Illustration" text:formula="ooow:Illustration+1" style:num-format="1">10</text:sequence>: decompileAction() method for XML source code reconstruction</text:p></draw:text-box></draw:frame></text:p>
      <text:h text:style-name="P50" text:outline-level="9">User interface to compiler/decompiler</text:h>
      <text:p text:style-name="MainBody">The XML compiler/decompiler was incorporated into a prototype Integrated Development Environment (IDE) designed to explore how adaptable user interface might be constructed and maintained. Fig <text:sequence-ref text:reference-format="category-and-value" text:ref-name="refIllustration10">Figure 11</text:sequence-ref> shows the Fibonacci numbers program after decompilation. </text:p>
      <text:p text:style-name="MainBody"><draw:frame draw:style-name="fr1" draw:name="Frame11" text:anchor-type="paragraph" svg:width="16.999cm" draw:z-index="20"><draw:text-box fo:min-height="12.748cm"><text:p text:style-name="Standard"><draw:frame draw:style-name="fr4" draw:name="graphics10" text:anchor-type="paragraph" svg:x="0.004cm" svg:y="0.002cm" svg:width="16.999cm" style:rel-width="100%" svg:height="12.748cm" style:rel-height="scale" draw:z-index="21"><draw:image xlink:href="../images/action%20language%20model%20execution/compiler1.png" xlink:type="simple" xlink:show="embed" xlink:actuate="onLoad"/></draw:frame></text:p><text:p text:style-name="P33">Figure <text:sequence text:ref-name="refIllustration10" text:name="Illustration" text:formula="ooow:Illustration+1" style:num-format="1">11</text:sequence>: XML action language compiler embedded within IDE</text:p></draw:text-box></draw:frame></text:p>
      <text:h text:style-name="P48" text:outline-level="8">Execution Engine</text:h>
      <text:p text:style-name="MainBody">The execution engine was designed to operate on the action language model directly without further compilation. The action language model was treated as if it were the stored program of a <text:span text:style-name="T25">Threaded Interpreted Language (TIL)</text:span> such a Forth [x]. <text:s/>In this case however, it is only the semantic structure of the language that has, to use Forth terminology, been compiled to words; even literal numbers are maintained in their textual form.</text:p>
      <text:h text:style-name="Heading_20_9" text:outline-level="9">Actions</text:h>
      <text:p text:style-name="MainBody">The engine is implemented in Java, with supported Actions from the model implemented as a Java class. All Actions inherit from the base class “Action” as shown in <text:s/><text:sequence-ref text:reference-format="category-and-value" text:ref-name="refIllustration11">Figure 12</text:sequence-ref>.</text:p>
      <text:p text:style-name="MainBody"><text:s/>Each Action is defined to be “Runnable”, which is to say that it may execute as a separate thread within the Java runtime environment in order to support multi-threading, and in a broader context massive parallelism. Whether an Action executes as a separate thread is determined by it's parent Action, not by the Action itself. </text:p>
      <text:p text:style-name="MainBody">Related to the issue of threading, the execution engine is heavily dependent upon a collection of stacks to hold in-scope <text:s/>constants, variables, and context. The visibility of constants and variables is dependent on the position of the Action in the Action tree of the model; If the Action tree describes a nested block structure, then the visibility of individual variable is dependent on the current depth of nesting, and the branch of the tree – <text:s/>sibling branches are not visible. <text:sequence-ref text:reference-format="category-and-value" text:ref-name="refIllustration12">Figure 13</text:sequence-ref> shows the code for the constants stack</text:p>
      <text:p text:style-name="MainBody">Further, any Action when executed may execute on the current stack, a new (linked) stack, or a completely separate stack. Linked stacks are used to implement variable scoping within blocks of block structured languages – when the block terminates, the stack is unlinked. Whilst liked the currently executing action has visibility down the whole link chain of the stack. Completely separate stacks are used to sandbox Actions, for example running two or more independent programs, but it is also available to sandbox specific actions within a single Action tree- essentially allowing for untrusted code to run safely within a trusted environment. <text:s/>This aspect was considered important if the approach was to be used in practical environments such as web browsers, where tight control of web scripts for security purposes is required. </text:p>
      <text:p text:style-name="P30"><text:span text:style-name="T10">public</text:span><text:span text:style-name="T1"> </text:span><text:span text:style-name="T10">abstract</text:span><text:span text:style-name="T1"> </text:span><text:span text:style-name="T10">class</text:span><text:span text:style-name="T1"> Action </text:span><text:span text:style-name="T10">implements</text:span><text:span text:style-name="T1"> Runnable {</text:span></text:p>
      <text:p text:style-name="P16"/>
      <text:p text:style-name="P16"><text:span text:style-name="T1"><text:tab/></text:span><text:span text:style-name="T10">public</text:span><text:span text:style-name="T1"> String </text:span><text:span text:style-name="T20">name</text:span><text:span text:style-name="T1">;</text:span></text:p>
      <text:p text:style-name="P16"><text:span text:style-name="T1"><text:tab/></text:span><text:span text:style-name="T10">protected</text:span><text:span text:style-name="T1"> ALConstantStack </text:span><text:span text:style-name="T20">parentConstantStack</text:span><text:span text:style-name="T1"> = </text:span><text:span text:style-name="T10">null</text:span><text:span text:style-name="T1">;</text:span></text:p>
      <text:p text:style-name="P16"><text:span text:style-name="T1"><text:tab/></text:span><text:span text:style-name="T10">protected</text:span><text:span text:style-name="T1"> ALVariableStack </text:span><text:span text:style-name="T20">parentVariableStack</text:span><text:span text:style-name="T1"> = </text:span><text:span text:style-name="T10">null</text:span><text:span text:style-name="T1">;</text:span></text:p>
      <text:p text:style-name="P16"><text:span text:style-name="T1"><text:tab/></text:span><text:span text:style-name="T10">protected</text:span><text:span text:style-name="T1"> ALSetStack <text:s text:c="5"/></text:span><text:span text:style-name="T20">parentSetStack</text:span><text:span text:style-name="T1"> = </text:span><text:span text:style-name="T10">null</text:span><text:span text:style-name="T1">;</text:span></text:p>
      <text:p text:style-name="P20"><text:tab/></text:p>
      <text:p text:style-name="P16"><text:span text:style-name="T1"><text:tab/></text:span><text:span text:style-name="T10">protected</text:span><text:span text:style-name="T1"> ALConstantStack </text:span><text:span text:style-name="T20">localConstantStack</text:span><text:span text:style-name="T1"> = </text:span><text:span text:style-name="T10">null</text:span><text:span text:style-name="T1">;</text:span></text:p>
      <text:p text:style-name="P16"><text:span text:style-name="T1"><text:tab/></text:span><text:span text:style-name="T10">private</text:span><text:span text:style-name="T1"> ALVariableStack </text:span><text:span text:style-name="T20">localVariableStack</text:span><text:span text:style-name="T1"> = </text:span><text:span text:style-name="T10">null</text:span><text:span text:style-name="T1">;</text:span></text:p>
      <text:p text:style-name="P16"><text:span text:style-name="T1"><text:tab/></text:span><text:span text:style-name="T10">private</text:span><text:span text:style-name="T1"> ALSetStack <text:s text:c="5"/></text:span><text:span text:style-name="T20">localSetStack</text:span><text:span text:style-name="T1"> = </text:span><text:span text:style-name="T10">null</text:span><text:span text:style-name="T1">;</text:span></text:p>
      <text:p text:style-name="P20"><text:tab/></text:p>
      <text:p text:style-name="P16"><text:span text:style-name="T1"><text:tab/></text:span><text:span text:style-name="T10">public</text:span><text:span text:style-name="T1"> </text:span><text:span text:style-name="T10">boolean</text:span><text:span text:style-name="T1"> </text:span><text:span text:style-name="T20">runComplete</text:span><text:span text:style-name="T1"> = </text:span><text:span text:style-name="T10">false</text:span><text:span text:style-name="T1">; </text:span></text:p>
      <text:p text:style-name="P16"><text:span text:style-name="T1"><text:tab/></text:span><text:span text:style-name="T10">public</text:span><text:span text:style-name="T1"> </text:span><text:span text:style-name="T10">boolean</text:span><text:span text:style-name="T1"> </text:span><text:span text:style-name="T20">requestBreak</text:span><text:span text:style-name="T1"> = </text:span><text:span text:style-name="T10">false</text:span><text:span text:style-name="T1">; </text:span><text:span text:style-name="T12">// allows actions to request break</text:span></text:p>
      <text:p text:style-name="P16"><text:span text:style-name="T1"><text:tab/></text:span><text:span text:style-name="T10">public</text:span><text:span text:style-name="T1"> </text:span><text:span text:style-name="T10">boolean</text:span><text:span text:style-name="T1"> </text:span><text:span text:style-name="T20">switchValueMatched</text:span><text:span text:style-name="T1"> = </text:span><text:span text:style-name="T10">false</text:span><text:span text:style-name="T1">; </text:span><text:span text:style-name="T12">// flag if successful </text:span><text:span text:style-name="T13">match</text:span></text:p>
      <text:p text:style-name="P16"><text:span text:style-name="T1"><text:tab/></text:span><text:span text:style-name="T10">public</text:span><text:span text:style-name="T1"> Object <text:s/></text:span><text:span text:style-name="T20">returnValue</text:span><text:span text:style-name="T1"> =</text:span><text:span text:style-name="T10">null</text:span><text:span text:style-name="T1">; </text:span><text:span text:style-name="T12">// return value from SeqWithReturn</text:span></text:p>
      <text:p text:style-name="P20"><text:tab/></text:p>
      <text:p text:style-name="P16"><text:span text:style-name="T1"><text:tab/></text:span><text:span text:style-name="T12">// attributes to optimise the Switch statement</text:span></text:p>
      <text:p text:style-name="P16"><text:span text:style-name="T1"><text:tab/></text:span><text:span text:style-name="T10">public</text:span><text:span text:style-name="T1"> Integer </text:span><text:span text:style-name="T20">switchValue</text:span><text:span text:style-name="T1">; </text:span><text:span text:style-name="T12">// evaluate value of test expression in parent switch statement</text:span></text:p>
      <text:p text:style-name="P16"><text:span text:style-name="T1"><text:tab/></text:span><text:span text:style-name="T10">public</text:span><text:span text:style-name="T1"> Boolean </text:span><text:span text:style-name="T20">executeAnyway</text:span><text:span text:style-name="T1"> = </text:span><text:span text:style-name="T10">false</text:span><text:span text:style-name="T1">; </text:span><text:span text:style-name="T12">// used by case statement to enable fall-through</text:span></text:p>
      <text:p text:style-name="P20"><text:tab/></text:p>
      <text:p text:style-name="P16"><text:span text:style-name="T1"><text:tab/></text:span><text:span text:style-name="T10">public</text:span><text:span text:style-name="T1"> Action(String name) {</text:span></text:p>
      <text:p text:style-name="P16"><text:span text:style-name="T1"><text:tab/><text:tab/></text:span><text:span text:style-name="T10">this</text:span><text:span text:style-name="T1">.</text:span><text:span text:style-name="T20">name</text:span><text:span text:style-name="T1"> = name;</text:span></text:p>
      <text:p text:style-name="P16"><text:span text:style-name="T1"><text:tab/>} </text:span><text:span text:style-name="T12">// constructor</text:span></text:p>
      <text:p text:style-name="P16"/>
      <text:p text:style-name="P16"><text:span text:style-name="T1"><text:tab/></text:span><text:span text:style-name="T12">// trick to handle </text:span><text:span text:style-name="T13">multi</text:span><text:span text:style-name="T12">-</text:span><text:span text:style-name="T13">threading</text:span><text:span text:style-name="T12"> - </text:span><text:span text:style-name="T13">threads</text:span><text:span text:style-name="T12"> start on 'run()', </text:span><text:span text:style-name="T13">as</text:span><text:span text:style-name="T12"> we have to </text:span><text:span text:style-name="T13">bodge</text:span></text:p>
      <text:p text:style-name="P16"><text:span text:style-name="T1"><text:tab/></text:span><text:span text:style-name="T12">// the execute()</text:span></text:p>
      <text:p text:style-name="P16"><text:span text:style-name="T1"><text:tab/></text:span><text:span text:style-name="T10">public</text:span><text:span text:style-name="T1"> </text:span><text:span text:style-name="T10">void</text:span><text:span text:style-name="T1"> setParentStacks(ALConstantStack parentConstantStack, </text:span></text:p>
      <text:p text:style-name="P20"><text:tab/><text:tab/><text:tab/>ALVariableStack parentVariableStack,ALSetStack parentSetStack ) {</text:p>
      <text:p text:style-name="P16"><text:span text:style-name="T1"><text:tab/><text:tab/></text:span><text:span text:style-name="T10">this</text:span><text:span text:style-name="T1">.</text:span><text:span text:style-name="T20">parentConstantStack</text:span><text:span text:style-name="T1"> = parentConstantStack;</text:span></text:p>
      <text:p text:style-name="P16"><text:span text:style-name="T1"><text:tab/><text:tab/></text:span><text:span text:style-name="T10">this</text:span><text:span text:style-name="T1">.</text:span><text:span text:style-name="T20">parentVariableStack</text:span><text:span text:style-name="T1"> = parentVariableStack;</text:span></text:p>
      <text:p text:style-name="P16"><text:span text:style-name="T1"><text:tab/><text:tab/></text:span><text:span text:style-name="T10">this</text:span><text:span text:style-name="T1">.</text:span><text:span text:style-name="T20">parentSetStack</text:span><text:span text:style-name="T1"> = parentSetStack;</text:span></text:p>
      <text:p text:style-name="P20"><text:tab/>}</text:p>
      <text:p text:style-name="P20"><text:tab/></text:p>
      <text:p text:style-name="P16"><text:span text:style-name="T1"><text:tab/></text:span><text:span text:style-name="T12">// Method execute() to be implemented by all leaf classes</text:span></text:p>
      <text:p text:style-name="P16"><text:span text:style-name="T1"><text:tab/></text:span><text:span text:style-name="T10">public</text:span><text:span text:style-name="T1"> Object execute(ALConstantStack constantStack, ALVariableStack variableStack, <text:tab/><text:tab/><text:tab/>ALSetStack setStack, ArrayList&lt;ALExpression&gt;... lateBindings) {</text:span></text:p>
      <text:p text:style-name="P16"><text:span text:style-name="T1"><text:tab/><text:tab/></text:span><text:span text:style-name="T12">// System.out.println(this.name);</text:span></text:p>
      <text:p text:style-name="P20"><text:tab/><text:tab/></text:p>
      <text:p text:style-name="P16"><text:span text:style-name="T1"><text:tab/><text:tab/></text:span><text:span text:style-name="T12">// These need resetting for each run</text:span></text:p>
      <text:p text:style-name="P16"><text:span text:style-name="T1"><text:tab/><text:tab/></text:span><text:span text:style-name="T10">this</text:span><text:span text:style-name="T1">.</text:span><text:span text:style-name="T20">runComplete</text:span><text:span text:style-name="T1"> = </text:span><text:span text:style-name="T10">false</text:span><text:span text:style-name="T1">; </text:span></text:p>
      <text:p text:style-name="P16"><text:span text:style-name="T1"><text:tab/><text:tab/></text:span><text:span text:style-name="T10">this</text:span><text:span text:style-name="T1">.</text:span><text:span text:style-name="T20">requestBreak</text:span><text:span text:style-name="T1"> = </text:span><text:span text:style-name="T10">false</text:span><text:span text:style-name="T1">; </text:span><text:span text:style-name="T12">// allows actions to request break from control structures</text:span></text:p>
      <text:p text:style-name="P16"><text:span text:style-name="T1"><text:tab/><text:tab/></text:span><text:span text:style-name="T10">this</text:span><text:span text:style-name="T1">.</text:span><text:span text:style-name="T20">switchValueMatched</text:span><text:span text:style-name="T1"> = </text:span><text:span text:style-name="T10">false</text:span><text:span text:style-name="T1">; </text:span><text:span text:style-name="T12">// flag if successful match</text:span></text:p>
      <text:p text:style-name="P16"><text:span text:style-name="T1"><text:tab/><text:tab/></text:span><text:span text:style-name="T10">this</text:span><text:span text:style-name="T1">.</text:span><text:span text:style-name="T20">returnValue</text:span><text:span text:style-name="T1"> = </text:span><text:span text:style-name="T10">null</text:span><text:span text:style-name="T1">; </text:span><text:span text:style-name="T12">// return value from SeqWithReturn</text:span></text:p>
      <text:p text:style-name="P20"><text:tab/><text:tab/></text:p>
      <text:p text:style-name="P16"><text:span text:style-name="T1"><text:tab/><text:tab/></text:span><text:span text:style-name="T10">return</text:span><text:span text:style-name="T1"> </text:span><text:span text:style-name="T10">null</text:span><text:span text:style-name="T1">;</text:span></text:p>
      <text:p text:style-name="P20"><text:tab/>}</text:p>
      <text:p text:style-name="P20"><text:s/></text:p>
      <text:p text:style-name="P16"/>
      <text:p text:style-name="P16"><text:span text:style-name="T1"><text:tab/></text:span><text:span text:style-name="T12">// All actions are Runnable - BUT YOU MUST SET THE parentRunStack FIRST !!!</text:span></text:p>
      <text:p text:style-name="P16"><text:span text:style-name="T1"><text:tab/></text:span><text:span text:style-name="T12">// If you don't, then the thread will have no visibility of the parent stack</text:span></text:p>
      <text:p text:style-name="P16"><text:span text:style-name="T1"><text:tab/></text:span><text:span text:style-name="T12">// and will run on a completely separate stack</text:span></text:p>
      <text:p text:style-name="P16"><text:span text:style-name="T1"><text:tab/></text:span><text:span text:style-name="T10">public</text:span><text:span text:style-name="T1"> </text:span><text:span text:style-name="T10">void</text:span><text:span text:style-name="T1"> run() {</text:span></text:p>
      <text:p text:style-name="P20"><text:tab/></text:p>
      <text:p text:style-name="P16"><text:span text:style-name="T1"><text:tab/><text:tab/></text:span><text:span text:style-name="T20">localConstantStack</text:span><text:span text:style-name="T1"> = </text:span><text:span text:style-name="T10">new</text:span><text:span text:style-name="T1"> ALConstantStack();</text:span></text:p>
      <text:p text:style-name="P16"><text:span text:style-name="T1"><text:tab/><text:tab/></text:span><text:span text:style-name="T20">localVariableStack</text:span><text:span text:style-name="T1"> = </text:span><text:span text:style-name="T10">new</text:span><text:span text:style-name="T1"> ALVariableStack();</text:span></text:p>
      <text:p text:style-name="P16"><text:span text:style-name="T1"><text:tab/><text:tab/></text:span><text:span text:style-name="T20">localSetStack</text:span><text:span text:style-name="T1"> <text:s text:c="5"/>= </text:span><text:span text:style-name="T10">new</text:span><text:span text:style-name="T1"> ALSetStack();</text:span></text:p>
      <text:p text:style-name="P20"><text:tab/></text:p>
      <text:p text:style-name="P16"><text:span text:style-name="T1"><text:tab/><text:tab/></text:span><text:span text:style-name="T10">if</text:span><text:span text:style-name="T1"> (</text:span><text:span text:style-name="T20">parentConstantStack</text:span><text:span text:style-name="T1"> != </text:span><text:span text:style-name="T10">null</text:span><text:span text:style-name="T1">) {</text:span></text:p>
      <text:p text:style-name="P16"><text:span text:style-name="T1"><text:tab/><text:tab/><text:tab/></text:span><text:span text:style-name="T20">localConstantStack</text:span><text:span text:style-name="T1">.linkStack(</text:span><text:span text:style-name="T20">parentConstantStack</text:span><text:span text:style-name="T1">);</text:span></text:p>
      <text:p text:style-name="P16"><text:span text:style-name="T1"><text:tab/><text:tab/>} </text:span><text:span text:style-name="T12">// if</text:span></text:p>
      <text:p text:style-name="P20"><text:tab/><text:tab/></text:p>
      <text:p text:style-name="P16"><text:span text:style-name="T1"><text:tab/><text:tab/></text:span><text:span text:style-name="T10">if</text:span><text:span text:style-name="T1"> (</text:span><text:span text:style-name="T20">parentVariableStack</text:span><text:span text:style-name="T1"> != </text:span><text:span text:style-name="T10">null</text:span><text:span text:style-name="T1">) {</text:span></text:p>
      <text:p text:style-name="P16"><text:span text:style-name="T1"><text:tab/><text:tab/><text:tab/></text:span><text:span text:style-name="T20">localVariableStack</text:span><text:span text:style-name="T1">.linkStack(</text:span><text:span text:style-name="T20">parentVariableStack</text:span><text:span text:style-name="T1">);</text:span></text:p>
      <text:p text:style-name="P16"><text:span text:style-name="T1"><text:tab/><text:tab/>} </text:span><text:span text:style-name="T12">// if</text:span></text:p>
      <text:p text:style-name="P16"/>
      <text:p text:style-name="P16"><text:span text:style-name="T1"><text:tab/><text:tab/></text:span><text:span text:style-name="T10">if</text:span><text:span text:style-name="T1"> (</text:span><text:span text:style-name="T20">parentSetStack</text:span><text:span text:style-name="T1"> != </text:span><text:span text:style-name="T10">null</text:span><text:span text:style-name="T1">) {</text:span></text:p>
      <text:p text:style-name="P16"><text:span text:style-name="T1"><text:tab/><text:tab/><text:tab/></text:span><text:span text:style-name="T20">localSetStack</text:span><text:span text:style-name="T1">.linkStack(</text:span><text:span text:style-name="T20">parentSetStack</text:span><text:span text:style-name="T1">);</text:span></text:p>
      <text:p text:style-name="P16"><text:span text:style-name="T1"><text:tab/><text:tab/>} </text:span><text:span text:style-name="T12">// if</text:span></text:p>
      <text:p text:style-name="P16"/>
      <text:p text:style-name="P16"><text:span text:style-name="T1"><text:tab/><text:tab/>execute(</text:span><text:span text:style-name="T20">localConstantStack</text:span><text:span text:style-name="T1">, </text:span><text:span text:style-name="T20">localVariableStack</text:span><text:span text:style-name="T1">, </text:span><text:span text:style-name="T20">localSetStack</text:span><text:span text:style-name="T1">);</text:span></text:p>
      <text:p text:style-name="P20"><text:tab/><text:tab/></text:p>
      <text:p text:style-name="P16"><text:span text:style-name="T1"><text:tab/><text:tab/></text:span><text:span text:style-name="T20">runComplete</text:span><text:span text:style-name="T1"> = </text:span><text:span text:style-name="T10">true</text:span><text:span text:style-name="T1">;</text:span></text:p>
      <text:p text:style-name="P20"><text:tab/><text:tab/></text:p>
      <text:p text:style-name="P16"><text:span text:style-name="T1"><text:tab/>} </text:span><text:span text:style-name="T12">// method run()</text:span></text:p>
      <text:p text:style-name="P20"><text:tab/></text:p>
      <text:p text:style-name="P20">}</text:p>
      <text:p text:style-name="P27"><draw:frame draw:style-name="fr1" draw:name="Frame12" text:anchor-type="paragraph" svg:width="9.878cm" draw:z-index="22"><draw:text-box fo:min-height="0.282cm"><text:p text:style-name="Illustration"><draw:frame draw:style-name="fr4" draw:name="graphics11" text:anchor-type="paragraph" svg:x="0.004cm" svg:y="0.002cm" svg:width="9.878cm" style:rel-width="100%" svg:height="0.282cm" style:rel-height="scale" draw:z-index="23"><draw:image xlink:href="../images/20%20years%20on/dummy.png" xlink:type="simple" xlink:show="embed" xlink:actuate="onLoad"/></draw:frame>Figure <text:sequence text:ref-name="refIllustration11" text:name="Illustration" text:formula="ooow:Illustration+1" style:num-format="1">12</text:sequence>: Action class of execution engine</text:p></draw:text-box></draw:frame></text:p>
      <text:p text:style-name="P16"><text:soft-page-break/><text:span text:style-name="T10">public</text:span><text:span text:style-name="T1"> </text:span><text:span text:style-name="T10">class</text:span><text:span text:style-name="T1"> ALConstantStack </text:span><text:span text:style-name="T10">extends</text:span><text:span text:style-name="T1"> </text:span><text:span text:style-name="T7">CarnforthStack</text:span><text:span text:style-name="T1"> <text:s/>{</text:span></text:p>
      <text:p text:style-name="P20"><text:tab/></text:p>
      <text:p text:style-name="P16"><text:span text:style-name="T1"><text:tab/></text:span><text:span text:style-name="T10">private</text:span><text:span text:style-name="T1"> ALConstantStack </text:span><text:span text:style-name="T20">parentStack</text:span><text:span text:style-name="T1"> = </text:span><text:span text:style-name="T10">null</text:span><text:span text:style-name="T1">;</text:span></text:p>
      <text:p text:style-name="P20"><text:tab/></text:p>
      <text:p text:style-name="P16"><text:span text:style-name="T1"><text:tab/></text:span><text:span text:style-name="T10">public</text:span><text:span text:style-name="T1"> ALConstantStack() {</text:span></text:p>
      <text:p text:style-name="P16"><text:span text:style-name="T1"><text:tab/><text:tab/></text:span><text:span text:style-name="T10">super</text:span><text:span text:style-name="T1">();</text:span></text:p>
      <text:p text:style-name="P16"><text:span text:style-name="T1"><text:tab/>} </text:span><text:span text:style-name="T12">// constructor()</text:span></text:p>
      <text:p text:style-name="P20"><text:tab/></text:p>
      <text:p text:style-name="P16"><text:span text:style-name="T1"><text:tab/></text:span><text:span text:style-name="T10">public</text:span><text:span text:style-name="T1"> ALConstantStack(</text:span><text:span text:style-name="T10">int</text:span><text:span text:style-name="T1"> stackSize) {</text:span></text:p>
      <text:p text:style-name="P16"><text:span text:style-name="T1"><text:tab/><text:tab/></text:span><text:span text:style-name="T10">super</text:span><text:span text:style-name="T1">(stackSize);</text:span></text:p>
      <text:p text:style-name="P16"><text:span text:style-name="T1"><text:tab/>} </text:span><text:span text:style-name="T12">// constructor(</text:span><text:span text:style-name="T13">int</text:span><text:span text:style-name="T12">)</text:span></text:p>
      <text:p text:style-name="P20"><text:tab/></text:p>
      <text:p text:style-name="P16"><text:span text:style-name="T1"><text:tab/></text:span><text:span text:style-name="T10">public</text:span><text:span text:style-name="T1"> </text:span><text:span text:style-name="T7">ALVariable</text:span><text:span text:style-name="T1"> findConstant(String constName) {</text:span></text:p>
      <text:p text:style-name="P16"><text:span text:style-name="T1"><text:tab/><text:tab/></text:span><text:span text:style-name="T10">for</text:span><text:span text:style-name="T1"> (</text:span><text:span text:style-name="T10">int</text:span><text:span text:style-name="T1"> i=0; i &lt; ( </text:span><text:span text:style-name="T20">stackPointer</text:span><text:span text:style-name="T1">+1); i++ ) {</text:span></text:p>
      <text:p text:style-name="P16"><text:span text:style-name="T1"><text:tab/><text:tab/><text:tab/></text:span><text:span text:style-name="T7">ALVariable</text:span><text:span text:style-name="T1"> constVar = (</text:span><text:span text:style-name="T7">ALVariable</text:span><text:span text:style-name="T1">) </text:span><text:span text:style-name="T20">elements</text:span><text:span text:style-name="T1">[i];</text:span></text:p>
      <text:p text:style-name="P16"><text:span text:style-name="T1"><text:tab/><text:tab/><text:tab/></text:span><text:span text:style-name="T10">if</text:span><text:span text:style-name="T1"> (constVar.</text:span><text:span text:style-name="T20">name</text:span><text:span text:style-name="T1">.equals(constName)) {</text:span></text:p>
      <text:p text:style-name="P16"><text:span text:style-name="T1"><text:tab/><text:tab/><text:tab/><text:tab/></text:span><text:span text:style-name="T10">return</text:span><text:span text:style-name="T1"> constVar;</text:span></text:p>
      <text:p text:style-name="P16"><text:span text:style-name="T1"><text:tab/><text:tab/><text:tab/>} </text:span><text:span text:style-name="T12">// if</text:span></text:p>
      <text:p text:style-name="P16"><text:span text:style-name="T1"><text:tab/><text:tab/>} </text:span><text:span text:style-name="T12">// for</text:span></text:p>
      <text:p text:style-name="P20"><text:tab/><text:tab/></text:p>
      <text:p text:style-name="P16"><text:span text:style-name="T1"><text:tab/><text:tab/></text:span><text:span text:style-name="T12">// If we get here, then not found in local stack.</text:span></text:p>
      <text:p text:style-name="P16"><text:span text:style-name="T1"><text:tab/><text:tab/></text:span><text:span text:style-name="T12">// Check the parent stack (if any)</text:span></text:p>
      <text:p text:style-name="P16"><text:span text:style-name="T1"><text:tab/><text:tab/></text:span><text:span text:style-name="T10">if</text:span><text:span text:style-name="T1"> (</text:span><text:span text:style-name="T20">parentStack</text:span><text:span text:style-name="T1"> != </text:span><text:span text:style-name="T10">null</text:span><text:span text:style-name="T1">) {</text:span></text:p>
      <text:p text:style-name="P16"><text:span text:style-name="T1"><text:tab/><text:tab/><text:tab/></text:span><text:span text:style-name="T10">return</text:span><text:span text:style-name="T1"> </text:span><text:span text:style-name="T20">parentStack</text:span><text:span text:style-name="T1">.findConstant(constName);</text:span></text:p>
      <text:p text:style-name="P16"><text:span text:style-name="T1"><text:tab/><text:tab/>} </text:span><text:span text:style-name="T10">else</text:span><text:span text:style-name="T1"> {</text:span></text:p>
      <text:p text:style-name="P16"><text:span text:style-name="T1"><text:tab/><text:tab/><text:tab/></text:span><text:span text:style-name="T10">return</text:span><text:span text:style-name="T1"> </text:span><text:span text:style-name="T10">null</text:span><text:span text:style-name="T1">; </text:span><text:span text:style-name="T12">// if we get here then not found anywhere</text:span></text:p>
      <text:p text:style-name="P16"><text:span text:style-name="T1"><text:tab/><text:tab/>} </text:span><text:span text:style-name="T12">// if</text:span></text:p>
      <text:p text:style-name="P20"><text:tab/><text:tab/></text:p>
      <text:p text:style-name="P16"><text:span text:style-name="T1"><text:tab/>} </text:span><text:span text:style-name="T12">// method findVariable()</text:span></text:p>
      <text:p text:style-name="P20"><text:tab/></text:p>
      <text:p text:style-name="P16"><text:span text:style-name="T1"><text:tab/></text:span><text:span text:style-name="T10">public</text:span><text:span text:style-name="T1"> </text:span><text:span text:style-name="T7">ALVariable</text:span><text:span text:style-name="T1"> findConstantCurrentStack(String varName) {</text:span></text:p>
      <text:p text:style-name="P16"><text:span text:style-name="T1"><text:tab/><text:tab/></text:span><text:span text:style-name="T10">for</text:span><text:span text:style-name="T1"> (</text:span><text:span text:style-name="T10">int</text:span><text:span text:style-name="T1"> i=0; i &lt; (</text:span><text:span text:style-name="T20">stackPointer</text:span><text:span text:style-name="T1">+1); i++ ) {</text:span></text:p>
      <text:p text:style-name="P16"><text:span text:style-name="T1"><text:tab/><text:tab/><text:tab/></text:span><text:span text:style-name="T7">ALVariable</text:span><text:span text:style-name="T1"> constVar = (</text:span><text:span text:style-name="T7">ALVariable</text:span><text:span text:style-name="T1">) </text:span><text:span text:style-name="T20">elements</text:span><text:span text:style-name="T1">[i];</text:span></text:p>
      <text:p text:style-name="P16"><text:span text:style-name="T1"><text:tab/><text:tab/><text:tab/></text:span><text:span text:style-name="T10">if</text:span><text:span text:style-name="T1"> (constVar.</text:span><text:span text:style-name="T20">name</text:span><text:span text:style-name="T1">.equals(varName)) {</text:span></text:p>
      <text:p text:style-name="P16"><text:span text:style-name="T1"><text:tab/><text:tab/><text:tab/><text:tab/></text:span><text:span text:style-name="T10">return</text:span><text:span text:style-name="T1"> constVar;</text:span></text:p>
      <text:p text:style-name="P16"><text:span text:style-name="T1"><text:tab/><text:tab/><text:tab/>} </text:span><text:span text:style-name="T12">// if</text:span></text:p>
      <text:p text:style-name="P20"><text:tab/><text:tab/><text:tab/></text:p>
      <text:p text:style-name="P16"><text:span text:style-name="T1"><text:tab/><text:tab/>} </text:span><text:span text:style-name="T12">// for</text:span></text:p>
      <text:p text:style-name="P20"><text:tab/><text:tab/></text:p>
      <text:p text:style-name="P16"><text:span text:style-name="T1"><text:tab/><text:tab/></text:span><text:span text:style-name="T10">return</text:span><text:span text:style-name="T1"> </text:span><text:span text:style-name="T10">null</text:span><text:span text:style-name="T1">; </text:span><text:span text:style-name="T12">// if we get here then not found anywhere</text:span></text:p>
      <text:p text:style-name="P20"><text:tab/><text:tab/></text:p>
      <text:p text:style-name="P16"><text:span text:style-name="T1"><text:tab/>} </text:span><text:span text:style-name="T12">// method findVariable()</text:span></text:p>
      <text:p text:style-name="P20"><text:tab/></text:p>
      <text:p text:style-name="P20"><text:tab/></text:p>
      <text:p text:style-name="P16"><text:span text:style-name="T1"><text:tab/></text:span><text:span text:style-name="T10">public</text:span><text:span text:style-name="T1"> </text:span><text:span text:style-name="T10">void</text:span><text:span text:style-name="T1"> linkStack(ALConstantStack parentStack) {</text:span></text:p>
      <text:p text:style-name="P16"><text:span text:style-name="T1"><text:tab/><text:tab/></text:span><text:span text:style-name="T10">this</text:span><text:span text:style-name="T1">.</text:span><text:span text:style-name="T20">parentStack</text:span><text:span text:style-name="T1"> = parentStack;</text:span></text:p>
      <text:p text:style-name="P20"><text:tab/>}</text:p>
      <text:p text:style-name="P20"><text:tab/></text:p>
      <text:p text:style-name="P16"><text:span text:style-name="T1">} </text:span><text:span text:style-name="T12">// class AlConstantStack</text:span></text:p>
      <text:p text:style-name="P26"><draw:frame draw:style-name="fr3" draw:name="Frame14" text:anchor-type="paragraph" svg:x="0.91cm" svg:y="0cm" svg:width="12.268cm" draw:z-index="26"><draw:text-box fo:min-height="1.468cm"><text:p text:style-name="Illustration"><draw:frame draw:style-name="fr5" draw:name="graphics14" text:anchor-type="paragraph" svg:x="-0.552cm" svg:y="0.212cm" svg:width="9.878cm" style:rel-width="100%" svg:height="0.282cm" style:rel-height="scale" draw:z-index="27"><draw:image xlink:href="../images/20%20years%20on/dummy.png" xlink:type="simple" xlink:show="embed" xlink:actuate="onLoad"/></draw:frame>Figure <text:sequence text:ref-name="refIllustration12" text:name="Illustration" text:formula="ooow:Illustration+1" style:num-format="1">13</text:sequence>: ALConstantStack class of execution engine</text:p></draw:text-box></draw:frame></text:p>
      <text:p text:style-name="P26"/>
      <text:p text:style-name="MainBody">All Actions operate in two distinct phases. </text:p>
      <text:p text:style-name="MainBody">The first phase is the call to the class constructor, which is equivalent to Forth's compilation of programs into individual words; this happens as the action language model is populated by the XML language compiler.</text:p>
      <text:p text:style-name="MainBody">The second phase is the call to the “execute()” method, either directly, or via the “run()” method if the Action is to run as a separate Java thread. The “execute()” method is overridden by child classes of Action, which by default, simply clears some processing flags used by control Actions that deal with Java-style switch statements, and that deal <text:soft-page-break/>with end of thread and function return values.</text:p>
      <text:p text:style-name="MainBody">The absolute bare minimum implementation for any class is shown in <text:sequence-ref text:reference-format="category-and-value" text:ref-name="refIllustration13">Figure 14</text:sequence-ref>, the implementation of a null-transform. This exists to allow for empty statements, for example in the Java for loop:</text:p>
      <text:p text:style-name="MainBody"><text:tab/>for ( ; ; );</text:p>
      <text:p text:style-name="MainBody">which is often used to describe an infinite loop within a Java program.<text:line-break/></text:p>
      <text:p text:style-name="P19"><text:span text:style-name="T10">public</text:span><text:span text:style-name="T1"> </text:span><text:span text:style-name="T10">class</text:span><text:span text:style-name="T1"> ALNullTransform </text:span><text:span text:style-name="T10">extends</text:span><text:span text:style-name="T1"> Action {</text:span></text:p>
      <text:p text:style-name="P19"/>
      <text:p text:style-name="P19"><text:span text:style-name="T1"><text:tab/></text:span><text:span text:style-name="T10">public</text:span><text:span text:style-name="T1"> ALNullTransform() {</text:span></text:p>
      <text:p text:style-name="P19"><text:span text:style-name="T1"><text:tab/><text:tab/></text:span><text:span text:style-name="T10">super</text:span><text:span text:style-name="T1">(</text:span><text:span text:style-name="T18">"Null Transform"</text:span><text:span text:style-name="T1">);</text:span></text:p>
      <text:p text:style-name="P19"><text:span text:style-name="T1"><text:tab/>} </text:span><text:span text:style-name="T12">// constructor</text:span></text:p>
      <text:p text:style-name="P19"/>
      <text:p text:style-name="P19"><text:span text:style-name="T1"><text:tab/></text:span><text:span text:style-name="T22">@Override</text:span></text:p>
      <text:p text:style-name="P19"><text:span text:style-name="T1"><text:tab/></text:span><text:span text:style-name="T10">public</text:span><text:span text:style-name="T1"> Object execute(ALConstantStack constantStack, </text:span></text:p>
      <text:p text:style-name="P22"><text:tab/><text:tab/>ALVariableStack variableStack, ALSetStack setStack, <text:tab/><text:tab/><text:tab/><text:tab/><text:tab/>ArrayList&lt;ALExpression&gt;... lateBindings) {</text:p>
      <text:p text:style-name="P22"><text:tab/><text:tab/></text:p>
      <text:p text:style-name="P19"><text:span text:style-name="T3"><text:tab/><text:tab/></text:span><text:span text:style-name="T10">super</text:span><text:span text:style-name="T1">.execute(constantStack, variableStack, setStack);</text:span></text:p>
      <text:p text:style-name="P19"><text:span text:style-name="T1"><text:tab/><text:tab/></text:span><text:span text:style-name="T10">return</text:span><text:span text:style-name="T1"> </text:span><text:span text:style-name="T10">null</text:span><text:span text:style-name="T1">;</text:span></text:p>
      <text:p text:style-name="P19"><text:span text:style-name="T1"><text:tab/>} </text:span><text:span text:style-name="T12">// method execute()</text:span></text:p>
      <text:p text:style-name="P19"/>
      <text:p text:style-name="P25"><text:span text:style-name="T4">} </text:span><text:span text:style-name="T14">// class</text:span></text:p>
      <text:p text:style-name="P24"><draw:frame draw:style-name="fr1" draw:name="Frame13" text:anchor-type="paragraph" svg:width="13.658cm" draw:z-index="24"><draw:text-box fo:min-height="1.483cm"><text:p text:style-name="Illustration"><draw:frame draw:style-name="fr4" draw:name="graphics13" text:anchor-type="paragraph" svg:x="0.004cm" svg:y="0.002cm" svg:width="9.878cm" style:rel-width="100%" svg:height="0.282cm" style:rel-height="scale" draw:z-index="25"><draw:image xlink:href="../images/20%20years%20on/dummy.png" xlink:type="simple" xlink:show="embed" xlink:actuate="onLoad"/></draw:frame>Figure <text:sequence text:ref-name="refIllustration13" text:name="Illustration" text:formula="ooow:Illustration+1" style:num-format="1">14</text:sequence>: <text:span text:style-name="T4">ALNullTransform</text:span> class of execution engine</text:p></draw:text-box></draw:frame></text:p>
      <text:h text:style-name="Heading_20_9" text:outline-level="9">Expressions</text:h>
      <text:p text:style-name="MainBody">A sub-class of Action is ALExpression, shown in <text:sequence-ref text:reference-format="category-and-value" text:ref-name="refIllustration14">Figure 15</text:sequence-ref>. An expression in this case is any Action that when executed results in some value (number, string, Boolean, set etc.). many, but not all Actions are sub-classed as ALExpression; the simplest example being class ALDeclareConstant shown in <text:sequence-ref text:reference-format="category-and-value" text:ref-name="refIllustration15">Figure 16</text:sequence-ref>. In the case ALDeclareConstant, a constant is declared together with an expression to define its value. That expression is evaluated on execution (remember that the action language model is a model of the program specification, not the program) and the new constant pushed onto the constant stack.<text:line-break/></text:p>
      <text:p text:style-name="P31"><text:span text:style-name="T10">p</text:span><text:span text:style-name="T11">ublic</text:span><text:span text:style-name="T8"> </text:span><text:span text:style-name="T11">class</text:span><text:span text:style-name="T8"> ALExpression </text:span><text:span text:style-name="T11">extends</text:span><text:span text:style-name="T8"> Action {</text:span></text:p>
      <text:p text:style-name="P16"/>
      <text:p text:style-name="P16"><text:span text:style-name="T1"><text:tab/></text:span><text:span text:style-name="T10">public</text:span><text:span text:style-name="T1"> ALExpression(String name) {</text:span></text:p>
      <text:p text:style-name="P16"><text:span text:style-name="T1"><text:tab/><text:tab/></text:span><text:span text:style-name="T10">super</text:span><text:span text:style-name="T1">(name);</text:span></text:p>
      <text:p text:style-name="P20"><text:tab/>}</text:p>
      <text:p text:style-name="P20">}</text:p>
      <text:p text:style-name="P20"><draw:frame draw:style-name="fr3" draw:name="Frame15" text:anchor-type="paragraph" svg:x="1.072cm" svg:y="0cm" svg:width="9.878cm" draw:z-index="28"><draw:text-box fo:min-height="0.282cm"><text:p text:style-name="Illustration"><draw:frame draw:style-name="fr4" draw:name="graphics15" text:anchor-type="paragraph" svg:x="0.004cm" svg:y="0.002cm" svg:width="9.878cm" style:rel-width="100%" svg:height="0.282cm" style:rel-height="scale" draw:z-index="29"><draw:image xlink:href="../images/20%20years%20on/dummy.png" xlink:type="simple" xlink:show="embed" xlink:actuate="onLoad"/></draw:frame>Figure <text:sequence text:ref-name="refIllustration14" text:name="Illustration" text:formula="ooow:Illustration+1" style:num-format="1">15</text:sequence>: ALExpression class of execution engine</text:p></draw:text-box></draw:frame></text:p>
      <text:p text:style-name="MainBody"/>
      <text:p text:style-name="MainBody"/>
      <text:p text:style-name="P16"><text:span text:style-name="T10">public</text:span><text:span text:style-name="T1"> </text:span><text:span text:style-name="T10">class</text:span><text:span text:style-name="T1"> ALDeclareConstant&lt;E&gt; </text:span><text:span text:style-name="T10">extends</text:span><text:span text:style-name="T1"> ALExpression {</text:span></text:p>
      <text:p text:style-name="P16"/>
      <text:p text:style-name="P16"><text:span text:style-name="T1"><text:tab/>String </text:span><text:span text:style-name="T20">constantName</text:span><text:span text:style-name="T1">;</text:span></text:p>
      <text:p text:style-name="P16"><text:span text:style-name="T1"><text:tab/>ALExpression </text:span><text:span text:style-name="T20">expression</text:span><text:span text:style-name="T1">;</text:span></text:p>
      <text:p text:style-name="P20"><text:tab/></text:p>
      <text:p text:style-name="P16"><text:span text:style-name="T1"><text:tab/></text:span><text:span text:style-name="T10">public</text:span><text:span text:style-name="T1"> ALDeclareConstant(String constantName, ALExpression expression) {</text:span></text:p>
      <text:p text:style-name="P16"><text:span text:style-name="T1"><text:tab/><text:tab/></text:span><text:span text:style-name="T10">super</text:span><text:span text:style-name="T1">(</text:span><text:span text:style-name="T18">"DECLARE-CONSTANT "</text:span><text:span text:style-name="T1"> + constantName);</text:span></text:p>
      <text:p text:style-name="P20"><text:tab/><text:tab/></text:p>
      <text:p text:style-name="P16"><text:span text:style-name="T1"><text:tab/><text:tab/></text:span><text:span text:style-name="T10">this</text:span><text:span text:style-name="T1">.</text:span><text:span text:style-name="T20">constantName</text:span><text:span text:style-name="T1"> = constantName;</text:span></text:p>
      <text:p text:style-name="P16"><text:span text:style-name="T1"><text:tab/><text:tab/></text:span><text:span text:style-name="T10">this</text:span><text:span text:style-name="T1">.</text:span><text:span text:style-name="T20">expression</text:span><text:span text:style-name="T1"> = expression;</text:span></text:p>
      <text:p text:style-name="P20"><text:tab/><text:tab/></text:p>
      <text:p text:style-name="P16"><text:span text:style-name="T1"><text:tab/>} </text:span><text:span text:style-name="T12">// constructor</text:span></text:p>
      <text:p text:style-name="P16"/>
      <text:p text:style-name="P16"><text:span text:style-name="T1"><text:tab/></text:span><text:span text:style-name="T22">@Override</text:span></text:p>
      <text:p text:style-name="P16"><text:span text:style-name="T1"><text:tab/></text:span><text:span text:style-name="T10">public</text:span><text:span text:style-name="T1"> Object execute(ALConstantStack constantStack, ALVariableStack variableStack,</text:span></text:p>
      <text:p text:style-name="P20"><text:s/><text:tab/><text:tab/>ALSetStack setStack, ArrayList&lt;ALExpression&gt;... lateBindings) </text:p>
      <text:p text:style-name="P16"/>
      <text:p text:style-name="P20"><text:tab/>{</text:p>
      <text:p text:style-name="P16"><text:span text:style-name="T1"><text:tab/><text:tab/></text:span><text:span text:style-name="T10">super</text:span><text:span text:style-name="T1">.execute(constantStack, variableStack, setStack);</text:span></text:p>
      <text:p text:style-name="P20"><text:tab/><text:tab/></text:p>
      <text:p text:style-name="P16"><text:span text:style-name="T1"><text:tab/><text:tab/></text:span><text:span text:style-name="T10">if</text:span><text:span text:style-name="T1"> (constantStack.findConstantCurrentStack(</text:span><text:span text:style-name="T20">constantName</text:span><text:span text:style-name="T1">) != </text:span><text:span text:style-name="T10">null</text:span><text:span text:style-name="T1">) {</text:span></text:p>
      <text:p text:style-name="P16"><text:span text:style-name="T1"><text:tab/><text:tab/><text:tab/></text:span><text:span text:style-name="T10">throw</text:span><text:span text:style-name="T1"> </text:span><text:span text:style-name="T10">new</text:span><text:span text:style-name="T1"> RuntimeException(</text:span><text:span text:style-name="T18">"DuplicateConstantDeclarationException"</text:span><text:span text:style-name="T1">);</text:span></text:p>
      <text:p text:style-name="P16"><text:span text:style-name="T1"><text:tab/><text:tab/>} </text:span><text:span text:style-name="T12">// if</text:span></text:p>
      <text:p text:style-name="P20"><text:tab/><text:tab/></text:p>
      <text:p text:style-name="P16"><text:span text:style-name="T1"><text:tab/><text:tab/>Object value = </text:span><text:span text:style-name="T20">expression</text:span><text:span text:style-name="T1">.execute(constantStack, variableStack, setStack);</text:span></text:p>
      <text:p text:style-name="P20"><text:tab/><text:tab/></text:p>
      <text:p text:style-name="P16"><text:span text:style-name="T1"><text:tab/><text:tab/>ALVariable&lt;E&gt; newConst = </text:span><text:span text:style-name="T10">new</text:span><text:span text:style-name="T1"> ALVariable&lt;E&gt;(</text:span><text:span text:style-name="T20">constantName</text:span><text:span text:style-name="T1">, (E) value);</text:span></text:p>
      <text:p text:style-name="P20"><text:tab/><text:tab/>constantStack.push(newConst);</text:p>
      <text:p text:style-name="P20"><text:tab/><text:tab/></text:p>
      <text:p text:style-name="P16"><text:span text:style-name="T1"><text:tab/><text:tab/></text:span><text:span text:style-name="T10">return</text:span><text:span text:style-name="T1"> value;</text:span></text:p>
      <text:p text:style-name="P20"><text:tab/>}</text:p>
      <text:p text:style-name="P20"><text:tab/></text:p>
      <text:p text:style-name="P20"><draw:frame draw:style-name="fr1" draw:name="Frame16" text:anchor-type="paragraph" svg:width="13.476cm" draw:z-index="30"><draw:text-box fo:min-height="1.468cm"><text:p text:style-name="Illustration"><draw:frame draw:style-name="fr4" draw:name="graphics16" text:anchor-type="paragraph" svg:x="0.004cm" svg:y="0.002cm" svg:width="9.878cm" style:rel-width="100%" svg:height="0.282cm" style:rel-height="scale" draw:z-index="31"><draw:image xlink:href="../images/20%20years%20on/dummy.png" xlink:type="simple" xlink:show="embed" xlink:actuate="onLoad"/></draw:frame>Figure <text:sequence text:ref-name="refIllustration15" text:name="Illustration" text:formula="ooow:Illustration+1" style:num-format="1">16</text:sequence>: ALDeclareConstant class of execution engine</text:p></draw:text-box></draw:frame></text:p>
      <text:p text:style-name="P20">}</text:p>
      <text:h text:style-name="Heading_20_9" text:outline-level="9">Conditional execution</text:h>
      <text:p text:style-name="MainBody">Conditional execution is supported as sub-classes of ALExpression. As an example, the “if-then-else” <text:s/>construct of block-structured programming languages such as Java and C/C++ is shown in <text:sequence-ref text:reference-format="category-and-value" text:ref-name="refIllustration16">Figure 17</text:sequence-ref>. The in-then-else Action requires three child Actions in the action language Action tree: one for the test clause, and one each <text:s/>for action on true and false respectively. The test clause is an ALExpression that, as with ALDeclareConstant, is evaluated at execution time, with the Boolean result identifying which child action to execute. </text:p>
      <text:p text:style-name="MainBody"><text:soft-page-break/></text:p>
      <text:p text:style-name="P16"><text:span text:style-name="T10">public</text:span><text:span text:style-name="T1"> </text:span><text:span text:style-name="T10">class</text:span><text:span text:style-name="T1"> ALIfThenElse </text:span><text:span text:style-name="T10">extends</text:span><text:span text:style-name="T1"> Action {</text:span></text:p>
      <text:p text:style-name="P16"/>
      <text:p text:style-name="P16"><text:span text:style-name="T1"><text:tab/></text:span><text:span text:style-name="T10">private</text:span><text:span text:style-name="T1"> ALExpression </text:span><text:span text:style-name="T20">boolExpr</text:span><text:span text:style-name="T1">;</text:span></text:p>
      <text:p text:style-name="P16"><text:span text:style-name="T1"><text:tab/></text:span><text:span text:style-name="T10">private</text:span><text:span text:style-name="T1"> Action </text:span><text:span text:style-name="T20">actionOnTrue</text:span><text:span text:style-name="T1">;</text:span></text:p>
      <text:p text:style-name="P16"><text:span text:style-name="T1"><text:tab/></text:span><text:span text:style-name="T10">private</text:span><text:span text:style-name="T1"> Action </text:span><text:span text:style-name="T20">actionOnFalse</text:span><text:span text:style-name="T1">;</text:span></text:p>
      <text:p text:style-name="P20"><text:tab/></text:p>
      <text:p text:style-name="P16"><text:span text:style-name="T1"><text:tab/></text:span><text:span text:style-name="T10">public</text:span><text:span text:style-name="T1"> ALIfThenElse(ALExpression boolExpr, Action actionOnTrue, Action actionOnFalse) {</text:span></text:p>
      <text:p text:style-name="P16"><text:span text:style-name="T1"><text:tab/><text:tab/></text:span><text:span text:style-name="T10">super</text:span><text:span text:style-name="T1">(</text:span><text:span text:style-name="T18">"IF-THEN-ELSE"</text:span><text:span text:style-name="T1">);</text:span></text:p>
      <text:p text:style-name="P20"><text:tab/><text:tab/></text:p>
      <text:p text:style-name="P16"><text:span text:style-name="T1"><text:tab/><text:tab/></text:span><text:span text:style-name="T10">this</text:span><text:span text:style-name="T1">.</text:span><text:span text:style-name="T20">boolExpr</text:span><text:span text:style-name="T1"> = boolExpr;</text:span></text:p>
      <text:p text:style-name="P16"><text:span text:style-name="T1"><text:tab/><text:tab/></text:span><text:span text:style-name="T10">this</text:span><text:span text:style-name="T1">.</text:span><text:span text:style-name="T20">actionOnTrue</text:span><text:span text:style-name="T1"> = actionOnTrue;</text:span></text:p>
      <text:p text:style-name="P16"><text:span text:style-name="T1"><text:tab/><text:tab/></text:span><text:span text:style-name="T10">this</text:span><text:span text:style-name="T1">.</text:span><text:span text:style-name="T20">actionOnFalse</text:span><text:span text:style-name="T1"> = actionOnFalse;</text:span></text:p>
      <text:p text:style-name="P20"><text:tab/><text:tab/></text:p>
      <text:p text:style-name="P16"><text:span text:style-name="T1"><text:tab/>} </text:span><text:span text:style-name="T12">// constructor</text:span></text:p>
      <text:p text:style-name="P16"/>
      <text:p text:style-name="P16"><text:span text:style-name="T1"><text:tab/></text:span><text:span text:style-name="T22">@Override</text:span></text:p>
      <text:p text:style-name="P16"><text:span text:style-name="T1"><text:tab/></text:span><text:span text:style-name="T10">public</text:span><text:span text:style-name="T1"> Object execute(ALConstantStack constantStack, ALVariableStack variableStack, </text:span></text:p>
      <text:p text:style-name="P20"><text:tab/><text:tab/>ALSetStack setStack, ArrayList&lt;ALExpression&gt;... lateBindings) </text:p>
      <text:p text:style-name="P16"><text:span text:style-name="T1"><text:tab/><text:tab/></text:span><text:span text:style-name="T10">throws</text:span><text:span text:style-name="T1"> TestExpressionReturnedNullException, TestExpressionNotBooleanException</text:span></text:p>
      <text:p text:style-name="P20"><text:tab/>{</text:p>
      <text:p text:style-name="P16"><text:span text:style-name="T1"><text:tab/><text:tab/></text:span><text:span text:style-name="T10">super</text:span><text:span text:style-name="T1">.execute(constantStack, variableStack, setStack);</text:span></text:p>
      <text:p text:style-name="P20"><text:tab/><text:tab/></text:p>
      <text:p text:style-name="P16"><text:span text:style-name="T1"><text:tab/><text:tab/></text:span><text:span text:style-name="T12">// calculate result of condition</text:span></text:p>
      <text:p text:style-name="P16"><text:span text:style-name="T1"><text:tab/><text:tab/>Object res = </text:span><text:span text:style-name="T20">boolExpr</text:span><text:span text:style-name="T1">.execute(constantStack, variableStack, setStack);</text:span></text:p>
      <text:p text:style-name="P20"><text:tab/><text:tab/></text:p>
      <text:p text:style-name="P16"><text:span text:style-name="T1"><text:tab/><text:tab/></text:span><text:span text:style-name="T10">if</text:span><text:span text:style-name="T1"> (res == </text:span><text:span text:style-name="T10">null</text:span><text:span text:style-name="T1">) {</text:span></text:p>
      <text:p text:style-name="P16"><text:span text:style-name="T1"><text:tab/><text:tab/><text:tab/></text:span><text:span text:style-name="T10">throw</text:span><text:span text:style-name="T1"> </text:span><text:span text:style-name="T10">new</text:span><text:span text:style-name="T1"> TestExpressionReturnedNullException();</text:span></text:p>
      <text:p text:style-name="P16"><text:span text:style-name="T1"><text:tab/><text:tab/>} </text:span><text:span text:style-name="T12">// if</text:span></text:p>
      <text:p text:style-name="P20"><text:tab/><text:tab/></text:p>
      <text:p text:style-name="P16"><text:span text:style-name="T1"><text:tab/><text:tab/></text:span><text:span text:style-name="T10">if</text:span><text:span text:style-name="T1"> (!( res </text:span><text:span text:style-name="T10">instanceof</text:span><text:span text:style-name="T1"> Boolean)) {</text:span></text:p>
      <text:p text:style-name="P16"><text:span text:style-name="T1"><text:tab/><text:tab/><text:tab/></text:span><text:span text:style-name="T10">throw</text:span><text:span text:style-name="T1"> </text:span><text:span text:style-name="T10">new</text:span><text:span text:style-name="T1"> TestExpressionNotBooleanException();</text:span></text:p>
      <text:p text:style-name="P16"><text:span text:style-name="T1"><text:tab/><text:tab/>} </text:span><text:span text:style-name="T12">// if</text:span></text:p>
      <text:p text:style-name="P20"><text:tab/><text:tab/></text:p>
      <text:p text:style-name="P16"><text:span text:style-name="T1"><text:tab/><text:tab/></text:span><text:span text:style-name="T10">if</text:span><text:span text:style-name="T1"> ((Boolean) res) {</text:span></text:p>
      <text:p text:style-name="P16"><text:span text:style-name="T1"><text:tab/><text:tab/><text:tab/></text:span><text:span text:style-name="T20">actionOnTrue</text:span><text:span text:style-name="T1">.execute(constantStack, variableStack, setStack);</text:span></text:p>
      <text:p text:style-name="P16"><text:span text:style-name="T1"><text:tab/><text:tab/>} </text:span><text:span text:style-name="T10">else</text:span><text:span text:style-name="T1"> {</text:span></text:p>
      <text:p text:style-name="P16"><text:span text:style-name="T1"><text:tab/><text:tab/><text:tab/></text:span><text:span text:style-name="T20">actionOnFalse</text:span><text:span text:style-name="T1">.execute(constantStack, variableStack, setStack);<text:tab/><text:tab/><text:tab/></text:span></text:p>
      <text:p text:style-name="P16"><text:span text:style-name="T1"><text:tab/><text:tab/>} </text:span><text:span text:style-name="T12">// if</text:span></text:p>
      <text:p text:style-name="P20"><text:tab/><text:tab/></text:p>
      <text:p text:style-name="P16"><text:span text:style-name="T1"><text:tab/><text:tab/></text:span><text:span text:style-name="T10">return</text:span><text:span text:style-name="T1"> </text:span><text:span text:style-name="T10">null</text:span><text:span text:style-name="T1">; </text:span><text:span text:style-name="T12">// no return value from an ALAction (only from ALExpression)</text:span></text:p>
      <text:p text:style-name="P20"><text:tab/><text:tab/></text:p>
      <text:p text:style-name="P16"><text:span text:style-name="T1"><text:tab/>} </text:span><text:span text:style-name="T12">// method execute()</text:span></text:p>
      <text:p text:style-name="P16"/>
      <text:p text:style-name="P16"><text:span text:style-name="T1"><text:tab/></text:span><text:span text:style-name="T10">public</text:span><text:span text:style-name="T1"> </text:span><text:span text:style-name="T10">class</text:span><text:span text:style-name="T1"> TestExpressionReturnedNullException </text:span><text:span text:style-name="T10">extends</text:span><text:span text:style-name="T1"> RuntimeException {</text:span></text:p>
      <text:p text:style-name="P16"><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6"><text:span text:style-name="T1"><text:tab/><text:tab/></text:span><text:span text:style-name="T10">public</text:span><text:span text:style-name="T1"> TestExpressionReturnedNullException() { </text:span></text:p>
      <text:p text:style-name="P16"><text:span text:style-name="T1"><text:tab/><text:tab/><text:tab/></text:span><text:span text:style-name="T10">super</text:span><text:span text:style-name="T1">(</text:span><text:span text:style-name="T18">"Test in IF returned Null"</text:span><text:span text:style-name="T1">); </text:span></text:p>
      <text:p text:style-name="P16"><text:span text:style-name="T1"><text:tab/><text:tab/>} </text:span><text:span text:style-name="T12">// constructor</text:span></text:p>
      <text:p text:style-name="P16"><text:span text:style-name="T1"><text:tab/>} </text:span><text:span text:style-name="T12">// inner class TestExpressionReturnedNullException</text:span></text:p>
      <text:p text:style-name="P16"/>
      <text:p text:style-name="P16"><text:span text:style-name="T1"><text:tab/></text:span><text:span text:style-name="T10">public</text:span><text:span text:style-name="T1"> </text:span><text:span text:style-name="T10">class</text:span><text:span text:style-name="T1"> TestExpressionNotBooleanException </text:span><text:span text:style-name="T10">extends</text:span><text:span text:style-name="T1"> RuntimeException {</text:span></text:p>
      <text:p text:style-name="P16"><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6"><text:span text:style-name="T1"><text:tab/><text:tab/></text:span><text:span text:style-name="T10">public</text:span><text:span text:style-name="T1"> TestExpressionNotBooleanException() { </text:span></text:p>
      <text:p text:style-name="P16"><text:span text:style-name="T1"><text:tab/><text:tab/><text:tab/></text:span><text:span text:style-name="T10">super</text:span><text:span text:style-name="T1">(</text:span><text:span text:style-name="T18">"Test in IF does not return a Boolean type"</text:span><text:span text:style-name="T1">); </text:span></text:p>
      <text:p text:style-name="P16"><text:span text:style-name="T1"><text:tab/><text:tab/>} </text:span><text:span text:style-name="T12">// constructor</text:span></text:p>
      <text:p text:style-name="P16"><text:span text:style-name="T1"><text:tab/>} </text:span><text:span text:style-name="T12">// inner class TestExpressionNotBooleanException</text:span></text:p>
      <text:p text:style-name="P16"/>
      <text:p text:style-name="P16"><text:span text:style-name="T1">} </text:span><text:span text:style-name="T12">// class</text:span></text:p>
      <text:p text:style-name="P26"><draw:frame draw:style-name="fr1" draw:name="Frame17" text:anchor-type="paragraph" svg:width="12.797cm" draw:z-index="32"><draw:text-box fo:min-height="1.468cm"><text:p text:style-name="Illustration"><draw:frame draw:style-name="fr4" draw:name="graphics17" text:anchor-type="paragraph" svg:x="0.004cm" svg:y="0.002cm" svg:width="9.878cm" style:rel-width="100%" svg:height="0.282cm" style:rel-height="scale" draw:z-index="33"><draw:image xlink:href="../images/20%20years%20on/dummy.png" xlink:type="simple" xlink:show="embed" xlink:actuate="onLoad"/></draw:frame>Figure <text:sequence text:ref-name="refIllustration16" text:name="Illustration" text:formula="ooow:Illustration+1" style:num-format="1">17</text:sequence>: ALIfThenElse class of execution engine</text:p></draw:text-box></draw:frame></text:p>
      <text:p text:style-name="MainBody">Control Actions were developed beyond the basic needs of the Fibonacci numbers program in order to stress the model and engine. This included a Java-style switch statement as shown in <text:sequence-ref text:reference-format="category-and-value" text:ref-name="refIllustration17">Figure 18</text:sequence-ref>.</text:p>
      <text:p text:style-name="MainBody"/>
      <text:p text:style-name="P30"><text:span text:style-name="T10">public</text:span><text:span text:style-name="T1"> </text:span><text:span text:style-name="T10">class</text:span><text:span text:style-name="T1"> ALSwitch </text:span><text:span text:style-name="T10">extends</text:span><text:span text:style-name="T1"> Action {</text:span></text:p>
      <text:p text:style-name="P16"/>
      <text:p text:style-name="P16"><text:span text:style-name="T1"><text:tab/></text:span><text:span text:style-name="T10">private</text:span><text:span text:style-name="T1"> ArrayList&lt;Action&gt; </text:span><text:span text:style-name="T20">cases</text:span><text:span text:style-name="T1">;</text:span></text:p>
      <text:p text:style-name="P16"><text:span text:style-name="T1"><text:tab/></text:span><text:span text:style-name="T10">private</text:span><text:span text:style-name="T1"> ALExpression </text:span><text:span text:style-name="T20">intTestExpr</text:span><text:span text:style-name="T1">;</text:span></text:p>
      <text:p text:style-name="P16"><text:span text:style-name="T1"><text:tab/></text:span><text:span text:style-name="T10">private</text:span><text:span text:style-name="T1"> Action </text:span><text:span text:style-name="T20">defaultAction</text:span><text:span text:style-name="T1">;</text:span></text:p>
      <text:p text:style-name="P20"><text:tab/></text:p>
      <text:p text:style-name="P16"><text:span text:style-name="T1"><text:tab/></text:span><text:span text:style-name="T10">public</text:span><text:span text:style-name="T1"> ALSwitch(ALExpression intTestExpr, Action defaultAction, <text:s/>ALCase... cases) {</text:span></text:p>
      <text:p text:style-name="P16"><text:span text:style-name="T1"><text:tab/><text:tab/></text:span><text:span text:style-name="T10">super</text:span><text:span text:style-name="T1">(</text:span><text:span text:style-name="T18">"SWITCH"</text:span><text:span text:style-name="T1">);</text:span></text:p>
      <text:p text:style-name="P16"><text:span text:style-name="T1"><text:tab/><text:tab/> </text:span><text:span text:style-name="T10">this</text:span><text:span text:style-name="T1">.</text:span><text:span text:style-name="T20">cases</text:span><text:span text:style-name="T1"> = </text:span><text:span text:style-name="T10">new</text:span><text:span text:style-name="T1"> ArrayList&lt;Action&gt;(Arrays.</text:span><text:span text:style-name="T2">asList</text:span><text:span text:style-name="T1">(cases));</text:span></text:p>
      <text:p text:style-name="P16"><text:span text:style-name="T1"><text:tab/><text:tab/> </text:span><text:span text:style-name="T10">this</text:span><text:span text:style-name="T1">.</text:span><text:span text:style-name="T20">intTestExpr</text:span><text:span text:style-name="T1"> = intTestExpr;</text:span></text:p>
      <text:p text:style-name="P16"><text:span text:style-name="T1"><text:tab/><text:tab/> </text:span><text:span text:style-name="T10">this</text:span><text:span text:style-name="T1">.</text:span><text:span text:style-name="T20">defaultAction</text:span><text:span text:style-name="T1"> = defaultAction;</text:span></text:p>
      <text:p text:style-name="P20"><text:tab/><text:tab/> </text:p>
      <text:p text:style-name="P16"><text:span text:style-name="T1"><text:tab/>} </text:span><text:span text:style-name="T12">// constructor(</text:span><text:span text:style-name="T13">varargs</text:span><text:span text:style-name="T12">)</text:span></text:p>
      <text:p text:style-name="P20"><text:tab/></text:p>
      <text:p text:style-name="P16"><text:span text:style-name="T1"><text:tab/></text:span><text:span text:style-name="T10">public</text:span><text:span text:style-name="T1"> ALSwitch() {</text:span></text:p>
      <text:p text:style-name="P16"><text:span text:style-name="T1"><text:tab/><text:tab/></text:span><text:span text:style-name="T10">super</text:span><text:span text:style-name="T1">(</text:span><text:span text:style-name="T18">"SWITCH"</text:span><text:span text:style-name="T1">);</text:span></text:p>
      <text:p text:style-name="P16"><text:span text:style-name="T1"><text:tab/><text:tab/></text:span><text:span text:style-name="T20">cases</text:span><text:span text:style-name="T1"> = </text:span><text:span text:style-name="T10">new</text:span><text:span text:style-name="T1"> ArrayList&lt;Action&gt;();</text:span></text:p>
      <text:p text:style-name="P16"><text:span text:style-name="T1"><text:tab/>} </text:span><text:span text:style-name="T12">// </text:span><text:span text:style-name="T13">constructor</text:span><text:span text:style-name="T12">()</text:span></text:p>
      <text:p text:style-name="P16"/>
      <text:p text:style-name="P16"><text:span text:style-name="T1"><text:tab/></text:span><text:span text:style-name="T22">@Override</text:span></text:p>
      <text:p text:style-name="P16"><text:span text:style-name="T1"><text:tab/></text:span><text:span text:style-name="T10">public</text:span><text:span text:style-name="T1"> Object execute(ALConstantStack constantStack, ALVariableStack variableStack, </text:span></text:p>
      <text:p text:style-name="P20"><text:tab/><text:tab/>ALSetStack setStack, ArrayList&lt;ALExpression&gt;... lateBindings) </text:p>
      <text:p text:style-name="P16"><text:span text:style-name="T1"><text:tab/><text:tab/></text:span><text:span text:style-name="T10">throws</text:span><text:span text:style-name="T1"> TestExpressionNotIntegerException</text:span></text:p>
      <text:p text:style-name="P20"><text:tab/>{</text:p>
      <text:p text:style-name="P16"><text:span text:style-name="T1"><text:tab/><text:tab/></text:span><text:span text:style-name="T10">super</text:span><text:span text:style-name="T1">.execute(constantStack, variableStack, setStack);</text:span></text:p>
      <text:p text:style-name="P20"><text:tab/><text:tab/></text:p>
      <text:p text:style-name="P16"><text:span text:style-name="T1"><text:tab/><text:tab/></text:span><text:span text:style-name="T12">// Evaluate the switch expression</text:span></text:p>
      <text:p text:style-name="P16"><text:span text:style-name="T1"><text:tab/><text:tab/>Object switchValue = </text:span><text:span text:style-name="T10">this</text:span><text:span text:style-name="T1">.</text:span><text:span text:style-name="T20">intTestExpr</text:span><text:span text:style-name="T1">.execute(constantStack, variableStack, </text:span></text:p>
      <text:p text:style-name="P20"><text:tab/><text:tab/><text:tab/>setStack);</text:p>
      <text:p text:style-name="P20"><text:tab/><text:tab/></text:p>
      <text:p text:style-name="P16"><text:span text:style-name="T1"><text:tab/><text:tab/></text:span><text:span text:style-name="T10">if</text:span><text:span text:style-name="T1"> (! (switchValue </text:span><text:span text:style-name="T10">instanceof</text:span><text:span text:style-name="T1"> Integer)) {</text:span></text:p>
      <text:p text:style-name="P16"><text:span text:style-name="T1"><text:tab/><text:tab/><text:tab/></text:span><text:span text:style-name="T10">throw</text:span><text:span text:style-name="T1"> </text:span><text:span text:style-name="T10">new</text:span><text:span text:style-name="T1"> TestExpressionNotIntegerException();</text:span></text:p>
      <text:p text:style-name="P16"><text:span text:style-name="T1"><text:tab/><text:tab/>} </text:span><text:span text:style-name="T12">//</text:span></text:p>
      <text:p text:style-name="P20"><text:tab/><text:tab/></text:p>
      <text:p text:style-name="P16"><text:span text:style-name="T1"><text:tab/><text:tab/></text:span><text:span text:style-name="T10">boolean</text:span><text:span text:style-name="T1"> fallThrough = </text:span><text:span text:style-name="T10">false</text:span><text:span text:style-name="T1">;</text:span></text:p>
      <text:p text:style-name="P16"><text:span text:style-name="T1"><text:tab/><text:tab/></text:span><text:span text:style-name="T10">boolean</text:span><text:span text:style-name="T1"> doDefaultAction = </text:span><text:span text:style-name="T10">true</text:span><text:span text:style-name="T1">;</text:span></text:p>
      <text:p text:style-name="P16"><text:span text:style-name="T1"><text:tab/><text:tab/></text:span><text:span text:style-name="T10">for</text:span><text:span text:style-name="T1"> (Action smCase : </text:span><text:span text:style-name="T20">cases</text:span><text:span text:style-name="T1">) {</text:span></text:p>
      <text:p text:style-name="P16"><text:span text:style-name="T1"><text:tab/><text:tab/><text:tab/>smCase.</text:span><text:span text:style-name="T20">switchValue</text:span><text:span text:style-name="T1"> = (Integer) switchValue;</text:span></text:p>
      <text:p text:style-name="P16"><text:span text:style-name="T1"><text:tab/><text:tab/><text:tab/>smCase.</text:span><text:span text:style-name="T20">executeAnyway</text:span><text:span text:style-name="T1"> = fallThrough;</text:span></text:p>
      <text:p text:style-name="P20"><text:tab/><text:tab/><text:tab/>smCase.execute(constantStack, variableStack, setStack);</text:p>
      <text:p text:style-name="P16"/>
      <text:p text:style-name="P16"><text:span text:style-name="T1"><text:tab/><text:tab/><text:tab/></text:span><text:span text:style-name="T12">// Handle the break statement.</text:span></text:p>
      <text:p text:style-name="P16"><text:span text:style-name="T1"><text:tab/><text:tab/><text:tab/></text:span><text:span text:style-name="T10">if</text:span><text:span text:style-name="T1"> (!smCase.</text:span><text:span text:style-name="T20">requestBreak</text:span><text:span text:style-name="T1">) {</text:span></text:p>
      <text:p text:style-name="P16"><text:span text:style-name="T1"><text:tab/><text:tab/><text:tab/><text:tab/>fallThrough = </text:span><text:span text:style-name="T10">true</text:span><text:span text:style-name="T1">;</text:span></text:p>
      <text:p text:style-name="P16"><text:span text:style-name="T1"><text:tab/><text:tab/><text:tab/>} </text:span><text:span text:style-name="T12">// if</text:span></text:p>
      <text:p text:style-name="P20"><text:tab/><text:tab/><text:tab/></text:p>
      <text:p text:style-name="P16"><text:span text:style-name="T1"><text:tab/><text:tab/><text:tab/></text:span><text:span text:style-name="T12">// Record whether we need to run the default action</text:span></text:p>
      <text:p text:style-name="P16"><text:span text:style-name="T1"><text:tab/><text:tab/><text:tab/></text:span><text:span text:style-name="T10">if</text:span><text:span text:style-name="T1"> (smCase.</text:span><text:span text:style-name="T20">switchValueMatched</text:span><text:span text:style-name="T1">) {</text:span></text:p>
      <text:p text:style-name="P16"><text:span text:style-name="T1"><text:tab/><text:tab/><text:tab/><text:tab/>doDefaultAction = </text:span><text:span text:style-name="T10">false</text:span><text:span text:style-name="T1">;</text:span></text:p>
      <text:p text:style-name="P20"><text:tab/><text:tab/><text:tab/>}</text:p>
      <text:p text:style-name="P16"><text:span text:style-name="T1"><text:tab/><text:tab/>} </text:span><text:span text:style-name="T12">// for</text:span></text:p>
      <text:p text:style-name="P20"><text:tab/><text:tab/></text:p>
      <text:p text:style-name="P16"><text:span text:style-name="T1"><text:tab/><text:tab/></text:span><text:span text:style-name="T10">if</text:span><text:span text:style-name="T1"> (doDefaultAction) {</text:span></text:p>
      <text:p text:style-name="P16"><text:span text:style-name="T1"><text:tab/><text:tab/><text:tab/></text:span><text:span text:style-name="T10">this</text:span><text:span text:style-name="T1">.</text:span><text:span text:style-name="T20">defaultAction</text:span><text:span text:style-name="T1">.execute(constantStack, variableStack, setStack);</text:span></text:p>
      <text:p text:style-name="P16"><text:span text:style-name="T1"><text:tab/><text:tab/>} </text:span><text:span text:style-name="T12">// if</text:span></text:p>
      <text:p text:style-name="P20"><text:tab/><text:tab/></text:p>
      <text:p text:style-name="P16"><text:span text:style-name="T1"><text:tab/><text:tab/></text:span><text:span text:style-name="T10">return</text:span><text:span text:style-name="T1"> </text:span><text:span text:style-name="T10">null</text:span><text:span text:style-name="T1">;</text:span></text:p>
      <text:p text:style-name="P16"><text:span text:style-name="T1"><text:tab/>} </text:span><text:span text:style-name="T12">// method execute()</text:span></text:p>
      <text:p text:style-name="P20"><text:tab/></text:p>
      <text:p text:style-name="P16"><text:span text:style-name="T1"><text:tab/></text:span><text:span text:style-name="T10">public</text:span><text:span text:style-name="T1"> </text:span><text:span text:style-name="T10">class</text:span><text:span text:style-name="T1"> TestExpressionNotIntegerException </text:span><text:span text:style-name="T10">extends</text:span><text:span text:style-name="T1"> RuntimeException {</text:span></text:p>
      <text:p text:style-name="P16"><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6"><text:span text:style-name="T1"><text:tab/><text:tab/></text:span><text:span text:style-name="T10">public</text:span><text:span text:style-name="T1"> TestExpressionNotIntegerException() { </text:span></text:p>
      <text:p text:style-name="P16"><text:span text:style-name="T1"><text:tab/><text:tab/><text:tab/></text:span><text:span text:style-name="T10">super</text:span><text:span text:style-name="T1">(</text:span><text:span text:style-name="T18">"Test in SWITCH does not return an Integer type"</text:span><text:span text:style-name="T1">); </text:span></text:p>
      <text:p text:style-name="P16"><text:span text:style-name="T1"><text:tab/><text:tab/>} </text:span><text:span text:style-name="T12">// constructor</text:span></text:p>
      <text:p text:style-name="P16"><text:span text:style-name="T1"><text:tab/>} </text:span><text:span text:style-name="T12">// inner class TestExpressionNotIntegerException</text:span></text:p>
      <text:p text:style-name="P16"/>
      <text:p text:style-name="P20"><text:tab/></text:p>
      <text:p text:style-name="P26"><text:span text:style-name="T5">} </text:span><text:span text:style-name="T15">// class</text:span></text:p>
      <text:p text:style-name="P23"><draw:frame draw:style-name="fr3" draw:name="Frame18" text:anchor-type="paragraph" svg:x="1.205cm" svg:y="0cm" svg:width="9.878cm" draw:z-index="34"><draw:text-box fo:min-height="0.282cm"><text:p text:style-name="Illustration"><draw:frame draw:style-name="fr4" draw:name="graphics18" text:anchor-type="paragraph" svg:x="0.004cm" svg:y="0.002cm" svg:width="9.878cm" style:rel-width="100%" svg:height="0.282cm" style:rel-height="scale" draw:z-index="35"><draw:image xlink:href="../images/20%20years%20on/dummy.png" xlink:type="simple" xlink:show="embed" xlink:actuate="onLoad"/></draw:frame>Figure <text:sequence text:ref-name="refIllustration17" text:name="Illustration" text:formula="ooow:Illustration+1" style:num-format="1">18</text:sequence>: ALSwitch class of execution engine</text:p></draw:text-box></draw:frame></text:p>
      <text:p text:style-name="MainBody"/>
      <text:p text:style-name="MainBody"/>
      <text:p text:style-name="MainBody"><text:soft-page-break/>The switch statement is a multi-way branch that allows for control to “switch” to any of the given “cases” depending upon the result of an expression, or a default case if no “case” has been selected. <text:s/></text:p>
      <text:p text:style-name="MainBody">One unique aspect of the switch statement is is that the order of “cases” listed in a program definition is significant. Once action has switched to the selected “case”, and those actions have completed, program control moves to the next action in the immediately below the “case” in the program file. Literally, program execution “falls through” to the next visible Action. If the programmer wishes to make the switch statement behave in a more block structured manner, each list of actions associated with the “case” must end with a “break” action (class ALBreak in the execution engine). Given the greeting “hello”, the <text:s/>following pseudo-code fragment for example would execute beFriendly(), then beAnnoyed() and finally beStartled(). This is unlikely to have been the programmer's intention.</text:p>
      <text:p text:style-name="P9">switch (greeting) {</text:p>
      <text:p text:style-name="P10"><text:tab/>case <text:s/>“hello”: <text:s/>beFriendly();</text:p>
      <text:p text:style-name="P10"><text:tab/>case “hey!”: beAnnoyed();</text:p>
      <text:p text:style-name="P10"><text:tab/>default: beStartled();</text:p>
      <text:p text:style-name="P10">}</text:p>
      <text:p text:style-name="MainBody">Fall-throughs are, however, useful in some contexts. For example we would probably wish to beFriendly() not only on the greeting 'hello”, but also on “good morning”, “hi”, and “excuse me”. <text:s/>Taken with correct use of “break”, the pseudo-code would read:</text:p>
      <text:p text:style-name="P9">switch (greeting) {</text:p>
      <text:p text:style-name="P10"><text:tab/>case <text:s/>“hello”: <text:s/></text:p>
      <text:p text:style-name="P10"><text:tab/>case “good morning”:</text:p>
      <text:p text:style-name="P10"><text:tab/>case “hi”:</text:p>
      <text:p text:style-name="P10"><text:tab/>case “excuse me”:</text:p>
      <text:p text:style-name="P10"><text:tab/><text:tab/>beFriendly();</text:p>
      <text:p text:style-name="P10"><text:tab/><text:tab/>break;</text:p>
      <text:p text:style-name="P10"><text:tab/>case “hey!”: </text:p>
      <text:p text:style-name="P10"><text:tab/><text:tab/>beAnnoyed();</text:p>
      <text:p text:style-name="P10"><text:tab/><text:tab/>break;</text:p>
      <text:p text:style-name="P10"><text:tab/>default: beStartled();</text:p>
      <text:p text:style-name="P10">}</text:p>
      <text:p text:style-name="MainBody"><text:soft-page-break/>The execution engine implements this behaviour by providing actions ALSwitch, ALCase, and ALBreak; the default action is given as a parameter to ALSwitch. The result is <text:s/>that class ALSwitch may contain an arbitrary number of child Actions within the Action tree: one for each case; one for the default case; and one for the test expression. The order of cases in the constructor represents the order of cases in the program structure.</text:p>
      <text:p text:style-name="MainBody">Class ALBreak is responsible for determining whether override the default fall-though case, shown in <text:sequence-ref text:reference-format="category-and-value" text:ref-name="refIllustration18">Figure 19</text:sequence-ref>. At construction time, it sets the “requestBreak” flag in the “Action” supertype class, which is then read by ALSwitch to determine weather to break out of the switch or to fall through.</text:p>
      <text:p text:style-name="P36"><text:span text:style-name="T10">public</text:span><text:span text:style-name="T1"> </text:span><text:span text:style-name="T10">class</text:span><text:span text:style-name="T1"> ALBreak </text:span><text:span text:style-name="T10">extends</text:span><text:span text:style-name="T1"> Action {</text:span></text:p>
      <text:p text:style-name="P16"/>
      <text:p text:style-name="P20"><text:tab/></text:p>
      <text:p text:style-name="P16"><text:span text:style-name="T1"><text:tab/></text:span><text:span text:style-name="T10">public</text:span><text:span text:style-name="T1"> ALBreak() {</text:span></text:p>
      <text:p text:style-name="P16"><text:span text:style-name="T1"><text:tab/><text:tab/></text:span><text:span text:style-name="T10">super</text:span><text:span text:style-name="T1">(</text:span><text:span text:style-name="T18">"BREAK"</text:span><text:span text:style-name="T1">);</text:span></text:p>
      <text:p text:style-name="P20"><text:tab/><text:tab/></text:p>
      <text:p text:style-name="P16"><text:span text:style-name="T1"><text:tab/><text:tab/></text:span><text:span text:style-name="T12">// The only thing ALBreak needs to do is ensure that requestBreak </text:span></text:p>
      <text:p text:style-name="P23"><text:tab/><text:tab/>// is set when executed.</text:p>
      <text:p text:style-name="P16"><text:span text:style-name="T1"><text:tab/><text:tab/></text:span><text:span text:style-name="T10">this</text:span><text:span text:style-name="T1">.</text:span><text:span text:style-name="T20">requestBreak</text:span><text:span text:style-name="T1"> = </text:span><text:span text:style-name="T10">true</text:span><text:span text:style-name="T1">; </text:span></text:p>
      <text:p text:style-name="P20"><text:tab/><text:tab/></text:p>
      <text:p text:style-name="P16"><text:span text:style-name="T1"><text:tab/>} </text:span><text:span text:style-name="T12">// constructor</text:span></text:p>
      <text:p text:style-name="P16"/>
      <text:p text:style-name="P16"><text:span text:style-name="T1"><text:tab/></text:span><text:span text:style-name="T22">@Override</text:span></text:p>
      <text:p text:style-name="P16"><text:span text:style-name="T1"><text:tab/></text:span><text:span text:style-name="T10">public</text:span><text:span text:style-name="T1"> Object execute(ALConstantStack constantStack, ALVariableStack variableStack, <text:line-break/><text:tab/><text:tab/>ALSetStack setStack, ArrayList&lt;ALExpression&gt;... lateBindings) </text:span></text:p>
      <text:p text:style-name="P20"><text:tab/>{</text:p>
      <text:p text:style-name="P16"><text:span text:style-name="T1"><text:tab/><text:tab/></text:span><text:span text:style-name="T10">return</text:span><text:span text:style-name="T1"> </text:span><text:span text:style-name="T10">super</text:span><text:span text:style-name="T1">.execute(constantStack, variableStack, setStack);</text:span></text:p>
      <text:p text:style-name="P20"><text:tab/>}</text:p>
      <text:p text:style-name="P20">}</text:p>
      <text:p text:style-name="P20"><draw:frame draw:style-name="fr3" draw:name="Frame19" text:anchor-type="paragraph" svg:x="1.258cm" svg:y="0cm" svg:width="9.878cm" draw:z-index="36"><draw:text-box fo:min-height="0.282cm"><text:p text:style-name="Illustration"><draw:frame draw:style-name="fr4" draw:name="graphics19" text:anchor-type="paragraph" svg:x="0.004cm" svg:y="0.002cm" svg:width="9.878cm" style:rel-width="100%" svg:height="0.282cm" style:rel-height="scale" draw:z-index="37"><draw:image xlink:href="../images/20%20years%20on/dummy.png" xlink:type="simple" xlink:show="embed" xlink:actuate="onLoad"/></draw:frame>Figure <text:sequence text:ref-name="refIllustration18" text:name="Illustration" text:formula="ooow:Illustration+1" style:num-format="1">19</text:sequence>: ALBreak class of execution engine</text:p></draw:text-box></draw:frame></text:p>
      <text:p text:style-name="MainBody">Testing of the test expression against individual “cases” is delegated to class ALCase, shown in <text:sequence-ref text:reference-format="category-and-value" text:ref-name="refIllustration19">Figure 20</text:sequence-ref>. On execution, ALCase executes the test expression to determine whether or not to execute its child Action. If necessary, the child Action is executed and the child's “requestBreak” flag is checked in case program control breaks from a more deeply nested block of source code, and passes the result back to ALCase's parent ALSwitch.</text:p>
      <text:p text:style-name="MainBody">This need to be able to break, not only out of switch statements, but more generally out of looping constructs such as “Do While” and “While Do” (also implemented but not shown in this overview) is related to how the execution engine handles groups of Actions that must occur in sequence or in parallel. This is handled by a number of similar classes; the example chosen here is class “ALSeqWithBreak”, and is shown in fig xxx.</text:p>
      <text:p text:style-name="P34"><text:span text:style-name="T10">public</text:span><text:span text:style-name="T1"> </text:span><text:span text:style-name="T10">class</text:span><text:span text:style-name="T1"> ALCase </text:span><text:span text:style-name="T10">extends</text:span><text:span text:style-name="T1"> Action {</text:span></text:p>
      <text:p text:style-name="P16"/>
      <text:p text:style-name="P16"><text:span text:style-name="T1"><text:tab/></text:span><text:span text:style-name="T10">private</text:span><text:span text:style-name="T1"> ALExpression </text:span><text:span text:style-name="T20">intExpr</text:span><text:span text:style-name="T1">;</text:span></text:p>
      <text:p text:style-name="P16"><text:span text:style-name="T1"><text:tab/></text:span><text:span text:style-name="T10">private</text:span><text:span text:style-name="T1"> Action </text:span><text:span text:style-name="T20">actionToDo</text:span><text:span text:style-name="T1">;</text:span></text:p>
      <text:p text:style-name="P20"><text:tab/></text:p>
      <text:p text:style-name="P16"><text:span text:style-name="T1"><text:tab/></text:span><text:span text:style-name="T10">public</text:span><text:span text:style-name="T1"> ALCase(ALExpression intExpr, Action actionToDo) {</text:span></text:p>
      <text:p text:style-name="P16"><text:span text:style-name="T1"><text:tab/><text:tab/></text:span><text:span text:style-name="T10">super</text:span><text:span text:style-name="T1">(</text:span><text:span text:style-name="T18">"CASE"</text:span><text:span text:style-name="T1">);</text:span></text:p>
      <text:p text:style-name="P20"><text:tab/><text:tab/></text:p>
      <text:p text:style-name="P16"><text:span text:style-name="T1"><text:tab/><text:tab/></text:span><text:span text:style-name="T10">this</text:span><text:span text:style-name="T1">.</text:span><text:span text:style-name="T20">intExpr</text:span><text:span text:style-name="T1"> = intExpr;</text:span></text:p>
      <text:p text:style-name="P16"><text:span text:style-name="T1"><text:tab/><text:tab/></text:span><text:span text:style-name="T10">this</text:span><text:span text:style-name="T1">.</text:span><text:span text:style-name="T20">actionToDo</text:span><text:span text:style-name="T1"> = actionToDo;</text:span></text:p>
      <text:p text:style-name="P20"><text:tab/><text:tab/></text:p>
      <text:p text:style-name="P16"><text:span text:style-name="T1"><text:tab/>} </text:span><text:span text:style-name="T12">// constructor</text:span></text:p>
      <text:p text:style-name="P16"/>
      <text:p text:style-name="P16"><text:span text:style-name="T1"><text:tab/></text:span><text:span text:style-name="T22">@Override</text:span></text:p>
      <text:p text:style-name="P16"><text:span text:style-name="T1"><text:tab/></text:span><text:span text:style-name="T10">public</text:span><text:span text:style-name="T1"> Object execute(ALConstantStack constantStack, ALVariableStack variableStack, <text:line-break/><text:tab/><text:tab/>ALSetStack setStack, ArrayList&lt;ALExpression&gt;... lateBindings) </text:span></text:p>
      <text:p text:style-name="P16"><text:span text:style-name="T1"><text:tab/><text:tab/></text:span><text:span text:style-name="T10">throws</text:span><text:span text:style-name="T1"> TestExpressionReturnedNullException, TestExpressionNotIntegerException</text:span></text:p>
      <text:p text:style-name="P20"><text:tab/>{</text:p>
      <text:p text:style-name="P16"><text:span text:style-name="T1"><text:tab/><text:tab/></text:span><text:span text:style-name="T10">super</text:span><text:span text:style-name="T1">.execute(constantStack, variableStack, setStack);</text:span></text:p>
      <text:p text:style-name="P20"><text:tab/><text:tab/></text:p>
      <text:p text:style-name="P16"><text:span text:style-name="T1"><text:tab/><text:tab/></text:span><text:span text:style-name="T12">// test if we need to evaluate the test condition or if we can </text:span><text:span text:style-name="T13">just fall</text:span><text:span text:style-name="T12"> through</text:span></text:p>
      <text:p text:style-name="P16"><text:span text:style-name="T1"><text:tab/><text:tab/></text:span><text:span text:style-name="T10">boolean</text:span><text:span text:style-name="T1"> doAction = </text:span><text:span text:style-name="T10">false</text:span><text:span text:style-name="T1">;</text:span></text:p>
      <text:p text:style-name="P16"><text:span text:style-name="T1"><text:tab/><text:tab/></text:span><text:span text:style-name="T10">if</text:span><text:span text:style-name="T1"> (! </text:span><text:span text:style-name="T10">this</text:span><text:span text:style-name="T1">.</text:span><text:span text:style-name="T20">executeAnyway</text:span><text:span text:style-name="T1">) {</text:span></text:p>
      <text:p text:style-name="P20"><text:tab/><text:tab/></text:p>
      <text:p text:style-name="P16"><text:span text:style-name="T1"><text:tab/><text:tab/><text:tab/></text:span><text:span text:style-name="T12">// calculate result of condition</text:span></text:p>
      <text:p text:style-name="P16"><text:span text:style-name="T1"><text:tab/><text:tab/><text:tab/>Object res = </text:span><text:span text:style-name="T20">intExpr</text:span><text:span text:style-name="T1">.execute(constantStack, variableStack, setStack);</text:span></text:p>
      <text:p text:style-name="P20"><text:tab/><text:tab/></text:p>
      <text:p text:style-name="P16"><text:span text:style-name="T1"><text:tab/><text:tab/><text:tab/></text:span><text:span text:style-name="T10">if</text:span><text:span text:style-name="T1"> (res == </text:span><text:span text:style-name="T10">null</text:span><text:span text:style-name="T1">) {</text:span></text:p>
      <text:p text:style-name="P16"><text:span text:style-name="T1"><text:tab/><text:tab/><text:tab/><text:tab/></text:span><text:span text:style-name="T10">throw</text:span><text:span text:style-name="T1"> </text:span><text:span text:style-name="T10">new</text:span><text:span text:style-name="T1"> TestExpressionReturnedNullException();</text:span></text:p>
      <text:p text:style-name="P16"><text:span text:style-name="T1"><text:tab/><text:tab/><text:tab/>} </text:span><text:span text:style-name="T12">// if</text:span></text:p>
      <text:p text:style-name="P20"><text:tab/><text:tab/></text:p>
      <text:p text:style-name="P16"><text:span text:style-name="T1"><text:tab/><text:tab/><text:tab/></text:span><text:span text:style-name="T10">if</text:span><text:span text:style-name="T1"> (!( res </text:span><text:span text:style-name="T10">instanceof</text:span><text:span text:style-name="T1"> Integer)) {</text:span></text:p>
      <text:p text:style-name="P16"><text:span text:style-name="T1"><text:tab/><text:tab/><text:tab/><text:tab/></text:span><text:span text:style-name="T10">throw</text:span><text:span text:style-name="T1"> </text:span><text:span text:style-name="T10">new</text:span><text:span text:style-name="T1"> TestExpressionNotIntegerException();</text:span></text:p>
      <text:p text:style-name="P16"><text:span text:style-name="T1"><text:tab/><text:tab/><text:tab/>} </text:span><text:span text:style-name="T12">// if</text:span></text:p>
      <text:p text:style-name="P20"><text:tab/><text:tab/></text:p>
      <text:p text:style-name="P16"><text:span text:style-name="T1"><text:tab/><text:tab/><text:tab/></text:span><text:span text:style-name="T10">if</text:span><text:span text:style-name="T1"> ((Integer) res == </text:span><text:span text:style-name="T10">this</text:span><text:span text:style-name="T1">.</text:span><text:span text:style-name="T20">switchValue</text:span><text:span text:style-name="T1">) {</text:span></text:p>
      <text:p text:style-name="P16"><text:span text:style-name="T1"><text:tab/><text:tab/><text:tab/><text:tab/>doAction = </text:span><text:span text:style-name="T10">true</text:span><text:span text:style-name="T1">;</text:span></text:p>
      <text:p text:style-name="P16"><text:span text:style-name="T1"><text:tab/><text:tab/><text:tab/><text:tab/></text:span><text:span text:style-name="T10">this</text:span><text:span text:style-name="T1">.</text:span><text:span text:style-name="T20">switchValueMatched</text:span><text:span text:style-name="T1"> = </text:span><text:span text:style-name="T10">true</text:span><text:span text:style-name="T1">;</text:span></text:p>
      <text:p text:style-name="P16"><text:span text:style-name="T1"><text:tab/><text:tab/><text:tab/>} </text:span><text:span text:style-name="T12">// if</text:span></text:p>
      <text:p text:style-name="P20"><text:tab/><text:tab/>} </text:p>
      <text:p text:style-name="P16"/>
      <text:p text:style-name="P16"><text:span text:style-name="T1"><text:tab/><text:tab/></text:span><text:span text:style-name="T10">if</text:span><text:span text:style-name="T1"> (</text:span><text:span text:style-name="T10">this</text:span><text:span text:style-name="T1">.</text:span><text:span text:style-name="T20">executeAnyway</text:span><text:span text:style-name="T1"> || doAction) {</text:span></text:p>
      <text:p text:style-name="P20"><text:tab/><text:tab/><text:tab/></text:p>
      <text:p text:style-name="P16"><text:span text:style-name="T1"><text:tab/><text:tab/><text:tab/></text:span><text:span text:style-name="T10">this</text:span><text:span text:style-name="T1">.</text:span><text:span text:style-name="T20">requestBreak</text:span><text:span text:style-name="T1"> = </text:span><text:span text:style-name="T10">false</text:span><text:span text:style-name="T1">; </text:span><text:span text:style-name="T12">// </text:span><text:span text:style-name="T13">init</text:span><text:span text:style-name="T12"> the break request flag</text:span></text:p>
      <text:p text:style-name="P16"><text:span text:style-name="T1"><text:tab/><text:tab/><text:tab/></text:span><text:span text:style-name="T20">actionToDo</text:span><text:span text:style-name="T1">.execute(constantStack, variableStack, setStack);</text:span></text:p>
      <text:p text:style-name="P20"><text:tab/><text:tab/><text:tab/></text:p>
      <text:p text:style-name="P16"><text:span text:style-name="T1"><text:tab/><text:tab/><text:tab/></text:span><text:span text:style-name="T12">// Handle the break statement.</text:span></text:p>
      <text:p text:style-name="P16"><text:span text:style-name="T1"><text:tab/><text:tab/><text:tab/></text:span><text:span text:style-name="T12">// (See comments in ALSeqWithBreak)</text:span></text:p>
      <text:p text:style-name="P16"><text:span text:style-name="T1"><text:tab/><text:tab/><text:tab/></text:span><text:span text:style-name="T10">if</text:span><text:span text:style-name="T1"> (</text:span><text:span text:style-name="T20">actionToDo</text:span><text:span text:style-name="T1">.</text:span><text:span text:style-name="T20">requestBreak</text:span><text:span text:style-name="T1">) {</text:span></text:p>
      <text:p text:style-name="P16"><text:span text:style-name="T1"><text:tab/><text:tab/><text:tab/><text:tab/></text:span><text:span text:style-name="T10">this</text:span><text:span text:style-name="T1">.</text:span><text:span text:style-name="T20">requestBreak</text:span><text:span text:style-name="T1"> = </text:span><text:span text:style-name="T10">true</text:span><text:span text:style-name="T1">;</text:span></text:p>
      <text:p text:style-name="P16"><text:span text:style-name="T1"><text:tab/><text:tab/><text:tab/>} </text:span><text:span text:style-name="T12">// if</text:span></text:p>
      <text:p text:style-name="P16"/>
      <text:p text:style-name="P16"><text:span text:style-name="T1"><text:tab/><text:tab/>} </text:span><text:span text:style-name="T12">// if</text:span></text:p>
      <text:p text:style-name="P20"><text:tab/><text:tab/></text:p>
      <text:p text:style-name="P16"><text:span text:style-name="T1"><text:tab/><text:tab/></text:span><text:span text:style-name="T10">return</text:span><text:span text:style-name="T1"> </text:span><text:span text:style-name="T10">null</text:span><text:span text:style-name="T1">; </text:span><text:span text:style-name="T12">// no return value from an ALAction (only from SMExpression)</text:span></text:p>
      <text:p text:style-name="P20"><text:tab/></text:p>
      <text:p text:style-name="P16"><text:span text:style-name="T1"><text:tab/>} </text:span><text:span text:style-name="T12">// method execute()</text:span></text:p>
      <text:p text:style-name="P16"/>
      <text:p text:style-name="P16"><text:span text:style-name="T1"><text:tab/></text:span><text:span text:style-name="T10">public</text:span><text:span text:style-name="T1"> </text:span><text:span text:style-name="T10">class</text:span><text:span text:style-name="T1"> TestExpressionReturnedNullException </text:span><text:span text:style-name="T10">extends</text:span><text:span text:style-name="T1"> RuntimeException {</text:span></text:p>
      <text:p text:style-name="P16"><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6"><text:span text:style-name="T1"><text:tab/><text:tab/></text:span><text:span text:style-name="T10">public</text:span><text:span text:style-name="T1"> TestExpressionReturnedNullException() { </text:span></text:p>
      <text:p text:style-name="P16"><text:span text:style-name="T1"><text:tab/><text:tab/><text:tab/></text:span><text:span text:style-name="T10">super</text:span><text:span text:style-name="T1">(</text:span><text:span text:style-name="T18">"Test in IF returned Null"</text:span><text:span text:style-name="T1">); </text:span></text:p>
      <text:p text:style-name="P16"><text:span text:style-name="T1"><text:tab/><text:tab/>} </text:span><text:span text:style-name="T12">// constructor</text:span></text:p>
      <text:p text:style-name="P16"><text:span text:style-name="T1"><text:tab/>} </text:span><text:span text:style-name="T12">// inner class TestExpressionReturnedNullException</text:span></text:p>
      <text:p text:style-name="P16"/>
      <text:p text:style-name="P16"><text:span text:style-name="T1"><text:tab/></text:span><text:span text:style-name="T10">public</text:span><text:span text:style-name="T1"> </text:span><text:span text:style-name="T10">class</text:span><text:span text:style-name="T1"> TestExpressionNotIntegerException </text:span><text:span text:style-name="T10">extends</text:span><text:span text:style-name="T1"> RuntimeException {</text:span></text:p>
      <text:p text:style-name="P16"><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6"><text:span text:style-name="T1"><text:tab/><text:tab/></text:span><text:span text:style-name="T10">public</text:span><text:span text:style-name="T1"> TestExpressionNotIntegerException() { </text:span></text:p>
      <text:p text:style-name="P16"><text:span text:style-name="T1"><text:tab/><text:tab/><text:tab/></text:span><text:span text:style-name="T10">super</text:span><text:span text:style-name="T1">(</text:span><text:span text:style-name="T18">"Test in IF does not return an Integer type"</text:span><text:span text:style-name="T1">); </text:span></text:p>
      <text:p text:style-name="P16"><text:span text:style-name="T1"><text:tab/><text:tab/>} </text:span><text:span text:style-name="T12">// constructor</text:span></text:p>
      <text:p text:style-name="P16"><text:span text:style-name="T1"><text:tab/>} </text:span><text:span text:style-name="T12">// inner class TestExpressionNotIntegerException</text:span></text:p>
      <text:p text:style-name="P16"/>
      <text:p text:style-name="P26"><text:span text:style-name="T5">} </text:span><text:span text:style-name="T15">// class</text:span></text:p>
      <text:p text:style-name="P23"><draw:frame draw:style-name="fr3" draw:name="Frame20" text:anchor-type="paragraph" svg:x="1.152cm" svg:y="0cm" svg:width="9.878cm" draw:z-index="38"><draw:text-box fo:min-height="0.282cm"><text:p text:style-name="Illustration"><draw:frame draw:style-name="fr4" draw:name="graphics20" text:anchor-type="paragraph" svg:x="0.004cm" svg:y="0.002cm" svg:width="9.878cm" style:rel-width="100%" svg:height="0.282cm" style:rel-height="scale" draw:z-index="39"><draw:image xlink:href="../images/20%20years%20on/dummy.png" xlink:type="simple" xlink:show="embed" xlink:actuate="onLoad"/></draw:frame>Figure <text:sequence text:ref-name="refIllustration19" text:name="Illustration" text:formula="ooow:Illustration+1" style:num-format="1">20</text:sequence>: ALCase class of execution engine</text:p></draw:text-box></draw:frame></text:p>
      <text:p text:style-name="P2"/>
      <text:p text:style-name="P36"><text:soft-page-break/><text:span text:style-name="T10">public</text:span><text:span text:style-name="T1"> </text:span><text:span text:style-name="T10">class</text:span><text:span text:style-name="T1"> ALSeqWithBreak </text:span><text:span text:style-name="T10">extends</text:span><text:span text:style-name="T1"> Action {</text:span></text:p>
      <text:p text:style-name="P16"/>
      <text:p text:style-name="P16"><text:span text:style-name="T1"><text:tab/></text:span><text:span text:style-name="T10">protected</text:span><text:span text:style-name="T1"> ArrayList&lt;Action&gt; </text:span><text:span text:style-name="T20">sequence</text:span><text:span text:style-name="T1">;</text:span></text:p>
      <text:p text:style-name="P20"><text:tab/></text:p>
      <text:p text:style-name="P16"><text:span text:style-name="T1"><text:tab/></text:span><text:span text:style-name="T10">public</text:span><text:span text:style-name="T1"> ALSeqWithBreak(Action... actions) {</text:span></text:p>
      <text:p text:style-name="P16"><text:span text:style-name="T1"><text:tab/><text:tab/></text:span><text:span text:style-name="T10">super</text:span><text:span text:style-name="T1">(</text:span><text:span text:style-name="T18">"SeqWithBreak"</text:span><text:span text:style-name="T1">);</text:span></text:p>
      <text:p text:style-name="P16"><text:span text:style-name="T1"><text:tab/><text:tab/> </text:span><text:span text:style-name="T20">sequence</text:span><text:span text:style-name="T1"> = </text:span><text:span text:style-name="T10">new</text:span><text:span text:style-name="T1"> ArrayList&lt;Action&gt;(Arrays.</text:span><text:span text:style-name="T2">asList</text:span><text:span text:style-name="T1">(actions));</text:span></text:p>
      <text:p text:style-name="P16"><text:span text:style-name="T1"><text:tab/>} </text:span><text:span text:style-name="T12">// constructor(</text:span><text:span text:style-name="T13">varargs</text:span><text:span text:style-name="T12">)</text:span></text:p>
      <text:p text:style-name="P20"><text:tab/></text:p>
      <text:p text:style-name="P16"><text:span text:style-name="T1"><text:tab/></text:span><text:span text:style-name="T10">public</text:span><text:span text:style-name="T1"> ALSeqWithBreak() {</text:span></text:p>
      <text:p text:style-name="P16"><text:span text:style-name="T1"><text:tab/><text:tab/></text:span><text:span text:style-name="T10">super</text:span><text:span text:style-name="T1">(</text:span><text:span text:style-name="T18">"SeqWithBreak"</text:span><text:span text:style-name="T1">);</text:span></text:p>
      <text:p text:style-name="P16"><text:span text:style-name="T1"><text:tab/><text:tab/></text:span><text:span text:style-name="T20">sequence</text:span><text:span text:style-name="T1"> = </text:span><text:span text:style-name="T10">new</text:span><text:span text:style-name="T1"> ArrayList&lt;Action&gt;();</text:span></text:p>
      <text:p text:style-name="P16"><text:span text:style-name="T1"><text:tab/>} </text:span><text:span text:style-name="T12">// </text:span><text:span text:style-name="T13">constructor</text:span><text:span text:style-name="T12">()</text:span></text:p>
      <text:p text:style-name="P16"/>
      <text:p text:style-name="P16"><text:span text:style-name="T1"><text:tab/></text:span><text:span text:style-name="T22">@Override</text:span></text:p>
      <text:p text:style-name="P16"><text:span text:style-name="T1"><text:tab/></text:span><text:span text:style-name="T10">public</text:span><text:span text:style-name="T1"> Object execute(ALConstantStack constantStack, ALVariableStack variableStack, <text:line-break/><text:tab/><text:tab/>ALSetStack setStack, ArrayList&lt;ALExpression&gt;... lateBindings) {</text:span></text:p>
      <text:p text:style-name="P16"><text:span text:style-name="T1"><text:tab/><text:tab/></text:span><text:span text:style-name="T10">super</text:span><text:span text:style-name="T1">.execute(constantStack, variableStack, setStack);</text:span></text:p>
      <text:p text:style-name="P20"><text:tab/><text:tab/></text:p>
      <text:p text:style-name="P16"><text:span text:style-name="T1"><text:tab/><text:tab/></text:span><text:span text:style-name="T10">this</text:span><text:span text:style-name="T1">.</text:span><text:span text:style-name="T20">requestBreak</text:span><text:span text:style-name="T1"> = </text:span><text:span text:style-name="T10">false</text:span><text:span text:style-name="T1">; </text:span><text:span text:style-name="T12">// </text:span><text:span text:style-name="T13">init</text:span><text:span text:style-name="T12"> our break request flag</text:span></text:p>
      <text:p text:style-name="P20"><text:tab/><text:tab/></text:p>
      <text:p text:style-name="P16"><text:span text:style-name="T1"><text:tab/><text:tab/></text:span><text:span text:style-name="T10">for</text:span><text:span text:style-name="T1"> (Action action : </text:span><text:span text:style-name="T20">sequence</text:span><text:span text:style-name="T1">) {</text:span></text:p>
      <text:p text:style-name="P20"><text:tab/><text:tab/><text:tab/>action.execute(constantStack, variableStack, setStack);</text:p>
      <text:p text:style-name="P20"><text:tab/><text:tab/><text:tab/></text:p>
      <text:p text:style-name="P16"><text:span text:style-name="T1"><text:tab/><text:tab/><text:tab/></text:span><text:span text:style-name="T12">// Handle the break statement.</text:span></text:p>
      <text:p text:style-name="P16"><text:span text:style-name="T1"><text:tab/><text:tab/><text:tab/></text:span><text:span text:style-name="T12">// First test if the current action has requested a break</text:span></text:p>
      <text:p text:style-name="P16"><text:span text:style-name="T1"><text:tab/><text:tab/><text:tab/></text:span><text:span text:style-name="T12">// (Note: this is a static thing: the flag is set to false by default</text:span></text:p>
      <text:p text:style-name="P16"><text:span text:style-name="T1"><text:tab/><text:tab/><text:tab/></text:span><text:span text:style-name="T12">// and normally only the break element's constructor sets it to true).</text:span></text:p>
      <text:p text:style-name="P16"><text:span text:style-name="T1"><text:tab/><text:tab/><text:tab/></text:span><text:span text:style-name="T12">// Breaking out of the block is only part of the story though: break would</text:span></text:p>
      <text:p text:style-name="P16"><text:span text:style-name="T1"><text:tab/><text:tab/><text:tab/></text:span><text:span text:style-name="T12">// normally break you out of a loop or a </text:span><text:span text:style-name="T13">switch</text:span><text:span text:style-name="T12"> statement. So, to </text:span><text:span text:style-name="T13">propagate</text:span></text:p>
      <text:p text:style-name="P16"><text:span text:style-name="T1"><text:tab/><text:tab/><text:tab/></text:span><text:span text:style-name="T12">// the break upwards, we set out own requestBreak to true to notify the loop/</text:span></text:p>
      <text:p text:style-name="P16"><text:span text:style-name="T1"><text:tab/><text:tab/><text:tab/></text:span><text:span text:style-name="T12">// switch statement. (Note: his flag must be reset at the </text:span><text:span text:style-name="T13">beginning</text:span><text:span text:style-name="T12"> </text:span><text:span text:style-name="T13">of</text:span><text:span text:style-name="T12"> our</text:span></text:p>
      <text:p text:style-name="P16"><text:span text:style-name="T1"><text:tab/><text:tab/><text:tab/></text:span><text:span text:style-name="T12">// execute method, otherwise the results of a previous run may influence our</text:span></text:p>
      <text:p text:style-name="P16"><text:span text:style-name="T1"><text:tab/><text:tab/><text:tab/></text:span><text:span text:style-name="T12">// behaviour!!)</text:span></text:p>
      <text:p text:style-name="P16"><text:span text:style-name="T1"><text:tab/><text:tab/><text:tab/></text:span><text:span text:style-name="T10">if</text:span><text:span text:style-name="T1"> (action.</text:span><text:span text:style-name="T20">requestBreak</text:span><text:span text:style-name="T1">) {</text:span></text:p>
      <text:p text:style-name="P16"><text:span text:style-name="T1"><text:tab/><text:tab/><text:tab/><text:tab/></text:span><text:span text:style-name="T10">this</text:span><text:span text:style-name="T1">.</text:span><text:span text:style-name="T20">requestBreak</text:span><text:span text:style-name="T1"> = </text:span><text:span text:style-name="T10">true</text:span><text:span text:style-name="T1">;</text:span></text:p>
      <text:p text:style-name="P16"><text:span text:style-name="T1"><text:tab/><text:tab/><text:tab/><text:tab/></text:span><text:span text:style-name="T10">break</text:span><text:span text:style-name="T1">;</text:span></text:p>
      <text:p text:style-name="P16"><text:span text:style-name="T1"><text:tab/><text:tab/><text:tab/>} </text:span><text:span text:style-name="T12">// if</text:span></text:p>
      <text:p text:style-name="P16"><text:span text:style-name="T1"><text:tab/><text:tab/>} </text:span><text:span text:style-name="T12">// for</text:span></text:p>
      <text:p text:style-name="P20"><text:tab/><text:tab/></text:p>
      <text:p text:style-name="P16"><text:span text:style-name="T1"><text:tab/><text:tab/></text:span><text:span text:style-name="T10">return</text:span><text:span text:style-name="T1"> </text:span><text:span text:style-name="T10">null</text:span><text:span text:style-name="T1">;</text:span></text:p>
      <text:p text:style-name="P16"><text:span text:style-name="T1"><text:tab/>} </text:span><text:span text:style-name="T12">// method execute()</text:span></text:p>
      <text:p text:style-name="P20"><text:tab/></text:p>
      <text:p text:style-name="P26"><text:span text:style-name="T5">} </text:span><text:span text:style-name="T15">// class</text:span></text:p>
      <text:p text:style-name="P23"><draw:frame draw:style-name="fr3" draw:name="Frame21" text:anchor-type="paragraph" svg:x="1.439cm" svg:y="0cm" svg:width="12.268cm" draw:z-index="40"><draw:text-box fo:min-height="1.468cm"><text:p text:style-name="Illustration"><draw:frame draw:style-name="fr4" draw:name="graphics21" text:anchor-type="paragraph" svg:x="0.004cm" svg:y="0.002cm" svg:width="9.878cm" style:rel-width="100%" svg:height="0.282cm" style:rel-height="scale" draw:z-index="41"><draw:image xlink:href="../images/20%20years%20on/dummy.png" xlink:type="simple" xlink:show="embed" xlink:actuate="onLoad"/></draw:frame>Figure <text:sequence text:ref-name="refIllustration20" text:name="Illustration" text:formula="ooow:Illustration+1" style:num-format="1">21</text:sequence>: ALSeqWithBreak class of execution engine</text:p></draw:text-box></draw:frame></text:p>
      <text:p text:style-name="MainBody">Action ALSeqWithBreak contains an arbitrary number of child Actions, with the order of the actions in the constructor significant, and reflecting the order of Actions in the program source-code. <text:s/>After execution of each action in the sequence, <text:s/>the child Action is interrogated to see if its “requestBreak” flag has been set. If so then this is propagated to the sequence's parent Action. In terms of the model presented this may seem unnecessary, however, there is nothing in to stop a block structured language from nesting “execute always” blocks within a block. In fact, from a programmer's perspective, it may even be considered a “good thing” in that <text:s/>automatic variables may be better scoped. </text:p>
      <text:p text:style-name="MainBody">A number of different variants of ALSeq were developed, including ALPar to handle multi-threading. In the case of ALPar, the child Action's “run()” method is called rather than its “execute()” method.</text:p>
      <text:p text:style-name="MainBody"><text:soft-page-break/>Another variant on ALSeqWithBreak, is Action ALSeqWithReturn, which as its name suggests, is related to functions and return values. This specialization of sequencing Actions related program validation and to security. <text:s/>If a block of source-code is not part of a function, for example in-line JavaScript [x] on a Web page, then formally, a “return” statement should be impossible to compile. Separate version of ALSeq... help support the compiler in this task, particularly if the actions come from an untrusted source: a specialized version of ALSeq... for example could feature reduce a programming language such a JavaScript or Java to support a security model . An example would be to remove reflection from Java to stop untrusted code from accessing and navigating security critical areas of a program.</text:p>
      <text:h text:style-name="Heading_20_9" text:outline-level="9">Functions</text:h>
      <text:p text:style-name="MainBody">The structuring of source-code into reusable functions able to return values was also implemented within the execution engine. This was felt necessary in order to demonstrate the practicality of the engine for “real-life” programming scenarios. <text:s/>There are two aspects to functions: function declaration and function call. The declaration aspect of functions is the result of the action model describing the textual structure of programs rather than their behaviour. Class “ALDeclareFunction”, shown in fig <text:sequence-ref text:reference-format="category-and-value" text:ref-name="refIllustration21">Figure 22</text:sequence-ref>, implements function declaration.</text:p>
      <text:p text:style-name="MainBody">What is most immediately apparent about ALDeclareFunction, compared tot he classes that preceded it, is its length and the sudden leap in the number of stacks used to support functions in the execution engine. <text:s/>This reflect that the execution engine was significantly enhanced during implementation of functions to also support object oriented paradigms. Object orientation is described later in this chapter.</text:p>
      <text:p text:style-name="MainBody">With functions comes parameters and return values. With parameters comes the question of typing. Should the execution engine be strongly or weakly typed? Since the action language model is requires to support all existing programming languages (or at least those in common usage) the answer must be: both. Consequently functions may be either weakly or strongly typed, and two separate call Actions are provided. <text:s/>Class ALCallWeaklyTypedFunctionByName, shown <text:s/>in <text:sequence-ref text:reference-format="category-and-value" text:ref-name="refIllustration22">Figure 23</text:sequence-ref>, provides a weakly typed call. <text:s/>Strongly typed parameters, and strongly typed variables in general is discussed later in this chapter.</text:p>
      <text:p text:style-name="P30"><text:span text:style-name="T10">public</text:span><text:span text:style-name="T1"> </text:span><text:span text:style-name="T10">class</text:span><text:span text:style-name="T1"> ALDeclareFunction </text:span><text:span text:style-name="T10">extends</text:span><text:span text:style-name="T1"> Expression </text:span><text:span text:style-name="T10">implements</text:span><text:span text:style-name="T1"> Evaluatable {</text:span></text:p>
      <text:p text:style-name="P16"/>
      <text:p text:style-name="P16"><text:span text:style-name="T1"><text:tab/></text:span><text:span text:style-name="T12">// Attributes</text:span></text:p>
      <text:p text:style-name="P16"><text:span text:style-name="T1"><text:tab/></text:span><text:span text:style-name="T10">public</text:span><text:span text:style-name="T1"> String </text:span><text:span text:style-name="T20">functionName</text:span><text:span text:style-name="T1">;</text:span></text:p>
      <text:p text:style-name="P16"><text:span text:style-name="T1"><text:tab/></text:span><text:span text:style-name="T10">public</text:span><text:span text:style-name="T1"> DataTypeInstanceAction </text:span><text:span text:style-name="T20">functionBody</text:span><text:span text:style-name="T1">;</text:span></text:p>
      <text:p text:style-name="P16"><text:span text:style-name="T1"><text:tab/></text:span><text:span text:style-name="T10">public</text:span><text:span text:style-name="T1"> ArrayList&lt;DeclareParameter&gt; </text:span><text:span text:style-name="T20">params</text:span><text:span text:style-name="T1">;</text:span></text:p>
      <text:p text:style-name="P16"/>
      <text:p text:style-name="P16"><text:span text:style-name="T1"><text:tab/></text:span><text:span text:style-name="T12">// Constructors</text:span></text:p>
      <text:p text:style-name="P20"><text:tab/></text:p>
      <text:p text:style-name="P16"><text:span text:style-name="T1"><text:tab/></text:span><text:span text:style-name="T10">public</text:span><text:span text:style-name="T1"> DeclareFunction(String id, String functionName, DataTypeInstanceAction functionBody, <text:tab/><text:tab/>DeclareParameter... params) {</text:span></text:p>
      <text:p text:style-name="P20"/>
      <text:p text:style-name="P16"><text:span text:style-name="T1"><text:tab/><text:tab/></text:span><text:span text:style-name="T10">super</text:span><text:span text:style-name="T1">(</text:span><text:span text:style-name="T18">"DECLARE-FUNCTION"</text:span><text:span text:style-name="T1">, id);</text:span></text:p>
      <text:p text:style-name="P20"><text:tab/></text:p>
      <text:p text:style-name="P16"><text:span text:style-name="T1"><text:tab/><text:tab/></text:span><text:span text:style-name="T10">this</text:span><text:span text:style-name="T1">.</text:span><text:span text:style-name="T20">functionName</text:span><text:span text:style-name="T1"> = functionName;</text:span></text:p>
      <text:p text:style-name="P16"><text:span text:style-name="T1"><text:tab/><text:tab/></text:span><text:span text:style-name="T10">this</text:span><text:span text:style-name="T1">.</text:span><text:span text:style-name="T20">functionBody</text:span><text:span text:style-name="T1"> = functionBody;</text:span></text:p>
      <text:p text:style-name="P16"><text:span text:style-name="T1"><text:tab/><text:tab/></text:span><text:span text:style-name="T10">this</text:span><text:span text:style-name="T1">.</text:span><text:span text:style-name="T20">params</text:span><text:span text:style-name="T1"> = </text:span><text:span text:style-name="T10">new</text:span><text:span text:style-name="T1"> ArrayList&lt;DeclareParameter&gt;(Arrays.</text:span><text:span text:style-name="T2">asList</text:span><text:span text:style-name="T1">(params));</text:span></text:p>
      <text:p text:style-name="P20"><text:tab/><text:tab/></text:p>
      <text:p text:style-name="P16"><text:span text:style-name="T1"><text:tab/>} </text:span><text:span text:style-name="T12">// constructor(</text:span><text:span text:style-name="T13">varargs</text:span><text:span text:style-name="T12">)</text:span></text:p>
      <text:p text:style-name="P20"><text:tab/></text:p>
      <text:p text:style-name="P20"><text:tab/></text:p>
      <text:p text:style-name="P16"><text:span text:style-name="T1"><text:tab/></text:span><text:span text:style-name="T10">public</text:span><text:span text:style-name="T1"> DeclareFunction(String id) {</text:span></text:p>
      <text:p text:style-name="P16"><text:span text:style-name="T1"><text:tab/><text:tab/></text:span><text:span text:style-name="T10">super</text:span><text:span text:style-name="T1">(</text:span><text:span text:style-name="T18">"DECLARE-FUNCTION"</text:span><text:span text:style-name="T1">, id);</text:span></text:p>
      <text:p text:style-name="P20"><text:tab/><text:tab/></text:p>
      <text:p text:style-name="P16"><text:span text:style-name="T1"><text:tab/><text:tab/></text:span><text:span text:style-name="T10">this</text:span><text:span text:style-name="T1">.</text:span><text:span text:style-name="T20">functionName</text:span><text:span text:style-name="T1"> = </text:span><text:span text:style-name="T10">null</text:span><text:span text:style-name="T1">;</text:span></text:p>
      <text:p text:style-name="P16"><text:span text:style-name="T1"><text:tab/><text:tab/></text:span><text:span text:style-name="T10">this</text:span><text:span text:style-name="T1">.</text:span><text:span text:style-name="T20">functionBody</text:span><text:span text:style-name="T1"> = </text:span><text:span text:style-name="T10">null</text:span><text:span text:style-name="T1">;</text:span></text:p>
      <text:p text:style-name="P16"><text:span text:style-name="T1"><text:tab/><text:tab/></text:span><text:span text:style-name="T10">this</text:span><text:span text:style-name="T1">.</text:span><text:span text:style-name="T20">params</text:span><text:span text:style-name="T1"> = </text:span><text:span text:style-name="T10">new</text:span><text:span text:style-name="T1"> ArrayList&lt;DeclareParameter&gt;();</text:span></text:p>
      <text:p text:style-name="P20"><text:tab/><text:tab/></text:p>
      <text:p text:style-name="P16"><text:span text:style-name="T1"><text:tab/>} </text:span><text:span text:style-name="T12">// constructor(</text:span><text:span text:style-name="T13">varargs</text:span><text:span text:style-name="T12">)</text:span></text:p>
      <text:p text:style-name="P16"/>
      <text:p text:style-name="P16"><text:span text:style-name="T1"><text:tab/></text:span><text:span text:style-name="T12">// Methods</text:span></text:p>
      <text:p text:style-name="P20"><text:tab/></text:p>
      <text:p text:style-name="P16"><text:span text:style-name="T1"><text:tab/></text:span><text:span text:style-name="T22">@SuppressWarnings</text:span><text:span text:style-name="T1">(</text:span><text:span text:style-name="T19">"unchecked"</text:span><text:span text:style-name="T1">)</text:span></text:p>
      <text:p text:style-name="P16"><text:span text:style-name="T1"><text:tab/></text:span><text:span text:style-name="T22">@Override</text:span></text:p>
      <text:p text:style-name="P16"><text:span text:style-name="T1"><text:tab/></text:span><text:span text:style-name="T10">public</text:span><text:span text:style-name="T1"> Object execute(ConstantStack constantStack, VariableStack variableStack, </text:span></text:p>
      <text:p text:style-name="P20"><text:tab/><text:tab/>ListStack listStack, ArrayStack arrayStack, ObjectStack objectStack, </text:p>
      <text:p text:style-name="P20"><text:tab/><text:tab/>CallingContextStack callingContextStack, InterfaceStack interfaceStack, </text:p>
      <text:p text:style-name="P20"><text:tab/><text:tab/>AliasStack aliasStack, FunctionStack functionStack, DataTypeStack dataTypeStack) {</text:p>
      <text:p text:style-name="P16"><text:span text:style-name="T1"><text:tab/><text:tab/></text:span><text:span text:style-name="T10">super</text:span><text:span text:style-name="T1">.execute(constantStack, variableStack, listStack, arrayStack, objectStack, </text:span></text:p>
      <text:p text:style-name="P20"><text:tab/><text:tab/>callingContextStack, interfaceStack, aliasStack, functionStack, dataTypeStack);</text:p>
      <text:p text:style-name="P20"><text:tab/><text:tab/></text:p>
      <text:p text:style-name="P16"><text:span text:style-name="T1"><text:tab/><text:tab/></text:span><text:span text:style-name="T12">// Check for </text:span><text:span text:style-name="T13">duplicate</text:span><text:span text:style-name="T12"> names, bug ignore empty strings, they are just anon </text:span><text:span text:style-name="T13">fns</text:span></text:p>
      <text:p text:style-name="P16"><text:span text:style-name="T1"><text:tab/><text:tab/></text:span><text:span text:style-name="T10">if</text:span><text:span text:style-name="T1"> (!</text:span><text:span text:style-name="T20">functionName</text:span><text:span text:style-name="T1">.equals(</text:span><text:span text:style-name="T18">""</text:span><text:span text:style-name="T1">)) {</text:span></text:p>
      <text:p text:style-name="P16"><text:span text:style-name="T1"><text:tab/><text:tab/><text:tab/></text:span><text:span text:style-name="T10">if</text:span><text:span text:style-name="T1"> (functionStack.findFunctionCurrentStack(</text:span><text:span text:style-name="T20">functionName</text:span><text:span text:style-name="T1">) != </text:span><text:span text:style-name="T10">null</text:span><text:span text:style-name="T1">) {</text:span></text:p>
      <text:p text:style-name="P16"><text:span text:style-name="T1"><text:tab/><text:tab/><text:tab/><text:tab/></text:span><text:span text:style-name="T10">throw</text:span><text:span text:style-name="T1"> </text:span><text:span text:style-name="T10">new</text:span><text:span text:style-name="T1"> RuntimeException(</text:span></text:p>
      <text:p text:style-name="P16"><text:span text:style-name="T1"><text:tab/><text:tab/><text:tab/><text:tab/><text:tab/></text:span><text:span text:style-name="T18">"Duplicate function declaration in current block"</text:span><text:span text:style-name="T1">);</text:span></text:p>
      <text:p text:style-name="P16"><text:span text:style-name="T1"><text:tab/><text:tab/><text:tab/>} </text:span><text:span text:style-name="T12">// if</text:span></text:p>
      <text:p text:style-name="P16"><text:span text:style-name="T1"><text:tab/><text:tab/>} </text:span><text:span text:style-name="T12">// if</text:span></text:p>
      <text:p text:style-name="P20"><text:tab/><text:tab/></text:p>
      <text:p text:style-name="P16"><text:span text:style-name="T1"><text:tab/><text:tab/>functionStack.push(</text:span><text:span text:style-name="T10">this</text:span><text:span text:style-name="T1">);</text:span></text:p>
      <text:p text:style-name="P20"><text:tab/><text:tab/></text:p>
      <text:p text:style-name="P16"><text:span text:style-name="T1"><text:tab/><text:tab/></text:span><text:span text:style-name="T12">// Functions don't execute, only function calls do</text:span></text:p>
      <text:p text:style-name="P16"><text:span text:style-name="T1"><text:tab/><text:tab/></text:span><text:span text:style-name="T10">return</text:span><text:span text:style-name="T1"> </text:span><text:span text:style-name="T10">this</text:span><text:span text:style-name="T1">;</text:span></text:p>
      <text:p text:style-name="P20"><text:tab/><text:tab/></text:p>
      <text:p text:style-name="P16"><text:span text:style-name="T1"><text:tab/>} </text:span><text:span text:style-name="T12">// method execute()</text:span></text:p>
      <text:p text:style-name="P20"><text:tab/></text:p>
      <text:p text:style-name="P16"/>
      <text:p text:style-name="P16"><text:span text:style-name="T1"><text:tab/></text:span><text:span text:style-name="T10">public</text:span><text:span text:style-name="T1"> </text:span><text:span text:style-name="T10">void</text:span><text:span text:style-name="T1"> generateXML(</text:span><text:span text:style-name="T10">int</text:span><text:span text:style-name="T1"> treeDepth) {</text:span></text:p>
      <text:p text:style-name="P16"><text:span text:style-name="T1"><text:tab/><text:tab/></text:span><text:span text:style-name="T10">super</text:span><text:span text:style-name="T1">.generateXML(treeDepth);</text:span></text:p>
      <text:p text:style-name="P20"><text:tab/><text:tab/></text:p>
      <text:p text:style-name="P16"><text:span text:style-name="T1"><text:tab/><text:tab/>String padding = </text:span><text:span text:style-name="T10">new</text:span><text:span text:style-name="T1"> String();</text:span></text:p>
      <text:p text:style-name="P16"><text:span text:style-name="T1"><text:tab/><text:tab/></text:span><text:span text:style-name="T10">for</text:span><text:span text:style-name="T1"> (</text:span><text:span text:style-name="T10">int</text:span><text:span text:style-name="T1"> i=0; i &lt; treeDepth; i++) {</text:span></text:p>
      <text:p text:style-name="P16"><text:span text:style-name="T1"><text:tab/><text:tab/><text:tab/>padding += </text:span><text:span text:style-name="T18">" <text:s text:c="3"/>"</text:span><text:span text:style-name="T1">;</text:span></text:p>
      <text:p text:style-name="P16"><text:span text:style-name="T1"><text:tab/><text:tab/>} </text:span><text:span text:style-name="T12">// end for</text:span></text:p>
      <text:p text:style-name="P16"><text:span text:style-name="T1"><text:tab/><text:tab/>ScriptOutput.</text:span><text:span text:style-name="T21">bigXmlBuffer</text:span><text:span text:style-name="T1">.add(padding + </text:span><text:span text:style-name="T18">"&lt;DECLARE-FUNCTION functionName=\""</text:span><text:span text:style-name="T1"> + </text:span></text:p>
      <text:p text:style-name="P16"><text:span text:style-name="T3"><text:tab/><text:tab/><text:tab/></text:span><text:span text:style-name="T10">this</text:span><text:span text:style-name="T1">.</text:span><text:span text:style-name="T20">functionName</text:span><text:span text:style-name="T1"> + </text:span><text:span text:style-name="T18">"\"&gt;\n"</text:span><text:span text:style-name="T1">);</text:span></text:p>
      <text:p text:style-name="P16"><text:span text:style-name="T1"><text:tab/><text:tab/></text:span><text:span text:style-name="T10">this</text:span><text:span text:style-name="T1">.generatePropertiesXML(treeDepth+1);</text:span></text:p>
      <text:p text:style-name="P16"><text:span text:style-name="T1"><text:tab/><text:tab/>ScriptOutput.</text:span><text:span text:style-name="T21">bigXmlBuffer</text:span><text:span text:style-name="T1">.add(padding + </text:span><text:span text:style-name="T18">" <text:s text:c="3"/>&lt;BODY&gt;\n"</text:span><text:span text:style-name="T1">);</text:span></text:p>
      <text:p text:style-name="P16"><text:span text:style-name="T1"><text:tab/><text:tab/></text:span><text:span text:style-name="T10">this</text:span><text:span text:style-name="T1">.</text:span><text:span text:style-name="T20">functionBody</text:span><text:span text:style-name="T1">.generateXML(treeDepth+2);</text:span></text:p>
      <text:p text:style-name="P16"><text:span text:style-name="T1"><text:tab/><text:tab/>ScriptOutput.</text:span><text:span text:style-name="T21">bigXmlBuffer</text:span><text:span text:style-name="T1">.add(padding + </text:span><text:span text:style-name="T18">" <text:s text:c="3"/>&lt;/BODY&gt;\n"</text:span><text:span text:style-name="T1">);</text:span></text:p>
      <text:p text:style-name="P16"><text:span text:style-name="T1"><text:tab/><text:tab/>ScriptOutput.</text:span><text:span text:style-name="T21">bigXmlBuffer</text:span><text:span text:style-name="T1">.add(padding + </text:span><text:span text:style-name="T18">" <text:s text:c="3"/>&lt;PARAMS&gt;\n"</text:span><text:span text:style-name="T1">);</text:span></text:p>
      <text:p text:style-name="P16"><text:span text:style-name="T1"><text:tab/><text:tab/></text:span><text:span text:style-name="T10">for</text:span><text:span text:style-name="T1">(</text:span><text:span text:style-name="T10">int</text:span><text:span text:style-name="T1"> i=0; i &lt; </text:span><text:span text:style-name="T20">params</text:span><text:span text:style-name="T1">.size(); i++) {</text:span></text:p>
      <text:p text:style-name="P16"><text:span text:style-name="T1"><text:tab/><text:tab/><text:tab/></text:span><text:span text:style-name="T20">params</text:span><text:span text:style-name="T1">.get(i).generateXML(treeDepth+2);</text:span></text:p>
      <text:p text:style-name="P16"><text:span text:style-name="T1"><text:tab/><text:tab/>} </text:span><text:span text:style-name="T12">// for</text:span></text:p>
      <text:p text:style-name="P16"><text:span text:style-name="T1"><text:tab/><text:tab/>ScriptOutput.</text:span><text:span text:style-name="T21">bigXmlBuffer</text:span><text:span text:style-name="T1">.add(padding + </text:span><text:span text:style-name="T18">" <text:s text:c="3"/>&lt;/PARAMS&gt;\n"</text:span><text:span text:style-name="T1">);</text:span></text:p>
      <text:p text:style-name="P16"><text:span text:style-name="T1"><text:tab/><text:tab/>ScriptOutput.</text:span><text:span text:style-name="T21">bigXmlBuffer</text:span><text:span text:style-name="T1">.add(padding + </text:span><text:span text:style-name="T18">"&lt;/DECLARE-FUNCTION&gt;\n"</text:span><text:span text:style-name="T1">);</text:span></text:p>
      <text:p text:style-name="P16"><text:span text:style-name="T1"><text:tab/>} </text:span><text:span text:style-name="T12">// end method generateXML()</text:span></text:p>
      <text:p text:style-name="P16"/>
      <text:p text:style-name="P16"><text:span text:style-name="T1"><text:tab/></text:span><text:span text:style-name="T10">public</text:span><text:span text:style-name="T1"> </text:span><text:span text:style-name="T10">void</text:span><text:span text:style-name="T1"> generateJavascript(</text:span><text:span text:style-name="T10">int</text:span><text:span text:style-name="T1"> treeDepth, </text:span><text:span text:style-name="T10">boolean</text:span><text:span text:style-name="T1"> startOnNewline) {</text:span></text:p>
      <text:p text:style-name="P16"><text:span text:style-name="T1"><text:tab/><text:tab/></text:span><text:span text:style-name="T10">if</text:span><text:span text:style-name="T1"> (startOnNewline) {</text:span></text:p>
      <text:p text:style-name="P16"><text:soft-page-break/><text:span text:style-name="T1"><text:tab/><text:tab/><text:tab/>String padding = </text:span><text:span text:style-name="T10">new</text:span><text:span text:style-name="T1"> String();</text:span></text:p>
      <text:p text:style-name="P16"><text:span text:style-name="T1"><text:tab/><text:tab/><text:tab/></text:span><text:span text:style-name="T10">for</text:span><text:span text:style-name="T1"> (</text:span><text:span text:style-name="T10">int</text:span><text:span text:style-name="T1"> i=0; i &lt; treeDepth; i++) {</text:span></text:p>
      <text:p text:style-name="P16"><text:span text:style-name="T1"><text:tab/><text:tab/><text:tab/><text:tab/>padding += </text:span><text:span text:style-name="T18">" <text:s text:c="3"/>"</text:span><text:span text:style-name="T1">;</text:span></text:p>
      <text:p text:style-name="P16"><text:span text:style-name="T1"><text:tab/><text:tab/><text:tab/>} </text:span><text:span text:style-name="T12">// end for</text:span></text:p>
      <text:p text:style-name="P16"><text:span text:style-name="T1"><text:tab/><text:tab/><text:tab/>ScriptOutput.</text:span><text:span text:style-name="T21">javascriptBuffer</text:span><text:span text:style-name="T1"> += </text:span><text:span text:style-name="T18">"\n"</text:span><text:span text:style-name="T1"> + padding;</text:span></text:p>
      <text:p text:style-name="P16"><text:span text:style-name="T1"><text:tab/><text:tab/>} </text:span><text:span text:style-name="T12">// end if</text:span></text:p>
      <text:p text:style-name="P16"><text:span text:style-name="T1"><text:tab/><text:tab/>ScriptOutput.</text:span><text:span text:style-name="T21">javascriptBuffer</text:span><text:span text:style-name="T1"> += </text:span><text:span text:style-name="T18">"function "</text:span><text:span text:style-name="T1"> + </text:span><text:span text:style-name="T10">this</text:span><text:span text:style-name="T1">.</text:span><text:span text:style-name="T20">functionName</text:span><text:span text:style-name="T1"> + </text:span><text:span text:style-name="T18">" ( "</text:span><text:span text:style-name="T1"> </text:span></text:p>
      <text:p text:style-name="P16"><text:span text:style-name="T1"><text:tab/><text:tab/><text:tab/></text:span><text:span text:style-name="T12">/* </text:span><text:span text:style-name="T13">params</text:span><text:span text:style-name="T12"> here */</text:span><text:span text:style-name="T1"> + </text:span><text:span text:style-name="T18">" ) {"</text:span><text:span text:style-name="T1">;</text:span></text:p>
      <text:p text:style-name="P16"><text:span text:style-name="T1"><text:tab/><text:tab/></text:span><text:span text:style-name="T10">this</text:span><text:span text:style-name="T1">.</text:span><text:span text:style-name="T20">functionBody</text:span><text:span text:style-name="T1">.generateJavascript(treeDepth+1, </text:span><text:span text:style-name="T10">true</text:span><text:span text:style-name="T1">);</text:span></text:p>
      <text:p text:style-name="P16"><text:span text:style-name="T1"><text:tab/><text:tab/></text:span><text:span text:style-name="T10">if</text:span><text:span text:style-name="T1"> (startOnNewline) {</text:span></text:p>
      <text:p text:style-name="P16"><text:span text:style-name="T1"><text:tab/><text:tab/><text:tab/>String padding = </text:span><text:span text:style-name="T10">new</text:span><text:span text:style-name="T1"> String();</text:span></text:p>
      <text:p text:style-name="P16"><text:span text:style-name="T1"><text:tab/><text:tab/><text:tab/></text:span><text:span text:style-name="T10">for</text:span><text:span text:style-name="T1"> (</text:span><text:span text:style-name="T10">int</text:span><text:span text:style-name="T1"> i=0; i &lt; treeDepth; i++) {</text:span></text:p>
      <text:p text:style-name="P16"><text:span text:style-name="T1"><text:tab/><text:tab/><text:tab/><text:tab/>padding += </text:span><text:span text:style-name="T18">" <text:s text:c="3"/>"</text:span><text:span text:style-name="T1">;</text:span></text:p>
      <text:p text:style-name="P16"><text:span text:style-name="T1"><text:tab/><text:tab/><text:tab/>} </text:span><text:span text:style-name="T12">// end for</text:span></text:p>
      <text:p text:style-name="P16"><text:span text:style-name="T1"><text:tab/><text:tab/><text:tab/>ScriptOutput.</text:span><text:span text:style-name="T21">javascriptBuffer</text:span><text:span text:style-name="T1"> += </text:span><text:span text:style-name="T18">"\n"</text:span><text:span text:style-name="T1"> + padding;</text:span></text:p>
      <text:p text:style-name="P16"><text:span text:style-name="T1"><text:tab/><text:tab/>} </text:span><text:span text:style-name="T12">// end if</text:span></text:p>
      <text:p text:style-name="P16"><text:span text:style-name="T1"><text:tab/><text:tab/>ScriptOutput.</text:span><text:span text:style-name="T21">javascriptBuffer</text:span><text:span text:style-name="T1"> += </text:span><text:span text:style-name="T18">"}"</text:span><text:span text:style-name="T1">;</text:span></text:p>
      <text:p text:style-name="P16"><text:span text:style-name="T1"><text:tab/>} </text:span><text:span text:style-name="T12">// end method generateJavascript()</text:span></text:p>
      <text:p text:style-name="P16"/>
      <text:p text:style-name="P16"/>
      <text:p text:style-name="P16"><text:span text:style-name="T1"><text:tab/></text:span><text:span text:style-name="T10">public</text:span><text:span text:style-name="T1"> Object evaluate(ConstantStack constantStack, VariableStack variableStack, </text:span></text:p>
      <text:p text:style-name="P20"><text:tab/><text:tab/>ListStack listStack, ArrayStack arrayStack, ObjectStack objectStack, <text:tab/></text:p>
      <text:p text:style-name="P20"><text:tab/><text:tab/>CallingContextStack callingContextStack, InterfaceStack interfaceStack, </text:p>
      <text:p text:style-name="P20"><text:tab/><text:tab/>AliasStack aliasStack, FunctionStack functionStack, DataTypeStack dataTypeStack) {</text:p>
      <text:p text:style-name="P20"><text:tab/></text:p>
      <text:p text:style-name="P16"><text:span text:style-name="T1"><text:tab/><text:tab/></text:span><text:span text:style-name="T12">// Create a stack for the function call</text:span></text:p>
      <text:p text:style-name="P16"><text:span text:style-name="T1"><text:tab/><text:tab/>ConstantStack seqConstantStack = </text:span><text:span text:style-name="T10">new</text:span><text:span text:style-name="T1"> ConstantStack(constantStack);</text:span></text:p>
      <text:p text:style-name="P16"><text:span text:style-name="T1"><text:tab/><text:tab/>VariableStack seqVariableStack = </text:span><text:span text:style-name="T10">new</text:span><text:span text:style-name="T1"> VariableStack(variableStack);</text:span></text:p>
      <text:p text:style-name="P16"><text:span text:style-name="T1"><text:tab/><text:tab/>ListStack <text:s text:c="5"/>seqListStack <text:s text:c="5"/>= </text:span><text:span text:style-name="T10">new</text:span><text:span text:style-name="T1"> ListStack(listStack);</text:span></text:p>
      <text:p text:style-name="P16"><text:span text:style-name="T1"><text:tab/><text:tab/>ArrayStack <text:s text:c="3"/>seqArrayStack <text:s text:c="3"/>= </text:span><text:span text:style-name="T10">new</text:span><text:span text:style-name="T1"> ArrayStack(arrayStack);</text:span></text:p>
      <text:p text:style-name="P16"><text:span text:style-name="T1"><text:tab/><text:tab/>ObjectStack <text:s text:c="2"/>seqObjectStack <text:s text:c="2"/>= </text:span><text:span text:style-name="T10">new</text:span><text:span text:style-name="T1"> ObjectStack(objectStack);</text:span></text:p>
      <text:p text:style-name="P20"><text:tab/><text:tab/>CallingContextStack seqCallingContextStack = </text:p>
      <text:p text:style-name="P16"><text:span text:style-name="T3"><text:tab/><text:tab/><text:tab/></text:span><text:span text:style-name="T10">new</text:span><text:span text:style-name="T1"> CallingContextStack(callingContextStack);</text:span></text:p>
      <text:p text:style-name="P16"><text:span text:style-name="T1"><text:tab/><text:tab/>InterfaceStack seqInterfaceStack = </text:span><text:span text:style-name="T10">new</text:span><text:span text:style-name="T1"> InterfaceStack(interfaceStack);</text:span></text:p>
      <text:p text:style-name="P16"><text:span text:style-name="T1"><text:tab/><text:tab/>AliasStack seqAliasStack = </text:span><text:span text:style-name="T10">new</text:span><text:span text:style-name="T1"> AliasStack(aliasStack);</text:span></text:p>
      <text:p text:style-name="P16"><text:span text:style-name="T1"><text:tab/><text:tab/>FunctionStack seqFunctionStack = </text:span><text:span text:style-name="T10">new</text:span><text:span text:style-name="T1"> FunctionStack(functionStack);<text:tab/></text:span></text:p>
      <text:p text:style-name="P16"><text:span text:style-name="T1"><text:tab/><text:tab/>DataTypeStack seqDataTypeStack = </text:span><text:span text:style-name="T10">new</text:span><text:span text:style-name="T1"> DataTypeStack(dataTypeStack);</text:span></text:p>
      <text:p text:style-name="P20"><text:tab/><text:tab/></text:p>
      <text:p text:style-name="P16"><text:span text:style-name="T1"><text:tab/><text:tab/></text:span><text:span text:style-name="T12">// Load up the variable stack with the input </text:span><text:span text:style-name="T13">params</text:span></text:p>
      <text:p text:style-name="P16"><text:span text:style-name="T1"><text:tab/><text:tab/></text:span><text:span text:style-name="T10">for</text:span><text:span text:style-name="T1">(</text:span><text:span text:style-name="T10">int</text:span><text:span text:style-name="T1"> i=0; i &lt; </text:span><text:span text:style-name="T10">this</text:span><text:span text:style-name="T1">.</text:span><text:span text:style-name="T20">params</text:span><text:span text:style-name="T1">.size(); i++) {</text:span></text:p>
      <text:p text:style-name="P16"><text:span text:style-name="T1"><text:tab/><text:tab/><text:tab/>DeclareParameter param = </text:span><text:span text:style-name="T10">this</text:span><text:span text:style-name="T1">.</text:span><text:span text:style-name="T20">params</text:span><text:span text:style-name="T1">.get(i);</text:span></text:p>
      <text:p text:style-name="P16"><text:span text:style-name="T1"><text:tab/><text:tab/><text:tab/>DeclareVariableTypeless dv = </text:span><text:span text:style-name="T10">new</text:span><text:span text:style-name="T1"> DeclareVariableTypeless(</text:span><text:span text:style-name="T18">""</text:span><text:span text:style-name="T1">, </text:span></text:p>
      <text:p text:style-name="P16"><text:span text:style-name="T1"><text:tab/><text:tab/><text:tab/>param.</text:span><text:span text:style-name="T20">parameterName</text:span><text:span text:style-name="T1">, param.</text:span><text:span text:style-name="T20">expression</text:span><text:span text:style-name="T1">);</text:span></text:p>
      <text:p text:style-name="P20"><text:tab/><text:tab/><text:tab/>dv.execute(seqConstantStack, seqVariableStack, seqListStack, seqArrayStack, <text:tab/><text:tab/><text:tab/>seqObjectStack, seqCallingContextStack, seqInterfaceStack, seqAliasStack, <text:tab/><text:tab/><text:tab/>seqFunctionStack, seqDataTypeStack);</text:p>
      <text:p text:style-name="P16"><text:span text:style-name="T1"><text:tab/><text:tab/>} </text:span><text:span text:style-name="T12">// for</text:span></text:p>
      <text:p text:style-name="P16"><text:span text:style-name="T1"><text:tab/><text:tab/>Object ret = </text:span><text:span text:style-name="T10">this</text:span><text:span text:style-name="T1">.</text:span><text:span text:style-name="T20">functionBody</text:span><text:span text:style-name="T1">.execute(seqConstantStack, seqVariableStack, </text:span></text:p>
      <text:p text:style-name="P20"><text:tab/><text:tab/><text:tab/>seqListStack, seqArrayStack, seqObjectStack, seqCallingContextStack, </text:p>
      <text:p text:style-name="P20"><text:tab/><text:tab/><text:tab/>seqInterfaceStack, seqAliasStack, seqFunctionStack, seqDataTypeStack);</text:p>
      <text:p text:style-name="P20"><text:tab/></text:p>
      <text:p text:style-name="P16"><text:span text:style-name="T1"><text:tab/><text:tab/></text:span><text:span text:style-name="T12">// Handle actions requesting a retry (which means </text:span><text:span text:style-name="T13">seq</text:span><text:span text:style-name="T12"> is finished)</text:span></text:p>
      <text:p text:style-name="P16"><text:span text:style-name="T1"><text:tab/><text:tab/></text:span><text:span text:style-name="T10">if</text:span><text:span text:style-name="T1"> (</text:span><text:span text:style-name="T20">functionBody</text:span><text:span text:style-name="T1">.</text:span><text:span text:style-name="T20">requestRetry</text:span><text:span text:style-name="T1">) {</text:span></text:p>
      <text:p text:style-name="P16"><text:span text:style-name="T1"><text:tab/><text:tab/><text:tab/></text:span><text:span text:style-name="T10">this</text:span><text:span text:style-name="T1">.</text:span><text:span text:style-name="T20">requestRetry</text:span><text:span text:style-name="T1"> = </text:span><text:span text:style-name="T10">true</text:span><text:span text:style-name="T1">; </text:span><text:span text:style-name="T12">// promote the retry request to the try block</text:span></text:p>
      <text:p text:style-name="P16"><text:span text:style-name="T1"><text:tab/><text:tab/><text:tab/></text:span><text:span text:style-name="T10">return</text:span><text:span text:style-name="T1"> </text:span><text:span text:style-name="T10">null</text:span><text:span text:style-name="T1">;</text:span></text:p>
      <text:p text:style-name="P16"><text:span text:style-name="T1"><text:tab/><text:tab/>} </text:span><text:span text:style-name="T12">// if</text:span></text:p>
      <text:p text:style-name="P16"/>
      <text:p text:style-name="P16"><text:span text:style-name="T1"><text:tab/><text:tab/></text:span><text:span text:style-name="T12">// Handle actions requesting a throw (which means </text:span><text:span text:style-name="T13">seq</text:span><text:span text:style-name="T12"> is finished)</text:span></text:p>
      <text:p text:style-name="P16"><text:span text:style-name="T1"><text:tab/><text:tab/></text:span><text:span text:style-name="T10">if</text:span><text:span text:style-name="T1"> (</text:span><text:span text:style-name="T20">functionBody</text:span><text:span text:style-name="T1">.</text:span><text:span text:style-name="T20">requestThrow</text:span><text:span text:style-name="T1">) {</text:span></text:p>
      <text:p text:style-name="P16"><text:span text:style-name="T1"><text:tab/><text:tab/><text:tab/></text:span><text:span text:style-name="T10">this</text:span><text:span text:style-name="T1">.</text:span><text:span text:style-name="T20">requestThrow</text:span><text:span text:style-name="T1"> = </text:span><text:span text:style-name="T10">true</text:span><text:span text:style-name="T1">; </text:span><text:span text:style-name="T12">// promote the retry request to the try block</text:span></text:p>
      <text:p text:style-name="P16"><text:span text:style-name="T1"><text:tab/><text:tab/><text:tab/></text:span><text:span text:style-name="T10">this</text:span><text:span text:style-name="T1">.</text:span><text:span text:style-name="T20">requestedExceptionName</text:span><text:span text:style-name="T1"> = </text:span><text:span text:style-name="T20">functionBody</text:span><text:span text:style-name="T1">.</text:span><text:span text:style-name="T20">requestedExceptionName</text:span><text:span text:style-name="T1">;</text:span></text:p>
      <text:p text:style-name="P16"><text:span text:style-name="T1"><text:tab/><text:tab/><text:tab/></text:span><text:span text:style-name="T10">this</text:span><text:span text:style-name="T1">.</text:span><text:span text:style-name="T20">requestedExceptionParams</text:span><text:span text:style-name="T1"> = </text:span><text:span text:style-name="T20">functionBody</text:span><text:span text:style-name="T1">.</text:span><text:span text:style-name="T20">requestedExceptionParams</text:span><text:span text:style-name="T1">;</text:span></text:p>
      <text:p text:style-name="P16"><text:span text:style-name="T1"><text:tab/><text:tab/><text:tab/></text:span><text:span text:style-name="T10">return</text:span><text:span text:style-name="T1"> </text:span><text:span text:style-name="T10">null</text:span><text:span text:style-name="T1">;</text:span></text:p>
      <text:p text:style-name="P16"><text:span text:style-name="T1"><text:tab/><text:tab/>} </text:span><text:span text:style-name="T12">// if</text:span></text:p>
      <text:p text:style-name="P20"><text:tab/><text:tab/></text:p>
      <text:p text:style-name="P16"><text:span text:style-name="T1"><text:tab/><text:tab/></text:span><text:span text:style-name="T10">return</text:span><text:span text:style-name="T1"> ret;</text:span></text:p>
      <text:p text:style-name="P16"><text:span text:style-name="T1"><text:tab/>} </text:span><text:span text:style-name="T12">// end method evaluate()</text:span></text:p>
      <text:p text:style-name="P16"/>
      <text:p text:style-name="P20"><text:tab/></text:p>
      <text:p text:style-name="P26"><text:span text:style-name="T5">} </text:span><text:span text:style-name="T15">// class</text:span></text:p>
      <text:p text:style-name="P23"><draw:frame draw:style-name="fr1" draw:name="Frame22" text:anchor-type="paragraph" svg:width="12.162cm" draw:z-index="42"><draw:text-box fo:min-height="1.468cm"><text:p text:style-name="Illustration"><draw:frame draw:style-name="fr4" draw:name="graphics22" text:anchor-type="paragraph" svg:x="0.004cm" svg:y="0.002cm" svg:width="9.878cm" style:rel-width="100%" svg:height="0.282cm" style:rel-height="scale" draw:z-index="43"><draw:image xlink:href="../images/20%20years%20on/dummy.png" xlink:type="simple" xlink:show="embed" xlink:actuate="onLoad"/></draw:frame>Figure <text:sequence text:ref-name="refIllustration21" text:name="Illustration" text:formula="ooow:Illustration+1" style:num-format="1">22</text:sequence>: ALDeclareFunction class of execution engine</text:p></draw:text-box></draw:frame></text:p>
      <text:p text:style-name="MainBody"/>
      <text:p text:style-name="P16"><text:soft-page-break/><text:span text:style-name="T10">public</text:span><text:span text:style-name="T1"> </text:span><text:span text:style-name="T10">class</text:span><text:span text:style-name="T1"> ALCallWeaklyTypedFunctionByName </text:span><text:span text:style-name="T10">extends</text:span><text:span text:style-name="T1"> Expression {</text:span></text:p>
      <text:p text:style-name="P16"/>
      <text:p text:style-name="P16"><text:span text:style-name="T1"><text:tab/></text:span><text:span text:style-name="T12">// </text:span><text:span text:style-name="T13">Atributes</text:span></text:p>
      <text:p text:style-name="P16"><text:span text:style-name="T1"><text:tab/></text:span><text:span text:style-name="T10">public</text:span><text:span text:style-name="T1"> Expression </text:span><text:span text:style-name="T20">functionName</text:span><text:span text:style-name="T1">;</text:span></text:p>
      <text:p text:style-name="P16"><text:span text:style-name="T1"><text:tab/></text:span><text:span text:style-name="T10">public</text:span><text:span text:style-name="T1"> ArrayList&lt;Expression&gt; </text:span><text:span text:style-name="T20">callParams</text:span><text:span text:style-name="T1">;</text:span></text:p>
      <text:p text:style-name="P16"/>
      <text:p text:style-name="P16"><text:span text:style-name="T1"><text:tab/></text:span><text:span text:style-name="T12">// Constructors</text:span></text:p>
      <text:p text:style-name="P20"><text:tab/></text:p>
      <text:p text:style-name="P16"><text:span text:style-name="T1"><text:tab/></text:span><text:span text:style-name="T10">public</text:span><text:span text:style-name="T1"> CallWeaklyTypedFunctionByName(String id, Expression functionName, Expression... callParams) {</text:span></text:p>
      <text:p text:style-name="P16"><text:span text:style-name="T1"><text:tab/><text:tab/></text:span><text:span text:style-name="T10">super</text:span><text:span text:style-name="T1">(</text:span><text:span text:style-name="T18">"CALL-WEAKLY-TYPED-FUNCTION"</text:span><text:span text:style-name="T1">, id);</text:span></text:p>
      <text:p text:style-name="P20"><text:tab/><text:tab/></text:p>
      <text:p text:style-name="P16"><text:span text:style-name="T1"><text:tab/><text:tab/></text:span><text:span text:style-name="T10">this</text:span><text:span text:style-name="T1">.</text:span><text:span text:style-name="T20">functionName</text:span><text:span text:style-name="T1"> = functionName;</text:span></text:p>
      <text:p text:style-name="P16"><text:span text:style-name="T1"><text:tab/><text:tab/></text:span><text:span text:style-name="T10">this</text:span><text:span text:style-name="T1">.</text:span><text:span text:style-name="T20">callParams</text:span><text:span text:style-name="T1"> = </text:span><text:span text:style-name="T10">new</text:span><text:span text:style-name="T1"> ArrayList&lt;Expression&gt;(Arrays.</text:span><text:span text:style-name="T2">asList</text:span><text:span text:style-name="T1">(callParams));</text:span></text:p>
      <text:p text:style-name="P20"><text:tab/><text:tab/><text:tab/></text:p>
      <text:p text:style-name="P16"><text:span text:style-name="T1"><text:tab/>} </text:span><text:span text:style-name="T12">// constructor</text:span></text:p>
      <text:p text:style-name="P16"/>
      <text:p text:style-name="P16"><text:span text:style-name="T1"><text:tab/></text:span><text:span text:style-name="T22">@SuppressWarnings</text:span><text:span text:style-name="T1">(</text:span><text:span text:style-name="T19">"unchecked"</text:span><text:span text:style-name="T1">)</text:span></text:p>
      <text:p text:style-name="P16"><text:span text:style-name="T1"><text:tab/></text:span><text:span text:style-name="T22">@Override</text:span></text:p>
      <text:p text:style-name="P16"><text:span text:style-name="T1"><text:tab/></text:span><text:span text:style-name="T10">public</text:span><text:span text:style-name="T1"> Object execute(ConstantStack constantStack, VariableStack variableStack, ListStack </text:span></text:p>
      <text:p text:style-name="P20"><text:tab/><text:tab/>listStack, ArrayStack arrayStack, ObjectStack objectStack, CallingContextStack <text:tab/><text:tab/><text:tab/>callingContextStack, InterfaceStack interfaceStack, AliasStack aliasStack, </text:p>
      <text:p text:style-name="P20"><text:tab/><text:tab/>FunctionStack functionStack, DataTypeStack dataTypeStack) </text:p>
      <text:p text:style-name="P16"><text:span text:style-name="T1"><text:tab/><text:tab/></text:span><text:span text:style-name="T10">throws</text:span><text:span text:style-name="T1"> RuntimeException </text:span></text:p>
      <text:p text:style-name="P20"><text:tab/>{</text:p>
      <text:p text:style-name="P16"><text:span text:style-name="T1"><text:tab/><text:tab/></text:span><text:span text:style-name="T10">super</text:span><text:span text:style-name="T1">.execute(constantStack, variableStack, listStack, arrayStack, objectStack, </text:span></text:p>
      <text:p text:style-name="P20"><text:tab/><text:tab/>callingContextStack, interfaceStack, aliasStack, functionStack, dataTypeStack);</text:p>
      <text:p text:style-name="P16"/>
      <text:p text:style-name="P16"><text:span text:style-name="T1"><text:tab/><text:tab/></text:span><text:span text:style-name="T12">// Get function </text:span><text:span text:style-name="T13">ref</text:span></text:p>
      <text:p text:style-name="P16"><text:span text:style-name="T1"><text:tab/><text:tab/>String functionName = (String) </text:span><text:span text:style-name="T10">this</text:span><text:span text:style-name="T1">.</text:span><text:span text:style-name="T20">functionName</text:span><text:span text:style-name="T1">.execute(constantStack, </text:span></text:p>
      <text:p text:style-name="P20"><text:tab/><text:tab/><text:tab/>variableStack, listStack, arrayStack, objectStack, callingContextStack, </text:p>
      <text:p text:style-name="P20"><text:tab/><text:tab/><text:tab/>interfaceStack, aliasStack, functionStack, dataTypeStack);</text:p>
      <text:p text:style-name="P20"><text:tab/></text:p>
      <text:p text:style-name="P20"><text:tab/><text:tab/>DeclareFunction functionRef = functionStack.findFunction(functionName);</text:p>
      <text:p text:style-name="P20"><text:tab/><text:tab/><text:tab/></text:p>
      <text:p text:style-name="P16"><text:span text:style-name="T1"><text:tab/><text:tab/></text:span><text:span text:style-name="T12">// Evaluate call </text:span><text:span text:style-name="T13">param</text:span><text:span text:style-name="T12"> expressions.</text:span></text:p>
      <text:p text:style-name="P16"><text:span text:style-name="T1"><text:tab/><text:tab/></text:span><text:span text:style-name="T10">for</text:span><text:span text:style-name="T1">(</text:span><text:span text:style-name="T10">int</text:span><text:span text:style-name="T1"> i=0; i &lt; </text:span><text:span text:style-name="T20">callParams</text:span><text:span text:style-name="T1">.size(); i++) {</text:span></text:p>
      <text:p text:style-name="P16"><text:span text:style-name="T1"><text:tab/><text:tab/><text:tab/>functionRef.</text:span><text:span text:style-name="T20">params</text:span><text:span text:style-name="T1">.get(i).</text:span><text:span text:style-name="T20">expression</text:span><text:span text:style-name="T1"> = </text:span><text:span text:style-name="T20">callParams</text:span><text:span text:style-name="T1">.get(i);</text:span></text:p>
      <text:p text:style-name="P16"><text:span text:style-name="T1"><text:tab/><text:tab/>} </text:span><text:span text:style-name="T12">// for</text:span></text:p>
      <text:p text:style-name="P20"><text:tab/><text:tab/><text:tab/></text:p>
      <text:p text:style-name="P16"><text:span text:style-name="T1"><text:tab/><text:tab/></text:span><text:span text:style-name="T12">// return the result of </text:span><text:span text:style-name="T13">exectuting</text:span><text:span text:style-name="T12"> the body of the </text:span><text:span text:style-name="T13">funtion</text:span><text:span text:style-name="T12"> on a local </text:span><text:span text:style-name="T13">stakframe</text:span></text:p>
      <text:p text:style-name="P16"><text:span text:style-name="T1"><text:tab/><text:tab/>ConstantStack seqConstantStack = </text:span><text:span text:style-name="T10">new</text:span><text:span text:style-name="T1"> ConstantStack(constantStack);</text:span></text:p>
      <text:p text:style-name="P16"><text:span text:style-name="T1"><text:tab/><text:tab/>VariableStack seqVariableStack = </text:span><text:span text:style-name="T10">new</text:span><text:span text:style-name="T1"> VariableStack(variableStack);</text:span></text:p>
      <text:p text:style-name="P16"><text:span text:style-name="T1"><text:tab/><text:tab/>ListStack <text:s text:c="5"/>seqListStack <text:s text:c="5"/>= </text:span><text:span text:style-name="T10">new</text:span><text:span text:style-name="T1"> ListStack(listStack);</text:span></text:p>
      <text:p text:style-name="P16"><text:span text:style-name="T1"><text:tab/><text:tab/>ArrayStack <text:s text:c="3"/>seqArrayStack <text:s text:c="3"/>= </text:span><text:span text:style-name="T10">new</text:span><text:span text:style-name="T1"> ArrayStack(arrayStack);</text:span></text:p>
      <text:p text:style-name="P16"><text:span text:style-name="T1"><text:tab/><text:tab/>ObjectStack <text:s text:c="2"/>seqObjectStack <text:s text:c="2"/>= </text:span><text:span text:style-name="T10">new</text:span><text:span text:style-name="T1"> ObjectStack(objectStack);</text:span></text:p>
      <text:p text:style-name="P20"><text:tab/><text:tab/>CallingContextStack seqCallingContextStack = </text:p>
      <text:p text:style-name="P16"><text:span text:style-name="T3"><text:tab/><text:tab/><text:tab/></text:span><text:span text:style-name="T10">new</text:span><text:span text:style-name="T1"> CallingContextStack(callingContextStack);</text:span></text:p>
      <text:p text:style-name="P16"><text:span text:style-name="T1"><text:tab/><text:tab/>InterfaceStack seqInterfaceStack = </text:span><text:span text:style-name="T10">new</text:span><text:span text:style-name="T1"> InterfaceStack(interfaceStack);</text:span></text:p>
      <text:p text:style-name="P16"><text:span text:style-name="T1"><text:tab/><text:tab/>AliasStack seqAliasStack = </text:span><text:span text:style-name="T10">new</text:span><text:span text:style-name="T1"> AliasStack(aliasStack);</text:span></text:p>
      <text:p text:style-name="P16"><text:span text:style-name="T1"><text:tab/><text:tab/>FunctionStack seqFunctionStack = </text:span><text:span text:style-name="T10">new</text:span><text:span text:style-name="T1"> FunctionStack(functionStack);<text:tab/><text:tab/><text:tab/></text:span></text:p>
      <text:p text:style-name="P16"><text:span text:style-name="T1"><text:tab/><text:tab/>DataTypeStack seqDataTypeStack = </text:span><text:span text:style-name="T10">new</text:span><text:span text:style-name="T1"> DataTypeStack(dataTypeStack);</text:span></text:p>
      <text:p text:style-name="P20"><text:tab/><text:tab/></text:p>
      <text:p text:style-name="P20"><text:tab/><text:tab/>Object ret = <text:s/>functionRef.evaluate(seqConstantStack, seqVariableStack, seqListStack, </text:p>
      <text:p text:style-name="P20"><text:tab/><text:tab/><text:tab/>seqArrayStack, seqObjectStack, seqCallingContextStack, seqInterfaceStack, </text:p>
      <text:p text:style-name="P20"><text:tab/><text:tab/><text:tab/>seqAliasStack, seqFunctionStack, seqDataTypeStack);</text:p>
      <text:p text:style-name="P20"><text:tab/><text:tab/><text:tab/><text:tab/></text:p>
      <text:p text:style-name="P16"><text:span text:style-name="T1"><text:tab/><text:tab/></text:span><text:span text:style-name="T12">// Handle actions requesting a retry (which means </text:span><text:span text:style-name="T13">seq</text:span><text:span text:style-name="T12"> is finished)</text:span></text:p>
      <text:p text:style-name="P16"><text:span text:style-name="T1"><text:tab/><text:tab/></text:span><text:span text:style-name="T10">if</text:span><text:span text:style-name="T1"> (functionRef.</text:span><text:span text:style-name="T20">requestRetry</text:span><text:span text:style-name="T1">) {</text:span></text:p>
      <text:p text:style-name="P16"><text:span text:style-name="T1"><text:tab/><text:tab/><text:tab/></text:span><text:span text:style-name="T10">this</text:span><text:span text:style-name="T1">.</text:span><text:span text:style-name="T20">requestRetry</text:span><text:span text:style-name="T1"> = </text:span><text:span text:style-name="T10">true</text:span><text:span text:style-name="T1">; </text:span></text:p>
      <text:p text:style-name="P16"><text:span text:style-name="T1"><text:tab/><text:tab/><text:tab/></text:span><text:span text:style-name="T10">return</text:span><text:span text:style-name="T1"> </text:span><text:span text:style-name="T10">null</text:span><text:span text:style-name="T1">;</text:span></text:p>
      <text:p text:style-name="P16"><text:span text:style-name="T1"><text:tab/><text:tab/>} </text:span><text:span text:style-name="T12">// if</text:span></text:p>
      <text:p text:style-name="P20"><text:tab/></text:p>
      <text:p text:style-name="P16"><text:span text:style-name="T1"><text:tab/><text:tab/></text:span><text:span text:style-name="T12">// Handle actions requesting a throw (which means </text:span><text:span text:style-name="T13">seq</text:span><text:span text:style-name="T12"> is finished)</text:span></text:p>
      <text:p text:style-name="P16"><text:span text:style-name="T1"><text:tab/><text:tab/></text:span><text:span text:style-name="T10">if</text:span><text:span text:style-name="T1"> (functionRef.</text:span><text:span text:style-name="T20">requestThrow</text:span><text:span text:style-name="T1">) {</text:span></text:p>
      <text:p text:style-name="P16"><text:span text:style-name="T1"><text:tab/><text:tab/><text:tab/></text:span><text:span text:style-name="T10">this</text:span><text:span text:style-name="T1">.</text:span><text:span text:style-name="T20">requestThrow</text:span><text:span text:style-name="T1"> = </text:span><text:span text:style-name="T10">true</text:span><text:span text:style-name="T1">; </text:span><text:span text:style-name="T12">/</text:span></text:p>
      <text:p text:style-name="P16"><text:span text:style-name="T1"><text:tab/><text:tab/><text:tab/></text:span><text:span text:style-name="T10">this</text:span><text:span text:style-name="T1">.</text:span><text:span text:style-name="T20">requestedExceptionName</text:span><text:span text:style-name="T1"> = functionRef.</text:span><text:span text:style-name="T20">requestedExceptionName</text:span><text:span text:style-name="T1">;</text:span></text:p>
      <text:p text:style-name="P16"><text:span text:style-name="T1"><text:tab/><text:tab/><text:tab/></text:span><text:span text:style-name="T10">this</text:span><text:span text:style-name="T1">.</text:span><text:span text:style-name="T20">requestedExceptionParams</text:span><text:span text:style-name="T1"> = functionRef.</text:span><text:span text:style-name="T20">requestedExceptionParams</text:span><text:span text:style-name="T1">;</text:span></text:p>
      <text:p text:style-name="P16"><text:span text:style-name="T1"><text:tab/><text:tab/><text:tab/></text:span><text:span text:style-name="T10">return</text:span><text:span text:style-name="T1"> </text:span><text:span text:style-name="T10">null</text:span><text:span text:style-name="T1">;</text:span></text:p>
      <text:p text:style-name="P16"><text:span text:style-name="T1"><text:tab/><text:tab/>} </text:span><text:span text:style-name="T12">// if</text:span></text:p>
      <text:p text:style-name="P16"/>
      <text:p text:style-name="P16"><text:span text:style-name="T1"><text:tab/><text:tab/></text:span><text:span text:style-name="T12">// Handle actions returning a value</text:span></text:p>
      <text:p text:style-name="P16"><text:span text:style-name="T1"><text:tab/><text:tab/></text:span><text:span text:style-name="T10">if</text:span><text:span text:style-name="T1"> (functionRef.</text:span><text:span text:style-name="T20">returnValue</text:span><text:span text:style-name="T1"> != </text:span><text:span text:style-name="T10">null</text:span><text:span text:style-name="T1">) {</text:span></text:p>
      <text:p text:style-name="P16"><text:span text:style-name="T1"><text:tab/><text:tab/><text:tab/></text:span><text:span text:style-name="T12">// something is trying to get us to return</text:span></text:p>
      <text:p text:style-name="P16"><text:span text:style-name="T1"><text:tab/><text:tab/><text:tab/></text:span><text:span text:style-name="T10">this</text:span><text:span text:style-name="T1">.</text:span><text:span text:style-name="T20">returnValue</text:span><text:span text:style-name="T1"> = functionRef.</text:span><text:span text:style-name="T20">returnValue</text:span><text:span text:style-name="T1">; </text:span></text:p>
      <text:p text:style-name="P16"><text:span text:style-name="T1"><text:tab/><text:tab/><text:tab/></text:span><text:span text:style-name="T10">return</text:span><text:span text:style-name="T1"> </text:span><text:span text:style-name="T20">returnValue</text:span><text:span text:style-name="T1">;</text:span></text:p>
      <text:p text:style-name="P16"><text:span text:style-name="T1"><text:tab/><text:tab/>} </text:span><text:span text:style-name="T12">// end if</text:span></text:p>
      <text:p text:style-name="P16"/>
      <text:p text:style-name="P16"><text:span text:style-name="T1"><text:tab/><text:tab/></text:span><text:span text:style-name="T10">return</text:span><text:span text:style-name="T1"> ret;</text:span></text:p>
      <text:p text:style-name="P20"><text:tab/><text:tab/></text:p>
      <text:p text:style-name="P16"><text:soft-page-break/><text:span text:style-name="T1"><text:tab/>} </text:span><text:span text:style-name="T12">// end method execute()</text:span></text:p>
      <text:p text:style-name="P20"><text:tab/></text:p>
      <text:p text:style-name="P16"><text:span text:style-name="T1"><text:tab/></text:span><text:span text:style-name="T10">public</text:span><text:span text:style-name="T1"> </text:span><text:span text:style-name="T10">void</text:span><text:span text:style-name="T1"> generateXML(</text:span><text:span text:style-name="T10">int</text:span><text:span text:style-name="T1"> treeDepth) {</text:span></text:p>
      <text:p text:style-name="P16"><text:span text:style-name="T1"><text:tab/><text:tab/></text:span><text:span text:style-name="T10">super</text:span><text:span text:style-name="T1">.generateXML(treeDepth);</text:span></text:p>
      <text:p text:style-name="P20"><text:tab/><text:tab/></text:p>
      <text:p text:style-name="P16"><text:span text:style-name="T1"><text:tab/><text:tab/>String padding = </text:span><text:span text:style-name="T10">new</text:span><text:span text:style-name="T1"> String();</text:span></text:p>
      <text:p text:style-name="P16"><text:span text:style-name="T1"><text:tab/><text:tab/></text:span><text:span text:style-name="T10">for</text:span><text:span text:style-name="T1"> (</text:span><text:span text:style-name="T10">int</text:span><text:span text:style-name="T1"> i=0; i &lt; treeDepth; i++) {</text:span></text:p>
      <text:p text:style-name="P16"><text:span text:style-name="T1"><text:tab/><text:tab/><text:tab/>padding += </text:span><text:span text:style-name="T18">" <text:s text:c="3"/>"</text:span><text:span text:style-name="T1">;</text:span></text:p>
      <text:p text:style-name="P16"><text:span text:style-name="T1"><text:tab/><text:tab/>} </text:span><text:span text:style-name="T12">// end for</text:span></text:p>
      <text:p text:style-name="P16"><text:span text:style-name="T1"><text:tab/><text:tab/>ScriptOutput.</text:span><text:span text:style-name="T21">bigXmlBuffer</text:span><text:span text:style-name="T1">.add(padding + </text:span><text:span text:style-name="T18">"&lt;CALL-WEAKLY-TYPED-FUNCTION-BY-NAME&gt;\n"</text:span><text:span text:style-name="T1">);</text:span></text:p>
      <text:p text:style-name="P16"><text:span text:style-name="T1"><text:tab/><text:tab/></text:span><text:span text:style-name="T10">this</text:span><text:span text:style-name="T1">.generatePropertiesXML(treeDepth+1);</text:span></text:p>
      <text:p text:style-name="P16"><text:span text:style-name="T1"><text:tab/><text:tab/>ScriptOutput.</text:span><text:span text:style-name="T21">bigXmlBuffer</text:span><text:span text:style-name="T1">.add(padding + </text:span><text:span text:style-name="T18">" <text:s text:c="3"/>&lt;FUNCTION-NAME&gt;\n"</text:span><text:span text:style-name="T1">);</text:span></text:p>
      <text:p text:style-name="P16"><text:span text:style-name="T1"><text:tab/><text:tab/></text:span><text:span text:style-name="T10">this</text:span><text:span text:style-name="T1">.</text:span><text:span text:style-name="T20">functionName</text:span><text:span text:style-name="T1">.generateXML(treeDepth+2);</text:span></text:p>
      <text:p text:style-name="P16"><text:span text:style-name="T1"><text:tab/><text:tab/>ScriptOutput.</text:span><text:span text:style-name="T21">bigXmlBuffer</text:span><text:span text:style-name="T1">.add(padding + </text:span><text:span text:style-name="T18">" <text:s text:c="3"/>&lt;/FUNCTION-NAME&gt;\n"</text:span><text:span text:style-name="T1">);</text:span></text:p>
      <text:p text:style-name="P16"><text:span text:style-name="T1"><text:tab/><text:tab/>ScriptOutput.</text:span><text:span text:style-name="T21">bigXmlBuffer</text:span><text:span text:style-name="T1">.add(padding + </text:span><text:span text:style-name="T18">" <text:s text:c="3"/>&lt;FUNCTION-PARAMS&gt;\n"</text:span><text:span text:style-name="T1">);</text:span></text:p>
      <text:p text:style-name="P16"><text:span text:style-name="T1"><text:tab/><text:tab/></text:span><text:span text:style-name="T10">for</text:span><text:span text:style-name="T1">(</text:span><text:span text:style-name="T10">int</text:span><text:span text:style-name="T1"> i=0; i &lt; </text:span><text:span text:style-name="T20">callParams</text:span><text:span text:style-name="T1">.size(); i++) {</text:span></text:p>
      <text:p text:style-name="P16"><text:span text:style-name="T1"><text:tab/><text:tab/><text:tab/></text:span><text:span text:style-name="T20">callParams</text:span><text:span text:style-name="T1">.get(i).generateXML(treeDepth+2);</text:span></text:p>
      <text:p text:style-name="P16"><text:span text:style-name="T1"><text:tab/><text:tab/>} </text:span><text:span text:style-name="T12">// for</text:span></text:p>
      <text:p text:style-name="P16"><text:span text:style-name="T1"><text:tab/><text:tab/>ScriptOutput.</text:span><text:span text:style-name="T21">bigXmlBuffer</text:span><text:span text:style-name="T1">.add(padding + </text:span><text:span text:style-name="T18">" <text:s text:c="3"/>&lt;/FUNCTION-PARAMS&gt;\n"</text:span><text:span text:style-name="T1">);</text:span></text:p>
      <text:p text:style-name="P16"><text:span text:style-name="T1"><text:tab/><text:tab/>ScriptOutput.</text:span><text:span text:style-name="T21">bigXmlBuffer</text:span><text:span text:style-name="T1">.add(padding + </text:span><text:span text:style-name="T18">"&lt;/CALL-WEAKLY-TYPED-FUNCTION-BY-NAME&gt;\n"</text:span><text:span text:style-name="T1">);</text:span></text:p>
      <text:p text:style-name="P16"><text:span text:style-name="T1"><text:tab/>} </text:span><text:span text:style-name="T12">// end method generateXML()</text:span></text:p>
      <text:p text:style-name="P16"/>
      <text:p text:style-name="P16"><text:span text:style-name="T1"><text:tab/></text:span><text:span text:style-name="T10">public</text:span><text:span text:style-name="T1"> </text:span><text:span text:style-name="T10">void</text:span><text:span text:style-name="T1"> generateJavascript(</text:span><text:span text:style-name="T10">int</text:span><text:span text:style-name="T1"> treeDepth, </text:span><text:span text:style-name="T10">boolean</text:span><text:span text:style-name="T1"> startOnNewline) {</text:span></text:p>
      <text:p text:style-name="P16"><text:span text:style-name="T1"><text:tab/><text:tab/></text:span><text:span text:style-name="T10">if</text:span><text:span text:style-name="T1"> (startOnNewline) {</text:span></text:p>
      <text:p text:style-name="P16"><text:span text:style-name="T1"><text:tab/><text:tab/><text:tab/>String padding = </text:span><text:span text:style-name="T10">new</text:span><text:span text:style-name="T1"> String();</text:span></text:p>
      <text:p text:style-name="P16"><text:span text:style-name="T1"><text:tab/><text:tab/><text:tab/></text:span><text:span text:style-name="T10">for</text:span><text:span text:style-name="T1"> (</text:span><text:span text:style-name="T10">int</text:span><text:span text:style-name="T1"> i=0; i &lt; treeDepth; i++) {</text:span></text:p>
      <text:p text:style-name="P16"><text:span text:style-name="T1"><text:tab/><text:tab/><text:tab/><text:tab/>padding += </text:span><text:span text:style-name="T18">" <text:s text:c="3"/>"</text:span><text:span text:style-name="T1">;</text:span></text:p>
      <text:p text:style-name="P16"><text:span text:style-name="T1"><text:tab/><text:tab/><text:tab/>} </text:span><text:span text:style-name="T12">// end for</text:span></text:p>
      <text:p text:style-name="P16"><text:span text:style-name="T1"><text:tab/><text:tab/><text:tab/>ScriptOutput.</text:span><text:span text:style-name="T21">javascriptBuffer</text:span><text:span text:style-name="T1"> += </text:span><text:span text:style-name="T18">"\n"</text:span><text:span text:style-name="T1"> + padding;</text:span></text:p>
      <text:p text:style-name="P16"><text:span text:style-name="T1"><text:tab/><text:tab/>} </text:span><text:span text:style-name="T12">// end if</text:span></text:p>
      <text:p text:style-name="P16"><text:span text:style-name="T1"><text:tab/><text:tab/></text:span><text:span text:style-name="T12">//ScriptOutput.javascriptBuffer += this.variableName + " = ";</text:span></text:p>
      <text:p text:style-name="P16"><text:span text:style-name="T1"><text:tab/><text:tab/></text:span><text:span text:style-name="T12">//this.initialExpression.generateJavascript(treeDepth, false);</text:span></text:p>
      <text:p text:style-name="P16"><text:span text:style-name="T1"><text:tab/>} </text:span><text:span text:style-name="T12">// end method generateJavascript()</text:span></text:p>
      <text:p text:style-name="P20"><text:tab/></text:p>
      <text:p text:style-name="P25"><draw:frame draw:style-name="fr3" draw:name="Frame23" text:anchor-type="paragraph" svg:x="0.984cm" svg:y="0cm" svg:width="15.633cm" draw:z-index="44"><draw:text-box fo:min-height="1.54cm"><text:p text:style-name="Illustration"><draw:frame draw:style-name="fr4" draw:name="graphics23" text:anchor-type="paragraph" svg:x="0.004cm" svg:y="0.002cm" svg:width="9.878cm" style:rel-width="100%" svg:height="0.282cm" style:rel-height="scale" draw:z-index="45"><draw:image xlink:href="../images/20%20years%20on/dummy.png" xlink:type="simple" xlink:show="embed" xlink:actuate="onLoad"/></draw:frame>Figure <text:sequence text:ref-name="refIllustration22" text:name="Illustration" text:formula="ooow:Illustration+1" style:num-format="1">23</text:sequence>: ALCallWeaklyTypedFunctionByName class of execution engine</text:p></draw:text-box></draw:frame><text:span text:style-name="T6">} </text:span><text:span text:style-name="T16">// end class</text:span></text:p>
      <text:p text:style-name="P28"/>
      <text:p text:style-name="P3"><text:span text:style-name="T26">Whilst the execution engine was extended to test support for functions, the XML language was not, and testing of the new features was carried out by instantiating the Java data structure explicitly. One of the test programs for function calls is shown in </text:span><text:span text:style-name="T26"><text:sequence-ref text:reference-format="category-and-value" text:ref-name="refIllustration23">Figure 24</text:sequence-ref></text:span><text:span text:style-name="T26"> with the test output shown in fig </text:span><text:span text:style-name="T26"><text:sequence-ref text:reference-format="category-and-value" text:ref-name="refIllustration24">Figure 25</text:sequence-ref></text:span><text:span text:style-name="T26">. </text:span></text:p>
      <text:p text:style-name="P4">The test program declare a function called “MyFunction”, which takes two parameters. The body of the function prints the value of the parameters received. It is then called with parameter values “hello” and “world”. The test program also prints the reference value of the function (its reference in Java) which corresponds to a pointer to a function in C/C++. The concept of pointers to functions becomes important when implementing object oriented paradigms, which is discussed next.</text:p>
      <text:p text:style-name="P35"><text:span text:style-name="T10">public</text:span><text:span text:style-name="T1"> </text:span><text:span text:style-name="T10">static</text:span><text:span text:style-name="T1"> </text:span><text:span text:style-name="T10">void</text:span><text:span text:style-name="T1"> main(String[] args) {</text:span></text:p>
      <text:p text:style-name="P21"><text:tab/><text:tab/></text:p>
      <text:p text:style-name="P17"><text:span text:style-name="T1"><text:tab/><text:tab/>System.</text:span><text:span text:style-name="T21">out</text:span><text:span text:style-name="T1">.println(</text:span><text:span text:style-name="T18">"Function Call Application Starting"</text:span><text:span text:style-name="T1">);</text:span></text:p>
      <text:p text:style-name="P21"><text:tab/><text:tab/><text:tab/></text:p>
      <text:p text:style-name="P21"><text:tab/><text:tab/> DataTypeInstanceAction fib = </text:p>
      <text:p text:style-name="P17"><text:span text:style-name="T1"><text:tab/><text:tab/><text:tab/></text:span><text:span text:style-name="T10">new</text:span><text:span text:style-name="T1"> Seq(</text:span><text:span text:style-name="T18">"1"</text:span><text:span text:style-name="T1">,</text:span></text:p>
      <text:p text:style-name="P17"><text:span text:style-name="T1"><text:tab/><text:tab/><text:tab/><text:tab/></text:span><text:span text:style-name="T10">new</text:span><text:span text:style-name="T1"> EnableTrace(</text:span><text:span text:style-name="T18">"2"</text:span><text:span text:style-name="T1">),</text:span></text:p>
      <text:p text:style-name="P17"><text:span text:style-name="T1"><text:tab/><text:tab/><text:tab/><text:tab/></text:span><text:span text:style-name="T10">new</text:span><text:span text:style-name="T1"> DeclareVariableTypeless(</text:span></text:p>
      <text:p text:style-name="P17"><text:span text:style-name="T1"><text:tab/><text:tab/><text:tab/><text:tab/><text:tab/><text:tab/></text:span><text:span text:style-name="T18">"3"</text:span><text:span text:style-name="T1">, </text:span></text:p>
      <text:p text:style-name="P17"><text:span text:style-name="T1"><text:tab/><text:tab/><text:tab/><text:tab/><text:tab/><text:tab/></text:span><text:span text:style-name="T18">"myFunctionRef"</text:span><text:span text:style-name="T1">,</text:span></text:p>
      <text:p text:style-name="P17"><text:span text:style-name="T1"><text:tab/><text:tab/><text:tab/><text:tab/><text:tab/><text:tab/></text:span><text:span text:style-name="T10">new</text:span><text:span text:style-name="T1"> DeclareFunction(</text:span></text:p>
      <text:p text:style-name="P17"><text:span text:style-name="T1"><text:tab/><text:tab/><text:tab/><text:tab/><text:tab/><text:tab/><text:tab/></text:span><text:span text:style-name="T18">"4"</text:span><text:span text:style-name="T1">,<text:tab/></text:span></text:p>
      <text:p text:style-name="P17"><text:span text:style-name="T1"><text:tab/><text:tab/><text:tab/><text:tab/><text:tab/><text:tab/><text:tab/></text:span><text:span text:style-name="T18">"MyFunction"</text:span><text:span text:style-name="T1">,</text:span></text:p>
      <text:p text:style-name="P17"><text:span text:style-name="T1"><text:tab/><text:tab/><text:tab/><text:tab/><text:tab/><text:tab/><text:tab/></text:span><text:span text:style-name="T10">new</text:span><text:span text:style-name="T1"> Seq(</text:span></text:p>
      <text:p text:style-name="P17"><text:span text:style-name="T1"><text:tab/><text:tab/><text:tab/><text:tab/><text:tab/><text:tab/><text:tab/><text:tab/><text:tab/></text:span><text:span text:style-name="T18">"5"</text:span><text:span text:style-name="T1">, </text:span></text:p>
      <text:p text:style-name="P17"><text:span text:style-name="T1"><text:tab/><text:tab/><text:tab/><text:tab/><text:tab/><text:tab/><text:tab/><text:tab/><text:tab/></text:span><text:span text:style-name="T10">new</text:span><text:span text:style-name="T1"> PrintVariable(</text:span><text:span text:style-name="T18">"6"</text:span><text:span text:style-name="T1">, </text:span><text:span text:style-name="T18">"param1"</text:span><text:span text:style-name="T1">),</text:span></text:p>
      <text:p text:style-name="P17"><text:span text:style-name="T1"><text:tab/><text:tab/><text:tab/><text:tab/><text:tab/><text:tab/><text:tab/><text:tab/><text:tab/></text:span><text:span text:style-name="T10">new</text:span><text:span text:style-name="T1"> PrintVariable(</text:span><text:span text:style-name="T18">"7"</text:span><text:span text:style-name="T1">, </text:span><text:span text:style-name="T18">"param2"</text:span><text:span text:style-name="T1">)</text:span></text:p>
      <text:p text:style-name="P21"><text:tab/><text:tab/><text:tab/><text:tab/><text:tab/><text:tab/><text:tab/>),</text:p>
      <text:p text:style-name="P17"><text:span text:style-name="T1"><text:tab/><text:tab/><text:tab/><text:tab/><text:tab/><text:tab/><text:tab/></text:span><text:span text:style-name="T10">new</text:span><text:span text:style-name="T1"> DeclareWeaklyTypedParameter(</text:span><text:span text:style-name="T18">"8"</text:span><text:span text:style-name="T1">, </text:span><text:span text:style-name="T18">"param1"</text:span><text:span text:style-name="T1">),</text:span></text:p>
      <text:p text:style-name="P17"><text:span text:style-name="T1"><text:tab/><text:tab/><text:tab/><text:tab/><text:tab/><text:tab/><text:tab/></text:span><text:span text:style-name="T10">new</text:span><text:span text:style-name="T1"> DeclareWeaklyTypedParameter(</text:span><text:span text:style-name="T18">"9"</text:span><text:span text:style-name="T1">, </text:span><text:span text:style-name="T18">"param2"</text:span><text:span text:style-name="T1">)</text:span></text:p>
      <text:p text:style-name="P21"><text:tab/><text:tab/><text:tab/><text:tab/><text:tab/><text:tab/>)</text:p>
      <text:p text:style-name="P21"><text:tab/><text:tab/><text:tab/><text:tab/><text:tab/>),</text:p>
      <text:p text:style-name="P17"><text:span text:style-name="T1"><text:tab/><text:tab/><text:tab/><text:tab/></text:span><text:span text:style-name="T10">new</text:span><text:span text:style-name="T1"> CallWeaklyTypedFunctionByReference(</text:span></text:p>
      <text:p text:style-name="P17"><text:span text:style-name="T1"><text:tab/><text:tab/><text:tab/><text:tab/><text:tab/></text:span><text:span text:style-name="T18">"10"</text:span><text:span text:style-name="T1">, </text:span></text:p>
      <text:p text:style-name="P17"><text:span text:style-name="T1"><text:tab/><text:tab/><text:tab/><text:tab/><text:tab/></text:span><text:span text:style-name="T10">new</text:span><text:span text:style-name="T1"> ReadVariable(</text:span><text:span text:style-name="T18">"11"</text:span><text:span text:style-name="T1">, </text:span><text:span text:style-name="T18">"myFunctionRef"</text:span><text:span text:style-name="T1">), </text:span></text:p>
      <text:p text:style-name="P17"><text:span text:style-name="T1"><text:tab/><text:tab/><text:tab/><text:tab/><text:tab/></text:span><text:span text:style-name="T10">new</text:span><text:span text:style-name="T1"> LiteralString(</text:span><text:span text:style-name="T18">"12"</text:span><text:span text:style-name="T1">, </text:span><text:span text:style-name="T18">"hello"</text:span><text:span text:style-name="T1">),</text:span></text:p>
      <text:p text:style-name="P17"><text:span text:style-name="T1"><text:tab/><text:tab/><text:tab/><text:tab/><text:tab/></text:span><text:span text:style-name="T10">new</text:span><text:span text:style-name="T1"> LiteralString(</text:span><text:span text:style-name="T18">"13"</text:span><text:span text:style-name="T1">, </text:span><text:span text:style-name="T18">"world"</text:span><text:span text:style-name="T1">)</text:span></text:p>
      <text:p text:style-name="P21"><text:tab/><text:tab/><text:tab/><text:tab/>),</text:p>
      <text:p text:style-name="P21"><text:tab/><text:tab/><text:tab/><text:tab/></text:p>
      <text:p text:style-name="P17"><text:span text:style-name="T1"><text:tab/><text:tab/><text:tab/><text:tab/></text:span><text:span text:style-name="T10">new</text:span><text:span text:style-name="T1"> PrintVariable(</text:span><text:span text:style-name="T18">"14"</text:span><text:span text:style-name="T1">, </text:span><text:span text:style-name="T18">"myFunctionRef"</text:span><text:span text:style-name="T1">)</text:span></text:p>
      <text:p text:style-name="P21"><text:tab/><text:tab/>);</text:p>
      <text:p text:style-name="P21"><text:tab/></text:p>
      <text:p text:style-name="P21"><text:tab/></text:p>
      <text:p text:style-name="P17"><text:span text:style-name="T1"><text:tab/><text:tab/>ConstantStack rootConstantStack = </text:span><text:span text:style-name="T10">new</text:span><text:span text:style-name="T1"> ConstantStack();</text:span></text:p>
      <text:p text:style-name="P17"><text:span text:style-name="T1"><text:tab/><text:tab/>VariableStack rootVariableStack = </text:span><text:span text:style-name="T10">new</text:span><text:span text:style-name="T1"> VariableStack();</text:span></text:p>
      <text:p text:style-name="P17"><text:span text:style-name="T1"><text:tab/><text:tab/>ListStack <text:s text:c="5"/>rootListStack <text:s text:c="5"/>= </text:span><text:span text:style-name="T10">new</text:span><text:span text:style-name="T1"> ListStack();</text:span></text:p>
      <text:p text:style-name="P17"><text:span text:style-name="T1"><text:tab/><text:tab/>ArrayStack <text:s text:c="3"/>rootArrayStack <text:s text:c="3"/>= </text:span><text:span text:style-name="T10">new</text:span><text:span text:style-name="T1"> ArrayStack();</text:span></text:p>
      <text:p text:style-name="P17"><text:span text:style-name="T1"><text:tab/><text:tab/>ObjectStack <text:s text:c="2"/>rootObjectStack <text:s text:c="2"/>= </text:span><text:span text:style-name="T10">new</text:span><text:span text:style-name="T1"> ObjectStack();</text:span></text:p>
      <text:p text:style-name="P17"><text:span text:style-name="T1"><text:tab/><text:tab/>CallingContextStack rootCallingContextStack = </text:span><text:span text:style-name="T10">new</text:span><text:span text:style-name="T1"> CallingContextStack();</text:span></text:p>
      <text:p text:style-name="P17"><text:span text:style-name="T1"><text:tab/><text:tab/>InterfaceStack rootInterfaceStack = </text:span><text:span text:style-name="T10">new</text:span><text:span text:style-name="T1"> InterfaceStack();</text:span></text:p>
      <text:p text:style-name="P17"><text:span text:style-name="T1"><text:tab/><text:tab/>AliasStack rootAliasStack = </text:span><text:span text:style-name="T10">new</text:span><text:span text:style-name="T1"> AliasStack();</text:span></text:p>
      <text:p text:style-name="P17"><text:span text:style-name="T1"><text:tab/><text:tab/>FunctionStack rootFunctionStack = </text:span><text:span text:style-name="T10">new</text:span><text:span text:style-name="T1"> FunctionStack();</text:span></text:p>
      <text:p text:style-name="P17"><text:span text:style-name="T1"><text:tab/><text:tab/>DataTypeStack rootDataTypeStack = </text:span><text:span text:style-name="T10">new</text:span><text:span text:style-name="T1"> DataTypeStack();</text:span></text:p>
      <text:p text:style-name="P17"/>
      <text:p text:style-name="P21"><text:tab/><text:tab/>fib.execute(rootConstantStack, rootVariableStack, rootListStack, rootArrayStack, </text:p>
      <text:p text:style-name="P21"><text:tab/><text:tab/><text:tab/>rootObjectStack, rootCallingContextStack, rootInterfaceStack, rootAliasStack, </text:p>
      <text:p text:style-name="P21"><text:tab/><text:tab/><text:tab/>rootFunctionStack, rootDataTypeStack);</text:p>
      <text:p text:style-name="P21"><text:tab/><text:tab/></text:p>
      <text:p text:style-name="P17"><text:span text:style-name="T1"><text:tab/><text:tab/></text:span><text:span text:style-name="T10">new</text:span><text:span text:style-name="T1"> ScriptingTest(); </text:span><text:span text:style-name="T12">// Present result</text:span></text:p>
      <text:p text:style-name="P17"/>
      <text:p text:style-name="P18"><text:span text:style-name="T9"><text:tab/>} </text:span><text:span text:style-name="T17">// main</text:span></text:p>
      <text:p text:style-name="P29"><draw:frame draw:style-name="fr1" draw:name="Frame24" text:anchor-type="paragraph" svg:width="13.663cm" draw:z-index="46"><draw:text-box fo:min-height="1.468cm"><text:p text:style-name="Illustration"><draw:frame draw:style-name="fr4" draw:name="graphics24" text:anchor-type="paragraph" svg:x="0.004cm" svg:y="0.002cm" svg:width="9.878cm" style:rel-width="100%" svg:height="0.282cm" style:rel-height="scale" draw:z-index="47"><draw:image xlink:href="../images/20%20years%20on/dummy.png" xlink:type="simple" xlink:show="embed" xlink:actuate="onLoad"/></draw:frame>Figure <text:sequence text:ref-name="refIllustration23" text:name="Illustration" text:formula="ooow:Illustration+1" style:num-format="1">24</text:sequence>: Test program for function calls in execution engine</text:p></draw:text-box></draw:frame></text:p>
      <text:p text:style-name="P37"/>
      <text:p text:style-name="P37"/>
      <text:p text:style-name="P37">VAR param1 = hello</text:p>
      <text:p text:style-name="P37">VAR param2 = world</text:p>
      <text:p text:style-name="P37">VAR myFunctionRef = uk.ac.tees.carnforth.scripting.engine.function.DeclareFunction@1bf216a</text:p>
      <text:p text:style-name="P37"><draw:frame draw:style-name="fr1" draw:name="Frame25" text:anchor-type="paragraph" svg:width="12.585cm" draw:z-index="48"><draw:text-box fo:min-height="1.468cm"><text:p text:style-name="Illustration"><draw:frame draw:style-name="fr4" draw:name="graphics25" text:anchor-type="paragraph" svg:x="0.004cm" svg:y="0.002cm" svg:width="9.878cm" style:rel-width="100%" svg:height="0.282cm" style:rel-height="scale" draw:z-index="49"><draw:image xlink:href="../images/20%20years%20on/dummy.png" xlink:type="simple" xlink:show="embed" xlink:actuate="onLoad"/></draw:frame>Figure <text:sequence text:ref-name="refIllustration24" text:name="Illustration" text:formula="ooow:Illustration+1" style:num-format="1">25</text:sequence>: Test output for function call in execution engine</text:p></draw:text-box></draw:frame></text:p>
      <text:p text:style-name="P4"/>
      <text:p text:style-name="P4"/>
      <text:p text:style-name="MainBody"/>
      <text:h text:style-name="Heading_20_9" text:outline-level="9"><text:soft-page-break/>Data-types</text:h>
      <text:p text:style-name="MainBody">To support typed variables, the execution engine was extended to have support for a wide range of core data types upon which programs could construct their object attributes and method parameters. <text:s/>The full list of core data types is defined by the enumeration SupportedContentTypes, shown in <text:sequence-ref text:reference-format="category-and-value" text:ref-name="refIllustration25">Figure 26</text:sequence-ref>. Note that this list include data-types appropriate to object oriented programming, support for which was implemented within the execution engine contemporaneously, and described later in this chapter..</text:p>
      <text:p text:style-name="P16"><text:span text:style-name="T10">public</text:span><text:span text:style-name="T1"> </text:span><text:span text:style-name="T10">enum</text:span><text:span text:style-name="T1"> SupportedContentTypes {</text:span></text:p>
      <text:p text:style-name="P16"/>
      <text:p text:style-name="P16"><text:span text:style-name="T1"><text:tab/></text:span><text:span text:style-name="T21">Action</text:span><text:span text:style-name="T1">,</text:span></text:p>
      <text:p text:style-name="P16"><text:span text:style-name="T1"><text:tab/></text:span><text:span text:style-name="T21">Integer</text:span><text:span text:style-name="T1">,</text:span></text:p>
      <text:p text:style-name="P16"><text:span text:style-name="T1"><text:tab/></text:span><text:span text:style-name="T21">Double</text:span><text:span text:style-name="T1">,</text:span></text:p>
      <text:p text:style-name="P16"><text:span text:style-name="T1"><text:tab/></text:span><text:span text:style-name="T21">String</text:span><text:span text:style-name="T1">,</text:span></text:p>
      <text:p text:style-name="P16"><text:span text:style-name="T1"><text:tab/></text:span><text:span text:style-name="T21">Boolean</text:span><text:span text:style-name="T1">,</text:span></text:p>
      <text:p text:style-name="P16"><text:span text:style-name="T1"><text:tab/></text:span><text:span text:style-name="T21">Character</text:span><text:span text:style-name="T1">,</text:span></text:p>
      <text:p text:style-name="P16"><text:span text:style-name="T1"><text:tab/></text:span><text:span text:style-name="T21">Object</text:span><text:span text:style-name="T1">,</text:span></text:p>
      <text:p text:style-name="P16"><text:span text:style-name="T1"><text:tab/></text:span><text:span text:style-name="T21">Iterator</text:span><text:span text:style-name="T1">,</text:span></text:p>
      <text:p text:style-name="P16"><text:span text:style-name="T1"><text:tab/></text:span><text:span text:style-name="T21">Typeless</text:span></text:p>
      <text:p text:style-name="P20">}</text:p>
      <text:p text:style-name="P20"><draw:frame draw:style-name="fr3" draw:name="Frame26" text:anchor-type="paragraph" svg:x="1.055cm" svg:y="0cm" svg:width="12.506cm" draw:z-index="50"><draw:text-box fo:min-height="1.468cm"><text:p text:style-name="Illustration"><draw:frame draw:style-name="fr5" draw:name="graphics26" text:anchor-type="paragraph" svg:x="0.004cm" svg:y="0.212cm" svg:width="9.878cm" style:rel-width="100%" svg:height="0.282cm" style:rel-height="scale" draw:z-index="51"><draw:image xlink:href="../images/20%20years%20on/dummy.png" xlink:type="simple" xlink:show="embed" xlink:actuate="onLoad"/></draw:frame>Figure <text:sequence text:ref-name="refIllustration25" text:name="Illustration" text:formula="ooow:Illustration+1" style:num-format="1">26</text:sequence>: Supported core data types in execution engine</text:p></draw:text-box></draw:frame></text:p>
      <text:p text:style-name="MainBody">The final data-type, “Typeless”, is provided for weakly typed data. Classes were created to support each enumeration including, where appropriate, methods to support operations on the data. The implementation for Integer is shown in <text:sequence-ref text:reference-format="category-and-value" text:ref-name="refIllustration26">Figure 27</text:sequence-ref>.</text:p>
      <text:p text:style-name="MainBody">Actions were implemented to allow programs to declare variables and constants based on these data-type classes. <text:s/>The implementation for class DeclareVariableInteger is shown in <text:sequence-ref text:reference-format="category-and-value" text:ref-name="refIllustration27">Figure 28</text:sequence-ref>.</text:p>
      <text:p text:style-name="MainBody"/>
      <text:p text:style-name="P32"><text:span text:style-name="T10">public</text:span><text:span text:style-name="T1"> </text:span><text:span text:style-name="T10">class</text:span><text:span text:style-name="T1"> DataTypeInstanceInteger </text:span><text:span text:style-name="T10">extends</text:span><text:span text:style-name="T1"> DataTypeInstance {</text:span></text:p>
      <text:p text:style-name="P20"><text:tab/></text:p>
      <text:p text:style-name="P16"><text:span text:style-name="T1"><text:tab/></text:span><text:span text:style-name="T12">// Dynamic Attributes</text:span></text:p>
      <text:p text:style-name="P16"/>
      <text:p text:style-name="P16"><text:span text:style-name="T1"><text:tab/></text:span><text:span text:style-name="T12">// Constructors</text:span></text:p>
      <text:p text:style-name="P20"><text:tab/></text:p>
      <text:p text:style-name="P16"><text:span text:style-name="T1"><text:tab/></text:span><text:span text:style-name="T10">public</text:span><text:span text:style-name="T1"> DataTypeInstanceInteger(Integer initialValue) {</text:span></text:p>
      <text:p text:style-name="P16"><text:span text:style-name="T1"><text:tab/><text:tab/></text:span><text:span text:style-name="T10">super</text:span><text:span text:style-name="T1">(DataTypeObjectInteger.</text:span><text:span text:style-name="T21">rootObject</text:span><text:span text:style-name="T1">, SupportedContentTypes.</text:span><text:span text:style-name="T21">Integer</text:span><text:span text:style-name="T1">, </text:span><text:span text:style-name="T18">"value"</text:span><text:span text:style-name="T1">, </text:span></text:p>
      <text:p text:style-name="P20"><text:tab/><text:tab/><text:tab/>initialValue);</text:p>
      <text:p text:style-name="P16"><text:span text:style-name="T1"><text:tab/>} </text:span><text:span text:style-name="T12">// constructor</text:span></text:p>
      <text:p text:style-name="P16"/>
      <text:p text:style-name="P16"><text:span text:style-name="T1"><text:tab/></text:span><text:span text:style-name="T10">public</text:span><text:span text:style-name="T1"> DataTypeInstanceInteger(DataTypeInstanceInteger src) {</text:span></text:p>
      <text:p text:style-name="P16"><text:span text:style-name="T1"><text:tab/><text:tab/></text:span><text:span text:style-name="T10">super</text:span><text:span text:style-name="T1">(src);</text:span></text:p>
      <text:p text:style-name="P16"><text:span text:style-name="T1"><text:tab/>} </text:span><text:span text:style-name="T12">// copy constructor</text:span></text:p>
      <text:p text:style-name="P16"/>
      <text:p text:style-name="P20"><text:tab/></text:p>
      <text:p text:style-name="P16"><text:span text:style-name="T1"><text:tab/></text:span><text:span text:style-name="T12">// </text:span><text:span text:style-name="T13">Accessors</text:span></text:p>
      <text:p text:style-name="P20"><text:tab/><text:tab/></text:p>
      <text:p text:style-name="P16"><text:span text:style-name="T1"><text:tab/></text:span><text:span text:style-name="T10">public</text:span><text:span text:style-name="T1"> Integer getContent(String labelName) {</text:span></text:p>
      <text:p text:style-name="P20"><text:tab/><text:tab/></text:p>
      <text:p text:style-name="P16"><text:span text:style-name="T1"><text:tab/><text:tab/>Object ret = </text:span><text:span text:style-name="T10">super</text:span><text:span text:style-name="T1">.getContent(labelName);</text:span></text:p>
      <text:p text:style-name="P20"><text:tab/><text:tab/></text:p>
      <text:p text:style-name="P16"><text:soft-page-break/><text:span text:style-name="T1"><text:tab/><text:tab/></text:span><text:span text:style-name="T10">if</text:span><text:span text:style-name="T1"> (!(ret </text:span><text:span text:style-name="T10">instanceof</text:span><text:span text:style-name="T1"> Integer)) {</text:span></text:p>
      <text:p text:style-name="P16"><text:span text:style-name="T1"><text:tab/><text:tab/><text:tab/></text:span><text:span text:style-name="T10">throw</text:span><text:span text:style-name="T1"> </text:span><text:span text:style-name="T10">new</text:span><text:span text:style-name="T1"> RuntimeException(</text:span></text:p>
      <text:p text:style-name="P16"><text:span text:style-name="T1"><text:tab/><text:tab/><text:tab/></text:span><text:span text:style-name="T18">"Returned content was not an Integer, it was "</text:span><text:span text:style-name="T1"> + ret.getClass());</text:span></text:p>
      <text:p text:style-name="P16"><text:span text:style-name="T1"><text:tab/><text:tab/>} </text:span><text:span text:style-name="T12">// if</text:span></text:p>
      <text:p text:style-name="P20"><text:tab/><text:tab/></text:p>
      <text:p text:style-name="P16"><text:span text:style-name="T1"><text:tab/><text:tab/></text:span><text:span text:style-name="T10">return</text:span><text:span text:style-name="T1"> (Integer) ret;</text:span></text:p>
      <text:p text:style-name="P20"><text:tab/><text:tab/></text:p>
      <text:p text:style-name="P16"><text:span text:style-name="T1"><text:tab/>} </text:span><text:span text:style-name="T12">// getContent()</text:span></text:p>
      <text:p text:style-name="P20"><text:tab/></text:p>
      <text:p text:style-name="P16"><text:span text:style-name="T1"><text:tab/></text:span><text:span text:style-name="T10">public</text:span><text:span text:style-name="T1"> </text:span><text:span text:style-name="T10">void</text:span><text:span text:style-name="T1"> setContent(String labelName, Integer value) {</text:span></text:p>
      <text:p text:style-name="P16"/>
      <text:p text:style-name="P16"><text:span text:style-name="T1"><text:tab/><text:tab/></text:span><text:span text:style-name="T10">if</text:span><text:span text:style-name="T1"> (!(</text:span><text:span text:style-name="T20">content</text:span><text:span text:style-name="T1">.get(labelName) </text:span><text:span text:style-name="T10">instanceof</text:span><text:span text:style-name="T1"> Integer)) {</text:span></text:p>
      <text:p text:style-name="P16"><text:span text:style-name="T1"><text:tab/><text:tab/><text:tab/></text:span><text:span text:style-name="T10">throw</text:span><text:span text:style-name="T1"> </text:span><text:span text:style-name="T10">new</text:span><text:span text:style-name="T1"> RuntimeException(</text:span><text:span text:style-name="T18">"stored content not currently an Integer"</text:span><text:span text:style-name="T1">);</text:span></text:p>
      <text:p text:style-name="P20"><text:tab/><text:tab/>}</text:p>
      <text:p text:style-name="P20"><text:tab/><text:tab/></text:p>
      <text:p text:style-name="P16"><text:span text:style-name="T1"><text:tab/><text:tab/></text:span><text:span text:style-name="T10">super</text:span><text:span text:style-name="T1">.setContent(labelName, value);</text:span></text:p>
      <text:p text:style-name="P20"><text:tab/><text:tab/></text:p>
      <text:p text:style-name="P16"><text:span text:style-name="T1"><text:tab/>} </text:span><text:span text:style-name="T12">// setContent()</text:span></text:p>
      <text:p text:style-name="P20"><text:tab/></text:p>
      <text:p text:style-name="P16"><text:span text:style-name="T1"><text:tab/></text:span><text:span text:style-name="T10">protected</text:span><text:span text:style-name="T1"> </text:span><text:span text:style-name="T10">void</text:span><text:span text:style-name="T1"> createContent(String labelName, <text:s/>Integer initialValue) {</text:span></text:p>
      <text:p text:style-name="P20"><text:tab/><text:tab/></text:p>
      <text:p text:style-name="P16"><text:span text:style-name="T1"><text:tab/><text:tab/></text:span><text:span text:style-name="T10">super</text:span><text:span text:style-name="T1">.createContent(SupportedContentTypes.</text:span><text:span text:style-name="T21">Integer</text:span><text:span text:style-name="T1">, labelName, initialValue);</text:span></text:p>
      <text:p text:style-name="P20"><text:tab/><text:tab/></text:p>
      <text:p text:style-name="P16"><text:span text:style-name="T1"><text:tab/>} </text:span><text:span text:style-name="T12">// createContent()</text:span></text:p>
      <text:p text:style-name="P20"><text:tab/></text:p>
      <text:p text:style-name="P16"><text:span text:style-name="T1"><text:tab/></text:span><text:span text:style-name="T10">public</text:span><text:span text:style-name="T1"> String toString() {</text:span></text:p>
      <text:p text:style-name="P16"><text:span text:style-name="T1"><text:tab/><text:tab/></text:span><text:span text:style-name="T10">return</text:span><text:span text:style-name="T1"> </text:span><text:span text:style-name="T10">this</text:span><text:span text:style-name="T1">.getContent(</text:span><text:span text:style-name="T18">"value"</text:span><text:span text:style-name="T1">).toString();</text:span></text:p>
      <text:p text:style-name="P16"><text:span text:style-name="T1"><text:tab/>} <text:s/></text:span><text:span text:style-name="T12">// toString()</text:span></text:p>
      <text:p text:style-name="P16"/>
      <text:p text:style-name="P20"><text:tab/></text:p>
      <text:p text:style-name="P16"><text:span text:style-name="T1"><text:tab/></text:span><text:span text:style-name="T12">// - - - - - - - - - - -</text:span></text:p>
      <text:p text:style-name="P16"><text:span text:style-name="T1"><text:tab/></text:span><text:span text:style-name="T12">// Supported Operators</text:span></text:p>
      <text:p text:style-name="P16"><text:span text:style-name="T1"><text:tab/></text:span><text:span text:style-name="T12">// - - - - - - - - - - -</text:span></text:p>
      <text:p text:style-name="P16"/>
      <text:p text:style-name="P20"><text:tab/></text:p>
      <text:p text:style-name="P16"><text:span text:style-name="T1"><text:tab/></text:span><text:span text:style-name="T10">public</text:span><text:span text:style-name="T1"> DataTypeInstance add(DataTypeInstance a) {</text:span></text:p>
      <text:p text:style-name="P16"><text:span text:style-name="T1"><text:tab/><text:tab/></text:span><text:span text:style-name="T12">//System.out.println("type: " + a.getClass().toString());</text:span></text:p>
      <text:p text:style-name="P16"><text:span text:style-name="T1"><text:tab/><text:tab/></text:span><text:span text:style-name="T12">//System.out.println("parent </text:span><text:span text:style-name="T13">obj</text:span><text:span text:style-name="T12">: " + this.parentObject);</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 </text:span></text:p>
      <text:p text:style-name="P16"><text:span text:style-name="T1"><text:tab/><text:tab/><text:tab/>castA.getContent(</text:span><text:span text:style-name="T18">"value"</text:span><text:span text:style-name="T1">));</text:span></text:p>
      <text:p text:style-name="P16"><text:span text:style-name="T1"><text:tab/>} </text:span><text:span text:style-name="T12">// Add</text:span></text:p>
      <text:p text:style-name="P16"/>
      <text:p text:style-name="P16"><text:span text:style-name="T1"><text:tab/></text:span><text:span text:style-name="T10">public</text:span><text:span text:style-name="T1"> DataTypeInstance subtract(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 </text:span></text:p>
      <text:p text:style-name="P16"><text:span text:style-name="T1"><text:tab/><text:tab/><text:tab/>castA.getContent(</text:span><text:span text:style-name="T18">"value"</text:span><text:span text:style-name="T1">));</text:span></text:p>
      <text:p text:style-name="P16"><text:span text:style-name="T1"><text:tab/>} </text:span><text:span text:style-name="T12">// Subtract</text:span></text:p>
      <text:p text:style-name="P16"/>
      <text:p text:style-name="P16"><text:span text:style-name="T1"><text:tab/></text:span><text:span text:style-name="T10">public</text:span><text:span text:style-name="T1"> DataTypeInstance multiply(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p>
      <text:p text:style-name="P16"><text:span text:style-name="T3"><text:tab/><text:tab/><text:tab/></text:span><text:span text:style-name="T10">this</text:span><text:span text:style-name="T1">.getContent(</text:span><text:span text:style-name="T18">"value"</text:span><text:span text:style-name="T1">) * castA.getContent(</text:span><text:span text:style-name="T18">"value"</text:span><text:span text:style-name="T1">));</text:span></text:p>
      <text:p text:style-name="P16"><text:span text:style-name="T1"><text:tab/>} </text:span><text:span text:style-name="T12">// Multiply</text:span></text:p>
      <text:p text:style-name="P16"/>
      <text:p text:style-name="P16"><text:span text:style-name="T1"><text:tab/></text:span><text:span text:style-name="T10">public</text:span><text:span text:style-name="T1"> DataTypeInstance divide(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 </text:span></text:p>
      <text:p text:style-name="P16"><text:span text:style-name="T1"><text:tab/><text:tab/><text:tab/>castA.getContent(</text:span><text:span text:style-name="T18">"value"</text:span><text:span text:style-name="T1">));</text:span></text:p>
      <text:p text:style-name="P16"><text:span text:style-name="T1"><text:tab/>} </text:span><text:span text:style-name="T12">// Divide</text:span></text:p>
      <text:p text:style-name="P16"/>
      <text:p text:style-name="P16"><text:span text:style-name="T1"><text:tab/></text:span><text:span text:style-name="T10">public</text:span><text:span text:style-name="T1"> DataTypeInstanceBoolean eq(DataTypeInstance a) {</text:span></text:p>
      <text:p text:style-name="P16"><text:span text:style-name="T1"><text:tab/><text:tab/></text:span><text:span text:style-name="T10">return</text:span><text:span text:style-name="T1"> </text:span><text:span text:style-name="T10">new</text:span><text:span text:style-name="T1"> DataTypeInstanceBoolean(</text:span><text:span text:style-name="T10">this</text:span><text:span text:style-name="T1">.getContent(</text:span><text:span text:style-name="T18">"value"</text:span><text:span text:style-name="T1">) == </text:span></text:p>
      <text:p text:style-name="P16"><text:span text:style-name="T1"><text:tab/><text:tab/><text:tab/>a.getContent(</text:span><text:span text:style-name="T18">"value"</text:span><text:span text:style-name="T1">));</text:span></text:p>
      <text:p text:style-name="P16"><text:span text:style-name="T1"><text:tab/>} </text:span><text:span text:style-name="T12">// </text:span><text:span text:style-name="T13">Eq</text:span></text:p>
      <text:p text:style-name="P16"/>
      <text:p text:style-name="P16"><text:span text:style-name="T1"><text:tab/></text:span><text:span text:style-name="T10">public</text:span><text:span text:style-name="T1"> DataTypeInstanceBoolean ne(DataTypeInstance a) {</text:span></text:p>
      <text:p text:style-name="P16"><text:span text:style-name="T1"><text:tab/><text:tab/></text:span><text:span text:style-name="T10">return</text:span><text:span text:style-name="T1"> </text:span><text:span text:style-name="T10">new</text:span><text:span text:style-name="T1"> DataTypeInstanceBoolean(</text:span><text:span text:style-name="T10">this</text:span><text:span text:style-name="T1">.getContent(</text:span><text:span text:style-name="T18">"value"</text:span><text:span text:style-name="T1">) != </text:span></text:p>
      <text:p text:style-name="P16"><text:span text:style-name="T1"><text:tab/><text:tab/>a.getContent(</text:span><text:span text:style-name="T18">"value"</text:span><text:span text:style-name="T1">));</text:span></text:p>
      <text:p text:style-name="P16"><text:span text:style-name="T1"><text:tab/>} </text:span><text:span text:style-name="T12">// </text:span><text:span text:style-name="T13">Ne</text:span></text:p>
      <text:p text:style-name="P20"><text:tab/></text:p>
      <text:p text:style-name="P16"><text:span text:style-name="T1"><text:tab/></text:span><text:span text:style-name="T10">public</text:span><text:span text:style-name="T1"> DataTypeInstanceBoolean gt(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Boolean(</text:span><text:span text:style-name="T10">this</text:span><text:span text:style-name="T1">.getContent(</text:span><text:span text:style-name="T18">"value"</text:span><text:span text:style-name="T1">) &gt; </text:span></text:p>
      <text:p text:style-name="P16"><text:span text:style-name="T1"><text:tab/><text:tab/><text:tab/>castA.getContent(</text:span><text:span text:style-name="T18">"value"</text:span><text:span text:style-name="T1">));</text:span></text:p>
      <text:p text:style-name="P16"><text:span text:style-name="T1"><text:tab/>} </text:span><text:span text:style-name="T12">// </text:span><text:span text:style-name="T13">Gt</text:span></text:p>
      <text:p text:style-name="P16"/>
      <text:p text:style-name="P16"><text:span text:style-name="T1"><text:tab/></text:span><text:span text:style-name="T10">public</text:span><text:span text:style-name="T1"> DataTypeInstanceBoolean gtEq(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Boolean(</text:span></text:p>
      <text:p text:style-name="P16"><text:soft-page-break/><text:span text:style-name="T3"><text:tab/><text:tab/><text:tab/></text:span><text:span text:style-name="T10">this</text:span><text:span text:style-name="T1">.getContent(</text:span><text:span text:style-name="T18">"value"</text:span><text:span text:style-name="T1">) &gt;= castA.getContent(</text:span><text:span text:style-name="T18">"value"</text:span><text:span text:style-name="T1">));</text:span></text:p>
      <text:p text:style-name="P16"><text:span text:style-name="T1"><text:tab/>} </text:span><text:span text:style-name="T12">// GtEq</text:span></text:p>
      <text:p text:style-name="P16"/>
      <text:p text:style-name="P16"><text:span text:style-name="T1"><text:tab/></text:span><text:span text:style-name="T10">public</text:span><text:span text:style-name="T1"> DataTypeInstanceBoolean lt(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Boolean(</text:span><text:span text:style-name="T10">this</text:span><text:span text:style-name="T1">.getContent(</text:span><text:span text:style-name="T18">"value"</text:span><text:span text:style-name="T1">) &lt; </text:span></text:p>
      <text:p text:style-name="P16"><text:span text:style-name="T1"><text:tab/><text:tab/><text:tab/>castA.getContent(</text:span><text:span text:style-name="T18">"value"</text:span><text:span text:style-name="T1">));</text:span></text:p>
      <text:p text:style-name="P16"><text:span text:style-name="T1"><text:tab/>} </text:span><text:span text:style-name="T12">// </text:span><text:span text:style-name="T13">Lt</text:span></text:p>
      <text:p text:style-name="P16"/>
      <text:p text:style-name="P16"><text:span text:style-name="T1"><text:tab/></text:span><text:span text:style-name="T10">public</text:span><text:span text:style-name="T1"> DataTypeInstanceBoolean ltEq(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Boolean(</text:span><text:span text:style-name="T10">this</text:span><text:span text:style-name="T1">.getContent(</text:span><text:span text:style-name="T18">"value"</text:span><text:span text:style-name="T1">) &lt;= </text:span></text:p>
      <text:p text:style-name="P16"><text:span text:style-name="T1"><text:tab/><text:tab/><text:tab/>castA.getContent(</text:span><text:span text:style-name="T18">"value"</text:span><text:span text:style-name="T1">));</text:span></text:p>
      <text:p text:style-name="P16"><text:span text:style-name="T1"><text:tab/>} </text:span><text:span text:style-name="T12">// LtEq</text:span></text:p>
      <text:p text:style-name="P16"/>
      <text:p text:style-name="P16"><text:span text:style-name="T1"><text:tab/></text:span><text:span text:style-name="T10">public</text:span><text:span text:style-name="T1"> DataTypeInstance bitwiseAnd(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amp; </text:span></text:p>
      <text:p text:style-name="P16"><text:span text:style-name="T1"><text:tab/><text:tab/><text:tab/>castA.getContent(</text:span><text:span text:style-name="T18">"value"</text:span><text:span text:style-name="T1">));</text:span></text:p>
      <text:p text:style-name="P16"><text:span text:style-name="T1"><text:tab/>} </text:span><text:span text:style-name="T12">// BitwiseAnd</text:span></text:p>
      <text:p text:style-name="P16"/>
      <text:p text:style-name="P16"><text:span text:style-name="T1"><text:tab/></text:span><text:span text:style-name="T10">public</text:span><text:span text:style-name="T1"> DataTypeInstance bitwiseOr(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 </text:span></text:p>
      <text:p text:style-name="P16"><text:span text:style-name="T1"><text:tab/><text:tab/><text:tab/>castA.getContent(</text:span><text:span text:style-name="T18">"value"</text:span><text:span text:style-name="T1">));</text:span></text:p>
      <text:p text:style-name="P16"><text:span text:style-name="T1"><text:tab/>} </text:span><text:span text:style-name="T12">// BitwiseOr</text:span></text:p>
      <text:p text:style-name="P16"/>
      <text:p text:style-name="P16"><text:span text:style-name="T1"><text:tab/></text:span><text:span text:style-name="T10">public</text:span><text:span text:style-name="T1"> DataTypeInstance bitwiseXOR(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 </text:span></text:p>
      <text:p text:style-name="P16"><text:span text:style-name="T1"><text:tab/><text:tab/><text:tab/>castA.getContent(</text:span><text:span text:style-name="T18">"value"</text:span><text:span text:style-name="T1">));<text:tab/></text:span></text:p>
      <text:p text:style-name="P16"><text:span text:style-name="T1"><text:tab/>} </text:span><text:span text:style-name="T12">// BitwiseXOR</text:span></text:p>
      <text:p text:style-name="P16"/>
      <text:p text:style-name="P16"><text:span text:style-name="T1"><text:tab/></text:span><text:span text:style-name="T10">public</text:span><text:span text:style-name="T1"> DataTypeInstance bitwiseNot() {</text:span></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text:span></text:p>
      <text:p text:style-name="P16"><text:span text:style-name="T1"><text:tab/>} </text:span><text:span text:style-name="T12">// BitwiseNot</text:span></text:p>
      <text:p text:style-name="P16"/>
      <text:p text:style-name="P16"><text:span text:style-name="T1"><text:tab/></text:span><text:span text:style-name="T10">public</text:span><text:span text:style-name="T1"> DataTypeInstance shiftLeft(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lt;&lt; </text:span></text:p>
      <text:p text:style-name="P16"><text:span text:style-name="T1"><text:tab/><text:tab/><text:tab/>castA.getContent(</text:span><text:span text:style-name="T18">"value"</text:span><text:span text:style-name="T1">));</text:span></text:p>
      <text:p text:style-name="P16"><text:span text:style-name="T1"><text:tab/>} </text:span><text:span text:style-name="T12">// ShiftLeft</text:span></text:p>
      <text:p text:style-name="P16"/>
      <text:p text:style-name="P16"><text:span text:style-name="T1"><text:tab/></text:span><text:span text:style-name="T10">public</text:span><text:span text:style-name="T1"> DataTypeInstance shiftRightWithSign(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gt;&gt; castA.getContent(</text:span><text:span text:style-name="T18">"value"</text:span><text:span text:style-name="T1">));</text:span></text:p>
      <text:p text:style-name="P16"><text:span text:style-name="T1"><text:tab/>} </text:span><text:span text:style-name="T12">// ShiftRightWithSign</text:span></text:p>
      <text:p text:style-name="P16"/>
      <text:p text:style-name="P16"><text:span text:style-name="T1"><text:tab/></text:span><text:span text:style-name="T10">public</text:span><text:span text:style-name="T1"> DataTypeInstance shiftRightWithZeroFill(DataTypeInstance a) {</text:span></text:p>
      <text:p text:style-name="P20"><text:tab/><text:tab/>DataTypeInstanceInteger castA = (DataTypeInstanceInteger) a;</text:p>
      <text:p text:style-name="P16"><text:span text:style-name="T1"><text:tab/><text:tab/></text:span><text:span text:style-name="T10">return</text:span><text:span text:style-name="T1"> </text:span><text:span text:style-name="T10">new</text:span><text:span text:style-name="T1"> DataTypeInstanceInteger(</text:span><text:span text:style-name="T10">this</text:span><text:span text:style-name="T1">.getContent(</text:span><text:span text:style-name="T18">"value"</text:span><text:span text:style-name="T1">) &gt;&gt;&gt; </text:span></text:p>
      <text:p text:style-name="P16"><text:span text:style-name="T1"><text:tab/><text:tab/><text:tab/>castA.getContent(</text:span><text:span text:style-name="T18">"value"</text:span><text:span text:style-name="T1">));</text:span></text:p>
      <text:p text:style-name="P16"><text:span text:style-name="T1"><text:tab/>} </text:span><text:span text:style-name="T12">// ShiftRightWithZeroFill</text:span></text:p>
      <text:p text:style-name="P16"/>
      <text:p text:style-name="P20"><text:tab/></text:p>
      <text:p text:style-name="P16"><text:span text:style-name="T1">} </text:span><text:span text:style-name="T12">// class</text:span></text:p>
      <text:p text:style-name="P23"><draw:frame draw:style-name="fr1" draw:name="Frame27" text:anchor-type="paragraph" svg:width="12.532cm" draw:z-index="52"><draw:text-box fo:min-height="1.468cm"><text:p text:style-name="Illustration"><draw:frame draw:style-name="fr4" draw:name="graphics27" text:anchor-type="paragraph" svg:x="0.004cm" svg:y="0.002cm" svg:width="9.878cm" style:rel-width="100%" svg:height="0.282cm" style:rel-height="scale" draw:z-index="53"><draw:image xlink:href="../images/20%20years%20on/dummy.png" xlink:type="simple" xlink:show="embed" xlink:actuate="onLoad"/></draw:frame>Figure <text:sequence text:ref-name="refIllustration26" text:name="Illustration" text:formula="ooow:Illustration+1" style:num-format="1">27</text:sequence>: DataTypeInteger implementation in execution engine</text:p></draw:text-box></draw:frame></text:p>
      <text:p text:style-name="MainBody"/>
      <text:p text:style-name="P16"><text:span text:style-name="T10">public</text:span><text:span text:style-name="T1"> </text:span><text:span text:style-name="T10">class</text:span><text:span text:style-name="T1"> DeclareVariableInteger </text:span><text:span text:style-name="T10">extends</text:span><text:span text:style-name="T1"> Expression {</text:span></text:p>
      <text:p text:style-name="P16"/>
      <text:p text:style-name="P16"><text:span text:style-name="T1"><text:tab/></text:span><text:span text:style-name="T12">// </text:span><text:span text:style-name="T13">Atributes</text:span></text:p>
      <text:p text:style-name="P16"><text:span text:style-name="T1"><text:tab/>String </text:span><text:span text:style-name="T20">variableName</text:span><text:span text:style-name="T1">;</text:span></text:p>
      <text:p text:style-name="P16"><text:span text:style-name="T1"><text:tab/>Expression </text:span><text:span text:style-name="T20">initialExpression</text:span><text:span text:style-name="T1">;</text:span></text:p>
      <text:p text:style-name="P16"/>
      <text:p text:style-name="P16"><text:span text:style-name="T1"><text:tab/></text:span><text:span text:style-name="T12">// Constructors</text:span></text:p>
      <text:p text:style-name="P20"><text:tab/></text:p>
      <text:p text:style-name="P16"><text:span text:style-name="T1"><text:tab/></text:span><text:span text:style-name="T10">public</text:span><text:span text:style-name="T1"> DeclareVariableInteger(String id, String variableName, Expression initialExpression) {</text:span></text:p>
      <text:p text:style-name="P16"><text:span text:style-name="T1"><text:tab/><text:tab/></text:span><text:span text:style-name="T10">super</text:span><text:span text:style-name="T1">(</text:span><text:span text:style-name="T18">"DECLARE-VARIABLE-INTEGER"</text:span><text:span text:style-name="T1">, id);</text:span></text:p>
      <text:p text:style-name="P20"><text:tab/><text:tab/></text:p>
      <text:p text:style-name="P16"><text:span text:style-name="T1"><text:tab/><text:tab/></text:span><text:span text:style-name="T10">this</text:span><text:span text:style-name="T1">.</text:span><text:span text:style-name="T20">variableName</text:span><text:span text:style-name="T1"> = variableName;</text:span></text:p>
      <text:p text:style-name="P16"><text:span text:style-name="T1"><text:tab/><text:tab/></text:span><text:span text:style-name="T10">this</text:span><text:span text:style-name="T1">.</text:span><text:span text:style-name="T20">initialExpression</text:span><text:span text:style-name="T1"> = initialExpression;</text:span></text:p>
      <text:p text:style-name="P16"><text:soft-page-break/></text:p>
      <text:p text:style-name="P16"><text:span text:style-name="T1"><text:tab/>} </text:span><text:span text:style-name="T12">// constructor</text:span></text:p>
      <text:p text:style-name="P16"/>
      <text:p text:style-name="P16"><text:span text:style-name="T1"><text:tab/></text:span><text:span text:style-name="T22">@SuppressWarnings</text:span><text:span text:style-name="T1">(</text:span><text:span text:style-name="T19">"unchecked"</text:span><text:span text:style-name="T1">)</text:span></text:p>
      <text:p text:style-name="P16"><text:span text:style-name="T1"><text:tab/></text:span><text:span text:style-name="T22">@Override</text:span></text:p>
      <text:p text:style-name="P16"><text:span text:style-name="T1"><text:tab/></text:span><text:span text:style-name="T10">public</text:span><text:span text:style-name="T1"> Object execute(ConstantStack constantStack, VariableStack variableStack, ListStack <text:line-break/><text:tab/><text:tab/>listStack, ArrayStack arrayStack, ObjectStack objectStack, CallingContextStack </text:span></text:p>
      <text:p text:style-name="P20"><text:tab/><text:tab/>callingContextStack, InterfaceStack interfaceStack, AliasStack aliasStack, <text:tab/><text:tab/><text:tab/>FunctionStack functionStack, DataTypeStack dataTypeStack) </text:p>
      <text:p text:style-name="P16"><text:span text:style-name="T1"><text:tab/><text:tab/></text:span><text:span text:style-name="T10">throws</text:span><text:span text:style-name="T1"> RuntimeException </text:span></text:p>
      <text:p text:style-name="P20"><text:tab/>{</text:p>
      <text:p text:style-name="P16"><text:span text:style-name="T1"><text:tab/><text:tab/></text:span><text:span text:style-name="T10">super</text:span><text:span text:style-name="T1">.execute(constantStack, variableStack, listStack, arrayStack, objectStack, </text:span></text:p>
      <text:p text:style-name="P20"><text:tab/><text:tab/><text:tab/>callingContextStack, interfaceStack, aliasStack, functionStack, </text:p>
      <text:p text:style-name="P20"><text:tab/><text:tab/><text:tab/>dataTypeStack);</text:p>
      <text:p text:style-name="P20"><text:tab/><text:tab/></text:p>
      <text:p text:style-name="P16"><text:span text:style-name="T1"><text:tab/><text:tab/></text:span><text:span text:style-name="T10">if</text:span><text:span text:style-name="T1"> (variableStack.findVariableCurrentStack(</text:span><text:span text:style-name="T20">variableName</text:span><text:span text:style-name="T1">) != </text:span><text:span text:style-name="T10">null</text:span><text:span text:style-name="T1">) {</text:span></text:p>
      <text:p text:style-name="P16"><text:span text:style-name="T1"><text:tab/><text:tab/><text:tab/></text:span><text:span text:style-name="T10">throw</text:span><text:span text:style-name="T1"> </text:span><text:span text:style-name="T10">new</text:span><text:span text:style-name="T1"> RuntimeException(</text:span></text:p>
      <text:p text:style-name="P16"><text:span text:style-name="T1"><text:tab/><text:tab/><text:tab/></text:span><text:span text:style-name="T18">"Duplicate variable: "</text:span><text:span text:style-name="T1"> + </text:span><text:span text:style-name="T20">variableName</text:span><text:span text:style-name="T1"> + <text:s/></text:span><text:span text:style-name="T18">" declaration in current block"</text:span><text:span text:style-name="T1">);</text:span></text:p>
      <text:p text:style-name="P16"><text:span text:style-name="T1"><text:tab/><text:tab/>} </text:span><text:span text:style-name="T12">// if</text:span></text:p>
      <text:p text:style-name="P20"><text:tab/><text:tab/></text:p>
      <text:p text:style-name="P20"><text:tab/><text:tab/></text:p>
      <text:p text:style-name="P16"><text:span text:style-name="T1"><text:tab/><text:tab/>Object initialValue = </text:span><text:span text:style-name="T10">null</text:span><text:span text:style-name="T1">;</text:span></text:p>
      <text:p text:style-name="P20"><text:tab/><text:tab/>DataTypeInstanceInteger val;</text:p>
      <text:p text:style-name="P16"><text:span text:style-name="T1"><text:tab/><text:tab/></text:span><text:span text:style-name="T10">if</text:span><text:span text:style-name="T1"> (</text:span><text:span text:style-name="T20">initialExpression</text:span><text:span text:style-name="T1"> != </text:span><text:span text:style-name="T10">null</text:span><text:span text:style-name="T1">) {</text:span></text:p>
      <text:p text:style-name="P16"><text:span text:style-name="T1"><text:tab/><text:tab/><text:tab/>initialValue = </text:span><text:span text:style-name="T20">initialExpression</text:span><text:span text:style-name="T1">.execute(constantStack, variableStack, <text:tab/><text:tab/><text:tab/><text:tab/><text:tab/>listStack, arrayStack, objectStack, callingContextStack, </text:span></text:p>
      <text:p text:style-name="P20"><text:tab/><text:tab/><text:tab/><text:tab/>interfaceStack, aliasStack, functionStack, dataTypeStack);</text:p>
      <text:p text:style-name="P16"/>
      <text:p text:style-name="P16"><text:span text:style-name="T1"><text:tab/><text:tab/><text:tab/></text:span><text:span text:style-name="T10">if</text:span><text:span text:style-name="T1"> (initialValue </text:span><text:span text:style-name="T10">instanceof</text:span><text:span text:style-name="T1"> Integer) {</text:span></text:p>
      <text:p text:style-name="P16"><text:span text:style-name="T1"><text:tab/><text:tab/><text:tab/><text:tab/>val = </text:span><text:span text:style-name="T10">new</text:span><text:span text:style-name="T1"> DataTypeInstanceInteger((Integer) initialValue);</text:span></text:p>
      <text:p text:style-name="P16"><text:span text:style-name="T1"><text:tab/><text:tab/><text:tab/>} </text:span><text:span text:style-name="T10">else</text:span><text:span text:style-name="T1"> </text:span><text:span text:style-name="T10">if</text:span><text:span text:style-name="T1"> (initialValue </text:span><text:span text:style-name="T10">instanceof</text:span><text:span text:style-name="T1"> DataTypeInstanceInteger) {</text:span></text:p>
      <text:p text:style-name="P20"><text:tab/><text:tab/><text:tab/><text:tab/>val = (DataTypeInstanceInteger) initialValue;</text:p>
      <text:p text:style-name="P16"><text:span text:style-name="T1"><text:tab/><text:tab/><text:tab/>} </text:span><text:span text:style-name="T10">else</text:span><text:span text:style-name="T1"> {</text:span></text:p>
      <text:p text:style-name="P16"><text:span text:style-name="T1"><text:tab/><text:tab/><text:tab/><text:tab/></text:span><text:span text:style-name="T10">throw</text:span><text:span text:style-name="T1"> </text:span><text:span text:style-name="T10">new</text:span><text:span text:style-name="T1"> RuntimeException(</text:span></text:p>
      <text:p text:style-name="P16"><text:span text:style-name="T1"><text:tab/><text:tab/></text:span><text:span text:style-name="T18">"DeclareVariableInteger: initial expression does not evaluate to an integer"</text:span><text:span text:style-name="T1">);</text:span></text:p>
      <text:p text:style-name="P16"><text:span text:style-name="T1"><text:tab/><text:tab/><text:tab/>} </text:span><text:span text:style-name="T12">// if</text:span></text:p>
      <text:p text:style-name="P16"/>
      <text:p text:style-name="P16"><text:span text:style-name="T1"><text:tab/><text:tab/>} </text:span><text:span text:style-name="T10">else</text:span><text:span text:style-name="T1"> {</text:span></text:p>
      <text:p text:style-name="P16"><text:span text:style-name="T1"><text:tab/><text:tab/><text:tab/>val = </text:span><text:span text:style-name="T10">new</text:span><text:span text:style-name="T1"> DataTypeInstanceInteger(0);</text:span></text:p>
      <text:p text:style-name="P16"><text:span text:style-name="T1"><text:tab/><text:tab/>} </text:span><text:span text:style-name="T12">// if</text:span></text:p>
      <text:p text:style-name="P20"><text:tab/><text:tab/></text:p>
      <text:p text:style-name="P20"><text:tab/><text:tab/>EngineVariable&lt;DataTypeInstanceInteger&gt; newVar = </text:p>
      <text:p text:style-name="P16"><text:span text:style-name="T3"><text:tab/><text:tab/><text:tab/></text:span><text:span text:style-name="T10">new</text:span><text:span text:style-name="T1"> EngineVariable&lt;DataTypeInstanceInteger&gt;(</text:span><text:span text:style-name="T20">variableName</text:span><text:span text:style-name="T1">, val);</text:span></text:p>
      <text:p text:style-name="P20"><text:tab/><text:tab/>variableStack.push(newVar);</text:p>
      <text:p text:style-name="P20"><text:tab/><text:tab/></text:p>
      <text:p text:style-name="P16"><text:span text:style-name="T1"><text:tab/><text:tab/></text:span><text:span text:style-name="T10">return</text:span><text:span text:style-name="T1"> initialValue;</text:span></text:p>
      <text:p text:style-name="P20"><text:tab/><text:tab/></text:p>
      <text:p text:style-name="P16"><text:span text:style-name="T1"><text:tab/>} </text:span><text:span text:style-name="T12">// end method execute()</text:span></text:p>
      <text:p text:style-name="P20"><text:tab/></text:p>
      <text:p text:style-name="P26"><text:span text:style-name="T5">} </text:span><text:span text:style-name="T15">// end class</text:span></text:p>
      <text:p text:style-name="P23"><draw:frame draw:style-name="fr1" draw:name="Frame28" text:anchor-type="paragraph" svg:width="12.691cm" draw:z-index="54"><draw:text-box fo:min-height="1.468cm"><text:p text:style-name="Illustration"><draw:frame draw:style-name="fr4" draw:name="graphics28" text:anchor-type="paragraph" svg:x="0.004cm" svg:y="0.002cm" svg:width="9.878cm" style:rel-width="100%" svg:height="0.282cm" style:rel-height="scale" draw:z-index="55"><draw:image xlink:href="../images/20%20years%20on/dummy.png" xlink:type="simple" xlink:show="embed" xlink:actuate="onLoad"/></draw:frame>Figure <text:sequence text:ref-name="refIllustration27" text:name="Illustration" text:formula="ooow:Illustration+1" style:num-format="1">28</text:sequence>: DeclareVariableInteger class in execution engine</text:p></draw:text-box></draw:frame></text:p>
      <text:h text:style-name="P48" text:outline-level="8">Object Oriented Paradigms</text:h>
      <text:p text:style-name="MainBody">If the action language model is to be effective for all major languages, then in addition to supporting structured programming, it must also be able to embrace object oriented paradigms found in programming languages such as C++ and Java. Of these, it is C++ that is the most challenging as it supports multiple inheritance. Both C++ and Java are, to some extent, considered strongly typed languages (although the use of integers to represent Boolean values, and implicit promotion of data types in C++ do weaken this argument). There are, however, <text:s/>some weakly typed object oriented, or object based, programming languages, the most notable of which is JavaScript (or more formally ECMAScript [x]). So, as with the implementation of functions, both strong and weakly typed data must be supported.</text:p>
      <text:h text:style-name="Heading_20_9" text:outline-level="9">Data-types</text:h>
      <text:p text:style-name="MainBody">The execution engine was extended to provide support for both typed attributes and typed <text:s/>method parameters. Experience gained in implementing typed variables for procedural languages, where each core data-type had its own declaration Action, suggested a different approach was needed to reduce the sheer number of Action types. </text:p>
      <text:p text:style-name="MainBody">After inspecting the object-based behaviour of JavaScript, it was to decided to adopt a similar approach to data-types, namely first use defines type. One difference however, is that first use in the execution engine is in attribute or parameter declaration. <text:s/>Each declaration of typed data must include assignment to a default value in order to define its type. Implementation of DeclareStronglyTypedAttribute is shown in <text:sequence-ref text:reference-format="category-and-value" text:ref-name="refIllustration28">Figure 29</text:sequence-ref> . <text:s/>Note that the attribute is initialised by an Expression (a renamed “ALExpression” from earlier in this chapter). <text:s/>When the Expression is evaluated, the underlying Java Object becomes the stored value.</text:p>
      <text:p text:style-name="P45"><text:span text:style-name="T10">public</text:span><text:span text:style-name="T1"> </text:span><text:span text:style-name="T10">class</text:span><text:span text:style-name="T1"> DeclareStronglyTypedAttribute </text:span><text:span text:style-name="T10">extends</text:span><text:span text:style-name="T1"> DeclareAttribute {</text:span></text:p>
      <text:p text:style-name="P40"/>
      <text:p text:style-name="P40"><text:span text:style-name="T1"><text:tab/></text:span><text:span text:style-name="T12">// </text:span><text:span text:style-name="T13">Atributes</text:span></text:p>
      <text:p text:style-name="P40"><text:span text:style-name="T1"><text:tab/></text:span><text:span text:style-name="T10">public</text:span><text:span text:style-name="T1"> Expression </text:span><text:span text:style-name="T20">defaultValue</text:span><text:span text:style-name="T1">;</text:span></text:p>
      <text:p text:style-name="P42"><text:tab/></text:p>
      <text:p text:style-name="P40"><text:span text:style-name="T1"><text:tab/></text:span><text:span text:style-name="T12">// Constructors</text:span></text:p>
      <text:p text:style-name="P42"><text:tab/></text:p>
      <text:p text:style-name="P40"><text:span text:style-name="T1"><text:tab/></text:span><text:span text:style-name="T10">public</text:span><text:span text:style-name="T1"> DeclareStronglyTypedAttribute(String id, FinalizedModifier finalizer, </text:span></text:p>
      <text:p text:style-name="P40"><text:span text:style-name="T1"><text:tab/><text:tab/>VisibilityModifier visibility, String attributeName, Expression defaultValue) {</text:span></text:p>
      <text:p text:style-name="P40"><text:span text:style-name="T1"><text:tab/><text:tab/></text:span><text:span text:style-name="T10">super</text:span><text:span text:style-name="T1">(id, finalizer, visibility, attributeName);</text:span></text:p>
      <text:p text:style-name="P42"><text:tab/><text:tab/></text:p>
      <text:p text:style-name="P40"><text:span text:style-name="T1"><text:tab/><text:tab/></text:span><text:span text:style-name="T10">this</text:span><text:span text:style-name="T1">.</text:span><text:span text:style-name="T20">defaultValue</text:span><text:span text:style-name="T1"> = defaultValue;</text:span></text:p>
      <text:p text:style-name="P40"/>
      <text:p text:style-name="P40"><text:span text:style-name="T1"><text:tab/>} </text:span><text:span text:style-name="T12">// constructor</text:span></text:p>
      <text:p text:style-name="P40"/>
      <text:p text:style-name="P40"><text:span text:style-name="T1"><text:tab/></text:span><text:span text:style-name="T22">@SuppressWarnings</text:span><text:span text:style-name="T1">(</text:span><text:span text:style-name="T18">"unchecked"</text:span><text:span text:style-name="T1">)</text:span></text:p>
      <text:p text:style-name="P40"><text:span text:style-name="T1"><text:tab/></text:span><text:span text:style-name="T22">@Override</text:span></text:p>
      <text:p text:style-name="P40"><text:span text:style-name="T1"><text:tab/></text:span><text:span text:style-name="T10">public</text:span><text:span text:style-name="T1"> Object execute(ConstantStack constantStack, VariableStack variableStack, ListStack </text:span></text:p>
      <text:p text:style-name="P40"><text:span text:style-name="T1"><text:tab/><text:tab/>listStack, ArrayStack arrayStack, ObjectStack objectStack, CallingContextStack </text:span></text:p>
      <text:p text:style-name="P40"><text:span text:style-name="T1"><text:tab/><text:tab/>callingContextStack, InterfaceStack interfaceStack, AliasStack aliasStack, </text:span></text:p>
      <text:p text:style-name="P40"><text:span text:style-name="T1"><text:tab/><text:tab/>FunctionStack functionStack, DataTypeStack dataTypeStack) </text:span></text:p>
      <text:p text:style-name="P40"><text:span text:style-name="T1"><text:tab/><text:tab/></text:span><text:span text:style-name="T10">throws</text:span><text:span text:style-name="T1"> RuntimeException </text:span></text:p>
      <text:p text:style-name="P42"><text:tab/>{</text:p>
      <text:p text:style-name="P40"><text:span text:style-name="T1"><text:tab/><text:tab/></text:span><text:span text:style-name="T10">super</text:span><text:span text:style-name="T1">.execute(constantStack, variableStack, listStack, arrayStack, objectStack, </text:span></text:p>
      <text:p text:style-name="P40"><text:span text:style-name="T1"><text:tab/><text:tab/><text:tab/>callingContextStack, interfaceStack, aliasStack, functionStack, </text:span></text:p>
      <text:p text:style-name="P40"><text:span text:style-name="T1"><text:tab/><text:tab/><text:tab/>dataTypeStack);</text:span></text:p>
      <text:p text:style-name="P42"><text:tab/><text:tab/><text:tab/></text:p>
      <text:p text:style-name="P40"><text:span text:style-name="T1"><text:tab/><text:tab/></text:span><text:span text:style-name="T12">// Evaluate the default value</text:span></text:p>
      <text:p text:style-name="P40"><text:span text:style-name="T1"><text:tab/><text:tab/>Object val = </text:span><text:span text:style-name="T10">this</text:span><text:span text:style-name="T1">.</text:span><text:span text:style-name="T20">defaultValue</text:span><text:span text:style-name="T1">.execute(constantStack, variableStack, listStack, </text:span></text:p>
      <text:p text:style-name="P40"><text:span text:style-name="T1"><text:tab/><text:tab/><text:tab/>arrayStack, objectStack, callingContextStack, interfaceStack, aliasStack, </text:span></text:p>
      <text:p text:style-name="P40"><text:span text:style-name="T1"><text:tab/><text:tab/><text:tab/>functionStack, dataTypeStack);</text:span></text:p>
      <text:p text:style-name="P42"><text:tab/><text:tab/></text:p>
      <text:p text:style-name="P40"><text:span text:style-name="T1"><text:tab/><text:tab/></text:span><text:span text:style-name="T12">// Create the attribute</text:span></text:p>
      <text:p text:style-name="P40"><text:span text:style-name="T1"><text:tab/><text:tab/>EngineAttributeStronglyTyped attr =</text:span></text:p>
      <text:p text:style-name="P40"><text:span text:style-name="T1"><text:s/><text:tab/><text:tab/><text:tab/></text:span><text:span text:style-name="T10">new</text:span><text:span text:style-name="T1"> EngineAttributeStronglyTyped(</text:span><text:span text:style-name="T20">finalizedModifier</text:span><text:span text:style-name="T1">, </text:span><text:span text:style-name="T20">visibilityModifier</text:span><text:span text:style-name="T1">, </text:span></text:p>
      <text:p text:style-name="P40"><text:span text:style-name="T1"><text:tab/><text:tab/><text:tab/><text:tab/></text:span><text:span text:style-name="T20">attributeName</text:span><text:span text:style-name="T1">, val);</text:span></text:p>
      <text:p text:style-name="P42"><text:tab/><text:tab/></text:p>
      <text:p text:style-name="P40"><text:span text:style-name="T1"><text:tab/><text:tab/></text:span><text:span text:style-name="T12">// Return the </text:span><text:span text:style-name="T13">ref</text:span><text:span text:style-name="T12"> to the created attribute</text:span></text:p>
      <text:p text:style-name="P40"><text:span text:style-name="T1"><text:tab/><text:tab/></text:span><text:span text:style-name="T10">return</text:span><text:span text:style-name="T1"> attr;</text:span></text:p>
      <text:p text:style-name="P42"><text:tab/></text:p>
      <text:p text:style-name="P40"><text:span text:style-name="T1"><text:tab/>} </text:span><text:span text:style-name="T12">// end method execute()</text:span></text:p>
      <text:p text:style-name="P40"><text:span text:style-name="T1"><text:tab/></text:span></text:p>
      <text:p text:style-name="P44"><text:span text:style-name="T5">} </text:span><text:span text:style-name="T15">// end class</text:span></text:p>
      <text:p text:style-name="P44"><draw:frame draw:style-name="fr1" draw:name="Frame29" text:anchor-type="paragraph" svg:width="13.464cm" draw:z-index="56"><draw:text-box fo:min-height="1.54cm"><text:p text:style-name="Illustration"><draw:frame draw:style-name="fr6" draw:name="graphics29" text:anchor-type="paragraph" svg:x="0.004cm" svg:y="0.002cm" svg:width="9.878cm" style:rel-width="100%" svg:height="0.282cm" style:rel-height="scale" draw:z-index="57"><draw:image xlink:href="../images/20%20years%20on/dummy.png" xlink:type="simple" xlink:show="embed" xlink:actuate="onLoad" draw:filter-name="&lt;All formats&gt;"/></draw:frame>Figure <text:sequence text:ref-name="refIllustration28" text:name="Illustration" text:formula="ooow:Illustration+1" style:num-format="1">29</text:sequence>: DeclareStronglyTypedAttribute class in execution engine</text:p></draw:text-box></draw:frame><text:span text:style-name="T15"/></text:p>
      <text:p text:style-name="MainBody"/>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style style:name="AppendixH3" style:family="paragraph" style:parent-style-name="AppendixH2" style:default-outline-level="3"/>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1"/>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hadow="none">
        <style:tab-stops>
          <style:tab-stop style:position="0cm"/>
          <style:tab-stop style:position="1cm"/>
          <style:tab-stop style:position="2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9T12:36:23.34</meta:creation-date>
    <meta:editing-duration>PT56H11M07S</meta:editing-duration>
    <meta:editing-cycles>97</meta:editing-cycles>
    <meta:generator>OpenOffice.org/3.2$Win32 OpenOffice.org_project/320m12$Build-9483</meta:generator>
    <meta:initial-creator>Robert Dodd</meta:initial-creator>
    <dc:date>2010-02-26T09:22:40.15</dc:date>
    <dc:creator>Robert Dodd</dc:creator>
    <meta:document-statistic meta:table-count="0" meta:image-count="29" meta:object-count="0" meta:page-count="40" meta:paragraph-count="1606" meta:word-count="8662" meta:character-count="78684"/>
  </office:meta>
</office:document-meta>
</file>